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29pt"/>
    </style:style>
    <style:style style:name="co3" style:family="table-column">
      <style:table-column-properties fo:break-before="auto" style:column-width="35.09pt"/>
    </style:style>
    <style:style style:name="co4" style:family="table-column">
      <style:table-column-properties fo:break-before="auto" style:column-width="29.71pt"/>
    </style:style>
    <style:style style:name="co5" style:family="table-column">
      <style:table-column-properties fo:break-before="auto" style:column-width="29.11pt"/>
    </style:style>
    <style:style style:name="co6" style:family="table-column">
      <style:table-column-properties fo:break-before="auto" style:column-width="2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I" table:style-name="ta1">
        <table:shapes>
          <draw:frame draw:z-index="0" draw:style-name="gr1" draw:text-style-name="P1" svg:width="1462.25pt" svg:height="614.38pt" svg:x="0.03pt" svg:y="0.03pt">
            <draw:object draw:notify-on-update-of-ranges="'RAZOR32V2 nostromo_2.0.1 (f81e3e5950)_RCX-2204-2700KV-hq5.1x4.1x3'.F1:'RAZOR32V2 nostromo_2.0.1 (f81e3e5950)_RCX-2204-2700KV-hq5.1x4.1x3'.F828 'RAZOR32V2 nostromo_2.0.1 (f81e3e5950)_RCX-2204-2700KV-hq5.1x4.1x3'.G1:'RAZOR32V2 nostromo_2.0.1 (f81e3e5950)_RCX-2204-2700KV-hq5.1x4.1x3'.G8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put-&gt;RPM" table:style-name="ta1">
        <table:shapes>
          <draw:frame draw:z-index="0" draw:style-name="gr1" draw:text-style-name="P1" svg:width="1455.76pt" svg:height="608.77pt" svg:x="0.03pt" svg:y="0.03pt">
            <draw:object draw:notify-on-update-of-ranges="'RAZOR32V2 nostromo_2.0.1 (f81e3e5950)_RCX-2204-2700KV-hq5.1x4.1x3'.B1:'RAZOR32V2 nostromo_2.0.1 (f81e3e5950)_RCX-2204-2700KV-hq5.1x4.1x3'.B828 'RAZOR32V2 nostromo_2.0.1 (f81e3e5950)_RCX-2204-2700KV-hq5.1x4.1x3'.H1:'RAZOR32V2 nostromo_2.0.1 (f81e3e5950)_RCX-2204-2700KV-hq5.1x4.1x3'.H8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MainTime (us)" table:style-name="ta1">
        <table:shapes>
          <draw:frame draw:z-index="0" draw:style-name="gr1" draw:text-style-name="P1" svg:width="1457.4pt" svg:height="615.17pt" svg:x="0.03pt" svg:y="0.03pt">
            <draw:object draw:notify-on-update-of-ranges="'RAZOR32V2 nostromo_2.0.1 (f81e3e5950)_RCX-2204-2700KV-hq5.1x4.1x3'.C1:'RAZOR32V2 nostromo_2.0.1 (f81e3e5950)_RCX-2204-2700KV-hq5.1x4.1x3'.C8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ommutationTime (us)" table:style-name="ta1">
        <table:shapes>
          <draw:frame draw:z-index="0" draw:style-name="gr1" draw:text-style-name="P1" svg:width="1456.58pt" svg:height="611.18pt" svg:x="0.03pt" svg:y="0.03pt">
            <draw:object draw:notify-on-update-of-ranges="'RAZOR32V2 nostromo_2.0.1 (f81e3e5950)_RCX-2204-2700KV-hq5.1x4.1x3'.I1:'RAZOR32V2 nostromo_2.0.1 (f81e3e5950)_RCX-2204-2700KV-hq5.1x4.1x3'.I8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ommutationDelay (us)" table:style-name="ta1">
        <table:shapes>
          <draw:frame draw:z-index="0" draw:style-name="gr1" draw:text-style-name="P1" svg:width="1461.43pt" svg:height="610.38pt" svg:x="0.03pt" svg:y="0.03pt">
            <draw:object draw:notify-on-update-of-ranges="'RAZOR32V2 nostromo_2.0.1 (f81e3e5950)_RCX-2204-2700KV-hq5.1x4.1x3'.E1:'RAZOR32V2 nostromo_2.0.1 (f81e3e5950)_RCX-2204-2700KV-hq5.1x4.1x3'.E8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AZOR32V2 nostromo_2.0.1 (f81e3e5950)_RCX-2204-2700KV-hq5.1x4.1x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82" calcext:value-type="float">
            <text:p>5682</text:p>
          </table:table-cell>
          <table:table-cell office:value-type="float" office:value="1169" calcext:value-type="float">
            <text:p>1169</text:p>
          </table:table-cell>
          <table:table-cell office:value-type="float" office:value="1511" calcext:value-type="float">
            <text:p>1511</text:p>
          </table:table-cell>
          <table:table-cell office:value-type="float" office:value="116" calcext:value-type="float">
            <text:p>116</text:p>
          </table:table-cell>
          <table:table-cell office:value-type="float" office:value="1656" calcext:value-type="float">
            <text:p>1656</text:p>
          </table:table-cell>
          <table:table-cell office:value-type="float" office:value="14" calcext:value-type="float">
            <text:p>14</text:p>
          </table:table-cell>
          <table:table-cell table:formula="of:=[.A1]*23" office:value-type="float" office:value="1656" calcext:value-type="float">
            <text:p>1656</text:p>
          </table:table-cell>
          <table:table-cell table:formula="of:=[.D1]/6" office:value-type="float" office:value="251.833333333333" calcext:value-type="float">
            <text:p>251.8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92" calcext:value-type="float">
            <text:p>5192</text:p>
          </table:table-cell>
          <table:table-cell office:value-type="float" office:value="406" calcext:value-type="float">
            <text:p>406</text:p>
          </table:table-cell>
          <table:table-cell office:value-type="float" office:value="1653" calcext:value-type="float">
            <text:p>1653</text:p>
          </table:table-cell>
          <table:table-cell office:value-type="float" office:value="126" calcext:value-type="float">
            <text:p>126</text:p>
          </table:table-cell>
          <table:table-cell office:value-type="float" office:value="1655" calcext:value-type="float">
            <text:p>1655</text:p>
          </table:table-cell>
          <table:table-cell office:value-type="float" office:value="12" calcext:value-type="float">
            <text:p>12</text:p>
          </table:table-cell>
          <table:table-cell table:formula="of:=[.A2]*23" office:value-type="float" office:value="1656" calcext:value-type="float">
            <text:p>1656</text:p>
          </table:table-cell>
          <table:table-cell table:formula="of:=[.D2]/6" office:value-type="float" office:value="275.5" calcext:value-type="float">
            <text:p>275.5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92" calcext:value-type="float">
            <text:p>5192</text:p>
          </table:table-cell>
          <table:table-cell office:value-type="float" office:value="1169" calcext:value-type="float">
            <text:p>1169</text:p>
          </table:table-cell>
          <table:table-cell office:value-type="float" office:value="1653" calcext:value-type="float">
            <text:p>1653</text:p>
          </table:table-cell>
          <table:table-cell office:value-type="float" office:value="126" calcext:value-type="float">
            <text:p>126</text:p>
          </table:table-cell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table:formula="of:=[.A3]*23" office:value-type="float" office:value="1656" calcext:value-type="float">
            <text:p>1656</text:p>
          </table:table-cell>
          <table:table-cell table:formula="of:=[.D3]/6" office:value-type="float" office:value="275.5" calcext:value-type="float">
            <text:p>275.5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63" calcext:value-type="float">
            <text:p>4063</text:p>
          </table:table-cell>
          <table:table-cell office:value-type="float" office:value="1169" calcext:value-type="float">
            <text:p>1169</text:p>
          </table:table-cell>
          <table:table-cell office:value-type="float" office:value="2113" calcext:value-type="float">
            <text:p>2113</text:p>
          </table:table-cell>
          <table:table-cell office:value-type="float" office:value="163" calcext:value-type="float">
            <text:p>163</text:p>
          </table:table-cell>
          <table:table-cell office:value-type="float" office:value="1654" calcext:value-type="float">
            <text:p>1654</text:p>
          </table:table-cell>
          <table:table-cell office:value-type="float" office:value="10" calcext:value-type="float">
            <text:p>10</text:p>
          </table:table-cell>
          <table:table-cell table:formula="of:=[.A4]*23" office:value-type="float" office:value="1656" calcext:value-type="float">
            <text:p>1656</text:p>
          </table:table-cell>
          <table:table-cell table:formula="of:=[.D4]/6" office:value-type="float" office:value="352.166666666667" calcext:value-type="float">
            <text:p>352.1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63" calcext:value-type="float">
            <text:p>4063</text:p>
          </table:table-cell>
          <table:table-cell office:value-type="float" office:value="437" calcext:value-type="float">
            <text:p>437</text:p>
          </table:table-cell>
          <table:table-cell office:value-type="float" office:value="2113" calcext:value-type="float">
            <text:p>2113</text:p>
          </table:table-cell>
          <table:table-cell office:value-type="float" office:value="163" calcext:value-type="float">
            <text:p>163</text:p>
          </table:table-cell>
          <table:table-cell office:value-type="float" office:value="1654" calcext:value-type="float">
            <text:p>1654</text:p>
          </table:table-cell>
          <table:table-cell office:value-type="float" office:value="8" calcext:value-type="float">
            <text:p>8</text:p>
          </table:table-cell>
          <table:table-cell table:formula="of:=[.A5]*23" office:value-type="float" office:value="1656" calcext:value-type="float">
            <text:p>1656</text:p>
          </table:table-cell>
          <table:table-cell table:formula="of:=[.D5]/6" office:value-type="float" office:value="352.166666666667" calcext:value-type="float">
            <text:p>352.1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71" calcext:value-type="float">
            <text:p>3371</text:p>
          </table:table-cell>
          <table:table-cell office:value-type="float" office:value="509" calcext:value-type="float">
            <text:p>509</text:p>
          </table:table-cell>
          <table:table-cell office:value-type="float" office:value="2547" calcext:value-type="float">
            <text:p>2547</text:p>
          </table:table-cell>
          <table:table-cell office:value-type="float" office:value="196" calcext:value-type="float">
            <text:p>196</text:p>
          </table:table-cell>
          <table:table-cell office:value-type="float" office:value="1653" calcext:value-type="float">
            <text:p>1653</text:p>
          </table:table-cell>
          <table:table-cell office:value-type="float" office:value="5" calcext:value-type="float">
            <text:p>5</text:p>
          </table:table-cell>
          <table:table-cell table:formula="of:=[.A6]*23" office:value-type="float" office:value="1656" calcext:value-type="float">
            <text:p>1656</text:p>
          </table:table-cell>
          <table:table-cell table:formula="of:=[.D6]/6" office:value-type="float" office:value="424.5" calcext:value-type="float">
            <text:p>424.5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71" calcext:value-type="float">
            <text:p>3371</text:p>
          </table:table-cell>
          <table:table-cell office:value-type="float" office:value="522" calcext:value-type="float">
            <text:p>522</text:p>
          </table:table-cell>
          <table:table-cell office:value-type="float" office:value="2547" calcext:value-type="float">
            <text:p>2547</text:p>
          </table:table-cell>
          <table:table-cell office:value-type="float" office:value="196" calcext:value-type="float">
            <text:p>196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7]*23" office:value-type="float" office:value="1656" calcext:value-type="float">
            <text:p>1656</text:p>
          </table:table-cell>
          <table:table-cell table:formula="of:=[.D7]/6" office:value-type="float" office:value="424.5" calcext:value-type="float">
            <text:p>424.5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55" calcext:value-type="float">
            <text:p>2955</text:p>
          </table:table-cell>
          <table:table-cell office:value-type="float" office:value="502" calcext:value-type="float">
            <text:p>502</text:p>
          </table:table-cell>
          <table:table-cell office:value-type="float" office:value="2905" calcext:value-type="float">
            <text:p>2905</text:p>
          </table:table-cell>
          <table:table-cell office:value-type="float" office:value="224" calcext:value-type="float">
            <text:p>224</text:p>
          </table:table-cell>
          <table:table-cell office:value-type="float" office:value="1653" calcext:value-type="float">
            <text:p>1653</text:p>
          </table:table-cell>
          <table:table-cell office:value-type="float" office:value="3" calcext:value-type="float">
            <text:p>3</text:p>
          </table:table-cell>
          <table:table-cell table:formula="of:=[.A8]*23" office:value-type="float" office:value="1656" calcext:value-type="float">
            <text:p>1656</text:p>
          </table:table-cell>
          <table:table-cell table:formula="of:=[.D8]/6" office:value-type="float" office:value="484.166666666667" calcext:value-type="float">
            <text:p>484.1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55" calcext:value-type="float">
            <text:p>2655</text:p>
          </table:table-cell>
          <table:table-cell office:value-type="float" office:value="540" calcext:value-type="float">
            <text:p>540</text:p>
          </table:table-cell>
          <table:table-cell office:value-type="float" office:value="3234" calcext:value-type="float">
            <text:p>3234</text:p>
          </table:table-cell>
          <table:table-cell office:value-type="float" office:value="247" calcext:value-type="float">
            <text:p>247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table:formula="of:=[.A9]*23" office:value-type="float" office:value="1656" calcext:value-type="float">
            <text:p>1656</text:p>
          </table:table-cell>
          <table:table-cell table:formula="of:=[.D9]/6" office:value-type="float" office:value="539" calcext:value-type="float">
            <text:p>539.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20" calcext:value-type="float">
            <text:p>2420</text:p>
          </table:table-cell>
          <table:table-cell office:value-type="float" office:value="517" calcext:value-type="float">
            <text:p>517</text:p>
          </table:table-cell>
          <table:table-cell office:value-type="float" office:value="3548" calcext:value-type="float">
            <text:p>3548</text:p>
          </table:table-cell>
          <table:table-cell office:value-type="float" office:value="275" calcext:value-type="float">
            <text:p>27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[.A10]*23" office:value-type="float" office:value="1656" calcext:value-type="float">
            <text:p>1656</text:p>
          </table:table-cell>
          <table:table-cell table:formula="of:=[.D10]/6" office:value-type="float" office:value="591.333333333333" calcext:value-type="float">
            <text:p>591.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45" calcext:value-type="float">
            <text:p>2245</text:p>
          </table:table-cell>
          <table:table-cell office:value-type="float" office:value="1651" calcext:value-type="float">
            <text:p>1651</text:p>
          </table:table-cell>
          <table:table-cell office:value-type="float" office:value="3825" calcext:value-type="float">
            <text:p>3825</text:p>
          </table:table-cell>
          <table:table-cell office:value-type="float" office:value="294" calcext:value-type="float">
            <text:p>29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[.A11]*23" office:value-type="float" office:value="1656" calcext:value-type="float">
            <text:p>1656</text:p>
          </table:table-cell>
          <table:table-cell table:formula="of:=[.D11]/6" office:value-type="float" office:value="637.5" calcext:value-type="float">
            <text:p>637.5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04" calcext:value-type="float">
            <text:p>2104</text:p>
          </table:table-cell>
          <table:table-cell office:value-type="float" office:value="1476" calcext:value-type="float">
            <text:p>1476</text:p>
          </table:table-cell>
          <table:table-cell office:value-type="float" office:value="4081" calcext:value-type="float">
            <text:p>4081</text:p>
          </table:table-cell>
          <table:table-cell office:value-type="float" office:value="313" calcext:value-type="float">
            <text:p>3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[.A12]*23" office:value-type="float" office:value="1656" calcext:value-type="float">
            <text:p>1656</text:p>
          </table:table-cell>
          <table:table-cell table:formula="of:=[.D12]/6" office:value-type="float" office:value="680.166666666667" calcext:value-type="float">
            <text:p>680.1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85" calcext:value-type="float">
            <text:p>1985</text:p>
          </table:table-cell>
          <table:table-cell office:value-type="float" office:value="1428" calcext:value-type="float">
            <text:p>1428</text:p>
          </table:table-cell>
          <table:table-cell office:value-type="float" office:value="4326" calcext:value-type="float">
            <text:p>4326</text:p>
          </table:table-cell>
          <table:table-cell office:value-type="float" office:value="331" calcext:value-type="float">
            <text:p>331</text:p>
          </table:table-cell>
          <table:table-cell office:value-type="float" office:value="1652" calcext:value-type="float">
            <text:p>1652</text:p>
          </table:table-cell>
          <table:table-cell office:value-type="float" office:value="14" calcext:value-type="float">
            <text:p>14</text:p>
          </table:table-cell>
          <table:table-cell table:formula="of:=[.A13]*23" office:value-type="float" office:value="1656" calcext:value-type="float">
            <text:p>1656</text:p>
          </table:table-cell>
          <table:table-cell table:formula="of:=[.D13]/6" office:value-type="float" office:value="721" calcext:value-type="float">
            <text:p>721.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office:value-type="float" office:value="4574" calcext:value-type="float">
            <text:p>4574</text:p>
          </table:table-cell>
          <table:table-cell office:value-type="float" office:value="355" calcext:value-type="float">
            <text:p>355</text:p>
          </table:table-cell>
          <table:table-cell office:value-type="float" office:value="1653" calcext:value-type="float">
            <text:p>1653</text:p>
          </table:table-cell>
          <table:table-cell office:value-type="float" office:value="14" calcext:value-type="float">
            <text:p>14</text:p>
          </table:table-cell>
          <table:table-cell table:formula="of:=[.A14]*23" office:value-type="float" office:value="1656" calcext:value-type="float">
            <text:p>1656</text:p>
          </table:table-cell>
          <table:table-cell table:formula="of:=[.D14]/6" office:value-type="float" office:value="762.333333333333" calcext:value-type="float">
            <text:p>762.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88" calcext:value-type="float">
            <text:p>1788</text:p>
          </table:table-cell>
          <table:table-cell office:value-type="float" office:value="520" calcext:value-type="float">
            <text:p>520</text:p>
          </table:table-cell>
          <table:table-cell office:value-type="float" office:value="4802" calcext:value-type="float">
            <text:p>4802</text:p>
          </table:table-cell>
          <table:table-cell office:value-type="float" office:value="369" calcext:value-type="float">
            <text:p>369</text:p>
          </table:table-cell>
          <table:table-cell office:value-type="float" office:value="1653" calcext:value-type="float">
            <text:p>1653</text:p>
          </table:table-cell>
          <table:table-cell office:value-type="float" office:value="13" calcext:value-type="float">
            <text:p>13</text:p>
          </table:table-cell>
          <table:table-cell table:formula="of:=[.A15]*23" office:value-type="float" office:value="1656" calcext:value-type="float">
            <text:p>1656</text:p>
          </table:table-cell>
          <table:table-cell table:formula="of:=[.D15]/6" office:value-type="float" office:value="800.333333333333" calcext:value-type="float">
            <text:p>800.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09" calcext:value-type="float">
            <text:p>1709</text:p>
          </table:table-cell>
          <table:table-cell office:value-type="float" office:value="520" calcext:value-type="float">
            <text:p>520</text:p>
          </table:table-cell>
          <table:table-cell office:value-type="float" office:value="5024" calcext:value-type="float">
            <text:p>5024</text:p>
          </table:table-cell>
          <table:table-cell office:value-type="float" office:value="388" calcext:value-type="float">
            <text:p>388</text:p>
          </table:table-cell>
          <table:table-cell office:value-type="float" office:value="1654" calcext:value-type="float">
            <text:p>1654</text:p>
          </table:table-cell>
          <table:table-cell office:value-type="float" office:value="13" calcext:value-type="float">
            <text:p>13</text:p>
          </table:table-cell>
          <table:table-cell table:formula="of:=[.A16]*23" office:value-type="float" office:value="1656" calcext:value-type="float">
            <text:p>1656</text:p>
          </table:table-cell>
          <table:table-cell table:formula="of:=[.D16]/6" office:value-type="float" office:value="837.333333333333" calcext:value-type="float">
            <text:p>837.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37" calcext:value-type="float">
            <text:p>1637</text:p>
          </table:table-cell>
          <table:table-cell office:value-type="float" office:value="518" calcext:value-type="float">
            <text:p>518</text:p>
          </table:table-cell>
          <table:table-cell office:value-type="float" office:value="5245" calcext:value-type="float">
            <text:p>5245</text:p>
          </table:table-cell>
          <table:table-cell office:value-type="float" office:value="406" calcext:value-type="float">
            <text:p>406</text:p>
          </table:table-cell>
          <table:table-cell office:value-type="float" office:value="1653" calcext:value-type="float">
            <text:p>1653</text:p>
          </table:table-cell>
          <table:table-cell office:value-type="float" office:value="15" calcext:value-type="float">
            <text:p>15</text:p>
          </table:table-cell>
          <table:table-cell table:formula="of:=[.A17]*23" office:value-type="float" office:value="1656" calcext:value-type="float">
            <text:p>1656</text:p>
          </table:table-cell>
          <table:table-cell table:formula="of:=[.D17]/6" office:value-type="float" office:value="874.166666666667" calcext:value-type="float">
            <text:p>874.1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16" calcext:value-type="float">
            <text:p>1516</text:p>
          </table:table-cell>
          <table:table-cell office:value-type="float" office:value="1055" calcext:value-type="float">
            <text:p>1055</text:p>
          </table:table-cell>
          <table:table-cell office:value-type="float" office:value="5662" calcext:value-type="float">
            <text:p>5662</text:p>
          </table:table-cell>
          <table:table-cell office:value-type="float" office:value="439" calcext:value-type="float">
            <text:p>439</text:p>
          </table:table-cell>
          <table:table-cell office:value-type="float" office:value="1656" calcext:value-type="float">
            <text:p>1656</text:p>
          </table:table-cell>
          <table:table-cell office:value-type="float" office:value="16" calcext:value-type="float">
            <text:p>16</text:p>
          </table:table-cell>
          <table:table-cell table:formula="of:=[.A18]*23" office:value-type="float" office:value="1656" calcext:value-type="float">
            <text:p>1656</text:p>
          </table:table-cell>
          <table:table-cell table:formula="of:=[.D18]/6" office:value-type="float" office:value="943.666666666667" calcext:value-type="float">
            <text:p>943.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65" calcext:value-type="float">
            <text:p>1465</text:p>
          </table:table-cell>
          <table:table-cell office:value-type="float" office:value="511" calcext:value-type="float">
            <text:p>511</text:p>
          </table:table-cell>
          <table:table-cell office:value-type="float" office:value="5862" calcext:value-type="float">
            <text:p>5862</text:p>
          </table:table-cell>
          <table:table-cell office:value-type="float" office:value="453" calcext:value-type="float">
            <text:p>453</text:p>
          </table:table-cell>
          <table:table-cell office:value-type="float" office:value="1657" calcext:value-type="float">
            <text:p>1657</text:p>
          </table:table-cell>
          <table:table-cell office:value-type="float" office:value="17" calcext:value-type="float">
            <text:p>17</text:p>
          </table:table-cell>
          <table:table-cell table:formula="of:=[.A19]*23" office:value-type="float" office:value="1656" calcext:value-type="float">
            <text:p>1656</text:p>
          </table:table-cell>
          <table:table-cell table:formula="of:=[.D19]/6" office:value-type="float" office:value="977" calcext:value-type="float">
            <text:p>977.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15" calcext:value-type="float">
            <text:p>1415</text:p>
          </table:table-cell>
          <table:table-cell office:value-type="float" office:value="105" calcext:value-type="float">
            <text:p>105</text:p>
          </table:table-cell>
          <table:table-cell office:value-type="float" office:value="6066" calcext:value-type="float">
            <text:p>6066</text:p>
          </table:table-cell>
          <table:table-cell office:value-type="float" office:value="467" calcext:value-type="float">
            <text:p>467</text:p>
          </table:table-cell>
          <table:table-cell office:value-type="float" office:value="1657" calcext:value-type="float">
            <text:p>1657</text:p>
          </table:table-cell>
          <table:table-cell office:value-type="float" office:value="16" calcext:value-type="float">
            <text:p>16</text:p>
          </table:table-cell>
          <table:table-cell table:formula="of:=[.A20]*23" office:value-type="float" office:value="1656" calcext:value-type="float">
            <text:p>1656</text:p>
          </table:table-cell>
          <table:table-cell table:formula="of:=[.D20]/6" office:value-type="float" office:value="1011" calcext:value-type="float">
            <text:p>1011.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2" calcext:value-type="float">
            <text:p>1372</text:p>
          </table:table-cell>
          <table:table-cell office:value-type="float" office:value="486" calcext:value-type="float">
            <text:p>486</text:p>
          </table:table-cell>
          <table:table-cell office:value-type="float" office:value="6257" calcext:value-type="float">
            <text:p>6257</text:p>
          </table:table-cell>
          <table:table-cell office:value-type="float" office:value="486" calcext:value-type="float">
            <text:p>486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  <table:table-cell table:formula="of:=[.A21]*23" office:value-type="float" office:value="1656" calcext:value-type="float">
            <text:p>1656</text:p>
          </table:table-cell>
          <table:table-cell table:formula="of:=[.D21]/6" office:value-type="float" office:value="1042.83333333333" calcext:value-type="float">
            <text:p>1042.8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28" calcext:value-type="float">
            <text:p>1328</text:p>
          </table:table-cell>
          <table:table-cell office:value-type="float" office:value="959" calcext:value-type="float">
            <text:p>959</text:p>
          </table:table-cell>
          <table:table-cell office:value-type="float" office:value="6464" calcext:value-type="float">
            <text:p>6464</text:p>
          </table:table-cell>
          <table:table-cell office:value-type="float" office:value="500" calcext:value-type="float">
            <text:p>500</text:p>
          </table:table-cell>
          <table:table-cell office:value-type="float" office:value="1656" calcext:value-type="float">
            <text:p>1656</text:p>
          </table:table-cell>
          <table:table-cell office:value-type="float" office:value="16" calcext:value-type="float">
            <text:p>16</text:p>
          </table:table-cell>
          <table:table-cell table:formula="of:=[.A22]*23" office:value-type="float" office:value="1656" calcext:value-type="float">
            <text:p>1656</text:p>
          </table:table-cell>
          <table:table-cell table:formula="of:=[.D22]/6" office:value-type="float" office:value="1077.33333333333" calcext:value-type="float">
            <text:p>1077.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92" calcext:value-type="float">
            <text:p>1292</text:p>
          </table:table-cell>
          <table:table-cell office:value-type="float" office:value="473" calcext:value-type="float">
            <text:p>473</text:p>
          </table:table-cell>
          <table:table-cell office:value-type="float" office:value="6643" calcext:value-type="float">
            <text:p>6643</text:p>
          </table:table-cell>
          <table:table-cell office:value-type="float" office:value="514" calcext:value-type="float">
            <text:p>514</text:p>
          </table:table-cell>
          <table:table-cell office:value-type="float" office:value="1658" calcext:value-type="float">
            <text:p>1658</text:p>
          </table:table-cell>
          <table:table-cell office:value-type="float" office:value="15" calcext:value-type="float">
            <text:p>15</text:p>
          </table:table-cell>
          <table:table-cell table:formula="of:=[.A23]*23" office:value-type="float" office:value="1656" calcext:value-type="float">
            <text:p>1656</text:p>
          </table:table-cell>
          <table:table-cell table:formula="of:=[.D23]/6" office:value-type="float" office:value="1107.16666666667" calcext:value-type="float">
            <text:p>1107.1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63" calcext:value-type="float">
            <text:p>1563</text:p>
          </table:table-cell>
          <table:table-cell office:value-type="float" office:value="530" calcext:value-type="float">
            <text:p>530</text:p>
          </table:table-cell>
          <table:table-cell office:value-type="float" office:value="5491" calcext:value-type="float">
            <text:p>5491</text:p>
          </table:table-cell>
          <table:table-cell office:value-type="float" office:value="425" calcext:value-type="float">
            <text:p>425</text:p>
          </table:table-cell>
          <table:table-cell office:value-type="float" office:value="1657" calcext:value-type="float">
            <text:p>1657</text:p>
          </table:table-cell>
          <table:table-cell office:value-type="float" office:value="13" calcext:value-type="float">
            <text:p>13</text:p>
          </table:table-cell>
          <table:table-cell table:formula="of:=[.A24]*23" office:value-type="float" office:value="1656" calcext:value-type="float">
            <text:p>1656</text:p>
          </table:table-cell>
          <table:table-cell table:formula="of:=[.D24]/6" office:value-type="float" office:value="915.166666666667" calcext:value-type="float">
            <text:p>915.1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3" calcext:value-type="float">
            <text:p>1503</text:p>
          </table:table-cell>
          <table:table-cell office:value-type="float" office:value="300" calcext:value-type="float">
            <text:p>300</text:p>
          </table:table-cell>
          <table:table-cell office:value-type="float" office:value="5711" calcext:value-type="float">
            <text:p>5711</text:p>
          </table:table-cell>
          <table:table-cell office:value-type="float" office:value="439" calcext:value-type="float">
            <text:p>439</text:p>
          </table:table-cell>
          <table:table-cell office:value-type="float" office:value="1655" calcext:value-type="float">
            <text:p>1655</text:p>
          </table:table-cell>
          <table:table-cell office:value-type="float" office:value="15" calcext:value-type="float">
            <text:p>15</text:p>
          </table:table-cell>
          <table:table-cell table:formula="of:=[.A25]*23" office:value-type="float" office:value="1656" calcext:value-type="float">
            <text:p>1656</text:p>
          </table:table-cell>
          <table:table-cell table:formula="of:=[.D25]/6" office:value-type="float" office:value="951.833333333333" calcext:value-type="float">
            <text:p>951.8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61" calcext:value-type="float">
            <text:p>1461</text:p>
          </table:table-cell>
          <table:table-cell office:value-type="float" office:value="521" calcext:value-type="float">
            <text:p>521</text:p>
          </table:table-cell>
          <table:table-cell office:value-type="float" office:value="5875" calcext:value-type="float">
            <text:p>5875</text:p>
          </table:table-cell>
          <table:table-cell office:value-type="float" office:value="453" calcext:value-type="float">
            <text:p>453</text:p>
          </table:table-cell>
          <table:table-cell office:value-type="float" office:value="1655" calcext:value-type="float">
            <text:p>1655</text:p>
          </table:table-cell>
          <table:table-cell office:value-type="float" office:value="16" calcext:value-type="float">
            <text:p>16</text:p>
          </table:table-cell>
          <table:table-cell table:formula="of:=[.A26]*23" office:value-type="float" office:value="1656" calcext:value-type="float">
            <text:p>1656</text:p>
          </table:table-cell>
          <table:table-cell table:formula="of:=[.D26]/6" office:value-type="float" office:value="979.166666666667" calcext:value-type="float">
            <text:p>979.1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11" calcext:value-type="float">
            <text:p>1611</text:p>
          </table:table-cell>
          <table:table-cell office:value-type="float" office:value="297" calcext:value-type="float">
            <text:p>297</text:p>
          </table:table-cell>
          <table:table-cell office:value-type="float" office:value="5328" calcext:value-type="float">
            <text:p>5328</text:p>
          </table:table-cell>
          <table:table-cell office:value-type="float" office:value="411" calcext:value-type="float">
            <text:p>411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  <table:table-cell table:formula="of:=[.A27]*23" office:value-type="float" office:value="1656" calcext:value-type="float">
            <text:p>1656</text:p>
          </table:table-cell>
          <table:table-cell table:formula="of:=[.D27]/6" office:value-type="float" office:value="888" calcext:value-type="float">
            <text:p>888.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72" calcext:value-type="float">
            <text:p>1672</text:p>
          </table:table-cell>
          <table:table-cell office:value-type="float" office:value="207" calcext:value-type="float">
            <text:p>207</text:p>
          </table:table-cell>
          <table:table-cell office:value-type="float" office:value="5135" calcext:value-type="float">
            <text:p>5135</text:p>
          </table:table-cell>
          <table:table-cell office:value-type="float" office:value="397" calcext:value-type="float">
            <text:p>397</text:p>
          </table:table-cell>
          <table:table-cell office:value-type="float" office:value="1656" calcext:value-type="float">
            <text:p>1656</text:p>
          </table:table-cell>
          <table:table-cell office:value-type="float" office:value="14" calcext:value-type="float">
            <text:p>14</text:p>
          </table:table-cell>
          <table:table-cell table:formula="of:=[.A28]*23" office:value-type="float" office:value="1656" calcext:value-type="float">
            <text:p>1656</text:p>
          </table:table-cell>
          <table:table-cell table:formula="of:=[.D28]/6" office:value-type="float" office:value="855.833333333333" calcext:value-type="float">
            <text:p>855.8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78" calcext:value-type="float">
            <text:p>1778</text:p>
          </table:table-cell>
          <table:table-cell office:value-type="float" office:value="732" calcext:value-type="float">
            <text:p>732</text:p>
          </table:table-cell>
          <table:table-cell office:value-type="float" office:value="4829" calcext:value-type="float">
            <text:p>4829</text:p>
          </table:table-cell>
          <table:table-cell office:value-type="float" office:value="374" calcext:value-type="float">
            <text:p>374</text:p>
          </table:table-cell>
          <table:table-cell office:value-type="float" office:value="1656" calcext:value-type="float">
            <text:p>1656</text:p>
          </table:table-cell>
          <table:table-cell office:value-type="float" office:value="16" calcext:value-type="float">
            <text:p>16</text:p>
          </table:table-cell>
          <table:table-cell table:formula="of:=[.A29]*23" office:value-type="float" office:value="1656" calcext:value-type="float">
            <text:p>1656</text:p>
          </table:table-cell>
          <table:table-cell table:formula="of:=[.D29]/6" office:value-type="float" office:value="804.833333333333" calcext:value-type="float">
            <text:p>804.8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22" calcext:value-type="float">
            <text:p>1822</text:p>
          </table:table-cell>
          <table:table-cell office:value-type="float" office:value="210" calcext:value-type="float">
            <text:p>210</text:p>
          </table:table-cell>
          <table:table-cell office:value-type="float" office:value="4711" calcext:value-type="float">
            <text:p>4711</text:p>
          </table:table-cell>
          <table:table-cell office:value-type="float" office:value="364" calcext:value-type="float">
            <text:p>364</text:p>
          </table:table-cell>
          <table:table-cell office:value-type="float" office:value="1656" calcext:value-type="float">
            <text:p>1656</text:p>
          </table:table-cell>
          <table:table-cell office:value-type="float" office:value="16" calcext:value-type="float">
            <text:p>16</text:p>
          </table:table-cell>
          <table:table-cell table:formula="of:=[.A30]*23" office:value-type="float" office:value="1656" calcext:value-type="float">
            <text:p>1656</text:p>
          </table:table-cell>
          <table:table-cell table:formula="of:=[.D30]/6" office:value-type="float" office:value="785.166666666667" calcext:value-type="float">
            <text:p>785.1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57" calcext:value-type="float">
            <text:p>1857</text:p>
          </table:table-cell>
          <table:table-cell office:value-type="float" office:value="541" calcext:value-type="float">
            <text:p>541</text:p>
          </table:table-cell>
          <table:table-cell office:value-type="float" office:value="4622" calcext:value-type="float">
            <text:p>4622</text:p>
          </table:table-cell>
          <table:table-cell office:value-type="float" office:value="355" calcext:value-type="float">
            <text:p>355</text:p>
          </table:table-cell>
          <table:table-cell office:value-type="float" office:value="1657" calcext:value-type="float">
            <text:p>1657</text:p>
          </table:table-cell>
          <table:table-cell office:value-type="float" office:value="17" calcext:value-type="float">
            <text:p>17</text:p>
          </table:table-cell>
          <table:table-cell table:formula="of:=[.A31]*23" office:value-type="float" office:value="1656" calcext:value-type="float">
            <text:p>1656</text:p>
          </table:table-cell>
          <table:table-cell table:formula="of:=[.D31]/6" office:value-type="float" office:value="770.333333333333" calcext:value-type="float">
            <text:p>770.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32" calcext:value-type="float">
            <text:p>1932</text:p>
          </table:table-cell>
          <table:table-cell office:value-type="float" office:value="321" calcext:value-type="float">
            <text:p>321</text:p>
          </table:table-cell>
          <table:table-cell office:value-type="float" office:value="4443" calcext:value-type="float">
            <text:p>4443</text:p>
          </table:table-cell>
          <table:table-cell office:value-type="float" office:value="341" calcext:value-type="float">
            <text:p>341</text:p>
          </table:table-cell>
          <table:table-cell office:value-type="float" office:value="1655" calcext:value-type="float">
            <text:p>1655</text:p>
          </table:table-cell>
          <table:table-cell office:value-type="float" office:value="16" calcext:value-type="float">
            <text:p>16</text:p>
          </table:table-cell>
          <table:table-cell table:formula="of:=[.A32]*23" office:value-type="float" office:value="1656" calcext:value-type="float">
            <text:p>1656</text:p>
          </table:table-cell>
          <table:table-cell table:formula="of:=[.D32]/6" office:value-type="float" office:value="740.5" calcext:value-type="float">
            <text:p>740.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6" calcext:value-type="float">
            <text:p>2006</text:p>
          </table:table-cell>
          <table:table-cell office:value-type="float" office:value="405" calcext:value-type="float">
            <text:p>405</text:p>
          </table:table-cell>
          <table:table-cell office:value-type="float" office:value="4279" calcext:value-type="float">
            <text:p>4279</text:p>
          </table:table-cell>
          <table:table-cell office:value-type="float" office:value="343" calcext:value-type="float">
            <text:p>343</text:p>
          </table:table-cell>
          <table:table-cell office:value-type="float" office:value="1655" calcext:value-type="float">
            <text:p>1655</text:p>
          </table:table-cell>
          <table:table-cell office:value-type="float" office:value="16" calcext:value-type="float">
            <text:p>16</text:p>
          </table:table-cell>
          <table:table-cell table:formula="of:=[.A33]*23" office:value-type="float" office:value="1403" calcext:value-type="float">
            <text:p>1403</text:p>
          </table:table-cell>
          <table:table-cell table:formula="of:=[.D33]/6" office:value-type="float" office:value="713.166666666667" calcext:value-type="float">
            <text:p>713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2" calcext:value-type="float">
            <text:p>2022</text:p>
          </table:table-cell>
          <table:table-cell office:value-type="float" office:value="487" calcext:value-type="float">
            <text:p>487</text:p>
          </table:table-cell>
          <table:table-cell office:value-type="float" office:value="4246" calcext:value-type="float">
            <text:p>4246</text:p>
          </table:table-cell>
          <table:table-cell office:value-type="float" office:value="339" calcext:value-type="float">
            <text:p>339</text:p>
          </table:table-cell>
          <table:table-cell office:value-type="float" office:value="1655" calcext:value-type="float">
            <text:p>1655</text:p>
          </table:table-cell>
          <table:table-cell office:value-type="float" office:value="15" calcext:value-type="float">
            <text:p>15</text:p>
          </table:table-cell>
          <table:table-cell table:formula="of:=[.A34]*23" office:value-type="float" office:value="1380" calcext:value-type="float">
            <text:p>1380</text:p>
          </table:table-cell>
          <table:table-cell table:formula="of:=[.D34]/6" office:value-type="float" office:value="707.666666666667" calcext:value-type="float">
            <text:p>707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72" calcext:value-type="float">
            <text:p>2072</text:p>
          </table:table-cell>
          <table:table-cell office:value-type="float" office:value="409" calcext:value-type="float">
            <text:p>409</text:p>
          </table:table-cell>
          <table:table-cell office:value-type="float" office:value="4143" calcext:value-type="float">
            <text:p>4143</text:p>
          </table:table-cell>
          <table:table-cell office:value-type="float" office:value="329" calcext:value-type="float">
            <text:p>329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[.A35]*23" office:value-type="float" office:value="1380" calcext:value-type="float">
            <text:p>1380</text:p>
          </table:table-cell>
          <table:table-cell table:formula="of:=[.D35]/6" office:value-type="float" office:value="690.5" calcext:value-type="float">
            <text:p>690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19" calcext:value-type="float">
            <text:p>2119</text:p>
          </table:table-cell>
          <table:table-cell office:value-type="float" office:value="690" calcext:value-type="float">
            <text:p>690</text:p>
          </table:table-cell>
          <table:table-cell office:value-type="float" office:value="4052" calcext:value-type="float">
            <text:p>4052</text:p>
          </table:table-cell>
          <table:table-cell office:value-type="float" office:value="324" calcext:value-type="float">
            <text:p>324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[.A36]*23" office:value-type="float" office:value="1380" calcext:value-type="float">
            <text:p>1380</text:p>
          </table:table-cell>
          <table:table-cell table:formula="of:=[.D36]/6" office:value-type="float" office:value="675.333333333333" calcext:value-type="float">
            <text:p>675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41" calcext:value-type="float">
            <text:p>2141</text:p>
          </table:table-cell>
          <table:table-cell office:value-type="float" office:value="411" calcext:value-type="float">
            <text:p>411</text:p>
          </table:table-cell>
          <table:table-cell office:value-type="float" office:value="4010" calcext:value-type="float">
            <text:p>4010</text:p>
          </table:table-cell>
          <table:table-cell office:value-type="float" office:value="319" calcext:value-type="float">
            <text:p>319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[.A37]*23" office:value-type="float" office:value="1380" calcext:value-type="float">
            <text:p>1380</text:p>
          </table:table-cell>
          <table:table-cell table:formula="of:=[.D37]/6" office:value-type="float" office:value="668.333333333333" calcext:value-type="float">
            <text:p>668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78" calcext:value-type="float">
            <text:p>2178</text:p>
          </table:table-cell>
          <table:table-cell office:value-type="float" office:value="745" calcext:value-type="float">
            <text:p>745</text:p>
          </table:table-cell>
          <table:table-cell office:value-type="float" office:value="3941" calcext:value-type="float">
            <text:p>3941</text:p>
          </table:table-cell>
          <table:table-cell office:value-type="float" office:value="314" calcext:value-type="float">
            <text:p>314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[.A38]*23" office:value-type="float" office:value="1380" calcext:value-type="float">
            <text:p>1380</text:p>
          </table:table-cell>
          <table:table-cell table:formula="of:=[.D38]/6" office:value-type="float" office:value="656.833333333333" calcext:value-type="float">
            <text:p>656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94" calcext:value-type="float">
            <text:p>2194</text:p>
          </table:table-cell>
          <table:table-cell office:value-type="float" office:value="450" calcext:value-type="float">
            <text:p>450</text:p>
          </table:table-cell>
          <table:table-cell office:value-type="float" office:value="3913" calcext:value-type="float">
            <text:p>3913</text:p>
          </table:table-cell>
          <table:table-cell office:value-type="float" office:value="314" calcext:value-type="float">
            <text:p>314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[.A39]*23" office:value-type="float" office:value="1380" calcext:value-type="float">
            <text:p>1380</text:p>
          </table:table-cell>
          <table:table-cell table:formula="of:=[.D39]/6" office:value-type="float" office:value="652.166666666667" calcext:value-type="float">
            <text:p>652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11" calcext:value-type="float">
            <text:p>2211</text:p>
          </table:table-cell>
          <table:table-cell office:value-type="float" office:value="181" calcext:value-type="float">
            <text:p>181</text:p>
          </table:table-cell>
          <table:table-cell office:value-type="float" office:value="3882" calcext:value-type="float">
            <text:p>3882</text:p>
          </table:table-cell>
          <table:table-cell office:value-type="float" office:value="309" calcext:value-type="float">
            <text:p>309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[.A40]*23" office:value-type="float" office:value="1380" calcext:value-type="float">
            <text:p>1380</text:p>
          </table:table-cell>
          <table:table-cell table:formula="of:=[.D40]/6" office:value-type="float" office:value="647" calcext:value-type="float">
            <text:p>647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39" calcext:value-type="float">
            <text:p>2239</text:p>
          </table:table-cell>
          <table:table-cell office:value-type="float" office:value="165" calcext:value-type="float">
            <text:p>165</text:p>
          </table:table-cell>
          <table:table-cell office:value-type="float" office:value="3835" calcext:value-type="float">
            <text:p>3835</text:p>
          </table:table-cell>
          <table:table-cell office:value-type="float" office:value="305" calcext:value-type="float">
            <text:p>305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[.A41]*23" office:value-type="float" office:value="1380" calcext:value-type="float">
            <text:p>1380</text:p>
          </table:table-cell>
          <table:table-cell table:formula="of:=[.D41]/6" office:value-type="float" office:value="639.166666666667" calcext:value-type="float">
            <text:p>639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50" calcext:value-type="float">
            <text:p>2250</text:p>
          </table:table-cell>
          <table:table-cell office:value-type="float" office:value="510" calcext:value-type="float">
            <text:p>510</text:p>
          </table:table-cell>
          <table:table-cell office:value-type="float" office:value="3816" calcext:value-type="float">
            <text:p>3816</text:p>
          </table:table-cell>
          <table:table-cell office:value-type="float" office:value="305" calcext:value-type="float">
            <text:p>305</text:p>
          </table:table-cell>
          <table:table-cell office:value-type="float" office:value="1656" calcext:value-type="float">
            <text:p>1656</text:p>
          </table:table-cell>
          <table:table-cell office:value-type="float" office:value="12" calcext:value-type="float">
            <text:p>12</text:p>
          </table:table-cell>
          <table:table-cell table:formula="of:=[.A42]*23" office:value-type="float" office:value="1380" calcext:value-type="float">
            <text:p>1380</text:p>
          </table:table-cell>
          <table:table-cell table:formula="of:=[.D42]/6" office:value-type="float" office:value="636" calcext:value-type="float">
            <text:p>63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72" calcext:value-type="float">
            <text:p>2272</text:p>
          </table:table-cell>
          <table:table-cell office:value-type="float" office:value="432" calcext:value-type="float">
            <text:p>432</text:p>
          </table:table-cell>
          <table:table-cell office:value-type="float" office:value="3778" calcext:value-type="float">
            <text:p>3778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[.A43]*23" office:value-type="float" office:value="1380" calcext:value-type="float">
            <text:p>1380</text:p>
          </table:table-cell>
          <table:table-cell table:formula="of:=[.D43]/6" office:value-type="float" office:value="629.666666666667" calcext:value-type="float">
            <text:p>629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2" calcext:value-type="float">
            <text:p>2292</text:p>
          </table:table-cell>
          <table:table-cell office:value-type="float" office:value="167" calcext:value-type="float">
            <text:p>167</text:p>
          </table:table-cell>
          <table:table-cell office:value-type="float" office:value="3746" calcext:value-type="float">
            <text:p>3746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[.A44]*23" office:value-type="float" office:value="1380" calcext:value-type="float">
            <text:p>1380</text:p>
          </table:table-cell>
          <table:table-cell table:formula="of:=[.D44]/6" office:value-type="float" office:value="624.333333333333" calcext:value-type="float">
            <text:p>624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0" calcext:value-type="float">
            <text:p>2300</text:p>
          </table:table-cell>
          <table:table-cell office:value-type="float" office:value="438" calcext:value-type="float">
            <text:p>438</text:p>
          </table:table-cell>
          <table:table-cell office:value-type="float" office:value="3733" calcext:value-type="float">
            <text:p>3733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[.A45]*23" office:value-type="float" office:value="1380" calcext:value-type="float">
            <text:p>1380</text:p>
          </table:table-cell>
          <table:table-cell table:formula="of:=[.D45]/6" office:value-type="float" office:value="622.166666666667" calcext:value-type="float">
            <text:p>622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3" calcext:value-type="float">
            <text:p>2313</text:p>
          </table:table-cell>
          <table:table-cell office:value-type="float" office:value="123" calcext:value-type="float">
            <text:p>123</text:p>
          </table:table-cell>
          <table:table-cell office:value-type="float" office:value="3712" calcext:value-type="float">
            <text:p>3712</text:p>
          </table:table-cell>
          <table:table-cell office:value-type="float" office:value="295" calcext:value-type="float">
            <text:p>295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[.A46]*23" office:value-type="float" office:value="1380" calcext:value-type="float">
            <text:p>1380</text:p>
          </table:table-cell>
          <table:table-cell table:formula="of:=[.D46]/6" office:value-type="float" office:value="618.666666666667" calcext:value-type="float">
            <text:p>618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8" calcext:value-type="float">
            <text:p>2328</text:p>
          </table:table-cell>
          <table:table-cell office:value-type="float" office:value="370" calcext:value-type="float">
            <text:p>370</text:p>
          </table:table-cell>
          <table:table-cell office:value-type="float" office:value="3688" calcext:value-type="float">
            <text:p>3688</text:p>
          </table:table-cell>
          <table:table-cell office:value-type="float" office:value="295" calcext:value-type="float">
            <text:p>295</text:p>
          </table:table-cell>
          <table:table-cell office:value-type="float" office:value="1657" calcext:value-type="float">
            <text:p>1657</text:p>
          </table:table-cell>
          <table:table-cell office:value-type="float" office:value="12" calcext:value-type="float">
            <text:p>12</text:p>
          </table:table-cell>
          <table:table-cell table:formula="of:=[.A47]*23" office:value-type="float" office:value="1380" calcext:value-type="float">
            <text:p>1380</text:p>
          </table:table-cell>
          <table:table-cell table:formula="of:=[.D47]/6" office:value-type="float" office:value="614.666666666667" calcext:value-type="float">
            <text:p>614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8" calcext:value-type="float">
            <text:p>2328</text:p>
          </table:table-cell>
          <table:table-cell office:value-type="float" office:value="23" calcext:value-type="float">
            <text:p>23</text:p>
          </table:table-cell>
          <table:table-cell office:value-type="float" office:value="3689" calcext:value-type="float">
            <text:p>3689</text:p>
          </table:table-cell>
          <table:table-cell office:value-type="float" office:value="295" calcext:value-type="float">
            <text:p>295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[.A48]*23" office:value-type="float" office:value="1380" calcext:value-type="float">
            <text:p>1380</text:p>
          </table:table-cell>
          <table:table-cell table:formula="of:=[.D48]/6" office:value-type="float" office:value="614.833333333333" calcext:value-type="float">
            <text:p>614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1" calcext:value-type="float">
            <text:p>2331</text:p>
          </table:table-cell>
          <table:table-cell office:value-type="float" office:value="437" calcext:value-type="float">
            <text:p>437</text:p>
          </table:table-cell>
          <table:table-cell office:value-type="float" office:value="3683" calcext:value-type="float">
            <text:p>3683</text:p>
          </table:table-cell>
          <table:table-cell office:value-type="float" office:value="295" calcext:value-type="float">
            <text:p>295</text:p>
          </table:table-cell>
          <table:table-cell office:value-type="float" office:value="1653" calcext:value-type="float">
            <text:p>1653</text:p>
          </table:table-cell>
          <table:table-cell office:value-type="float" office:value="10" calcext:value-type="float">
            <text:p>10</text:p>
          </table:table-cell>
          <table:table-cell table:formula="of:=[.A49]*23" office:value-type="float" office:value="1380" calcext:value-type="float">
            <text:p>1380</text:p>
          </table:table-cell>
          <table:table-cell table:formula="of:=[.D49]/6" office:value-type="float" office:value="613.833333333333" calcext:value-type="float">
            <text:p>613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8" calcext:value-type="float">
            <text:p>2338</text:p>
          </table:table-cell>
          <table:table-cell office:value-type="float" office:value="711" calcext:value-type="float">
            <text:p>711</text:p>
          </table:table-cell>
          <table:table-cell office:value-type="float" office:value="3672" calcext:value-type="float">
            <text:p>3672</text:p>
          </table:table-cell>
          <table:table-cell office:value-type="float" office:value="295" calcext:value-type="float">
            <text:p>295</text:p>
          </table:table-cell>
          <table:table-cell office:value-type="float" office:value="1654" calcext:value-type="float">
            <text:p>1654</text:p>
          </table:table-cell>
          <table:table-cell office:value-type="float" office:value="8" calcext:value-type="float">
            <text:p>8</text:p>
          </table:table-cell>
          <table:table-cell table:formula="of:=[.A50]*23" office:value-type="float" office:value="1380" calcext:value-type="float">
            <text:p>1380</text:p>
          </table:table-cell>
          <table:table-cell table:formula="of:=[.D50]/6" office:value-type="float" office:value="612" calcext:value-type="float">
            <text:p>612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41" calcext:value-type="float">
            <text:p>2341</text:p>
          </table:table-cell>
          <table:table-cell office:value-type="float" office:value="136" calcext:value-type="float">
            <text:p>136</text:p>
          </table:table-cell>
          <table:table-cell office:value-type="float" office:value="3667" calcext:value-type="float">
            <text:p>3667</text:p>
          </table:table-cell>
          <table:table-cell office:value-type="float" office:value="295" calcext:value-type="float">
            <text:p>295</text:p>
          </table:table-cell>
          <table:table-cell office:value-type="float" office:value="1654" calcext:value-type="float">
            <text:p>1654</text:p>
          </table:table-cell>
          <table:table-cell office:value-type="float" office:value="10" calcext:value-type="float">
            <text:p>10</text:p>
          </table:table-cell>
          <table:table-cell table:formula="of:=[.A51]*23" office:value-type="float" office:value="1380" calcext:value-type="float">
            <text:p>1380</text:p>
          </table:table-cell>
          <table:table-cell table:formula="of:=[.D51]/6" office:value-type="float" office:value="611.166666666667" calcext:value-type="float">
            <text:p>611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48" calcext:value-type="float">
            <text:p>2348</text:p>
          </table:table-cell>
          <table:table-cell office:value-type="float" office:value="347" calcext:value-type="float">
            <text:p>347</text:p>
          </table:table-cell>
          <table:table-cell office:value-type="float" office:value="3657" calcext:value-type="float">
            <text:p>3657</text:p>
          </table:table-cell>
          <table:table-cell office:value-type="float" office:value="290" calcext:value-type="float">
            <text:p>290</text:p>
          </table:table-cell>
          <table:table-cell office:value-type="float" office:value="1654" calcext:value-type="float">
            <text:p>1654</text:p>
          </table:table-cell>
          <table:table-cell office:value-type="float" office:value="12" calcext:value-type="float">
            <text:p>12</text:p>
          </table:table-cell>
          <table:table-cell table:formula="of:=[.A52]*23" office:value-type="float" office:value="1380" calcext:value-type="float">
            <text:p>1380</text:p>
          </table:table-cell>
          <table:table-cell table:formula="of:=[.D52]/6" office:value-type="float" office:value="609.5" calcext:value-type="float">
            <text:p>609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49" calcext:value-type="float">
            <text:p>2349</text:p>
          </table:table-cell>
          <table:table-cell office:value-type="float" office:value="415" calcext:value-type="float">
            <text:p>415</text:p>
          </table:table-cell>
          <table:table-cell office:value-type="float" office:value="3654" calcext:value-type="float">
            <text:p>3654</text:p>
          </table:table-cell>
          <table:table-cell office:value-type="float" office:value="290" calcext:value-type="float">
            <text:p>290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[.A53]*23" office:value-type="float" office:value="1380" calcext:value-type="float">
            <text:p>1380</text:p>
          </table:table-cell>
          <table:table-cell table:formula="of:=[.D53]/6" office:value-type="float" office:value="609" calcext:value-type="float">
            <text:p>609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54" calcext:value-type="float">
            <text:p>2354</text:p>
          </table:table-cell>
          <table:table-cell office:value-type="float" office:value="657" calcext:value-type="float">
            <text:p>657</text:p>
          </table:table-cell>
          <table:table-cell office:value-type="float" office:value="3647" calcext:value-type="float">
            <text:p>3647</text:p>
          </table:table-cell>
          <table:table-cell office:value-type="float" office:value="290" calcext:value-type="float">
            <text:p>290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[.A54]*23" office:value-type="float" office:value="1380" calcext:value-type="float">
            <text:p>1380</text:p>
          </table:table-cell>
          <table:table-cell table:formula="of:=[.D54]/6" office:value-type="float" office:value="607.833333333333" calcext:value-type="float">
            <text:p>607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58" calcext:value-type="float">
            <text:p>2358</text:p>
          </table:table-cell>
          <table:table-cell office:value-type="float" office:value="444" calcext:value-type="float">
            <text:p>444</text:p>
          </table:table-cell>
          <table:table-cell office:value-type="float" office:value="3641" calcext:value-type="float">
            <text:p>3641</text:p>
          </table:table-cell>
          <table:table-cell office:value-type="float" office:value="290" calcext:value-type="float">
            <text:p>290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[.A55]*23" office:value-type="float" office:value="1380" calcext:value-type="float">
            <text:p>1380</text:p>
          </table:table-cell>
          <table:table-cell table:formula="of:=[.D55]/6" office:value-type="float" office:value="606.833333333333" calcext:value-type="float">
            <text:p>606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63" calcext:value-type="float">
            <text:p>2363</text:p>
          </table:table-cell>
          <table:table-cell office:value-type="float" office:value="414" calcext:value-type="float">
            <text:p>414</text:p>
          </table:table-cell>
          <table:table-cell office:value-type="float" office:value="3633" calcext:value-type="float">
            <text:p>3633</text:p>
          </table:table-cell>
          <table:table-cell office:value-type="float" office:value="290" calcext:value-type="float">
            <text:p>290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[.A56]*23" office:value-type="float" office:value="1380" calcext:value-type="float">
            <text:p>1380</text:p>
          </table:table-cell>
          <table:table-cell table:formula="of:=[.D56]/6" office:value-type="float" office:value="605.5" calcext:value-type="float">
            <text:p>605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68" calcext:value-type="float">
            <text:p>2368</text:p>
          </table:table-cell>
          <table:table-cell office:value-type="float" office:value="594" calcext:value-type="float">
            <text:p>594</text:p>
          </table:table-cell>
          <table:table-cell office:value-type="float" office:value="3626" calcext:value-type="float">
            <text:p>3626</text:p>
          </table:table-cell>
          <table:table-cell office:value-type="float" office:value="290" calcext:value-type="float">
            <text:p>290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[.A57]*23" office:value-type="float" office:value="1380" calcext:value-type="float">
            <text:p>1380</text:p>
          </table:table-cell>
          <table:table-cell table:formula="of:=[.D57]/6" office:value-type="float" office:value="604.333333333333" calcext:value-type="float">
            <text:p>604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70" calcext:value-type="float">
            <text:p>2370</text:p>
          </table:table-cell>
          <table:table-cell office:value-type="float" office:value="479" calcext:value-type="float">
            <text:p>479</text:p>
          </table:table-cell>
          <table:table-cell office:value-type="float" office:value="3623" calcext:value-type="float">
            <text:p>3623</text:p>
          </table:table-cell>
          <table:table-cell office:value-type="float" office:value="290" calcext:value-type="float">
            <text:p>290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[.A58]*23" office:value-type="float" office:value="1380" calcext:value-type="float">
            <text:p>1380</text:p>
          </table:table-cell>
          <table:table-cell table:formula="of:=[.D58]/6" office:value-type="float" office:value="603.833333333333" calcext:value-type="float">
            <text:p>603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73" calcext:value-type="float">
            <text:p>2373</text:p>
          </table:table-cell>
          <table:table-cell office:value-type="float" office:value="630" calcext:value-type="float">
            <text:p>630</text:p>
          </table:table-cell>
          <table:table-cell office:value-type="float" office:value="3618" calcext:value-type="float">
            <text:p>3618</text:p>
          </table:table-cell>
          <table:table-cell office:value-type="float" office:value="290" calcext:value-type="float">
            <text:p>290</text:p>
          </table:table-cell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table:formula="of:=[.A59]*23" office:value-type="float" office:value="1380" calcext:value-type="float">
            <text:p>1380</text:p>
          </table:table-cell>
          <table:table-cell table:formula="of:=[.D59]/6" office:value-type="float" office:value="603" calcext:value-type="float">
            <text:p>603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76" calcext:value-type="float">
            <text:p>2376</text:p>
          </table:table-cell>
          <table:table-cell office:value-type="float" office:value="186" calcext:value-type="float">
            <text:p>186</text:p>
          </table:table-cell>
          <table:table-cell office:value-type="float" office:value="3613" calcext:value-type="float">
            <text:p>3613</text:p>
          </table:table-cell>
          <table:table-cell office:value-type="float" office:value="290" calcext:value-type="float">
            <text:p>290</text:p>
          </table:table-cell>
          <table:table-cell office:value-type="float" office:value="1658" calcext:value-type="float">
            <text:p>1658</text:p>
          </table:table-cell>
          <table:table-cell office:value-type="float" office:value="10" calcext:value-type="float">
            <text:p>10</text:p>
          </table:table-cell>
          <table:table-cell table:formula="of:=[.A60]*23" office:value-type="float" office:value="1380" calcext:value-type="float">
            <text:p>1380</text:p>
          </table:table-cell>
          <table:table-cell table:formula="of:=[.D60]/6" office:value-type="float" office:value="602.166666666667" calcext:value-type="float">
            <text:p>602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80" calcext:value-type="float">
            <text:p>2380</text:p>
          </table:table-cell>
          <table:table-cell office:value-type="float" office:value="350" calcext:value-type="float">
            <text:p>350</text:p>
          </table:table-cell>
          <table:table-cell office:value-type="float" office:value="3607" calcext:value-type="float">
            <text:p>3607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[.A61]*23" office:value-type="float" office:value="1380" calcext:value-type="float">
            <text:p>1380</text:p>
          </table:table-cell>
          <table:table-cell table:formula="of:=[.D61]/6" office:value-type="float" office:value="601.166666666667" calcext:value-type="float">
            <text:p>601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82" calcext:value-type="float">
            <text:p>2382</text:p>
          </table:table-cell>
          <table:table-cell office:value-type="float" office:value="441" calcext:value-type="float">
            <text:p>441</text:p>
          </table:table-cell>
          <table:table-cell office:value-type="float" office:value="3604" calcext:value-type="float">
            <text:p>3604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[.A62]*23" office:value-type="float" office:value="1380" calcext:value-type="float">
            <text:p>1380</text:p>
          </table:table-cell>
          <table:table-cell table:formula="of:=[.D62]/6" office:value-type="float" office:value="600.666666666667" calcext:value-type="float">
            <text:p>600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87" calcext:value-type="float">
            <text:p>2387</text:p>
          </table:table-cell>
          <table:table-cell office:value-type="float" office:value="665" calcext:value-type="float">
            <text:p>665</text:p>
          </table:table-cell>
          <table:table-cell office:value-type="float" office:value="3597" calcext:value-type="float">
            <text:p>3597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table:formula="of:=[.A63]*23" office:value-type="float" office:value="1380" calcext:value-type="float">
            <text:p>1380</text:p>
          </table:table-cell>
          <table:table-cell table:formula="of:=[.D63]/6" office:value-type="float" office:value="599.5" calcext:value-type="float">
            <text:p>599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87" calcext:value-type="float">
            <text:p>2387</text:p>
          </table:table-cell>
          <table:table-cell office:value-type="float" office:value="165" calcext:value-type="float">
            <text:p>165</text:p>
          </table:table-cell>
          <table:table-cell office:value-type="float" office:value="3597" calcext:value-type="float">
            <text:p>3597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[.A64]*23" office:value-type="float" office:value="1380" calcext:value-type="float">
            <text:p>1380</text:p>
          </table:table-cell>
          <table:table-cell table:formula="of:=[.D64]/6" office:value-type="float" office:value="599.5" calcext:value-type="float">
            <text:p>599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2" calcext:value-type="float">
            <text:p>2392</text:p>
          </table:table-cell>
          <table:table-cell office:value-type="float" office:value="389" calcext:value-type="float">
            <text:p>389</text:p>
          </table:table-cell>
          <table:table-cell office:value-type="float" office:value="3589" calcext:value-type="float">
            <text:p>3589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[.A65]*23" office:value-type="float" office:value="1380" calcext:value-type="float">
            <text:p>1380</text:p>
          </table:table-cell>
          <table:table-cell table:formula="of:=[.D65]/6" office:value-type="float" office:value="598.166666666667" calcext:value-type="float">
            <text:p>598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4" calcext:value-type="float">
            <text:p>2394</text:p>
          </table:table-cell>
          <table:table-cell office:value-type="float" office:value="399" calcext:value-type="float">
            <text:p>399</text:p>
          </table:table-cell>
          <table:table-cell office:value-type="float" office:value="3587" calcext:value-type="float">
            <text:p>3587</text:p>
          </table:table-cell>
          <table:table-cell office:value-type="float" office:value="285" calcext:value-type="float">
            <text:p>285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[.A66]*23" office:value-type="float" office:value="1380" calcext:value-type="float">
            <text:p>1380</text:p>
          </table:table-cell>
          <table:table-cell table:formula="of:=[.D66]/6" office:value-type="float" office:value="597.833333333333" calcext:value-type="float">
            <text:p>597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7" calcext:value-type="float">
            <text:p>2397</text:p>
          </table:table-cell>
          <table:table-cell office:value-type="float" office:value="585" calcext:value-type="float">
            <text:p>585</text:p>
          </table:table-cell>
          <table:table-cell office:value-type="float" office:value="3581" calcext:value-type="float">
            <text:p>3581</text:p>
          </table:table-cell>
          <table:table-cell office:value-type="float" office:value="285" calcext:value-type="float">
            <text:p>285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table:formula="of:=[.A67]*23" office:value-type="float" office:value="1380" calcext:value-type="float">
            <text:p>1380</text:p>
          </table:table-cell>
          <table:table-cell table:formula="of:=[.D67]/6" office:value-type="float" office:value="596.833333333333" calcext:value-type="float">
            <text:p>596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8" calcext:value-type="float">
            <text:p>2398</text:p>
          </table:table-cell>
          <table:table-cell office:value-type="float" office:value="174" calcext:value-type="float">
            <text:p>174</text:p>
          </table:table-cell>
          <table:table-cell office:value-type="float" office:value="3580" calcext:value-type="float">
            <text:p>3580</text:p>
          </table:table-cell>
          <table:table-cell office:value-type="float" office:value="285" calcext:value-type="float">
            <text:p>285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[.A68]*23" office:value-type="float" office:value="1380" calcext:value-type="float">
            <text:p>1380</text:p>
          </table:table-cell>
          <table:table-cell table:formula="of:=[.D68]/6" office:value-type="float" office:value="596.666666666667" calcext:value-type="float">
            <text:p>596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9" calcext:value-type="float">
            <text:p>2399</text:p>
          </table:table-cell>
          <table:table-cell office:value-type="float" office:value="454" calcext:value-type="float">
            <text:p>454</text:p>
          </table:table-cell>
          <table:table-cell office:value-type="float" office:value="3578" calcext:value-type="float">
            <text:p>3578</text:p>
          </table:table-cell>
          <table:table-cell office:value-type="float" office:value="285" calcext:value-type="float">
            <text:p>285</text:p>
          </table:table-cell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table:formula="of:=[.A69]*23" office:value-type="float" office:value="1380" calcext:value-type="float">
            <text:p>1380</text:p>
          </table:table-cell>
          <table:table-cell table:formula="of:=[.D69]/6" office:value-type="float" office:value="596.333333333333" calcext:value-type="float">
            <text:p>596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4" calcext:value-type="float">
            <text:p>2404</text:p>
          </table:table-cell>
          <table:table-cell office:value-type="float" office:value="103" calcext:value-type="float">
            <text:p>103</text:p>
          </table:table-cell>
          <table:table-cell office:value-type="float" office:value="3571" calcext:value-type="float">
            <text:p>3571</text:p>
          </table:table-cell>
          <table:table-cell office:value-type="float" office:value="285" calcext:value-type="float">
            <text:p>285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[.A70]*23" office:value-type="float" office:value="1380" calcext:value-type="float">
            <text:p>1380</text:p>
          </table:table-cell>
          <table:table-cell table:formula="of:=[.D70]/6" office:value-type="float" office:value="595.166666666667" calcext:value-type="float">
            <text:p>59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6" calcext:value-type="float">
            <text:p>2406</text:p>
          </table:table-cell>
          <table:table-cell office:value-type="float" office:value="312" calcext:value-type="float">
            <text:p>312</text:p>
          </table:table-cell>
          <table:table-cell office:value-type="float" office:value="3568" calcext:value-type="float">
            <text:p>3568</text:p>
          </table:table-cell>
          <table:table-cell office:value-type="float" office:value="285" calcext:value-type="float">
            <text:p>285</text:p>
          </table:table-cell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table:formula="of:=[.A71]*23" office:value-type="float" office:value="1380" calcext:value-type="float">
            <text:p>1380</text:p>
          </table:table-cell>
          <table:table-cell table:formula="of:=[.D71]/6" office:value-type="float" office:value="594.666666666667" calcext:value-type="float">
            <text:p>594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8" calcext:value-type="float">
            <text:p>2408</text:p>
          </table:table-cell>
          <table:table-cell office:value-type="float" office:value="124" calcext:value-type="float">
            <text:p>124</text:p>
          </table:table-cell>
          <table:table-cell office:value-type="float" office:value="3566" calcext:value-type="float">
            <text:p>3566</text:p>
          </table:table-cell>
          <table:table-cell office:value-type="float" office:value="285" calcext:value-type="float">
            <text:p>285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[.A72]*23" office:value-type="float" office:value="1380" calcext:value-type="float">
            <text:p>1380</text:p>
          </table:table-cell>
          <table:table-cell table:formula="of:=[.D72]/6" office:value-type="float" office:value="594.333333333333" calcext:value-type="float">
            <text:p>594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0" calcext:value-type="float">
            <text:p>2410</text:p>
          </table:table-cell>
          <table:table-cell office:value-type="float" office:value="232" calcext:value-type="float">
            <text:p>232</text:p>
          </table:table-cell>
          <table:table-cell office:value-type="float" office:value="3563" calcext:value-type="float">
            <text:p>3563</text:p>
          </table:table-cell>
          <table:table-cell office:value-type="float" office:value="285" calcext:value-type="float">
            <text:p>285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[.A73]*23" office:value-type="float" office:value="1380" calcext:value-type="float">
            <text:p>1380</text:p>
          </table:table-cell>
          <table:table-cell table:formula="of:=[.D73]/6" office:value-type="float" office:value="593.833333333333" calcext:value-type="float">
            <text:p>593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1" calcext:value-type="float">
            <text:p>2411</text:p>
          </table:table-cell>
          <table:table-cell office:value-type="float" office:value="506" calcext:value-type="float">
            <text:p>506</text:p>
          </table:table-cell>
          <table:table-cell office:value-type="float" office:value="3561" calcext:value-type="float">
            <text:p>3561</text:p>
          </table:table-cell>
          <table:table-cell office:value-type="float" office:value="285" calcext:value-type="float">
            <text:p>285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[.A74]*23" office:value-type="float" office:value="1380" calcext:value-type="float">
            <text:p>1380</text:p>
          </table:table-cell>
          <table:table-cell table:formula="of:=[.D74]/6" office:value-type="float" office:value="593.5" calcext:value-type="float">
            <text:p>593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5" calcext:value-type="float">
            <text:p>2415</text:p>
          </table:table-cell>
          <table:table-cell office:value-type="float" office:value="9" calcext:value-type="float">
            <text:p>9</text:p>
          </table:table-cell>
          <table:table-cell office:value-type="float" office:value="3556" calcext:value-type="float">
            <text:p>3556</text:p>
          </table:table-cell>
          <table:table-cell office:value-type="float" office:value="285" calcext:value-type="float">
            <text:p>285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[.A75]*23" office:value-type="float" office:value="1380" calcext:value-type="float">
            <text:p>1380</text:p>
          </table:table-cell>
          <table:table-cell table:formula="of:=[.D75]/6" office:value-type="float" office:value="592.666666666667" calcext:value-type="float">
            <text:p>592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5" calcext:value-type="float">
            <text:p>2415</text:p>
          </table:table-cell>
          <table:table-cell office:value-type="float" office:value="522" calcext:value-type="float">
            <text:p>522</text:p>
          </table:table-cell>
          <table:table-cell office:value-type="float" office:value="3555" calcext:value-type="float">
            <text:p>3555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[.A76]*23" office:value-type="float" office:value="1380" calcext:value-type="float">
            <text:p>1380</text:p>
          </table:table-cell>
          <table:table-cell table:formula="of:=[.D76]/6" office:value-type="float" office:value="592.5" calcext:value-type="float">
            <text:p>592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7" calcext:value-type="float">
            <text:p>2417</text:p>
          </table:table-cell>
          <table:table-cell office:value-type="float" office:value="610" calcext:value-type="float">
            <text:p>610</text:p>
          </table:table-cell>
          <table:table-cell office:value-type="float" office:value="3552" calcext:value-type="float">
            <text:p>3552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[.A77]*23" office:value-type="float" office:value="1380" calcext:value-type="float">
            <text:p>1380</text:p>
          </table:table-cell>
          <table:table-cell table:formula="of:=[.D77]/6" office:value-type="float" office:value="592" calcext:value-type="float">
            <text:p>592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9" calcext:value-type="float">
            <text:p>2419</text:p>
          </table:table-cell>
          <table:table-cell office:value-type="float" office:value="474" calcext:value-type="float">
            <text:p>474</text:p>
          </table:table-cell>
          <table:table-cell office:value-type="float" office:value="3550" calcext:value-type="float">
            <text:p>3550</text:p>
          </table:table-cell>
          <table:table-cell office:value-type="float" office:value="285" calcext:value-type="float">
            <text:p>285</text:p>
          </table:table-cell>
          <table:table-cell office:value-type="float" office:value="1658" calcext:value-type="float">
            <text:p>1658</text:p>
          </table:table-cell>
          <table:table-cell office:value-type="float" office:value="10" calcext:value-type="float">
            <text:p>10</text:p>
          </table:table-cell>
          <table:table-cell table:formula="of:=[.A78]*23" office:value-type="float" office:value="1380" calcext:value-type="float">
            <text:p>1380</text:p>
          </table:table-cell>
          <table:table-cell table:formula="of:=[.D78]/6" office:value-type="float" office:value="591.666666666667" calcext:value-type="float">
            <text:p>591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2" calcext:value-type="float">
            <text:p>2422</text:p>
          </table:table-cell>
          <table:table-cell office:value-type="float" office:value="605" calcext:value-type="float">
            <text:p>605</text:p>
          </table:table-cell>
          <table:table-cell office:value-type="float" office:value="3545" calcext:value-type="float">
            <text:p>3545</text:p>
          </table:table-cell>
          <table:table-cell office:value-type="float" office:value="280" calcext:value-type="float">
            <text:p>280</text:p>
          </table:table-cell>
          <table:table-cell office:value-type="float" office:value="1658" calcext:value-type="float">
            <text:p>1658</text:p>
          </table:table-cell>
          <table:table-cell office:value-type="float" office:value="8" calcext:value-type="float">
            <text:p>8</text:p>
          </table:table-cell>
          <table:table-cell table:formula="of:=[.A79]*23" office:value-type="float" office:value="1380" calcext:value-type="float">
            <text:p>1380</text:p>
          </table:table-cell>
          <table:table-cell table:formula="of:=[.D79]/6" office:value-type="float" office:value="590.833333333333" calcext:value-type="float">
            <text:p>590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4" calcext:value-type="float">
            <text:p>2424</text:p>
          </table:table-cell>
          <table:table-cell office:value-type="float" office:value="531" calcext:value-type="float">
            <text:p>531</text:p>
          </table:table-cell>
          <table:table-cell office:value-type="float" office:value="3542" calcext:value-type="float">
            <text:p>3542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[.A80]*23" office:value-type="float" office:value="1380" calcext:value-type="float">
            <text:p>1380</text:p>
          </table:table-cell>
          <table:table-cell table:formula="of:=[.D80]/6" office:value-type="float" office:value="590.333333333333" calcext:value-type="float">
            <text:p>590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6" calcext:value-type="float">
            <text:p>2426</text:p>
          </table:table-cell>
          <table:table-cell office:value-type="float" office:value="622" calcext:value-type="float">
            <text:p>622</text:p>
          </table:table-cell>
          <table:table-cell office:value-type="float" office:value="3539" calcext:value-type="float">
            <text:p>3539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[.A81]*23" office:value-type="float" office:value="1380" calcext:value-type="float">
            <text:p>1380</text:p>
          </table:table-cell>
          <table:table-cell table:formula="of:=[.D81]/6" office:value-type="float" office:value="589.833333333333" calcext:value-type="float">
            <text:p>589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7" calcext:value-type="float">
            <text:p>2427</text:p>
          </table:table-cell>
          <table:table-cell office:value-type="float" office:value="455" calcext:value-type="float">
            <text:p>455</text:p>
          </table:table-cell>
          <table:table-cell office:value-type="float" office:value="3537" calcext:value-type="float">
            <text:p>3537</text:p>
          </table:table-cell>
          <table:table-cell office:value-type="float" office:value="280" calcext:value-type="float">
            <text:p>280</text:p>
          </table:table-cell>
          <table:table-cell office:value-type="float" office:value="1658" calcext:value-type="float">
            <text:p>1658</text:p>
          </table:table-cell>
          <table:table-cell office:value-type="float" office:value="8" calcext:value-type="float">
            <text:p>8</text:p>
          </table:table-cell>
          <table:table-cell table:formula="of:=[.A82]*23" office:value-type="float" office:value="1380" calcext:value-type="float">
            <text:p>1380</text:p>
          </table:table-cell>
          <table:table-cell table:formula="of:=[.D82]/6" office:value-type="float" office:value="589.5" calcext:value-type="float">
            <text:p>589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0" calcext:value-type="float">
            <text:p>2430</text:p>
          </table:table-cell>
          <table:table-cell office:value-type="float" office:value="597" calcext:value-type="float">
            <text:p>597</text:p>
          </table:table-cell>
          <table:table-cell office:value-type="float" office:value="3534" calcext:value-type="float">
            <text:p>3534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[.A83]*23" office:value-type="float" office:value="1380" calcext:value-type="float">
            <text:p>1380</text:p>
          </table:table-cell>
          <table:table-cell table:formula="of:=[.D83]/6" office:value-type="float" office:value="589" calcext:value-type="float">
            <text:p>589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3" calcext:value-type="float">
            <text:p>2443</text:p>
          </table:table-cell>
          <table:table-cell office:value-type="float" office:value="213" calcext:value-type="float">
            <text:p>213</text:p>
          </table:table-cell>
          <table:table-cell office:value-type="float" office:value="3514" calcext:value-type="float">
            <text:p>3514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[.A84]*23" office:value-type="float" office:value="1380" calcext:value-type="float">
            <text:p>1380</text:p>
          </table:table-cell>
          <table:table-cell table:formula="of:=[.D84]/6" office:value-type="float" office:value="585.666666666667" calcext:value-type="float">
            <text:p>58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3" calcext:value-type="float">
            <text:p>2433</text:p>
          </table:table-cell>
          <table:table-cell office:value-type="float" office:value="114" calcext:value-type="float">
            <text:p>114</text:p>
          </table:table-cell>
          <table:table-cell office:value-type="float" office:value="3529" calcext:value-type="float">
            <text:p>3529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[.A85]*23" office:value-type="float" office:value="1380" calcext:value-type="float">
            <text:p>1380</text:p>
          </table:table-cell>
          <table:table-cell table:formula="of:=[.D85]/6" office:value-type="float" office:value="588.166666666667" calcext:value-type="float">
            <text:p>588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4" calcext:value-type="float">
            <text:p>2434</text:p>
          </table:table-cell>
          <table:table-cell office:value-type="float" office:value="262" calcext:value-type="float">
            <text:p>262</text:p>
          </table:table-cell>
          <table:table-cell office:value-type="float" office:value="3527" calcext:value-type="float">
            <text:p>3527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[.A86]*23" office:value-type="float" office:value="1380" calcext:value-type="float">
            <text:p>1380</text:p>
          </table:table-cell>
          <table:table-cell table:formula="of:=[.D86]/6" office:value-type="float" office:value="587.833333333333" calcext:value-type="float">
            <text:p>587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0" calcext:value-type="float">
            <text:p>2430</text:p>
          </table:table-cell>
          <table:table-cell office:value-type="float" office:value="527" calcext:value-type="float">
            <text:p>527</text:p>
          </table:table-cell>
          <table:table-cell office:value-type="float" office:value="3534" calcext:value-type="float">
            <text:p>3534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[.A87]*23" office:value-type="float" office:value="1380" calcext:value-type="float">
            <text:p>1380</text:p>
          </table:table-cell>
          <table:table-cell table:formula="of:=[.D87]/6" office:value-type="float" office:value="589" calcext:value-type="float">
            <text:p>589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8" calcext:value-type="float">
            <text:p>2438</text:p>
          </table:table-cell>
          <table:table-cell office:value-type="float" office:value="212" calcext:value-type="float">
            <text:p>212</text:p>
          </table:table-cell>
          <table:table-cell office:value-type="float" office:value="3522" calcext:value-type="float">
            <text:p>3522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[.A88]*23" office:value-type="float" office:value="1380" calcext:value-type="float">
            <text:p>1380</text:p>
          </table:table-cell>
          <table:table-cell table:formula="of:=[.D88]/6" office:value-type="float" office:value="587" calcext:value-type="float">
            <text:p>587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0" calcext:value-type="float">
            <text:p>2440</text:p>
          </table:table-cell>
          <table:table-cell office:value-type="float" office:value="283" calcext:value-type="float">
            <text:p>283</text:p>
          </table:table-cell>
          <table:table-cell office:value-type="float" office:value="3518" calcext:value-type="float">
            <text:p>3518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[.A89]*23" office:value-type="float" office:value="1380" calcext:value-type="float">
            <text:p>1380</text:p>
          </table:table-cell>
          <table:table-cell table:formula="of:=[.D89]/6" office:value-type="float" office:value="586.333333333333" calcext:value-type="float">
            <text:p>586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0" calcext:value-type="float">
            <text:p>2440</text:p>
          </table:table-cell>
          <table:table-cell office:value-type="float" office:value="529" calcext:value-type="float">
            <text:p>529</text:p>
          </table:table-cell>
          <table:table-cell office:value-type="float" office:value="3519" calcext:value-type="float">
            <text:p>3519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[.A90]*23" office:value-type="float" office:value="1380" calcext:value-type="float">
            <text:p>1380</text:p>
          </table:table-cell>
          <table:table-cell table:formula="of:=[.D90]/6" office:value-type="float" office:value="586.5" calcext:value-type="float">
            <text:p>58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0" calcext:value-type="float">
            <text:p>2430</text:p>
          </table:table-cell>
          <table:table-cell office:value-type="float" office:value="670" calcext:value-type="float">
            <text:p>670</text:p>
          </table:table-cell>
          <table:table-cell office:value-type="float" office:value="3534" calcext:value-type="float">
            <text:p>3534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91]*23" office:value-type="float" office:value="1380" calcext:value-type="float">
            <text:p>1380</text:p>
          </table:table-cell>
          <table:table-cell table:formula="of:=[.D91]/6" office:value-type="float" office:value="589" calcext:value-type="float">
            <text:p>589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3" calcext:value-type="float">
            <text:p>2443</text:p>
          </table:table-cell>
          <table:table-cell office:value-type="float" office:value="224" calcext:value-type="float">
            <text:p>224</text:p>
          </table:table-cell>
          <table:table-cell office:value-type="float" office:value="3514" calcext:value-type="float">
            <text:p>3514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92]*23" office:value-type="float" office:value="1380" calcext:value-type="float">
            <text:p>1380</text:p>
          </table:table-cell>
          <table:table-cell table:formula="of:=[.D92]/6" office:value-type="float" office:value="585.666666666667" calcext:value-type="float">
            <text:p>58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5" calcext:value-type="float">
            <text:p>2445</text:p>
          </table:table-cell>
          <table:table-cell office:value-type="float" office:value="585" calcext:value-type="float">
            <text:p>585</text:p>
          </table:table-cell>
          <table:table-cell office:value-type="float" office:value="3511" calcext:value-type="float">
            <text:p>3511</text:p>
          </table:table-cell>
          <table:table-cell office:value-type="float" office:value="280" calcext:value-type="float">
            <text:p>280</text:p>
          </table:table-cell>
          <table:table-cell office:value-type="float" office:value="1659" calcext:value-type="float">
            <text:p>1659</text:p>
          </table:table-cell>
          <table:table-cell office:value-type="float" office:value="6" calcext:value-type="float">
            <text:p>6</text:p>
          </table:table-cell>
          <table:table-cell table:formula="of:=[.A93]*23" office:value-type="float" office:value="1380" calcext:value-type="float">
            <text:p>1380</text:p>
          </table:table-cell>
          <table:table-cell table:formula="of:=[.D93]/6" office:value-type="float" office:value="585.166666666667" calcext:value-type="float">
            <text:p>58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7" calcext:value-type="float">
            <text:p>2447</text:p>
          </table:table-cell>
          <table:table-cell office:value-type="float" office:value="515" calcext:value-type="float">
            <text:p>515</text:p>
          </table:table-cell>
          <table:table-cell office:value-type="float" office:value="3509" calcext:value-type="float">
            <text:p>3509</text:p>
          </table:table-cell>
          <table:table-cell office:value-type="float" office:value="280" calcext:value-type="float">
            <text:p>280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[.A94]*23" office:value-type="float" office:value="1380" calcext:value-type="float">
            <text:p>1380</text:p>
          </table:table-cell>
          <table:table-cell table:formula="of:=[.D94]/6" office:value-type="float" office:value="584.833333333333" calcext:value-type="float">
            <text:p>584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8" calcext:value-type="float">
            <text:p>2448</text:p>
          </table:table-cell>
          <table:table-cell office:value-type="float" office:value="648" calcext:value-type="float">
            <text:p>648</text:p>
          </table:table-cell>
          <table:table-cell office:value-type="float" office:value="3508" calcext:value-type="float">
            <text:p>3508</text:p>
          </table:table-cell>
          <table:table-cell office:value-type="float" office:value="280" calcext:value-type="float">
            <text:p>280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[.A95]*23" office:value-type="float" office:value="1380" calcext:value-type="float">
            <text:p>1380</text:p>
          </table:table-cell>
          <table:table-cell table:formula="of:=[.D95]/6" office:value-type="float" office:value="584.666666666667" calcext:value-type="float">
            <text:p>584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7" calcext:value-type="float">
            <text:p>2447</text:p>
          </table:table-cell>
          <table:table-cell office:value-type="float" office:value="231" calcext:value-type="float">
            <text:p>231</text:p>
          </table:table-cell>
          <table:table-cell office:value-type="float" office:value="3508" calcext:value-type="float">
            <text:p>3508</text:p>
          </table:table-cell>
          <table:table-cell office:value-type="float" office:value="280" calcext:value-type="float">
            <text:p>280</text:p>
          </table:table-cell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table:formula="of:=[.A96]*23" office:value-type="float" office:value="1380" calcext:value-type="float">
            <text:p>1380</text:p>
          </table:table-cell>
          <table:table-cell table:formula="of:=[.D96]/6" office:value-type="float" office:value="584.666666666667" calcext:value-type="float">
            <text:p>584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0" calcext:value-type="float">
            <text:p>2450</text:p>
          </table:table-cell>
          <table:table-cell office:value-type="float" office:value="592" calcext:value-type="float">
            <text:p>592</text:p>
          </table:table-cell>
          <table:table-cell office:value-type="float" office:value="3504" calcext:value-type="float">
            <text:p>3504</text:p>
          </table:table-cell>
          <table:table-cell office:value-type="float" office:value="280" calcext:value-type="float">
            <text:p>280</text:p>
          </table:table-cell>
          <table:table-cell office:value-type="float" office:value="1658" calcext:value-type="float">
            <text:p>1658</text:p>
          </table:table-cell>
          <table:table-cell office:value-type="float" office:value="6" calcext:value-type="float">
            <text:p>6</text:p>
          </table:table-cell>
          <table:table-cell table:formula="of:=[.A97]*23" office:value-type="float" office:value="1380" calcext:value-type="float">
            <text:p>1380</text:p>
          </table:table-cell>
          <table:table-cell table:formula="of:=[.D97]/6" office:value-type="float" office:value="584" calcext:value-type="float">
            <text:p>584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1" calcext:value-type="float">
            <text:p>2451</text:p>
          </table:table-cell>
          <table:table-cell office:value-type="float" office:value="521" calcext:value-type="float">
            <text:p>521</text:p>
          </table:table-cell>
          <table:table-cell office:value-type="float" office:value="3503" calcext:value-type="float">
            <text:p>3503</text:p>
          </table:table-cell>
          <table:table-cell office:value-type="float" office:value="280" calcext:value-type="float">
            <text:p>280</text:p>
          </table:table-cell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table:formula="of:=[.A98]*23" office:value-type="float" office:value="1380" calcext:value-type="float">
            <text:p>1380</text:p>
          </table:table-cell>
          <table:table-cell table:formula="of:=[.D98]/6" office:value-type="float" office:value="583.833333333333" calcext:value-type="float">
            <text:p>583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4" calcext:value-type="float">
            <text:p>2454</text:p>
          </table:table-cell>
          <table:table-cell office:value-type="float" office:value="646" calcext:value-type="float">
            <text:p>646</text:p>
          </table:table-cell>
          <table:table-cell office:value-type="float" office:value="3499" calcext:value-type="float">
            <text:p>3499</text:p>
          </table:table-cell>
          <table:table-cell office:value-type="float" office:value="280" calcext:value-type="float">
            <text:p>280</text:p>
          </table:table-cell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table:formula="of:=[.A99]*23" office:value-type="float" office:value="1380" calcext:value-type="float">
            <text:p>1380</text:p>
          </table:table-cell>
          <table:table-cell table:formula="of:=[.D99]/6" office:value-type="float" office:value="583.166666666667" calcext:value-type="float">
            <text:p>583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3" calcext:value-type="float">
            <text:p>2453</text:p>
          </table:table-cell>
          <table:table-cell office:value-type="float" office:value="208" calcext:value-type="float">
            <text:p>208</text:p>
          </table:table-cell>
          <table:table-cell office:value-type="float" office:value="3501" calcext:value-type="float">
            <text:p>3501</text:p>
          </table:table-cell>
          <table:table-cell office:value-type="float" office:value="280" calcext:value-type="float">
            <text:p>280</text:p>
          </table:table-cell>
          <table:table-cell office:value-type="float" office:value="1658" calcext:value-type="float">
            <text:p>1658</text:p>
          </table:table-cell>
          <table:table-cell office:value-type="float" office:value="6" calcext:value-type="float">
            <text:p>6</text:p>
          </table:table-cell>
          <table:table-cell table:formula="of:=[.A100]*23" office:value-type="float" office:value="1380" calcext:value-type="float">
            <text:p>1380</text:p>
          </table:table-cell>
          <table:table-cell table:formula="of:=[.D100]/6" office:value-type="float" office:value="583.5" calcext:value-type="float">
            <text:p>583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4" calcext:value-type="float">
            <text:p>2454</text:p>
          </table:table-cell>
          <table:table-cell office:value-type="float" office:value="591" calcext:value-type="float">
            <text:p>591</text:p>
          </table:table-cell>
          <table:table-cell office:value-type="float" office:value="3498" calcext:value-type="float">
            <text:p>3498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101]*23" office:value-type="float" office:value="1380" calcext:value-type="float">
            <text:p>1380</text:p>
          </table:table-cell>
          <table:table-cell table:formula="of:=[.D101]/6" office:value-type="float" office:value="583" calcext:value-type="float">
            <text:p>583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3" calcext:value-type="float">
            <text:p>2453</text:p>
          </table:table-cell>
          <table:table-cell office:value-type="float" office:value="492" calcext:value-type="float">
            <text:p>492</text:p>
          </table:table-cell>
          <table:table-cell office:value-type="float" office:value="3500" calcext:value-type="float">
            <text:p>3500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[.A102]*23" office:value-type="float" office:value="1380" calcext:value-type="float">
            <text:p>1380</text:p>
          </table:table-cell>
          <table:table-cell table:formula="of:=[.D102]/6" office:value-type="float" office:value="583.333333333333" calcext:value-type="float">
            <text:p>583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5" calcext:value-type="float">
            <text:p>2455</text:p>
          </table:table-cell>
          <table:table-cell office:value-type="float" office:value="112" calcext:value-type="float">
            <text:p>112</text:p>
          </table:table-cell>
          <table:table-cell office:value-type="float" office:value="3497" calcext:value-type="float">
            <text:p>3497</text:p>
          </table:table-cell>
          <table:table-cell office:value-type="float" office:value="280" calcext:value-type="float">
            <text:p>28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[.A103]*23" office:value-type="float" office:value="1380" calcext:value-type="float">
            <text:p>1380</text:p>
          </table:table-cell>
          <table:table-cell table:formula="of:=[.D103]/6" office:value-type="float" office:value="582.833333333333" calcext:value-type="float">
            <text:p>582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5" calcext:value-type="float">
            <text:p>2455</text:p>
          </table:table-cell>
          <table:table-cell office:value-type="float" office:value="244" calcext:value-type="float">
            <text:p>244</text:p>
          </table:table-cell>
          <table:table-cell office:value-type="float" office:value="3497" calcext:value-type="float">
            <text:p>3497</text:p>
          </table:table-cell>
          <table:table-cell office:value-type="float" office:value="280" calcext:value-type="float">
            <text:p>28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[.A104]*23" office:value-type="float" office:value="1380" calcext:value-type="float">
            <text:p>1380</text:p>
          </table:table-cell>
          <table:table-cell table:formula="of:=[.D104]/6" office:value-type="float" office:value="582.833333333333" calcext:value-type="float">
            <text:p>582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6" calcext:value-type="float">
            <text:p>2456</text:p>
          </table:table-cell>
          <table:table-cell office:value-type="float" office:value="619" calcext:value-type="float">
            <text:p>619</text:p>
          </table:table-cell>
          <table:table-cell office:value-type="float" office:value="3495" calcext:value-type="float">
            <text:p>3495</text:p>
          </table:table-cell>
          <table:table-cell office:value-type="float" office:value="280" calcext:value-type="float">
            <text:p>280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[.A105]*23" office:value-type="float" office:value="1380" calcext:value-type="float">
            <text:p>1380</text:p>
          </table:table-cell>
          <table:table-cell table:formula="of:=[.D105]/6" office:value-type="float" office:value="582.5" calcext:value-type="float">
            <text:p>582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7" calcext:value-type="float">
            <text:p>2457</text:p>
          </table:table-cell>
          <table:table-cell office:value-type="float" office:value="301" calcext:value-type="float">
            <text:p>301</text:p>
          </table:table-cell>
          <table:table-cell office:value-type="float" office:value="3495" calcext:value-type="float">
            <text:p>3495</text:p>
          </table:table-cell>
          <table:table-cell office:value-type="float" office:value="280" calcext:value-type="float">
            <text:p>280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[.A106]*23" office:value-type="float" office:value="1380" calcext:value-type="float">
            <text:p>1380</text:p>
          </table:table-cell>
          <table:table-cell table:formula="of:=[.D106]/6" office:value-type="float" office:value="582.5" calcext:value-type="float">
            <text:p>582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8" calcext:value-type="float">
            <text:p>2458</text:p>
          </table:table-cell>
          <table:table-cell office:value-type="float" office:value="78" calcext:value-type="float">
            <text:p>78</text:p>
          </table:table-cell>
          <table:table-cell office:value-type="float" office:value="3493" calcext:value-type="float">
            <text:p>3493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[.A107]*23" office:value-type="float" office:value="1380" calcext:value-type="float">
            <text:p>1380</text:p>
          </table:table-cell>
          <table:table-cell table:formula="of:=[.D107]/6" office:value-type="float" office:value="582.166666666667" calcext:value-type="float">
            <text:p>582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0" calcext:value-type="float">
            <text:p>2460</text:p>
          </table:table-cell>
          <table:table-cell office:value-type="float" office:value="253" calcext:value-type="float">
            <text:p>253</text:p>
          </table:table-cell>
          <table:table-cell office:value-type="float" office:value="3490" calcext:value-type="float">
            <text:p>3490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[.A108]*23" office:value-type="float" office:value="1380" calcext:value-type="float">
            <text:p>1380</text:p>
          </table:table-cell>
          <table:table-cell table:formula="of:=[.D108]/6" office:value-type="float" office:value="581.666666666667" calcext:value-type="float">
            <text:p>581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9" calcext:value-type="float">
            <text:p>2459</text:p>
          </table:table-cell>
          <table:table-cell office:value-type="float" office:value="618" calcext:value-type="float">
            <text:p>618</text:p>
          </table:table-cell>
          <table:table-cell office:value-type="float" office:value="3492" calcext:value-type="float">
            <text:p>3492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[.A109]*23" office:value-type="float" office:value="1380" calcext:value-type="float">
            <text:p>1380</text:p>
          </table:table-cell>
          <table:table-cell table:formula="of:=[.D109]/6" office:value-type="float" office:value="582" calcext:value-type="float">
            <text:p>582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2" calcext:value-type="float">
            <text:p>2462</text:p>
          </table:table-cell>
          <table:table-cell office:value-type="float" office:value="296" calcext:value-type="float">
            <text:p>296</text:p>
          </table:table-cell>
          <table:table-cell office:value-type="float" office:value="3488" calcext:value-type="float">
            <text:p>3488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[.A110]*23" office:value-type="float" office:value="1380" calcext:value-type="float">
            <text:p>1380</text:p>
          </table:table-cell>
          <table:table-cell table:formula="of:=[.D110]/6" office:value-type="float" office:value="581.333333333333" calcext:value-type="float">
            <text:p>581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0" calcext:value-type="float">
            <text:p>2460</text:p>
          </table:table-cell>
          <table:table-cell office:value-type="float" office:value="195" calcext:value-type="float">
            <text:p>195</text:p>
          </table:table-cell>
          <table:table-cell office:value-type="float" office:value="3490" calcext:value-type="float">
            <text:p>3490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[.A111]*23" office:value-type="float" office:value="1380" calcext:value-type="float">
            <text:p>1380</text:p>
          </table:table-cell>
          <table:table-cell table:formula="of:=[.D111]/6" office:value-type="float" office:value="581.666666666667" calcext:value-type="float">
            <text:p>581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2" calcext:value-type="float">
            <text:p>2462</text:p>
          </table:table-cell>
          <table:table-cell office:value-type="float" office:value="506" calcext:value-type="float">
            <text:p>506</text:p>
          </table:table-cell>
          <table:table-cell office:value-type="float" office:value="3487" calcext:value-type="float">
            <text:p>3487</text:p>
          </table:table-cell>
          <table:table-cell office:value-type="float" office:value="280" calcext:value-type="float">
            <text:p>280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[.A112]*23" office:value-type="float" office:value="1380" calcext:value-type="float">
            <text:p>1380</text:p>
          </table:table-cell>
          <table:table-cell table:formula="of:=[.D112]/6" office:value-type="float" office:value="581.166666666667" calcext:value-type="float">
            <text:p>581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1" calcext:value-type="float">
            <text:p>2461</text:p>
          </table:table-cell>
          <table:table-cell office:value-type="float" office:value="132" calcext:value-type="float">
            <text:p>132</text:p>
          </table:table-cell>
          <table:table-cell office:value-type="float" office:value="3489" calcext:value-type="float">
            <text:p>3489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[.A113]*23" office:value-type="float" office:value="1380" calcext:value-type="float">
            <text:p>1380</text:p>
          </table:table-cell>
          <table:table-cell table:formula="of:=[.D113]/6" office:value-type="float" office:value="581.5" calcext:value-type="float">
            <text:p>581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3" calcext:value-type="float">
            <text:p>2463</text:p>
          </table:table-cell>
          <table:table-cell office:value-type="float" office:value="312" calcext:value-type="float">
            <text:p>312</text:p>
          </table:table-cell>
          <table:table-cell office:value-type="float" office:value="3485" calcext:value-type="float">
            <text:p>3485</text:p>
          </table:table-cell>
          <table:table-cell office:value-type="float" office:value="276" calcext:value-type="float">
            <text:p>276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[.A114]*23" office:value-type="float" office:value="1380" calcext:value-type="float">
            <text:p>1380</text:p>
          </table:table-cell>
          <table:table-cell table:formula="of:=[.D114]/6" office:value-type="float" office:value="580.833333333333" calcext:value-type="float">
            <text:p>580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4" calcext:value-type="float">
            <text:p>2464</text:p>
          </table:table-cell>
          <table:table-cell office:value-type="float" office:value="239" calcext:value-type="float">
            <text:p>239</text:p>
          </table:table-cell>
          <table:table-cell office:value-type="float" office:value="3485" calcext:value-type="float">
            <text:p>3485</text:p>
          </table:table-cell>
          <table:table-cell office:value-type="float" office:value="276" calcext:value-type="float">
            <text:p>276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[.A115]*23" office:value-type="float" office:value="1380" calcext:value-type="float">
            <text:p>1380</text:p>
          </table:table-cell>
          <table:table-cell table:formula="of:=[.D115]/6" office:value-type="float" office:value="580.833333333333" calcext:value-type="float">
            <text:p>580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4" calcext:value-type="float">
            <text:p>2464</text:p>
          </table:table-cell>
          <table:table-cell office:value-type="float" office:value="509" calcext:value-type="float">
            <text:p>509</text:p>
          </table:table-cell>
          <table:table-cell office:value-type="float" office:value="3485" calcext:value-type="float">
            <text:p>3485</text:p>
          </table:table-cell>
          <table:table-cell office:value-type="float" office:value="276" calcext:value-type="float">
            <text:p>276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[.A116]*23" office:value-type="float" office:value="1380" calcext:value-type="float">
            <text:p>1380</text:p>
          </table:table-cell>
          <table:table-cell table:formula="of:=[.D116]/6" office:value-type="float" office:value="580.833333333333" calcext:value-type="float">
            <text:p>580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5" calcext:value-type="float">
            <text:p>2465</text:p>
          </table:table-cell>
          <table:table-cell office:value-type="float" office:value="495" calcext:value-type="float">
            <text:p>495</text:p>
          </table:table-cell>
          <table:table-cell office:value-type="float" office:value="3483" calcext:value-type="float">
            <text:p>3483</text:p>
          </table:table-cell>
          <table:table-cell office:value-type="float" office:value="276" calcext:value-type="float">
            <text:p>276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[.A117]*23" office:value-type="float" office:value="1380" calcext:value-type="float">
            <text:p>1380</text:p>
          </table:table-cell>
          <table:table-cell table:formula="of:=[.D117]/6" office:value-type="float" office:value="580.5" calcext:value-type="float">
            <text:p>580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2" calcext:value-type="float">
            <text:p>2442</text:p>
          </table:table-cell>
          <table:table-cell office:value-type="float" office:value="529" calcext:value-type="float">
            <text:p>529</text:p>
          </table:table-cell>
          <table:table-cell office:value-type="float" office:value="3515" calcext:value-type="float">
            <text:p>3515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[.A118]*23" office:value-type="float" office:value="1380" calcext:value-type="float">
            <text:p>1380</text:p>
          </table:table-cell>
          <table:table-cell table:formula="of:=[.D118]/6" office:value-type="float" office:value="585.833333333333" calcext:value-type="float">
            <text:p>585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1" calcext:value-type="float">
            <text:p>2441</text:p>
          </table:table-cell>
          <table:table-cell office:value-type="float" office:value="122" calcext:value-type="float">
            <text:p>122</text:p>
          </table:table-cell>
          <table:table-cell office:value-type="float" office:value="3517" calcext:value-type="float">
            <text:p>3517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[.A119]*23" office:value-type="float" office:value="1380" calcext:value-type="float">
            <text:p>1380</text:p>
          </table:table-cell>
          <table:table-cell table:formula="of:=[.D119]/6" office:value-type="float" office:value="586.166666666667" calcext:value-type="float">
            <text:p>58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0" calcext:value-type="float">
            <text:p>2440</text:p>
          </table:table-cell>
          <table:table-cell office:value-type="float" office:value="165" calcext:value-type="float">
            <text:p>165</text:p>
          </table:table-cell>
          <table:table-cell office:value-type="float" office:value="3519" calcext:value-type="float">
            <text:p>3519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[.A120]*23" office:value-type="float" office:value="1380" calcext:value-type="float">
            <text:p>1380</text:p>
          </table:table-cell>
          <table:table-cell table:formula="of:=[.D120]/6" office:value-type="float" office:value="586.5" calcext:value-type="float">
            <text:p>58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9" calcext:value-type="float">
            <text:p>2439</text:p>
          </table:table-cell>
          <table:table-cell office:value-type="float" office:value="299" calcext:value-type="float">
            <text:p>299</text:p>
          </table:table-cell>
          <table:table-cell office:value-type="float" office:value="3520" calcext:value-type="float">
            <text:p>3520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21]*23" office:value-type="float" office:value="1380" calcext:value-type="float">
            <text:p>1380</text:p>
          </table:table-cell>
          <table:table-cell table:formula="of:=[.D121]/6" office:value-type="float" office:value="586.666666666667" calcext:value-type="float">
            <text:p>586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9" calcext:value-type="float">
            <text:p>2439</text:p>
          </table:table-cell>
          <table:table-cell office:value-type="float" office:value="71" calcext:value-type="float">
            <text:p>71</text:p>
          </table:table-cell>
          <table:table-cell office:value-type="float" office:value="3520" calcext:value-type="float">
            <text:p>3520</text:p>
          </table:table-cell>
          <table:table-cell office:value-type="float" office:value="280" calcext:value-type="float">
            <text:p>28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[.A122]*23" office:value-type="float" office:value="1380" calcext:value-type="float">
            <text:p>1380</text:p>
          </table:table-cell>
          <table:table-cell table:formula="of:=[.D122]/6" office:value-type="float" office:value="586.666666666667" calcext:value-type="float">
            <text:p>586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8" calcext:value-type="float">
            <text:p>2438</text:p>
          </table:table-cell>
          <table:table-cell office:value-type="float" office:value="528" calcext:value-type="float">
            <text:p>528</text:p>
          </table:table-cell>
          <table:table-cell office:value-type="float" office:value="3522" calcext:value-type="float">
            <text:p>3522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23]*23" office:value-type="float" office:value="1380" calcext:value-type="float">
            <text:p>1380</text:p>
          </table:table-cell>
          <table:table-cell table:formula="of:=[.D123]/6" office:value-type="float" office:value="587" calcext:value-type="float">
            <text:p>587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2" calcext:value-type="float">
            <text:p>2432</text:p>
          </table:table-cell>
          <table:table-cell office:value-type="float" office:value="758" calcext:value-type="float">
            <text:p>758</text:p>
          </table:table-cell>
          <table:table-cell office:value-type="float" office:value="3530" calcext:value-type="float">
            <text:p>3530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24]*23" office:value-type="float" office:value="1380" calcext:value-type="float">
            <text:p>1380</text:p>
          </table:table-cell>
          <table:table-cell table:formula="of:=[.D124]/6" office:value-type="float" office:value="588.333333333333" calcext:value-type="float">
            <text:p>588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5" calcext:value-type="float">
            <text:p>2435</text:p>
          </table:table-cell>
          <table:table-cell office:value-type="float" office:value="121" calcext:value-type="float">
            <text:p>121</text:p>
          </table:table-cell>
          <table:table-cell office:value-type="float" office:value="3525" calcext:value-type="float">
            <text:p>3525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25]*23" office:value-type="float" office:value="1380" calcext:value-type="float">
            <text:p>1380</text:p>
          </table:table-cell>
          <table:table-cell table:formula="of:=[.D125]/6" office:value-type="float" office:value="587.5" calcext:value-type="float">
            <text:p>587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34" calcext:value-type="float">
            <text:p>2434</text:p>
          </table:table-cell>
          <table:table-cell office:value-type="float" office:value="502" calcext:value-type="float">
            <text:p>502</text:p>
          </table:table-cell>
          <table:table-cell office:value-type="float" office:value="3528" calcext:value-type="float">
            <text:p>3528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26]*23" office:value-type="float" office:value="1380" calcext:value-type="float">
            <text:p>1380</text:p>
          </table:table-cell>
          <table:table-cell table:formula="of:=[.D126]/6" office:value-type="float" office:value="588" calcext:value-type="float">
            <text:p>588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5" calcext:value-type="float">
            <text:p>2425</text:p>
          </table:table-cell>
          <table:table-cell office:value-type="float" office:value="134" calcext:value-type="float">
            <text:p>134</text:p>
          </table:table-cell>
          <table:table-cell office:value-type="float" office:value="3540" calcext:value-type="float">
            <text:p>3540</text:p>
          </table:table-cell>
          <table:table-cell office:value-type="float" office:value="280" calcext:value-type="float">
            <text:p>280</text:p>
          </table:table-cell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</text:p>
          </table:table-cell>
          <table:table-cell table:formula="of:=[.A127]*23" office:value-type="float" office:value="1380" calcext:value-type="float">
            <text:p>1380</text:p>
          </table:table-cell>
          <table:table-cell table:formula="of:=[.D127]/6" office:value-type="float" office:value="590" calcext:value-type="float">
            <text:p>590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7" calcext:value-type="float">
            <text:p>2427</text:p>
          </table:table-cell>
          <table:table-cell office:value-type="float" office:value="121" calcext:value-type="float">
            <text:p>121</text:p>
          </table:table-cell>
          <table:table-cell office:value-type="float" office:value="3537" calcext:value-type="float">
            <text:p>3537</text:p>
          </table:table-cell>
          <table:table-cell office:value-type="float" office:value="280" calcext:value-type="float">
            <text:p>280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table:formula="of:=[.A128]*23" office:value-type="float" office:value="1380" calcext:value-type="float">
            <text:p>1380</text:p>
          </table:table-cell>
          <table:table-cell table:formula="of:=[.D128]/6" office:value-type="float" office:value="589.5" calcext:value-type="float">
            <text:p>589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1" calcext:value-type="float">
            <text:p>2421</text:p>
          </table:table-cell>
          <table:table-cell office:value-type="float" office:value="445" calcext:value-type="float">
            <text:p>445</text:p>
          </table:table-cell>
          <table:table-cell office:value-type="float" office:value="3546" calcext:value-type="float">
            <text:p>3546</text:p>
          </table:table-cell>
          <table:table-cell office:value-type="float" office:value="280" calcext:value-type="float">
            <text:p>280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[.A129]*23" office:value-type="float" office:value="1380" calcext:value-type="float">
            <text:p>1380</text:p>
          </table:table-cell>
          <table:table-cell table:formula="of:=[.D129]/6" office:value-type="float" office:value="591" calcext:value-type="float">
            <text:p>591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7" calcext:value-type="float">
            <text:p>2417</text:p>
          </table:table-cell>
          <table:table-cell office:value-type="float" office:value="405" calcext:value-type="float">
            <text:p>405</text:p>
          </table:table-cell>
          <table:table-cell office:value-type="float" office:value="3552" calcext:value-type="float">
            <text:p>3552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30]*23" office:value-type="float" office:value="1380" calcext:value-type="float">
            <text:p>1380</text:p>
          </table:table-cell>
          <table:table-cell table:formula="of:=[.D130]/6" office:value-type="float" office:value="592" calcext:value-type="float">
            <text:p>592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5" calcext:value-type="float">
            <text:p>2415</text:p>
          </table:table-cell>
          <table:table-cell office:value-type="float" office:value="165" calcext:value-type="float">
            <text:p>165</text:p>
          </table:table-cell>
          <table:table-cell office:value-type="float" office:value="3554" calcext:value-type="float">
            <text:p>3554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31]*23" office:value-type="float" office:value="1380" calcext:value-type="float">
            <text:p>1380</text:p>
          </table:table-cell>
          <table:table-cell table:formula="of:=[.D131]/6" office:value-type="float" office:value="592.333333333333" calcext:value-type="float">
            <text:p>592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7" calcext:value-type="float">
            <text:p>2407</text:p>
          </table:table-cell>
          <table:table-cell office:value-type="float" office:value="446" calcext:value-type="float">
            <text:p>446</text:p>
          </table:table-cell>
          <table:table-cell office:value-type="float" office:value="3567" calcext:value-type="float">
            <text:p>3567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32]*23" office:value-type="float" office:value="1380" calcext:value-type="float">
            <text:p>1380</text:p>
          </table:table-cell>
          <table:table-cell table:formula="of:=[.D132]/6" office:value-type="float" office:value="594.5" calcext:value-type="float">
            <text:p>594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6" calcext:value-type="float">
            <text:p>2406</text:p>
          </table:table-cell>
          <table:table-cell office:value-type="float" office:value="139" calcext:value-type="float">
            <text:p>139</text:p>
          </table:table-cell>
          <table:table-cell office:value-type="float" office:value="3568" calcext:value-type="float">
            <text:p>3568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33]*23" office:value-type="float" office:value="1380" calcext:value-type="float">
            <text:p>1380</text:p>
          </table:table-cell>
          <table:table-cell table:formula="of:=[.D133]/6" office:value-type="float" office:value="594.666666666667" calcext:value-type="float">
            <text:p>594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7" calcext:value-type="float">
            <text:p>2427</text:p>
          </table:table-cell>
          <table:table-cell office:value-type="float" office:value="518" calcext:value-type="float">
            <text:p>518</text:p>
          </table:table-cell>
          <table:table-cell office:value-type="float" office:value="3538" calcext:value-type="float">
            <text:p>3538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34]*23" office:value-type="float" office:value="1380" calcext:value-type="float">
            <text:p>1380</text:p>
          </table:table-cell>
          <table:table-cell table:formula="of:=[.D134]/6" office:value-type="float" office:value="589.666666666667" calcext:value-type="float">
            <text:p>589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2" calcext:value-type="float">
            <text:p>2422</text:p>
          </table:table-cell>
          <table:table-cell office:value-type="float" office:value="702" calcext:value-type="float">
            <text:p>702</text:p>
          </table:table-cell>
          <table:table-cell office:value-type="float" office:value="3544" calcext:value-type="float">
            <text:p>3544</text:p>
          </table:table-cell>
          <table:table-cell office:value-type="float" office:value="280" calcext:value-type="float">
            <text:p>28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35]*23" office:value-type="float" office:value="1380" calcext:value-type="float">
            <text:p>1380</text:p>
          </table:table-cell>
          <table:table-cell table:formula="of:=[.D135]/6" office:value-type="float" office:value="590.666666666667" calcext:value-type="float">
            <text:p>590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7" calcext:value-type="float">
            <text:p>2417</text:p>
          </table:table-cell>
          <table:table-cell office:value-type="float" office:value="121" calcext:value-type="float">
            <text:p>121</text:p>
          </table:table-cell>
          <table:table-cell office:value-type="float" office:value="3552" calcext:value-type="float">
            <text:p>3552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36]*23" office:value-type="float" office:value="1380" calcext:value-type="float">
            <text:p>1380</text:p>
          </table:table-cell>
          <table:table-cell table:formula="of:=[.D136]/6" office:value-type="float" office:value="592" calcext:value-type="float">
            <text:p>592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11" calcext:value-type="float">
            <text:p>2411</text:p>
          </table:table-cell>
          <table:table-cell office:value-type="float" office:value="373" calcext:value-type="float">
            <text:p>373</text:p>
          </table:table-cell>
          <table:table-cell office:value-type="float" office:value="3561" calcext:value-type="float">
            <text:p>3561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37]*23" office:value-type="float" office:value="1380" calcext:value-type="float">
            <text:p>1380</text:p>
          </table:table-cell>
          <table:table-cell table:formula="of:=[.D137]/6" office:value-type="float" office:value="593.5" calcext:value-type="float">
            <text:p>593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9" calcext:value-type="float">
            <text:p>2409</text:p>
          </table:table-cell>
          <table:table-cell office:value-type="float" office:value="99" calcext:value-type="float">
            <text:p>99</text:p>
          </table:table-cell>
          <table:table-cell office:value-type="float" office:value="3564" calcext:value-type="float">
            <text:p>3564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38]*23" office:value-type="float" office:value="1380" calcext:value-type="float">
            <text:p>1380</text:p>
          </table:table-cell>
          <table:table-cell table:formula="of:=[.D138]/6" office:value-type="float" office:value="594" calcext:value-type="float">
            <text:p>594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2" calcext:value-type="float">
            <text:p>2402</text:p>
          </table:table-cell>
          <table:table-cell office:value-type="float" office:value="123" calcext:value-type="float">
            <text:p>123</text:p>
          </table:table-cell>
          <table:table-cell office:value-type="float" office:value="3574" calcext:value-type="float">
            <text:p>3574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39]*23" office:value-type="float" office:value="1380" calcext:value-type="float">
            <text:p>1380</text:p>
          </table:table-cell>
          <table:table-cell table:formula="of:=[.D139]/6" office:value-type="float" office:value="595.666666666667" calcext:value-type="float">
            <text:p>59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9" calcext:value-type="float">
            <text:p>2399</text:p>
          </table:table-cell>
          <table:table-cell office:value-type="float" office:value="356" calcext:value-type="float">
            <text:p>356</text:p>
          </table:table-cell>
          <table:table-cell office:value-type="float" office:value="3579" calcext:value-type="float">
            <text:p>3579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40]*23" office:value-type="float" office:value="1380" calcext:value-type="float">
            <text:p>1380</text:p>
          </table:table-cell>
          <table:table-cell table:formula="of:=[.D140]/6" office:value-type="float" office:value="596.5" calcext:value-type="float">
            <text:p>59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7" calcext:value-type="float">
            <text:p>2397</text:p>
          </table:table-cell>
          <table:table-cell office:value-type="float" office:value="495" calcext:value-type="float">
            <text:p>495</text:p>
          </table:table-cell>
          <table:table-cell office:value-type="float" office:value="3581" calcext:value-type="float">
            <text:p>3581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41]*23" office:value-type="float" office:value="1380" calcext:value-type="float">
            <text:p>1380</text:p>
          </table:table-cell>
          <table:table-cell table:formula="of:=[.D141]/6" office:value-type="float" office:value="596.833333333333" calcext:value-type="float">
            <text:p>596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2" calcext:value-type="float">
            <text:p>2392</text:p>
          </table:table-cell>
          <table:table-cell office:value-type="float" office:value="68" calcext:value-type="float">
            <text:p>68</text:p>
          </table:table-cell>
          <table:table-cell office:value-type="float" office:value="3589" calcext:value-type="float">
            <text:p>3589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42]*23" office:value-type="float" office:value="1380" calcext:value-type="float">
            <text:p>1380</text:p>
          </table:table-cell>
          <table:table-cell table:formula="of:=[.D142]/6" office:value-type="float" office:value="598.166666666667" calcext:value-type="float">
            <text:p>598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0" calcext:value-type="float">
            <text:p>2390</text:p>
          </table:table-cell>
          <table:table-cell office:value-type="float" office:value="497" calcext:value-type="float">
            <text:p>497</text:p>
          </table:table-cell>
          <table:table-cell office:value-type="float" office:value="3592" calcext:value-type="float">
            <text:p>3592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43]*23" office:value-type="float" office:value="1380" calcext:value-type="float">
            <text:p>1380</text:p>
          </table:table-cell>
          <table:table-cell table:formula="of:=[.D143]/6" office:value-type="float" office:value="598.666666666667" calcext:value-type="float">
            <text:p>598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84" calcext:value-type="float">
            <text:p>2384</text:p>
          </table:table-cell>
          <table:table-cell office:value-type="float" office:value="715" calcext:value-type="float">
            <text:p>715</text:p>
          </table:table-cell>
          <table:table-cell office:value-type="float" office:value="3602" calcext:value-type="float">
            <text:p>3602</text:p>
          </table:table-cell>
          <table:table-cell office:value-type="float" office:value="285" calcext:value-type="float">
            <text:p>285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[.A144]*23" office:value-type="float" office:value="1380" calcext:value-type="float">
            <text:p>1380</text:p>
          </table:table-cell>
          <table:table-cell table:formula="of:=[.D144]/6" office:value-type="float" office:value="600.333333333333" calcext:value-type="float">
            <text:p>600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83" calcext:value-type="float">
            <text:p>2383</text:p>
          </table:table-cell>
          <table:table-cell office:value-type="float" office:value="73" calcext:value-type="float">
            <text:p>73</text:p>
          </table:table-cell>
          <table:table-cell office:value-type="float" office:value="3603" calcext:value-type="float">
            <text:p>3603</text:p>
          </table:table-cell>
          <table:table-cell office:value-type="float" office:value="285" calcext:value-type="float">
            <text:p>285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45]*23" office:value-type="float" office:value="1380" calcext:value-type="float">
            <text:p>1380</text:p>
          </table:table-cell>
          <table:table-cell table:formula="of:=[.D145]/6" office:value-type="float" office:value="600.5" calcext:value-type="float">
            <text:p>600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80" calcext:value-type="float">
            <text:p>2380</text:p>
          </table:table-cell>
          <table:table-cell office:value-type="float" office:value="497" calcext:value-type="float">
            <text:p>497</text:p>
          </table:table-cell>
          <table:table-cell office:value-type="float" office:value="3607" calcext:value-type="float">
            <text:p>3607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46]*23" office:value-type="float" office:value="1380" calcext:value-type="float">
            <text:p>1380</text:p>
          </table:table-cell>
          <table:table-cell table:formula="of:=[.D146]/6" office:value-type="float" office:value="601.166666666667" calcext:value-type="float">
            <text:p>601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77" calcext:value-type="float">
            <text:p>2377</text:p>
          </table:table-cell>
          <table:table-cell office:value-type="float" office:value="114" calcext:value-type="float">
            <text:p>114</text:p>
          </table:table-cell>
          <table:table-cell office:value-type="float" office:value="3611" calcext:value-type="float">
            <text:p>3611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47]*23" office:value-type="float" office:value="1380" calcext:value-type="float">
            <text:p>1380</text:p>
          </table:table-cell>
          <table:table-cell table:formula="of:=[.D147]/6" office:value-type="float" office:value="601.833333333333" calcext:value-type="float">
            <text:p>601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75" calcext:value-type="float">
            <text:p>2375</text:p>
          </table:table-cell>
          <table:table-cell office:value-type="float" office:value="751" calcext:value-type="float">
            <text:p>751</text:p>
          </table:table-cell>
          <table:table-cell office:value-type="float" office:value="3615" calcext:value-type="float">
            <text:p>3615</text:p>
          </table:table-cell>
          <table:table-cell office:value-type="float" office:value="290" calcext:value-type="float">
            <text:p>290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[.A148]*23" office:value-type="float" office:value="1380" calcext:value-type="float">
            <text:p>1380</text:p>
          </table:table-cell>
          <table:table-cell table:formula="of:=[.D148]/6" office:value-type="float" office:value="602.5" calcext:value-type="float">
            <text:p>602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73" calcext:value-type="float">
            <text:p>2373</text:p>
          </table:table-cell>
          <table:table-cell office:value-type="float" office:value="505" calcext:value-type="float">
            <text:p>505</text:p>
          </table:table-cell>
          <table:table-cell office:value-type="float" office:value="3619" calcext:value-type="float">
            <text:p>3619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49]*23" office:value-type="float" office:value="1380" calcext:value-type="float">
            <text:p>1380</text:p>
          </table:table-cell>
          <table:table-cell table:formula="of:=[.D149]/6" office:value-type="float" office:value="603.166666666667" calcext:value-type="float">
            <text:p>603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68" calcext:value-type="float">
            <text:p>2368</text:p>
          </table:table-cell>
          <table:table-cell office:value-type="float" office:value="79" calcext:value-type="float">
            <text:p>79</text:p>
          </table:table-cell>
          <table:table-cell office:value-type="float" office:value="3625" calcext:value-type="float">
            <text:p>3625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50]*23" office:value-type="float" office:value="1380" calcext:value-type="float">
            <text:p>1380</text:p>
          </table:table-cell>
          <table:table-cell table:formula="of:=[.D150]/6" office:value-type="float" office:value="604.166666666667" calcext:value-type="float">
            <text:p>604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64" calcext:value-type="float">
            <text:p>2364</text:p>
          </table:table-cell>
          <table:table-cell office:value-type="float" office:value="748" calcext:value-type="float">
            <text:p>748</text:p>
          </table:table-cell>
          <table:table-cell office:value-type="float" office:value="3631" calcext:value-type="float">
            <text:p>3631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51]*23" office:value-type="float" office:value="1380" calcext:value-type="float">
            <text:p>1380</text:p>
          </table:table-cell>
          <table:table-cell table:formula="of:=[.D151]/6" office:value-type="float" office:value="605.166666666667" calcext:value-type="float">
            <text:p>60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63" calcext:value-type="float">
            <text:p>2363</text:p>
          </table:table-cell>
          <table:table-cell office:value-type="float" office:value="498" calcext:value-type="float">
            <text:p>498</text:p>
          </table:table-cell>
          <table:table-cell office:value-type="float" office:value="3633" calcext:value-type="float">
            <text:p>3633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52]*23" office:value-type="float" office:value="1380" calcext:value-type="float">
            <text:p>1380</text:p>
          </table:table-cell>
          <table:table-cell table:formula="of:=[.D152]/6" office:value-type="float" office:value="605.5" calcext:value-type="float">
            <text:p>605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62" calcext:value-type="float">
            <text:p>2362</text:p>
          </table:table-cell>
          <table:table-cell office:value-type="float" office:value="103" calcext:value-type="float">
            <text:p>103</text:p>
          </table:table-cell>
          <table:table-cell office:value-type="float" office:value="3635" calcext:value-type="float">
            <text:p>3635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53]*23" office:value-type="float" office:value="1380" calcext:value-type="float">
            <text:p>1380</text:p>
          </table:table-cell>
          <table:table-cell table:formula="of:=[.D153]/6" office:value-type="float" office:value="605.833333333333" calcext:value-type="float">
            <text:p>605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56" calcext:value-type="float">
            <text:p>2356</text:p>
          </table:table-cell>
          <table:table-cell office:value-type="float" office:value="792" calcext:value-type="float">
            <text:p>792</text:p>
          </table:table-cell>
          <table:table-cell office:value-type="float" office:value="3644" calcext:value-type="float">
            <text:p>3644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54]*23" office:value-type="float" office:value="1380" calcext:value-type="float">
            <text:p>1380</text:p>
          </table:table-cell>
          <table:table-cell table:formula="of:=[.D154]/6" office:value-type="float" office:value="607.333333333333" calcext:value-type="float">
            <text:p>607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55" calcext:value-type="float">
            <text:p>2355</text:p>
          </table:table-cell>
          <table:table-cell office:value-type="float" office:value="114" calcext:value-type="float">
            <text:p>114</text:p>
          </table:table-cell>
          <table:table-cell office:value-type="float" office:value="3645" calcext:value-type="float">
            <text:p>3645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55]*23" office:value-type="float" office:value="1380" calcext:value-type="float">
            <text:p>1380</text:p>
          </table:table-cell>
          <table:table-cell table:formula="of:=[.D155]/6" office:value-type="float" office:value="607.5" calcext:value-type="float">
            <text:p>607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57" calcext:value-type="float">
            <text:p>2357</text:p>
          </table:table-cell>
          <table:table-cell office:value-type="float" office:value="524" calcext:value-type="float">
            <text:p>524</text:p>
          </table:table-cell>
          <table:table-cell office:value-type="float" office:value="3643" calcext:value-type="float">
            <text:p>3643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[.A156]*23" office:value-type="float" office:value="1380" calcext:value-type="float">
            <text:p>1380</text:p>
          </table:table-cell>
          <table:table-cell table:formula="of:=[.D156]/6" office:value-type="float" office:value="607.166666666667" calcext:value-type="float">
            <text:p>607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52" calcext:value-type="float">
            <text:p>2352</text:p>
          </table:table-cell>
          <table:table-cell office:value-type="float" office:value="28" calcext:value-type="float">
            <text:p>28</text:p>
          </table:table-cell>
          <table:table-cell office:value-type="float" office:value="3650" calcext:value-type="float">
            <text:p>3650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table:formula="of:=[.A157]*23" office:value-type="float" office:value="1380" calcext:value-type="float">
            <text:p>1380</text:p>
          </table:table-cell>
          <table:table-cell table:formula="of:=[.D157]/6" office:value-type="float" office:value="608.333333333333" calcext:value-type="float">
            <text:p>608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47" calcext:value-type="float">
            <text:p>2347</text:p>
          </table:table-cell>
          <table:table-cell office:value-type="float" office:value="91" calcext:value-type="float">
            <text:p>91</text:p>
          </table:table-cell>
          <table:table-cell office:value-type="float" office:value="3659" calcext:value-type="float">
            <text:p>3659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[.A158]*23" office:value-type="float" office:value="1380" calcext:value-type="float">
            <text:p>1380</text:p>
          </table:table-cell>
          <table:table-cell table:formula="of:=[.D158]/6" office:value-type="float" office:value="609.833333333333" calcext:value-type="float">
            <text:p>609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49" calcext:value-type="float">
            <text:p>2349</text:p>
          </table:table-cell>
          <table:table-cell office:value-type="float" office:value="516" calcext:value-type="float">
            <text:p>516</text:p>
          </table:table-cell>
          <table:table-cell office:value-type="float" office:value="3656" calcext:value-type="float">
            <text:p>3656</text:p>
          </table:table-cell>
          <table:table-cell office:value-type="float" office:value="290" calcext:value-type="float">
            <text:p>290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formula="of:=[.A159]*23" office:value-type="float" office:value="1380" calcext:value-type="float">
            <text:p>1380</text:p>
          </table:table-cell>
          <table:table-cell table:formula="of:=[.D159]/6" office:value-type="float" office:value="609.333333333333" calcext:value-type="float">
            <text:p>609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45" calcext:value-type="float">
            <text:p>2345</text:p>
          </table:table-cell>
          <table:table-cell office:value-type="float" office:value="808" calcext:value-type="float">
            <text:p>808</text:p>
          </table:table-cell>
          <table:table-cell office:value-type="float" office:value="3660" calcext:value-type="float">
            <text:p>3660</text:p>
          </table:table-cell>
          <table:table-cell office:value-type="float" office:value="290" calcext:value-type="float">
            <text:p>290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[.A160]*23" office:value-type="float" office:value="1380" calcext:value-type="float">
            <text:p>1380</text:p>
          </table:table-cell>
          <table:table-cell table:formula="of:=[.D160]/6" office:value-type="float" office:value="610" calcext:value-type="float">
            <text:p>610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44" calcext:value-type="float">
            <text:p>2344</text:p>
          </table:table-cell>
          <table:table-cell office:value-type="float" office:value="193" calcext:value-type="float">
            <text:p>193</text:p>
          </table:table-cell>
          <table:table-cell office:value-type="float" office:value="3663" calcext:value-type="float">
            <text:p>3663</text:p>
          </table:table-cell>
          <table:table-cell office:value-type="float" office:value="290" calcext:value-type="float">
            <text:p>290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[.A161]*23" office:value-type="float" office:value="1380" calcext:value-type="float">
            <text:p>1380</text:p>
          </table:table-cell>
          <table:table-cell table:formula="of:=[.D161]/6" office:value-type="float" office:value="610.5" calcext:value-type="float">
            <text:p>610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42" calcext:value-type="float">
            <text:p>2342</text:p>
          </table:table-cell>
          <table:table-cell office:value-type="float" office:value="502" calcext:value-type="float">
            <text:p>502</text:p>
          </table:table-cell>
          <table:table-cell office:value-type="float" office:value="3665" calcext:value-type="float">
            <text:p>3665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[.A162]*23" office:value-type="float" office:value="1380" calcext:value-type="float">
            <text:p>1380</text:p>
          </table:table-cell>
          <table:table-cell table:formula="of:=[.D162]/6" office:value-type="float" office:value="610.833333333333" calcext:value-type="float">
            <text:p>610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42" calcext:value-type="float">
            <text:p>2342</text:p>
          </table:table-cell>
          <table:table-cell office:value-type="float" office:value="800" calcext:value-type="float">
            <text:p>800</text:p>
          </table:table-cell>
          <table:table-cell office:value-type="float" office:value="3666" calcext:value-type="float">
            <text:p>3666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163]*23" office:value-type="float" office:value="1380" calcext:value-type="float">
            <text:p>1380</text:p>
          </table:table-cell>
          <table:table-cell table:formula="of:=[.D163]/6" office:value-type="float" office:value="611" calcext:value-type="float">
            <text:p>611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8" calcext:value-type="float">
            <text:p>2338</text:p>
          </table:table-cell>
          <table:table-cell office:value-type="float" office:value="111" calcext:value-type="float">
            <text:p>111</text:p>
          </table:table-cell>
          <table:table-cell office:value-type="float" office:value="3672" calcext:value-type="float">
            <text:p>3672</text:p>
          </table:table-cell>
          <table:table-cell office:value-type="float" office:value="295" calcext:value-type="float">
            <text:p>295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164]*23" office:value-type="float" office:value="1380" calcext:value-type="float">
            <text:p>1380</text:p>
          </table:table-cell>
          <table:table-cell table:formula="of:=[.D164]/6" office:value-type="float" office:value="612" calcext:value-type="float">
            <text:p>612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44" calcext:value-type="float">
            <text:p>2344</text:p>
          </table:table-cell>
          <table:table-cell office:value-type="float" office:value="352" calcext:value-type="float">
            <text:p>352</text:p>
          </table:table-cell>
          <table:table-cell office:value-type="float" office:value="3663" calcext:value-type="float">
            <text:p>3663</text:p>
          </table:table-cell>
          <table:table-cell office:value-type="float" office:value="290" calcext:value-type="float">
            <text:p>29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[.A165]*23" office:value-type="float" office:value="1380" calcext:value-type="float">
            <text:p>1380</text:p>
          </table:table-cell>
          <table:table-cell table:formula="of:=[.D165]/6" office:value-type="float" office:value="610.5" calcext:value-type="float">
            <text:p>610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4" calcext:value-type="float">
            <text:p>2334</text:p>
          </table:table-cell>
          <table:table-cell office:value-type="float" office:value="79" calcext:value-type="float">
            <text:p>79</text:p>
          </table:table-cell>
          <table:table-cell office:value-type="float" office:value="3678" calcext:value-type="float">
            <text:p>3678</text:p>
          </table:table-cell>
          <table:table-cell office:value-type="float" office:value="295" calcext:value-type="float">
            <text:p>295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[.A166]*23" office:value-type="float" office:value="1380" calcext:value-type="float">
            <text:p>1380</text:p>
          </table:table-cell>
          <table:table-cell table:formula="of:=[.D166]/6" office:value-type="float" office:value="613" calcext:value-type="float">
            <text:p>613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5" calcext:value-type="float">
            <text:p>2335</text:p>
          </table:table-cell>
          <table:table-cell office:value-type="float" office:value="98" calcext:value-type="float">
            <text:p>98</text:p>
          </table:table-cell>
          <table:table-cell office:value-type="float" office:value="3677" calcext:value-type="float">
            <text:p>3677</text:p>
          </table:table-cell>
          <table:table-cell office:value-type="float" office:value="295" calcext:value-type="float">
            <text:p>295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[.A167]*23" office:value-type="float" office:value="1380" calcext:value-type="float">
            <text:p>1380</text:p>
          </table:table-cell>
          <table:table-cell table:formula="of:=[.D167]/6" office:value-type="float" office:value="612.833333333333" calcext:value-type="float">
            <text:p>612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1" calcext:value-type="float">
            <text:p>2331</text:p>
          </table:table-cell>
          <table:table-cell office:value-type="float" office:value="783" calcext:value-type="float">
            <text:p>783</text:p>
          </table:table-cell>
          <table:table-cell office:value-type="float" office:value="3683" calcext:value-type="float">
            <text:p>3683</text:p>
          </table:table-cell>
          <table:table-cell office:value-type="float" office:value="295" calcext:value-type="float">
            <text:p>295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168]*23" office:value-type="float" office:value="1380" calcext:value-type="float">
            <text:p>1380</text:p>
          </table:table-cell>
          <table:table-cell table:formula="of:=[.D168]/6" office:value-type="float" office:value="613.833333333333" calcext:value-type="float">
            <text:p>613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3" calcext:value-type="float">
            <text:p>2333</text:p>
          </table:table-cell>
          <table:table-cell office:value-type="float" office:value="520" calcext:value-type="float">
            <text:p>520</text:p>
          </table:table-cell>
          <table:table-cell office:value-type="float" office:value="3680" calcext:value-type="float">
            <text:p>3680</text:p>
          </table:table-cell>
          <table:table-cell office:value-type="float" office:value="295" calcext:value-type="float">
            <text:p>295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169]*23" office:value-type="float" office:value="1380" calcext:value-type="float">
            <text:p>1380</text:p>
          </table:table-cell>
          <table:table-cell table:formula="of:=[.D169]/6" office:value-type="float" office:value="613.333333333333" calcext:value-type="float">
            <text:p>613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6" calcext:value-type="float">
            <text:p>2326</text:p>
          </table:table-cell>
          <table:table-cell office:value-type="float" office:value="757" calcext:value-type="float">
            <text:p>757</text:p>
          </table:table-cell>
          <table:table-cell office:value-type="float" office:value="3691" calcext:value-type="float">
            <text:p>3691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4" calcext:value-type="float">
            <text:p>4</text:p>
          </table:table-cell>
          <table:table-cell table:formula="of:=[.A170]*23" office:value-type="float" office:value="1380" calcext:value-type="float">
            <text:p>1380</text:p>
          </table:table-cell>
          <table:table-cell table:formula="of:=[.D170]/6" office:value-type="float" office:value="615.166666666667" calcext:value-type="float">
            <text:p>61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6" calcext:value-type="float">
            <text:p>2326</text:p>
          </table:table-cell>
          <table:table-cell office:value-type="float" office:value="65" calcext:value-type="float">
            <text:p>65</text:p>
          </table:table-cell>
          <table:table-cell office:value-type="float" office:value="3690" calcext:value-type="float">
            <text:p>3690</text:p>
          </table:table-cell>
          <table:table-cell office:value-type="float" office:value="295" calcext:value-type="float">
            <text:p>295</text:p>
          </table:table-cell>
          <table:table-cell office:value-type="float" office:value="1659" calcext:value-type="float">
            <text:p>1659</text:p>
          </table:table-cell>
          <table:table-cell office:value-type="float" office:value="4" calcext:value-type="float">
            <text:p>4</text:p>
          </table:table-cell>
          <table:table-cell table:formula="of:=[.A171]*23" office:value-type="float" office:value="1380" calcext:value-type="float">
            <text:p>1380</text:p>
          </table:table-cell>
          <table:table-cell table:formula="of:=[.D171]/6" office:value-type="float" office:value="615" calcext:value-type="float">
            <text:p>615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6" calcext:value-type="float">
            <text:p>2326</text:p>
          </table:table-cell>
          <table:table-cell office:value-type="float" office:value="521" calcext:value-type="float">
            <text:p>521</text:p>
          </table:table-cell>
          <table:table-cell office:value-type="float" office:value="3691" calcext:value-type="float">
            <text:p>3691</text:p>
          </table:table-cell>
          <table:table-cell office:value-type="float" office:value="295" calcext:value-type="float">
            <text:p>295</text:p>
          </table:table-cell>
          <table:table-cell office:value-type="float" office:value="1659" calcext:value-type="float">
            <text:p>1659</text:p>
          </table:table-cell>
          <table:table-cell office:value-type="float" office:value="5" calcext:value-type="float">
            <text:p>5</text:p>
          </table:table-cell>
          <table:table-cell table:formula="of:=[.A172]*23" office:value-type="float" office:value="1380" calcext:value-type="float">
            <text:p>1380</text:p>
          </table:table-cell>
          <table:table-cell table:formula="of:=[.D172]/6" office:value-type="float" office:value="615.166666666667" calcext:value-type="float">
            <text:p>61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4" calcext:value-type="float">
            <text:p>2324</text:p>
          </table:table-cell>
          <table:table-cell office:value-type="float" office:value="456" calcext:value-type="float">
            <text:p>456</text:p>
          </table:table-cell>
          <table:table-cell office:value-type="float" office:value="3695" calcext:value-type="float">
            <text:p>3695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</text:p>
          </table:table-cell>
          <table:table-cell table:formula="of:=[.A173]*23" office:value-type="float" office:value="1380" calcext:value-type="float">
            <text:p>1380</text:p>
          </table:table-cell>
          <table:table-cell table:formula="of:=[.D173]/6" office:value-type="float" office:value="615.833333333333" calcext:value-type="float">
            <text:p>615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3" calcext:value-type="float">
            <text:p>2313</text:p>
          </table:table-cell>
          <table:table-cell office:value-type="float" office:value="471" calcext:value-type="float">
            <text:p>471</text:p>
          </table:table-cell>
          <table:table-cell office:value-type="float" office:value="3712" calcext:value-type="float">
            <text:p>3712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table:formula="of:=[.A174]*23" office:value-type="float" office:value="1380" calcext:value-type="float">
            <text:p>1380</text:p>
          </table:table-cell>
          <table:table-cell table:formula="of:=[.D174]/6" office:value-type="float" office:value="618.666666666667" calcext:value-type="float">
            <text:p>618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3" calcext:value-type="float">
            <text:p>2323</text:p>
          </table:table-cell>
          <table:table-cell office:value-type="float" office:value="151" calcext:value-type="float">
            <text:p>151</text:p>
          </table:table-cell>
          <table:table-cell office:value-type="float" office:value="3696" calcext:value-type="float">
            <text:p>3696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[.A175]*23" office:value-type="float" office:value="1380" calcext:value-type="float">
            <text:p>1380</text:p>
          </table:table-cell>
          <table:table-cell table:formula="of:=[.D175]/6" office:value-type="float" office:value="616" calcext:value-type="float">
            <text:p>61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9" calcext:value-type="float">
            <text:p>2319</text:p>
          </table:table-cell>
          <table:table-cell office:value-type="float" office:value="105" calcext:value-type="float">
            <text:p>105</text:p>
          </table:table-cell>
          <table:table-cell office:value-type="float" office:value="3702" calcext:value-type="float">
            <text:p>3702</text:p>
          </table:table-cell>
          <table:table-cell office:value-type="float" office:value="295" calcext:value-type="float">
            <text:p>295</text:p>
          </table:table-cell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 table:formula="of:=[.A176]*23" office:value-type="float" office:value="1380" calcext:value-type="float">
            <text:p>1380</text:p>
          </table:table-cell>
          <table:table-cell table:formula="of:=[.D176]/6" office:value-type="float" office:value="617" calcext:value-type="float">
            <text:p>617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7" calcext:value-type="float">
            <text:p>2317</text:p>
          </table:table-cell>
          <table:table-cell office:value-type="float" office:value="442" calcext:value-type="float">
            <text:p>442</text:p>
          </table:table-cell>
          <table:table-cell office:value-type="float" office:value="3705" calcext:value-type="float">
            <text:p>3705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table:formula="of:=[.A177]*23" office:value-type="float" office:value="1380" calcext:value-type="float">
            <text:p>1380</text:p>
          </table:table-cell>
          <table:table-cell table:formula="of:=[.D177]/6" office:value-type="float" office:value="617.5" calcext:value-type="float">
            <text:p>617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6" calcext:value-type="float">
            <text:p>2316</text:p>
          </table:table-cell>
          <table:table-cell office:value-type="float" office:value="202" calcext:value-type="float">
            <text:p>202</text:p>
          </table:table-cell>
          <table:table-cell office:value-type="float" office:value="3707" calcext:value-type="float">
            <text:p>3707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table:formula="of:=[.A178]*23" office:value-type="float" office:value="1380" calcext:value-type="float">
            <text:p>1380</text:p>
          </table:table-cell>
          <table:table-cell table:formula="of:=[.D178]/6" office:value-type="float" office:value="617.833333333333" calcext:value-type="float">
            <text:p>617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6" calcext:value-type="float">
            <text:p>2316</text:p>
          </table:table-cell>
          <table:table-cell office:value-type="float" office:value="75" calcext:value-type="float">
            <text:p>75</text:p>
          </table:table-cell>
          <table:table-cell office:value-type="float" office:value="3707" calcext:value-type="float">
            <text:p>3707</text:p>
          </table:table-cell>
          <table:table-cell office:value-type="float" office:value="295" calcext:value-type="float">
            <text:p>295</text:p>
          </table:table-cell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 table:formula="of:=[.A179]*23" office:value-type="float" office:value="1380" calcext:value-type="float">
            <text:p>1380</text:p>
          </table:table-cell>
          <table:table-cell table:formula="of:=[.D179]/6" office:value-type="float" office:value="617.833333333333" calcext:value-type="float">
            <text:p>617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1" calcext:value-type="float">
            <text:p>2321</text:p>
          </table:table-cell>
          <table:table-cell office:value-type="float" office:value="381" calcext:value-type="float">
            <text:p>381</text:p>
          </table:table-cell>
          <table:table-cell office:value-type="float" office:value="3699" calcext:value-type="float">
            <text:p>3699</text:p>
          </table:table-cell>
          <table:table-cell office:value-type="float" office:value="295" calcext:value-type="float">
            <text:p>295</text:p>
          </table:table-cell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 table:formula="of:=[.A180]*23" office:value-type="float" office:value="1380" calcext:value-type="float">
            <text:p>1380</text:p>
          </table:table-cell>
          <table:table-cell table:formula="of:=[.D180]/6" office:value-type="float" office:value="616.5" calcext:value-type="float">
            <text:p>61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4" calcext:value-type="float">
            <text:p>2314</text:p>
          </table:table-cell>
          <table:table-cell office:value-type="float" office:value="178" calcext:value-type="float">
            <text:p>178</text:p>
          </table:table-cell>
          <table:table-cell office:value-type="float" office:value="3711" calcext:value-type="float">
            <text:p>3711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[.A181]*23" office:value-type="float" office:value="1380" calcext:value-type="float">
            <text:p>1380</text:p>
          </table:table-cell>
          <table:table-cell table:formula="of:=[.D181]/6" office:value-type="float" office:value="618.5" calcext:value-type="float">
            <text:p>618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4" calcext:value-type="float">
            <text:p>2314</text:p>
          </table:table-cell>
          <table:table-cell office:value-type="float" office:value="101" calcext:value-type="float">
            <text:p>101</text:p>
          </table:table-cell>
          <table:table-cell office:value-type="float" office:value="3710" calcext:value-type="float">
            <text:p>3710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[.A182]*23" office:value-type="float" office:value="1380" calcext:value-type="float">
            <text:p>1380</text:p>
          </table:table-cell>
          <table:table-cell table:formula="of:=[.D182]/6" office:value-type="float" office:value="618.333333333333" calcext:value-type="float">
            <text:p>618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2" calcext:value-type="float">
            <text:p>2312</text:p>
          </table:table-cell>
          <table:table-cell office:value-type="float" office:value="485" calcext:value-type="float">
            <text:p>485</text:p>
          </table:table-cell>
          <table:table-cell office:value-type="float" office:value="3713" calcext:value-type="float">
            <text:p>3713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[.A183]*23" office:value-type="float" office:value="1380" calcext:value-type="float">
            <text:p>1380</text:p>
          </table:table-cell>
          <table:table-cell table:formula="of:=[.D183]/6" office:value-type="float" office:value="618.833333333333" calcext:value-type="float">
            <text:p>618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3" calcext:value-type="float">
            <text:p>2313</text:p>
          </table:table-cell>
          <table:table-cell office:value-type="float" office:value="463" calcext:value-type="float">
            <text:p>463</text:p>
          </table:table-cell>
          <table:table-cell office:value-type="float" office:value="3712" calcext:value-type="float">
            <text:p>3712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table:formula="of:=[.A184]*23" office:value-type="float" office:value="1380" calcext:value-type="float">
            <text:p>1380</text:p>
          </table:table-cell>
          <table:table-cell table:formula="of:=[.D184]/6" office:value-type="float" office:value="618.666666666667" calcext:value-type="float">
            <text:p>618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9" calcext:value-type="float">
            <text:p>2309</text:p>
          </table:table-cell>
          <table:table-cell office:value-type="float" office:value="29" calcext:value-type="float">
            <text:p>29</text:p>
          </table:table-cell>
          <table:table-cell office:value-type="float" office:value="3718" calcext:value-type="float">
            <text:p>3718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table:formula="of:=[.A185]*23" office:value-type="float" office:value="1380" calcext:value-type="float">
            <text:p>1380</text:p>
          </table:table-cell>
          <table:table-cell table:formula="of:=[.D185]/6" office:value-type="float" office:value="619.666666666667" calcext:value-type="float">
            <text:p>619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0" calcext:value-type="float">
            <text:p>2310</text:p>
          </table:table-cell>
          <table:table-cell office:value-type="float" office:value="410" calcext:value-type="float">
            <text:p>410</text:p>
          </table:table-cell>
          <table:table-cell office:value-type="float" office:value="3717" calcext:value-type="float">
            <text:p>3717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table:formula="of:=[.A186]*23" office:value-type="float" office:value="1380" calcext:value-type="float">
            <text:p>1380</text:p>
          </table:table-cell>
          <table:table-cell table:formula="of:=[.D186]/6" office:value-type="float" office:value="619.5" calcext:value-type="float">
            <text:p>619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0" calcext:value-type="float">
            <text:p>2310</text:p>
          </table:table-cell>
          <table:table-cell office:value-type="float" office:value="174" calcext:value-type="float">
            <text:p>174</text:p>
          </table:table-cell>
          <table:table-cell office:value-type="float" office:value="3717" calcext:value-type="float">
            <text:p>3717</text:p>
          </table:table-cell>
          <table:table-cell office:value-type="float" office:value="295" calcext:value-type="float">
            <text:p>295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[.A187]*23" office:value-type="float" office:value="1380" calcext:value-type="float">
            <text:p>1380</text:p>
          </table:table-cell>
          <table:table-cell table:formula="of:=[.D187]/6" office:value-type="float" office:value="619.5" calcext:value-type="float">
            <text:p>619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10" calcext:value-type="float">
            <text:p>2310</text:p>
          </table:table-cell>
          <table:table-cell office:value-type="float" office:value="109" calcext:value-type="float">
            <text:p>109</text:p>
          </table:table-cell>
          <table:table-cell office:value-type="float" office:value="3717" calcext:value-type="float">
            <text:p>3717</text:p>
          </table:table-cell>
          <table:table-cell office:value-type="float" office:value="295" calcext:value-type="float">
            <text:p>295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188]*23" office:value-type="float" office:value="1380" calcext:value-type="float">
            <text:p>1380</text:p>
          </table:table-cell>
          <table:table-cell table:formula="of:=[.D188]/6" office:value-type="float" office:value="619.5" calcext:value-type="float">
            <text:p>619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8" calcext:value-type="float">
            <text:p>2308</text:p>
          </table:table-cell>
          <table:table-cell office:value-type="float" office:value="459" calcext:value-type="float">
            <text:p>459</text:p>
          </table:table-cell>
          <table:table-cell office:value-type="float" office:value="3720" calcext:value-type="float">
            <text:p>3720</text:p>
          </table:table-cell>
          <table:table-cell office:value-type="float" office:value="295" calcext:value-type="float">
            <text:p>295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[.A189]*23" office:value-type="float" office:value="1380" calcext:value-type="float">
            <text:p>1380</text:p>
          </table:table-cell>
          <table:table-cell table:formula="of:=[.D189]/6" office:value-type="float" office:value="620" calcext:value-type="float">
            <text:p>620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5" calcext:value-type="float">
            <text:p>2305</text:p>
          </table:table-cell>
          <table:table-cell office:value-type="float" office:value="69" calcext:value-type="float">
            <text:p>69</text:p>
          </table:table-cell>
          <table:table-cell office:value-type="float" office:value="3724" calcext:value-type="float">
            <text:p>3724</text:p>
          </table:table-cell>
          <table:table-cell office:value-type="float" office:value="295" calcext:value-type="float">
            <text:p>295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[.A190]*23" office:value-type="float" office:value="1380" calcext:value-type="float">
            <text:p>1380</text:p>
          </table:table-cell>
          <table:table-cell table:formula="of:=[.D190]/6" office:value-type="float" office:value="620.666666666667" calcext:value-type="float">
            <text:p>620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6" calcext:value-type="float">
            <text:p>2306</text:p>
          </table:table-cell>
          <table:table-cell office:value-type="float" office:value="464" calcext:value-type="float">
            <text:p>464</text:p>
          </table:table-cell>
          <table:table-cell office:value-type="float" office:value="3723" calcext:value-type="float">
            <text:p>3723</text:p>
          </table:table-cell>
          <table:table-cell office:value-type="float" office:value="295" calcext:value-type="float">
            <text:p>295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[.A191]*23" office:value-type="float" office:value="1380" calcext:value-type="float">
            <text:p>1380</text:p>
          </table:table-cell>
          <table:table-cell table:formula="of:=[.D191]/6" office:value-type="float" office:value="620.5" calcext:value-type="float">
            <text:p>620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5" calcext:value-type="float">
            <text:p>2305</text:p>
          </table:table-cell>
          <table:table-cell office:value-type="float" office:value="423" calcext:value-type="float">
            <text:p>423</text:p>
          </table:table-cell>
          <table:table-cell office:value-type="float" office:value="3725" calcext:value-type="float">
            <text:p>3725</text:p>
          </table:table-cell>
          <table:table-cell office:value-type="float" office:value="295" calcext:value-type="float">
            <text:p>295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92]*23" office:value-type="float" office:value="1380" calcext:value-type="float">
            <text:p>1380</text:p>
          </table:table-cell>
          <table:table-cell table:formula="of:=[.D192]/6" office:value-type="float" office:value="620.833333333333" calcext:value-type="float">
            <text:p>620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5" calcext:value-type="float">
            <text:p>2305</text:p>
          </table:table-cell>
          <table:table-cell office:value-type="float" office:value="128" calcext:value-type="float">
            <text:p>128</text:p>
          </table:table-cell>
          <table:table-cell office:value-type="float" office:value="3725" calcext:value-type="float">
            <text:p>3725</text:p>
          </table:table-cell>
          <table:table-cell office:value-type="float" office:value="295" calcext:value-type="float">
            <text:p>295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93]*23" office:value-type="float" office:value="1380" calcext:value-type="float">
            <text:p>1380</text:p>
          </table:table-cell>
          <table:table-cell table:formula="of:=[.D193]/6" office:value-type="float" office:value="620.833333333333" calcext:value-type="float">
            <text:p>620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5" calcext:value-type="float">
            <text:p>2305</text:p>
          </table:table-cell>
          <table:table-cell office:value-type="float" office:value="209" calcext:value-type="float">
            <text:p>209</text:p>
          </table:table-cell>
          <table:table-cell office:value-type="float" office:value="3725" calcext:value-type="float">
            <text:p>3725</text:p>
          </table:table-cell>
          <table:table-cell office:value-type="float" office:value="295" calcext:value-type="float">
            <text:p>295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194]*23" office:value-type="float" office:value="1380" calcext:value-type="float">
            <text:p>1380</text:p>
          </table:table-cell>
          <table:table-cell table:formula="of:=[.D194]/6" office:value-type="float" office:value="620.833333333333" calcext:value-type="float">
            <text:p>620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1" calcext:value-type="float">
            <text:p>2301</text:p>
          </table:table-cell>
          <table:table-cell office:value-type="float" office:value="428" calcext:value-type="float">
            <text:p>428</text:p>
          </table:table-cell>
          <table:table-cell office:value-type="float" office:value="3731" calcext:value-type="float">
            <text:p>3731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195]*23" office:value-type="float" office:value="1380" calcext:value-type="float">
            <text:p>1380</text:p>
          </table:table-cell>
          <table:table-cell table:formula="of:=[.D195]/6" office:value-type="float" office:value="621.833333333333" calcext:value-type="float">
            <text:p>621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2" calcext:value-type="float">
            <text:p>2302</text:p>
          </table:table-cell>
          <table:table-cell office:value-type="float" office:value="121" calcext:value-type="float">
            <text:p>121</text:p>
          </table:table-cell>
          <table:table-cell office:value-type="float" office:value="3729" calcext:value-type="float">
            <text:p>3729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3" calcext:value-type="float">
            <text:p>3</text:p>
          </table:table-cell>
          <table:table-cell table:formula="of:=[.A196]*23" office:value-type="float" office:value="1380" calcext:value-type="float">
            <text:p>1380</text:p>
          </table:table-cell>
          <table:table-cell table:formula="of:=[.D196]/6" office:value-type="float" office:value="621.5" calcext:value-type="float">
            <text:p>621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1" calcext:value-type="float">
            <text:p>2291</text:p>
          </table:table-cell>
          <table:table-cell office:value-type="float" office:value="470" calcext:value-type="float">
            <text:p>470</text:p>
          </table:table-cell>
          <table:table-cell office:value-type="float" office:value="3747" calcext:value-type="float">
            <text:p>3747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table:formula="of:=[.A197]*23" office:value-type="float" office:value="1380" calcext:value-type="float">
            <text:p>1380</text:p>
          </table:table-cell>
          <table:table-cell table:formula="of:=[.D197]/6" office:value-type="float" office:value="624.5" calcext:value-type="float">
            <text:p>624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0" calcext:value-type="float">
            <text:p>2300</text:p>
          </table:table-cell>
          <table:table-cell office:value-type="float" office:value="770" calcext:value-type="float">
            <text:p>770</text:p>
          </table:table-cell>
          <table:table-cell office:value-type="float" office:value="3733" calcext:value-type="float">
            <text:p>3733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table:formula="of:=[.A198]*23" office:value-type="float" office:value="1380" calcext:value-type="float">
            <text:p>1380</text:p>
          </table:table-cell>
          <table:table-cell table:formula="of:=[.D198]/6" office:value-type="float" office:value="622.166666666667" calcext:value-type="float">
            <text:p>622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8" calcext:value-type="float">
            <text:p>2298</text:p>
          </table:table-cell>
          <table:table-cell office:value-type="float" office:value="143" calcext:value-type="float">
            <text:p>143</text:p>
          </table:table-cell>
          <table:table-cell office:value-type="float" office:value="3736" calcext:value-type="float">
            <text:p>373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199]*23" office:value-type="float" office:value="1380" calcext:value-type="float">
            <text:p>1380</text:p>
          </table:table-cell>
          <table:table-cell table:formula="of:=[.D199]/6" office:value-type="float" office:value="622.666666666667" calcext:value-type="float">
            <text:p>622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8" calcext:value-type="float">
            <text:p>2298</text:p>
          </table:table-cell>
          <table:table-cell office:value-type="float" office:value="518" calcext:value-type="float">
            <text:p>518</text:p>
          </table:table-cell>
          <table:table-cell office:value-type="float" office:value="3737" calcext:value-type="float">
            <text:p>3737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table:formula="of:=[.A200]*23" office:value-type="float" office:value="1380" calcext:value-type="float">
            <text:p>1380</text:p>
          </table:table-cell>
          <table:table-cell table:formula="of:=[.D200]/6" office:value-type="float" office:value="622.833333333333" calcext:value-type="float">
            <text:p>622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7" calcext:value-type="float">
            <text:p>2297</text:p>
          </table:table-cell>
          <table:table-cell office:value-type="float" office:value="98" calcext:value-type="float">
            <text:p>98</text:p>
          </table:table-cell>
          <table:table-cell office:value-type="float" office:value="3737" calcext:value-type="float">
            <text:p>3737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01]*23" office:value-type="float" office:value="1380" calcext:value-type="float">
            <text:p>1380</text:p>
          </table:table-cell>
          <table:table-cell table:formula="of:=[.D201]/6" office:value-type="float" office:value="622.833333333333" calcext:value-type="float">
            <text:p>622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8" calcext:value-type="float">
            <text:p>2298</text:p>
          </table:table-cell>
          <table:table-cell office:value-type="float" office:value="131" calcext:value-type="float">
            <text:p>131</text:p>
          </table:table-cell>
          <table:table-cell office:value-type="float" office:value="3736" calcext:value-type="float">
            <text:p>373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02]*23" office:value-type="float" office:value="1380" calcext:value-type="float">
            <text:p>1380</text:p>
          </table:table-cell>
          <table:table-cell table:formula="of:=[.D202]/6" office:value-type="float" office:value="622.666666666667" calcext:value-type="float">
            <text:p>622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7" calcext:value-type="float">
            <text:p>2297</text:p>
          </table:table-cell>
          <table:table-cell office:value-type="float" office:value="95" calcext:value-type="float">
            <text:p>95</text:p>
          </table:table-cell>
          <table:table-cell office:value-type="float" office:value="3737" calcext:value-type="float">
            <text:p>3737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[.A203]*23" office:value-type="float" office:value="1380" calcext:value-type="float">
            <text:p>1380</text:p>
          </table:table-cell>
          <table:table-cell table:formula="of:=[.D203]/6" office:value-type="float" office:value="622.833333333333" calcext:value-type="float">
            <text:p>622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6" calcext:value-type="float">
            <text:p>2296</text:p>
          </table:table-cell>
          <table:table-cell office:value-type="float" office:value="11" calcext:value-type="float">
            <text:p>11</text:p>
          </table:table-cell>
          <table:table-cell office:value-type="float" office:value="3739" calcext:value-type="float">
            <text:p>3739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04]*23" office:value-type="float" office:value="1380" calcext:value-type="float">
            <text:p>1380</text:p>
          </table:table-cell>
          <table:table-cell table:formula="of:=[.D204]/6" office:value-type="float" office:value="623.166666666667" calcext:value-type="float">
            <text:p>623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6" calcext:value-type="float">
            <text:p>2296</text:p>
          </table:table-cell>
          <table:table-cell office:value-type="float" office:value="457" calcext:value-type="float">
            <text:p>457</text:p>
          </table:table-cell>
          <table:table-cell office:value-type="float" office:value="3739" calcext:value-type="float">
            <text:p>3739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[.A205]*23" office:value-type="float" office:value="1380" calcext:value-type="float">
            <text:p>1380</text:p>
          </table:table-cell>
          <table:table-cell table:formula="of:=[.D205]/6" office:value-type="float" office:value="623.166666666667" calcext:value-type="float">
            <text:p>623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6" calcext:value-type="float">
            <text:p>2296</text:p>
          </table:table-cell>
          <table:table-cell office:value-type="float" office:value="828" calcext:value-type="float">
            <text:p>828</text:p>
          </table:table-cell>
          <table:table-cell office:value-type="float" office:value="3739" calcext:value-type="float">
            <text:p>3739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06]*23" office:value-type="float" office:value="1380" calcext:value-type="float">
            <text:p>1380</text:p>
          </table:table-cell>
          <table:table-cell table:formula="of:=[.D206]/6" office:value-type="float" office:value="623.166666666667" calcext:value-type="float">
            <text:p>623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8" calcext:value-type="float">
            <text:p>2298</text:p>
          </table:table-cell>
          <table:table-cell office:value-type="float" office:value="132" calcext:value-type="float">
            <text:p>132</text:p>
          </table:table-cell>
          <table:table-cell office:value-type="float" office:value="3736" calcext:value-type="float">
            <text:p>373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07]*23" office:value-type="float" office:value="1380" calcext:value-type="float">
            <text:p>1380</text:p>
          </table:table-cell>
          <table:table-cell table:formula="of:=[.D207]/6" office:value-type="float" office:value="622.666666666667" calcext:value-type="float">
            <text:p>622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5" calcext:value-type="float">
            <text:p>2295</text:p>
          </table:table-cell>
          <table:table-cell office:value-type="float" office:value="505" calcext:value-type="float">
            <text:p>505</text:p>
          </table:table-cell>
          <table:table-cell office:value-type="float" office:value="3741" calcext:value-type="float">
            <text:p>3741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4" calcext:value-type="float">
            <text:p>4</text:p>
          </table:table-cell>
          <table:table-cell table:formula="of:=[.A208]*23" office:value-type="float" office:value="1380" calcext:value-type="float">
            <text:p>1380</text:p>
          </table:table-cell>
          <table:table-cell table:formula="of:=[.D208]/6" office:value-type="float" office:value="623.5" calcext:value-type="float">
            <text:p>623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6" calcext:value-type="float">
            <text:p>2296</text:p>
          </table:table-cell>
          <table:table-cell office:value-type="float" office:value="837" calcext:value-type="float">
            <text:p>837</text:p>
          </table:table-cell>
          <table:table-cell office:value-type="float" office:value="3739" calcext:value-type="float">
            <text:p>3739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09]*23" office:value-type="float" office:value="1380" calcext:value-type="float">
            <text:p>1380</text:p>
          </table:table-cell>
          <table:table-cell table:formula="of:=[.D209]/6" office:value-type="float" office:value="623.166666666667" calcext:value-type="float">
            <text:p>623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4" calcext:value-type="float">
            <text:p>2294</text:p>
          </table:table-cell>
          <table:table-cell office:value-type="float" office:value="93" calcext:value-type="float">
            <text:p>93</text:p>
          </table:table-cell>
          <table:table-cell office:value-type="float" office:value="3742" calcext:value-type="float">
            <text:p>3742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5" calcext:value-type="float">
            <text:p>5</text:p>
          </table:table-cell>
          <table:table-cell table:formula="of:=[.A210]*23" office:value-type="float" office:value="1380" calcext:value-type="float">
            <text:p>1380</text:p>
          </table:table-cell>
          <table:table-cell table:formula="of:=[.D210]/6" office:value-type="float" office:value="623.666666666667" calcext:value-type="float">
            <text:p>623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503" calcext:value-type="float">
            <text:p>503</text:p>
          </table:table-cell>
          <table:table-cell office:value-type="float" office:value="3744" calcext:value-type="float">
            <text:p>3744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4" calcext:value-type="float">
            <text:p>4</text:p>
          </table:table-cell>
          <table:table-cell table:formula="of:=[.A211]*23" office:value-type="float" office:value="1380" calcext:value-type="float">
            <text:p>1380</text:p>
          </table:table-cell>
          <table:table-cell table:formula="of:=[.D211]/6" office:value-type="float" office:value="624" calcext:value-type="float">
            <text:p>624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4" calcext:value-type="float">
            <text:p>2294</text:p>
          </table:table-cell>
          <table:table-cell office:value-type="float" office:value="799" calcext:value-type="float">
            <text:p>799</text:p>
          </table:table-cell>
          <table:table-cell office:value-type="float" office:value="3743" calcext:value-type="float">
            <text:p>3743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4" calcext:value-type="float">
            <text:p>4</text:p>
          </table:table-cell>
          <table:table-cell table:formula="of:=[.A212]*23" office:value-type="float" office:value="1380" calcext:value-type="float">
            <text:p>1380</text:p>
          </table:table-cell>
          <table:table-cell table:formula="of:=[.D212]/6" office:value-type="float" office:value="623.833333333333" calcext:value-type="float">
            <text:p>623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5" calcext:value-type="float">
            <text:p>2295</text:p>
          </table:table-cell>
          <table:table-cell office:value-type="float" office:value="175" calcext:value-type="float">
            <text:p>175</text:p>
          </table:table-cell>
          <table:table-cell office:value-type="float" office:value="3740" calcext:value-type="float">
            <text:p>3740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table:formula="of:=[.A213]*23" office:value-type="float" office:value="1380" calcext:value-type="float">
            <text:p>1380</text:p>
          </table:table-cell>
          <table:table-cell table:formula="of:=[.D213]/6" office:value-type="float" office:value="623.333333333333" calcext:value-type="float">
            <text:p>623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5" calcext:value-type="float">
            <text:p>2295</text:p>
          </table:table-cell>
          <table:table-cell office:value-type="float" office:value="100" calcext:value-type="float">
            <text:p>100</text:p>
          </table:table-cell>
          <table:table-cell office:value-type="float" office:value="3741" calcext:value-type="float">
            <text:p>3741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table:formula="of:=[.A214]*23" office:value-type="float" office:value="1380" calcext:value-type="float">
            <text:p>1380</text:p>
          </table:table-cell>
          <table:table-cell table:formula="of:=[.D214]/6" office:value-type="float" office:value="623.5" calcext:value-type="float">
            <text:p>623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478" calcext:value-type="float">
            <text:p>478</text:p>
          </table:table-cell>
          <table:table-cell office:value-type="float" office:value="3743" calcext:value-type="float">
            <text:p>3743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15]*23" office:value-type="float" office:value="1380" calcext:value-type="float">
            <text:p>1380</text:p>
          </table:table-cell>
          <table:table-cell table:formula="of:=[.D215]/6" office:value-type="float" office:value="623.833333333333" calcext:value-type="float">
            <text:p>623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2" calcext:value-type="float">
            <text:p>2292</text:p>
          </table:table-cell>
          <table:table-cell office:value-type="float" office:value="147" calcext:value-type="float">
            <text:p>147</text:p>
          </table:table-cell>
          <table:table-cell office:value-type="float" office:value="3745" calcext:value-type="float">
            <text:p>3745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16]*23" office:value-type="float" office:value="1380" calcext:value-type="float">
            <text:p>1380</text:p>
          </table:table-cell>
          <table:table-cell table:formula="of:=[.D216]/6" office:value-type="float" office:value="624.166666666667" calcext:value-type="float">
            <text:p>624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61" calcext:value-type="float">
            <text:p>61</text:p>
          </table:table-cell>
          <table:table-cell office:value-type="float" office:value="3744" calcext:value-type="float">
            <text:p>3744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[.A217]*23" office:value-type="float" office:value="1380" calcext:value-type="float">
            <text:p>1380</text:p>
          </table:table-cell>
          <table:table-cell table:formula="of:=[.D217]/6" office:value-type="float" office:value="624" calcext:value-type="float">
            <text:p>624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4" calcext:value-type="float">
            <text:p>2294</text:p>
          </table:table-cell>
          <table:table-cell office:value-type="float" office:value="496" calcext:value-type="float">
            <text:p>496</text:p>
          </table:table-cell>
          <table:table-cell office:value-type="float" office:value="3743" calcext:value-type="float">
            <text:p>3743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18]*23" office:value-type="float" office:value="1380" calcext:value-type="float">
            <text:p>1380</text:p>
          </table:table-cell>
          <table:table-cell table:formula="of:=[.D218]/6" office:value-type="float" office:value="623.833333333333" calcext:value-type="float">
            <text:p>623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2" calcext:value-type="float">
            <text:p>2292</text:p>
          </table:table-cell>
          <table:table-cell office:value-type="float" office:value="735" calcext:value-type="float">
            <text:p>735</text:p>
          </table:table-cell>
          <table:table-cell office:value-type="float" office:value="3746" calcext:value-type="float">
            <text:p>374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19]*23" office:value-type="float" office:value="1380" calcext:value-type="float">
            <text:p>1380</text:p>
          </table:table-cell>
          <table:table-cell table:formula="of:=[.D219]/6" office:value-type="float" office:value="624.333333333333" calcext:value-type="float">
            <text:p>624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58" calcext:value-type="float">
            <text:p>58</text:p>
          </table:table-cell>
          <table:table-cell office:value-type="float" office:value="3743" calcext:value-type="float">
            <text:p>3743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table:formula="of:=[.A220]*23" office:value-type="float" office:value="1380" calcext:value-type="float">
            <text:p>1380</text:p>
          </table:table-cell>
          <table:table-cell table:formula="of:=[.D220]/6" office:value-type="float" office:value="623.833333333333" calcext:value-type="float">
            <text:p>623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535" calcext:value-type="float">
            <text:p>535</text:p>
          </table:table-cell>
          <table:table-cell office:value-type="float" office:value="3745" calcext:value-type="float">
            <text:p>3745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[.A221]*23" office:value-type="float" office:value="1380" calcext:value-type="float">
            <text:p>1380</text:p>
          </table:table-cell>
          <table:table-cell table:formula="of:=[.D221]/6" office:value-type="float" office:value="624.166666666667" calcext:value-type="float">
            <text:p>624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2" calcext:value-type="float">
            <text:p>2292</text:p>
          </table:table-cell>
          <table:table-cell office:value-type="float" office:value="90" calcext:value-type="float">
            <text:p>90</text:p>
          </table:table-cell>
          <table:table-cell office:value-type="float" office:value="3746" calcext:value-type="float">
            <text:p>374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22]*23" office:value-type="float" office:value="1380" calcext:value-type="float">
            <text:p>1380</text:p>
          </table:table-cell>
          <table:table-cell table:formula="of:=[.D222]/6" office:value-type="float" office:value="624.333333333333" calcext:value-type="float">
            <text:p>624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2" calcext:value-type="float">
            <text:p>2292</text:p>
          </table:table-cell>
          <table:table-cell office:value-type="float" office:value="753" calcext:value-type="float">
            <text:p>753</text:p>
          </table:table-cell>
          <table:table-cell office:value-type="float" office:value="3746" calcext:value-type="float">
            <text:p>374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[.A223]*23" office:value-type="float" office:value="1380" calcext:value-type="float">
            <text:p>1380</text:p>
          </table:table-cell>
          <table:table-cell table:formula="of:=[.D223]/6" office:value-type="float" office:value="624.333333333333" calcext:value-type="float">
            <text:p>624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522" calcext:value-type="float">
            <text:p>522</text:p>
          </table:table-cell>
          <table:table-cell office:value-type="float" office:value="3745" calcext:value-type="float">
            <text:p>3745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24]*23" office:value-type="float" office:value="1380" calcext:value-type="float">
            <text:p>1380</text:p>
          </table:table-cell>
          <table:table-cell table:formula="of:=[.D224]/6" office:value-type="float" office:value="624.166666666667" calcext:value-type="float">
            <text:p>624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2" calcext:value-type="float">
            <text:p>2292</text:p>
          </table:table-cell>
          <table:table-cell office:value-type="float" office:value="39" calcext:value-type="float">
            <text:p>39</text:p>
          </table:table-cell>
          <table:table-cell office:value-type="float" office:value="3746" calcext:value-type="float">
            <text:p>374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[.A225]*23" office:value-type="float" office:value="1380" calcext:value-type="float">
            <text:p>1380</text:p>
          </table:table-cell>
          <table:table-cell table:formula="of:=[.D225]/6" office:value-type="float" office:value="624.333333333333" calcext:value-type="float">
            <text:p>624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0" calcext:value-type="float">
            <text:p>2290</text:p>
          </table:table-cell>
          <table:table-cell office:value-type="float" office:value="793" calcext:value-type="float">
            <text:p>793</text:p>
          </table:table-cell>
          <table:table-cell office:value-type="float" office:value="3750" calcext:value-type="float">
            <text:p>3750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226]*23" office:value-type="float" office:value="1380" calcext:value-type="float">
            <text:p>1380</text:p>
          </table:table-cell>
          <table:table-cell table:formula="of:=[.D226]/6" office:value-type="float" office:value="625" calcext:value-type="float">
            <text:p>625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0" calcext:value-type="float">
            <text:p>2290</text:p>
          </table:table-cell>
          <table:table-cell office:value-type="float" office:value="13" calcext:value-type="float">
            <text:p>13</text:p>
          </table:table-cell>
          <table:table-cell office:value-type="float" office:value="3749" calcext:value-type="float">
            <text:p>3749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[.A227]*23" office:value-type="float" office:value="1380" calcext:value-type="float">
            <text:p>1380</text:p>
          </table:table-cell>
          <table:table-cell table:formula="of:=[.D227]/6" office:value-type="float" office:value="624.833333333333" calcext:value-type="float">
            <text:p>624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0" calcext:value-type="float">
            <text:p>2290</text:p>
          </table:table-cell>
          <table:table-cell office:value-type="float" office:value="522" calcext:value-type="float">
            <text:p>522</text:p>
          </table:table-cell>
          <table:table-cell office:value-type="float" office:value="3748" calcext:value-type="float">
            <text:p>3748</text:p>
          </table:table-cell>
          <table:table-cell office:value-type="float" office:value="300" calcext:value-type="float">
            <text:p>300</text:p>
          </table:table-cell>
          <table:table-cell office:value-type="float" office:value="1655" calcext:value-type="float">
            <text:p>1655</text:p>
          </table:table-cell>
          <table:table-cell office:value-type="float" office:value="2" calcext:value-type="float">
            <text:p>2</text:p>
          </table:table-cell>
          <table:table-cell table:formula="of:=[.A228]*23" office:value-type="float" office:value="1380" calcext:value-type="float">
            <text:p>1380</text:p>
          </table:table-cell>
          <table:table-cell table:formula="of:=[.D228]/6" office:value-type="float" office:value="624.666666666667" calcext:value-type="float">
            <text:p>624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0" calcext:value-type="float">
            <text:p>2290</text:p>
          </table:table-cell>
          <table:table-cell office:value-type="float" office:value="547" calcext:value-type="float">
            <text:p>547</text:p>
          </table:table-cell>
          <table:table-cell office:value-type="float" office:value="3749" calcext:value-type="float">
            <text:p>3749</text:p>
          </table:table-cell>
          <table:table-cell office:value-type="float" office:value="300" calcext:value-type="float">
            <text:p>300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table:formula="of:=[.A229]*23" office:value-type="float" office:value="1380" calcext:value-type="float">
            <text:p>1380</text:p>
          </table:table-cell>
          <table:table-cell table:formula="of:=[.D229]/6" office:value-type="float" office:value="624.833333333333" calcext:value-type="float">
            <text:p>624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2" calcext:value-type="float">
            <text:p>2292</text:p>
          </table:table-cell>
          <table:table-cell office:value-type="float" office:value="171" calcext:value-type="float">
            <text:p>171</text:p>
          </table:table-cell>
          <table:table-cell office:value-type="float" office:value="3746" calcext:value-type="float">
            <text:p>3746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[.A230]*23" office:value-type="float" office:value="1380" calcext:value-type="float">
            <text:p>1380</text:p>
          </table:table-cell>
          <table:table-cell table:formula="of:=[.D230]/6" office:value-type="float" office:value="624.333333333333" calcext:value-type="float">
            <text:p>624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1" calcext:value-type="float">
            <text:p>2291</text:p>
          </table:table-cell>
          <table:table-cell office:value-type="float" office:value="456" calcext:value-type="float">
            <text:p>456</text:p>
          </table:table-cell>
          <table:table-cell office:value-type="float" office:value="3747" calcext:value-type="float">
            <text:p>3747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[.A231]*23" office:value-type="float" office:value="1380" calcext:value-type="float">
            <text:p>1380</text:p>
          </table:table-cell>
          <table:table-cell table:formula="of:=[.D231]/6" office:value-type="float" office:value="624.5" calcext:value-type="float">
            <text:p>624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450" calcext:value-type="float">
            <text:p>450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[.A232]*23" office:value-type="float" office:value="1380" calcext:value-type="float">
            <text:p>1380</text:p>
          </table:table-cell>
          <table:table-cell table:formula="of:=[.D232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95" calcext:value-type="float">
            <text:p>95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233]*23" office:value-type="float" office:value="1380" calcext:value-type="float">
            <text:p>1380</text:p>
          </table:table-cell>
          <table:table-cell table:formula="of:=[.D233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214" calcext:value-type="float">
            <text:p>214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[.A234]*23" office:value-type="float" office:value="1380" calcext:value-type="float">
            <text:p>1380</text:p>
          </table:table-cell>
          <table:table-cell table:formula="of:=[.D234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0" calcext:value-type="float">
            <text:p>2290</text:p>
          </table:table-cell>
          <table:table-cell office:value-type="float" office:value="91" calcext:value-type="float">
            <text:p>91</text:p>
          </table:table-cell>
          <table:table-cell office:value-type="float" office:value="3750" calcext:value-type="float">
            <text:p>3750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</text:p>
          </table:table-cell>
          <table:table-cell table:formula="of:=[.A235]*23" office:value-type="float" office:value="1380" calcext:value-type="float">
            <text:p>1380</text:p>
          </table:table-cell>
          <table:table-cell table:formula="of:=[.D235]/6" office:value-type="float" office:value="625" calcext:value-type="float">
            <text:p>625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0" calcext:value-type="float">
            <text:p>2290</text:p>
          </table:table-cell>
          <table:table-cell office:value-type="float" office:value="522" calcext:value-type="float">
            <text:p>522</text:p>
          </table:table-cell>
          <table:table-cell office:value-type="float" office:value="3749" calcext:value-type="float">
            <text:p>3749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6" calcext:value-type="float">
            <text:p>6</text:p>
          </table:table-cell>
          <table:table-cell table:formula="of:=[.A236]*23" office:value-type="float" office:value="1380" calcext:value-type="float">
            <text:p>1380</text:p>
          </table:table-cell>
          <table:table-cell table:formula="of:=[.D236]/6" office:value-type="float" office:value="624.833333333333" calcext:value-type="float">
            <text:p>624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78" calcext:value-type="float">
            <text:p>78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37]*23" office:value-type="float" office:value="1380" calcext:value-type="float">
            <text:p>1380</text:p>
          </table:table-cell>
          <table:table-cell table:formula="of:=[.D237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56" calcext:value-type="float">
            <text:p>56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[.A238]*23" office:value-type="float" office:value="1380" calcext:value-type="float">
            <text:p>1380</text:p>
          </table:table-cell>
          <table:table-cell table:formula="of:=[.D238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495" calcext:value-type="float">
            <text:p>495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[.A239]*23" office:value-type="float" office:value="1380" calcext:value-type="float">
            <text:p>1380</text:p>
          </table:table-cell>
          <table:table-cell table:formula="of:=[.D239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88" calcext:value-type="float">
            <text:p>88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40]*23" office:value-type="float" office:value="1380" calcext:value-type="float">
            <text:p>1380</text:p>
          </table:table-cell>
          <table:table-cell table:formula="of:=[.D240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779" calcext:value-type="float">
            <text:p>779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[.A241]*23" office:value-type="float" office:value="1380" calcext:value-type="float">
            <text:p>1380</text:p>
          </table:table-cell>
          <table:table-cell table:formula="of:=[.D241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8" calcext:value-type="float">
            <text:p>2288</text:p>
          </table:table-cell>
          <table:table-cell office:value-type="float" office:value="520" calcext:value-type="float">
            <text:p>520</text:p>
          </table:table-cell>
          <table:table-cell office:value-type="float" office:value="3752" calcext:value-type="float">
            <text:p>3752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8" calcext:value-type="float">
            <text:p>8</text:p>
          </table:table-cell>
          <table:table-cell table:formula="of:=[.A242]*23" office:value-type="float" office:value="1380" calcext:value-type="float">
            <text:p>1380</text:p>
          </table:table-cell>
          <table:table-cell table:formula="of:=[.D242]/6" office:value-type="float" office:value="625.333333333333" calcext:value-type="float">
            <text:p>625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60" calcext:value-type="float">
            <text:p>60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6" calcext:value-type="float">
            <text:p>6</text:p>
          </table:table-cell>
          <table:table-cell table:formula="of:=[.A243]*23" office:value-type="float" office:value="1380" calcext:value-type="float">
            <text:p>1380</text:p>
          </table:table-cell>
          <table:table-cell table:formula="of:=[.D243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750" calcext:value-type="float">
            <text:p>750</text:p>
          </table:table-cell>
          <table:table-cell office:value-type="float" office:value="3750" calcext:value-type="float">
            <text:p>3750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44]*23" office:value-type="float" office:value="1380" calcext:value-type="float">
            <text:p>1380</text:p>
          </table:table-cell>
          <table:table-cell table:formula="of:=[.D244]/6" office:value-type="float" office:value="625" calcext:value-type="float">
            <text:p>625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525" calcext:value-type="float">
            <text:p>525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45]*23" office:value-type="float" office:value="1380" calcext:value-type="float">
            <text:p>1380</text:p>
          </table:table-cell>
          <table:table-cell table:formula="of:=[.D245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89" calcext:value-type="float">
            <text:p>89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46]*23" office:value-type="float" office:value="1380" calcext:value-type="float">
            <text:p>1380</text:p>
          </table:table-cell>
          <table:table-cell table:formula="of:=[.D246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8" calcext:value-type="float">
            <text:p>2288</text:p>
          </table:table-cell>
          <table:table-cell office:value-type="float" office:value="540" calcext:value-type="float">
            <text:p>540</text:p>
          </table:table-cell>
          <table:table-cell office:value-type="float" office:value="3752" calcext:value-type="float">
            <text:p>3752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table:formula="of:=[.A247]*23" office:value-type="float" office:value="1380" calcext:value-type="float">
            <text:p>1380</text:p>
          </table:table-cell>
          <table:table-cell table:formula="of:=[.D247]/6" office:value-type="float" office:value="625.333333333333" calcext:value-type="float">
            <text:p>625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513" calcext:value-type="float">
            <text:p>513</text:p>
          </table:table-cell>
          <table:table-cell office:value-type="float" office:value="3757" calcext:value-type="float">
            <text:p>3757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table:formula="of:=[.A248]*23" office:value-type="float" office:value="1380" calcext:value-type="float">
            <text:p>1380</text:p>
          </table:table-cell>
          <table:table-cell table:formula="of:=[.D248]/6" office:value-type="float" office:value="626.166666666667" calcext:value-type="float">
            <text:p>62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8" calcext:value-type="float">
            <text:p>2288</text:p>
          </table:table-cell>
          <table:table-cell office:value-type="float" office:value="148" calcext:value-type="float">
            <text:p>148</text:p>
          </table:table-cell>
          <table:table-cell office:value-type="float" office:value="3753" calcext:value-type="float">
            <text:p>3753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249]*23" office:value-type="float" office:value="1380" calcext:value-type="float">
            <text:p>1380</text:p>
          </table:table-cell>
          <table:table-cell table:formula="of:=[.D249]/6" office:value-type="float" office:value="625.5" calcext:value-type="float">
            <text:p>625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474" calcext:value-type="float">
            <text:p>474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250]*23" office:value-type="float" office:value="1380" calcext:value-type="float">
            <text:p>1380</text:p>
          </table:table-cell>
          <table:table-cell table:formula="of:=[.D250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214" calcext:value-type="float">
            <text:p>214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[.A251]*23" office:value-type="float" office:value="1380" calcext:value-type="float">
            <text:p>1380</text:p>
          </table:table-cell>
          <table:table-cell table:formula="of:=[.D251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542" calcext:value-type="float">
            <text:p>542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[.A252]*23" office:value-type="float" office:value="1380" calcext:value-type="float">
            <text:p>1380</text:p>
          </table:table-cell>
          <table:table-cell table:formula="of:=[.D252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408" calcext:value-type="float">
            <text:p>408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table:formula="of:=[.A253]*23" office:value-type="float" office:value="1380" calcext:value-type="float">
            <text:p>1380</text:p>
          </table:table-cell>
          <table:table-cell table:formula="of:=[.D253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295" calcext:value-type="float">
            <text:p>295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254]*23" office:value-type="float" office:value="1380" calcext:value-type="float">
            <text:p>1380</text:p>
          </table:table-cell>
          <table:table-cell table:formula="of:=[.D254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490" calcext:value-type="float">
            <text:p>490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table:formula="of:=[.A255]*23" office:value-type="float" office:value="1380" calcext:value-type="float">
            <text:p>1380</text:p>
          </table:table-cell>
          <table:table-cell table:formula="of:=[.D255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503" calcext:value-type="float">
            <text:p>503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256]*23" office:value-type="float" office:value="1380" calcext:value-type="float">
            <text:p>1380</text:p>
          </table:table-cell>
          <table:table-cell table:formula="of:=[.D256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78" calcext:value-type="float">
            <text:p>78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257]*23" office:value-type="float" office:value="1380" calcext:value-type="float">
            <text:p>1380</text:p>
          </table:table-cell>
          <table:table-cell table:formula="of:=[.D257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483" calcext:value-type="float">
            <text:p>483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258]*23" office:value-type="float" office:value="1380" calcext:value-type="float">
            <text:p>1380</text:p>
          </table:table-cell>
          <table:table-cell table:formula="of:=[.D258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526" calcext:value-type="float">
            <text:p>526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259]*23" office:value-type="float" office:value="1380" calcext:value-type="float">
            <text:p>1380</text:p>
          </table:table-cell>
          <table:table-cell table:formula="of:=[.D259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212" calcext:value-type="float">
            <text:p>212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260]*23" office:value-type="float" office:value="1380" calcext:value-type="float">
            <text:p>1380</text:p>
          </table:table-cell>
          <table:table-cell table:formula="of:=[.D260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482" calcext:value-type="float">
            <text:p>482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[.A261]*23" office:value-type="float" office:value="1380" calcext:value-type="float">
            <text:p>1380</text:p>
          </table:table-cell>
          <table:table-cell table:formula="of:=[.D261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115" calcext:value-type="float">
            <text:p>115</text:p>
          </table:table-cell>
          <table:table-cell office:value-type="float" office:value="3755" calcext:value-type="float">
            <text:p>3755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[.A262]*23" office:value-type="float" office:value="1380" calcext:value-type="float">
            <text:p>1380</text:p>
          </table:table-cell>
          <table:table-cell table:formula="of:=[.D262]/6" office:value-type="float" office:value="625.833333333333" calcext:value-type="float">
            <text:p>625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496" calcext:value-type="float">
            <text:p>496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263]*23" office:value-type="float" office:value="1380" calcext:value-type="float">
            <text:p>1380</text:p>
          </table:table-cell>
          <table:table-cell table:formula="of:=[.D263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99" calcext:value-type="float">
            <text:p>99</text:p>
          </table:table-cell>
          <table:table-cell office:value-type="float" office:value="3755" calcext:value-type="float">
            <text:p>3755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[.A264]*23" office:value-type="float" office:value="1380" calcext:value-type="float">
            <text:p>1380</text:p>
          </table:table-cell>
          <table:table-cell table:formula="of:=[.D264]/6" office:value-type="float" office:value="625.833333333333" calcext:value-type="float">
            <text:p>625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48" calcext:value-type="float">
            <text:p>48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65]*23" office:value-type="float" office:value="1380" calcext:value-type="float">
            <text:p>1380</text:p>
          </table:table-cell>
          <table:table-cell table:formula="of:=[.D265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" calcext:value-type="float">
            <text:p>2289</text:p>
          </table:table-cell>
          <table:table-cell office:value-type="float" office:value="464" calcext:value-type="float">
            <text:p>464</text:p>
          </table:table-cell>
          <table:table-cell office:value-type="float" office:value="3751" calcext:value-type="float">
            <text:p>3751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[.A266]*23" office:value-type="float" office:value="1380" calcext:value-type="float">
            <text:p>1380</text:p>
          </table:table-cell>
          <table:table-cell table:formula="of:=[.D266]/6" office:value-type="float" office:value="625.166666666667" calcext:value-type="float">
            <text:p>625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777" calcext:value-type="float">
            <text:p>777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[.A267]*23" office:value-type="float" office:value="1380" calcext:value-type="float">
            <text:p>1380</text:p>
          </table:table-cell>
          <table:table-cell table:formula="of:=[.D267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93" calcext:value-type="float">
            <text:p>93</text:p>
          </table:table-cell>
          <table:table-cell office:value-type="float" office:value="3757" calcext:value-type="float">
            <text:p>3757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[.A268]*23" office:value-type="float" office:value="1380" calcext:value-type="float">
            <text:p>1380</text:p>
          </table:table-cell>
          <table:table-cell table:formula="of:=[.D268]/6" office:value-type="float" office:value="626.166666666667" calcext:value-type="float">
            <text:p>62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523" calcext:value-type="float">
            <text:p>523</text:p>
          </table:table-cell>
          <table:table-cell office:value-type="float" office:value="3758" calcext:value-type="float">
            <text:p>3758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[.A269]*23" office:value-type="float" office:value="1380" calcext:value-type="float">
            <text:p>1380</text:p>
          </table:table-cell>
          <table:table-cell table:formula="of:=[.D269]/6" office:value-type="float" office:value="626.333333333333" calcext:value-type="float">
            <text:p>626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26" calcext:value-type="float">
            <text:p>26</text:p>
          </table:table-cell>
          <table:table-cell office:value-type="float" office:value="3757" calcext:value-type="float">
            <text:p>3757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[.A270]*23" office:value-type="float" office:value="1380" calcext:value-type="float">
            <text:p>1380</text:p>
          </table:table-cell>
          <table:table-cell table:formula="of:=[.D270]/6" office:value-type="float" office:value="626.166666666667" calcext:value-type="float">
            <text:p>62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729" calcext:value-type="float">
            <text:p>729</text:p>
          </table:table-cell>
          <table:table-cell office:value-type="float" office:value="3755" calcext:value-type="float">
            <text:p>3755</text:p>
          </table:table-cell>
          <table:table-cell office:value-type="float" office:value="300" calcext:value-type="float">
            <text:p>300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[.A271]*23" office:value-type="float" office:value="1380" calcext:value-type="float">
            <text:p>1380</text:p>
          </table:table-cell>
          <table:table-cell table:formula="of:=[.D271]/6" office:value-type="float" office:value="625.833333333333" calcext:value-type="float">
            <text:p>625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527" calcext:value-type="float">
            <text:p>527</text:p>
          </table:table-cell>
          <table:table-cell office:value-type="float" office:value="3757" calcext:value-type="float">
            <text:p>3757</text:p>
          </table:table-cell>
          <table:table-cell office:value-type="float" office:value="300" calcext:value-type="float">
            <text:p>300</text:p>
          </table:table-cell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table:formula="of:=[.A272]*23" office:value-type="float" office:value="1380" calcext:value-type="float">
            <text:p>1380</text:p>
          </table:table-cell>
          <table:table-cell table:formula="of:=[.D272]/6" office:value-type="float" office:value="626.166666666667" calcext:value-type="float">
            <text:p>62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39" calcext:value-type="float">
            <text:p>39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table:formula="of:=[.A273]*23" office:value-type="float" office:value="1380" calcext:value-type="float">
            <text:p>1380</text:p>
          </table:table-cell>
          <table:table-cell table:formula="of:=[.D273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533" calcext:value-type="float">
            <text:p>533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9" calcext:value-type="float">
            <text:p>1659</text:p>
          </table:table-cell>
          <table:table-cell office:value-type="float" office:value="4" calcext:value-type="float">
            <text:p>4</text:p>
          </table:table-cell>
          <table:table-cell table:formula="of:=[.A274]*23" office:value-type="float" office:value="1380" calcext:value-type="float">
            <text:p>1380</text:p>
          </table:table-cell>
          <table:table-cell table:formula="of:=[.D274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523" calcext:value-type="float">
            <text:p>523</text:p>
          </table:table-cell>
          <table:table-cell office:value-type="float" office:value="3758" calcext:value-type="float">
            <text:p>3758</text:p>
          </table:table-cell>
          <table:table-cell office:value-type="float" office:value="300" calcext:value-type="float">
            <text:p>300</text:p>
          </table:table-cell>
          <table:table-cell office:value-type="float" office:value="1659" calcext:value-type="float">
            <text:p>1659</text:p>
          </table:table-cell>
          <table:table-cell office:value-type="float" office:value="4" calcext:value-type="float">
            <text:p>4</text:p>
          </table:table-cell>
          <table:table-cell table:formula="of:=[.A275]*23" office:value-type="float" office:value="1380" calcext:value-type="float">
            <text:p>1380</text:p>
          </table:table-cell>
          <table:table-cell table:formula="of:=[.D275]/6" office:value-type="float" office:value="626.333333333333" calcext:value-type="float">
            <text:p>626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109" calcext:value-type="float">
            <text:p>109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9" calcext:value-type="float">
            <text:p>1659</text:p>
          </table:table-cell>
          <table:table-cell office:value-type="float" office:value="3" calcext:value-type="float">
            <text:p>3</text:p>
          </table:table-cell>
          <table:table-cell table:formula="of:=[.A276]*23" office:value-type="float" office:value="1380" calcext:value-type="float">
            <text:p>1380</text:p>
          </table:table-cell>
          <table:table-cell table:formula="of:=[.D276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464" calcext:value-type="float">
            <text:p>464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 table:formula="of:=[.A277]*23" office:value-type="float" office:value="1380" calcext:value-type="float">
            <text:p>1380</text:p>
          </table:table-cell>
          <table:table-cell table:formula="of:=[.D277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513" calcext:value-type="float">
            <text:p>513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3" calcext:value-type="float">
            <text:p>3</text:p>
          </table:table-cell>
          <table:table-cell table:formula="of:=[.A278]*23" office:value-type="float" office:value="1380" calcext:value-type="float">
            <text:p>1380</text:p>
          </table:table-cell>
          <table:table-cell table:formula="of:=[.D278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145" calcext:value-type="float">
            <text:p>145</text:p>
          </table:table-cell>
          <table:table-cell office:value-type="float" office:value="3757" calcext:value-type="float">
            <text:p>3757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279]*23" office:value-type="float" office:value="1380" calcext:value-type="float">
            <text:p>1380</text:p>
          </table:table-cell>
          <table:table-cell table:formula="of:=[.D279]/6" office:value-type="float" office:value="626.166666666667" calcext:value-type="float">
            <text:p>62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505" calcext:value-type="float">
            <text:p>505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[.A280]*23" office:value-type="float" office:value="1380" calcext:value-type="float">
            <text:p>1380</text:p>
          </table:table-cell>
          <table:table-cell table:formula="of:=[.D280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868" calcext:value-type="float">
            <text:p>868</text:p>
          </table:table-cell>
          <table:table-cell office:value-type="float" office:value="3757" calcext:value-type="float">
            <text:p>3757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81]*23" office:value-type="float" office:value="1380" calcext:value-type="float">
            <text:p>1380</text:p>
          </table:table-cell>
          <table:table-cell table:formula="of:=[.D281]/6" office:value-type="float" office:value="626.166666666667" calcext:value-type="float">
            <text:p>62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100" calcext:value-type="float">
            <text:p>100</text:p>
          </table:table-cell>
          <table:table-cell office:value-type="float" office:value="3758" calcext:value-type="float">
            <text:p>3758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82]*23" office:value-type="float" office:value="1380" calcext:value-type="float">
            <text:p>1380</text:p>
          </table:table-cell>
          <table:table-cell table:formula="of:=[.D282]/6" office:value-type="float" office:value="626.333333333333" calcext:value-type="float">
            <text:p>626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506" calcext:value-type="float">
            <text:p>506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[.A283]*23" office:value-type="float" office:value="1380" calcext:value-type="float">
            <text:p>1380</text:p>
          </table:table-cell>
          <table:table-cell table:formula="of:=[.D283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77" calcext:value-type="float">
            <text:p>2277</text:p>
          </table:table-cell>
          <table:table-cell office:value-type="float" office:value="818" calcext:value-type="float">
            <text:p>818</text:p>
          </table:table-cell>
          <table:table-cell office:value-type="float" office:value="3771" calcext:value-type="float">
            <text:p>3771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[.A284]*23" office:value-type="float" office:value="1380" calcext:value-type="float">
            <text:p>1380</text:p>
          </table:table-cell>
          <table:table-cell table:formula="of:=[.D284]/6" office:value-type="float" office:value="628.5" calcext:value-type="float">
            <text:p>628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173" calcext:value-type="float">
            <text:p>173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[.A285]*23" office:value-type="float" office:value="1380" calcext:value-type="float">
            <text:p>1380</text:p>
          </table:table-cell>
          <table:table-cell table:formula="of:=[.D285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493" calcext:value-type="float">
            <text:p>493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[.A286]*23" office:value-type="float" office:value="1380" calcext:value-type="float">
            <text:p>1380</text:p>
          </table:table-cell>
          <table:table-cell table:formula="of:=[.D286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63" calcext:value-type="float">
            <text:p>63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[.A287]*23" office:value-type="float" office:value="1380" calcext:value-type="float">
            <text:p>1380</text:p>
          </table:table-cell>
          <table:table-cell table:formula="of:=[.D287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133" calcext:value-type="float">
            <text:p>133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[.A288]*23" office:value-type="float" office:value="1380" calcext:value-type="float">
            <text:p>1380</text:p>
          </table:table-cell>
          <table:table-cell table:formula="of:=[.D288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42" calcext:value-type="float">
            <text:p>42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[.A289]*23" office:value-type="float" office:value="1380" calcext:value-type="float">
            <text:p>1380</text:p>
          </table:table-cell>
          <table:table-cell table:formula="of:=[.D289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523" calcext:value-type="float">
            <text:p>523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table:formula="of:=[.A290]*23" office:value-type="float" office:value="1380" calcext:value-type="float">
            <text:p>1380</text:p>
          </table:table-cell>
          <table:table-cell table:formula="of:=[.D290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747" calcext:value-type="float">
            <text:p>747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table:formula="of:=[.A291]*23" office:value-type="float" office:value="1380" calcext:value-type="float">
            <text:p>1380</text:p>
          </table:table-cell>
          <table:table-cell table:formula="of:=[.D291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57" calcext:value-type="float">
            <text:p>57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[.A292]*23" office:value-type="float" office:value="1380" calcext:value-type="float">
            <text:p>1380</text:p>
          </table:table-cell>
          <table:table-cell table:formula="of:=[.D292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7" calcext:value-type="float">
            <text:p>2287</text:p>
          </table:table-cell>
          <table:table-cell office:value-type="float" office:value="466" calcext:value-type="float">
            <text:p>466</text:p>
          </table:table-cell>
          <table:table-cell office:value-type="float" office:value="3754" calcext:value-type="float">
            <text:p>3754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table:formula="of:=[.A293]*23" office:value-type="float" office:value="1380" calcext:value-type="float">
            <text:p>1380</text:p>
          </table:table-cell>
          <table:table-cell table:formula="of:=[.D293]/6" office:value-type="float" office:value="625.666666666667" calcext:value-type="float">
            <text:p>625.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792" calcext:value-type="float">
            <text:p>792</text:p>
          </table:table-cell>
          <table:table-cell office:value-type="float" office:value="3757" calcext:value-type="float">
            <text:p>3757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[.A294]*23" office:value-type="float" office:value="1380" calcext:value-type="float">
            <text:p>1380</text:p>
          </table:table-cell>
          <table:table-cell table:formula="of:=[.D294]/6" office:value-type="float" office:value="626.166666666667" calcext:value-type="float">
            <text:p>62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95" calcext:value-type="float">
            <text:p>95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 table:formula="of:=[.A295]*23" office:value-type="float" office:value="1380" calcext:value-type="float">
            <text:p>1380</text:p>
          </table:table-cell>
          <table:table-cell table:formula="of:=[.D295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462" calcext:value-type="float">
            <text:p>462</text:p>
          </table:table-cell>
          <table:table-cell office:value-type="float" office:value="3758" calcext:value-type="float">
            <text:p>3758</text:p>
          </table:table-cell>
          <table:table-cell office:value-type="float" office:value="300" calcext:value-type="float">
            <text:p>300</text:p>
          </table:table-cell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 table:formula="of:=[.A296]*23" office:value-type="float" office:value="1380" calcext:value-type="float">
            <text:p>1380</text:p>
          </table:table-cell>
          <table:table-cell table:formula="of:=[.D296]/6" office:value-type="float" office:value="626.333333333333" calcext:value-type="float">
            <text:p>626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55" calcext:value-type="float">
            <text:p>55</text:p>
          </table:table-cell>
          <table:table-cell office:value-type="float" office:value="3757" calcext:value-type="float">
            <text:p>3757</text:p>
          </table:table-cell>
          <table:table-cell office:value-type="float" office:value="300" calcext:value-type="float">
            <text:p>300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formula="of:=[.A297]*23" office:value-type="float" office:value="1380" calcext:value-type="float">
            <text:p>1380</text:p>
          </table:table-cell>
          <table:table-cell table:formula="of:=[.D297]/6" office:value-type="float" office:value="626.166666666667" calcext:value-type="float">
            <text:p>62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451" calcext:value-type="float">
            <text:p>451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5" calcext:value-type="float">
            <text:p>1655</text:p>
          </table:table-cell>
          <table:table-cell office:value-type="float" office:value="2" calcext:value-type="float">
            <text:p>2</text:p>
          </table:table-cell>
          <table:table-cell table:formula="of:=[.A298]*23" office:value-type="float" office:value="1380" calcext:value-type="float">
            <text:p>1380</text:p>
          </table:table-cell>
          <table:table-cell table:formula="of:=[.D298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520" calcext:value-type="float">
            <text:p>520</text:p>
          </table:table-cell>
          <table:table-cell office:value-type="float" office:value="3757" calcext:value-type="float">
            <text:p>3757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[.A299]*23" office:value-type="float" office:value="1380" calcext:value-type="float">
            <text:p>1380</text:p>
          </table:table-cell>
          <table:table-cell table:formula="of:=[.D299]/6" office:value-type="float" office:value="626.166666666667" calcext:value-type="float">
            <text:p>62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100" calcext:value-type="float">
            <text:p>100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300]*23" office:value-type="float" office:value="1380" calcext:value-type="float">
            <text:p>1380</text:p>
          </table:table-cell>
          <table:table-cell table:formula="of:=[.D300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511" calcext:value-type="float">
            <text:p>511</text:p>
          </table:table-cell>
          <table:table-cell office:value-type="float" office:value="3757" calcext:value-type="float">
            <text:p>3757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301]*23" office:value-type="float" office:value="1380" calcext:value-type="float">
            <text:p>1380</text:p>
          </table:table-cell>
          <table:table-cell table:formula="of:=[.D301]/6" office:value-type="float" office:value="626.166666666667" calcext:value-type="float">
            <text:p>626.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506" calcext:value-type="float">
            <text:p>506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table:formula="of:=[.A302]*23" office:value-type="float" office:value="1380" calcext:value-type="float">
            <text:p>1380</text:p>
          </table:table-cell>
          <table:table-cell table:formula="of:=[.D302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6" calcext:value-type="float">
            <text:p>2286</text:p>
          </table:table-cell>
          <table:table-cell office:value-type="float" office:value="111" calcext:value-type="float">
            <text:p>111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[.A303]*23" office:value-type="float" office:value="1380" calcext:value-type="float">
            <text:p>1380</text:p>
          </table:table-cell>
          <table:table-cell table:formula="of:=[.D303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547" calcext:value-type="float">
            <text:p>547</text:p>
          </table:table-cell>
          <table:table-cell office:value-type="float" office:value="3759" calcext:value-type="float">
            <text:p>3759</text:p>
          </table:table-cell>
          <table:table-cell office:value-type="float" office:value="300" calcext:value-type="float">
            <text:p>30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[.A304]*23" office:value-type="float" office:value="1380" calcext:value-type="float">
            <text:p>1380</text:p>
          </table:table-cell>
          <table:table-cell table:formula="of:=[.D304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5" calcext:value-type="float">
            <text:p>2285</text:p>
          </table:table-cell>
          <table:table-cell office:value-type="float" office:value="484" calcext:value-type="float">
            <text:p>484</text:p>
          </table:table-cell>
          <table:table-cell office:value-type="float" office:value="3758" calcext:value-type="float">
            <text:p>3758</text:p>
          </table:table-cell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[.A305]*23" office:value-type="float" office:value="1380" calcext:value-type="float">
            <text:p>1380</text:p>
          </table:table-cell>
          <table:table-cell table:formula="of:=[.D305]/6" office:value-type="float" office:value="626.333333333333" calcext:value-type="float">
            <text:p>626.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4" calcext:value-type="float">
            <text:p>2284</text:p>
          </table:table-cell>
          <table:table-cell office:value-type="float" office:value="37" calcext:value-type="float">
            <text:p>37</text:p>
          </table:table-cell>
          <table:table-cell office:value-type="float" office:value="3760" calcext:value-type="float">
            <text:p>3760</text:p>
          </table:table-cell>
          <table:table-cell office:value-type="float" office:value="300" calcext:value-type="float">
            <text:p>300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[.A306]*23" office:value-type="float" office:value="1380" calcext:value-type="float">
            <text:p>1380</text:p>
          </table:table-cell>
          <table:table-cell table:formula="of:=[.D306]/6" office:value-type="float" office:value="626.666666666667" calcext:value-type="float">
            <text:p>626.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84" calcext:value-type="float">
            <text:p>2284</text:p>
          </table:table-cell>
          <table:table-cell office:value-type="float" office:value="432" calcext:value-type="float">
            <text:p>432</text:p>
          </table:table-cell>
          <table:table-cell office:value-type="float" office:value="3759" calcext:value-type="float">
            <text:p>3759</text:p>
          </table:table-cell>
          <table:table-cell office:value-type="float" office:value="289" calcext:value-type="float">
            <text:p>289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table:formula="of:=[.A307]*23" office:value-type="float" office:value="1656" calcext:value-type="float">
            <text:p>1656</text:p>
          </table:table-cell>
          <table:table-cell table:formula="of:=[.D307]/6" office:value-type="float" office:value="626.5" calcext:value-type="float">
            <text:p>626.5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83" calcext:value-type="float">
            <text:p>2283</text:p>
          </table:table-cell>
          <table:table-cell office:value-type="float" office:value="12" calcext:value-type="float">
            <text:p>12</text:p>
          </table:table-cell>
          <table:table-cell office:value-type="float" office:value="3761" calcext:value-type="float">
            <text:p>3761</text:p>
          </table:table-cell>
          <table:table-cell office:value-type="float" office:value="289" calcext:value-type="float">
            <text:p>289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[.A308]*23" office:value-type="float" office:value="1955" calcext:value-type="float">
            <text:p>1955</text:p>
          </table:table-cell>
          <table:table-cell table:formula="of:=[.D308]/6" office:value-type="float" office:value="626.833333333333" calcext:value-type="float">
            <text:p>626.8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82" calcext:value-type="float">
            <text:p>2282</text:p>
          </table:table-cell>
          <table:table-cell office:value-type="float" office:value="232" calcext:value-type="float">
            <text:p>232</text:p>
          </table:table-cell>
          <table:table-cell office:value-type="float" office:value="3763" calcext:value-type="float">
            <text:p>3763</text:p>
          </table:table-cell>
          <table:table-cell office:value-type="float" office:value="289" calcext:value-type="float">
            <text:p>289</text:p>
          </table:table-cell>
          <table:table-cell office:value-type="float" office:value="1658" calcext:value-type="float">
            <text:p>1658</text:p>
          </table:table-cell>
          <table:table-cell office:value-type="float" office:value="6" calcext:value-type="float">
            <text:p>6</text:p>
          </table:table-cell>
          <table:table-cell table:formula="of:=[.A309]*23" office:value-type="float" office:value="2346" calcext:value-type="float">
            <text:p>2346</text:p>
          </table:table-cell>
          <table:table-cell table:formula="of:=[.D309]/6" office:value-type="float" office:value="627.166666666667" calcext:value-type="float">
            <text:p>627.1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79" calcext:value-type="float">
            <text:p>2279</text:p>
          </table:table-cell>
          <table:table-cell office:value-type="float" office:value="502" calcext:value-type="float">
            <text:p>502</text:p>
          </table:table-cell>
          <table:table-cell office:value-type="float" office:value="3768" calcext:value-type="float">
            <text:p>3768</text:p>
          </table:table-cell>
          <table:table-cell office:value-type="float" office:value="279" calcext:value-type="float">
            <text:p>279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table:formula="of:=[.A310]*23" office:value-type="float" office:value="2691" calcext:value-type="float">
            <text:p>2691</text:p>
          </table:table-cell>
          <table:table-cell table:formula="of:=[.D310]/6" office:value-type="float" office:value="628" calcext:value-type="float">
            <text:p>628.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82" calcext:value-type="float">
            <text:p>2282</text:p>
          </table:table-cell>
          <table:table-cell office:value-type="float" office:value="460" calcext:value-type="float">
            <text:p>460</text:p>
          </table:table-cell>
          <table:table-cell office:value-type="float" office:value="3762" calcext:value-type="float">
            <text:p>3762</text:p>
          </table:table-cell>
          <table:table-cell office:value-type="float" office:value="279" calcext:value-type="float">
            <text:p>279</text:p>
          </table:table-cell>
          <table:table-cell office:value-type="float" office:value="1654" calcext:value-type="float">
            <text:p>1654</text:p>
          </table:table-cell>
          <table:table-cell office:value-type="float" office:value="6" calcext:value-type="float">
            <text:p>6</text:p>
          </table:table-cell>
          <table:table-cell table:formula="of:=[.A311]*23" office:value-type="float" office:value="3105" calcext:value-type="float">
            <text:p>3105</text:p>
          </table:table-cell>
          <table:table-cell table:formula="of:=[.D311]/6" office:value-type="float" office:value="627" calcext:value-type="float">
            <text:p>627.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06" calcext:value-type="float">
            <text:p>2306</text:p>
          </table:table-cell>
          <table:table-cell office:value-type="float" office:value="475" calcext:value-type="float">
            <text:p>475</text:p>
          </table:table-cell>
          <table:table-cell office:value-type="float" office:value="3722" calcext:value-type="float">
            <text:p>3722</text:p>
          </table:table-cell>
          <table:table-cell office:value-type="float" office:value="264" calcext:value-type="float">
            <text:p>264</text:p>
          </table:table-cell>
          <table:table-cell office:value-type="float" office:value="1655" calcext:value-type="float">
            <text:p>1655</text:p>
          </table:table-cell>
          <table:table-cell office:value-type="float" office:value="12" calcext:value-type="float">
            <text:p>12</text:p>
          </table:table-cell>
          <table:table-cell table:formula="of:=[.A312]*23" office:value-type="float" office:value="3381" calcext:value-type="float">
            <text:p>3381</text:p>
          </table:table-cell>
          <table:table-cell table:formula="of:=[.D312]/6" office:value-type="float" office:value="620.333333333333" calcext:value-type="float">
            <text:p>620.3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35" calcext:value-type="float">
            <text:p>2335</text:p>
          </table:table-cell>
          <table:table-cell office:value-type="float" office:value="447" calcext:value-type="float">
            <text:p>447</text:p>
          </table:table-cell>
          <table:table-cell office:value-type="float" office:value="3676" calcext:value-type="float">
            <text:p>3676</text:p>
          </table:table-cell>
          <table:table-cell office:value-type="float" office:value="264" calcext:value-type="float">
            <text:p>264</text:p>
          </table:table-cell>
          <table:table-cell office:value-type="float" office:value="1655" calcext:value-type="float">
            <text:p>1655</text:p>
          </table:table-cell>
          <table:table-cell office:value-type="float" office:value="20" calcext:value-type="float">
            <text:p>20</text:p>
          </table:table-cell>
          <table:table-cell table:formula="of:=[.A313]*23" office:value-type="float" office:value="3726" calcext:value-type="float">
            <text:p>3726</text:p>
          </table:table-cell>
          <table:table-cell table:formula="of:=[.D313]/6" office:value-type="float" office:value="612.666666666667" calcext:value-type="float">
            <text:p>612.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75" calcext:value-type="float">
            <text:p>2375</text:p>
          </table:table-cell>
          <table:table-cell office:value-type="float" office:value="58" calcext:value-type="float">
            <text:p>58</text:p>
          </table:table-cell>
          <table:table-cell office:value-type="float" office:value="3616" calcext:value-type="float">
            <text:p>3616</text:p>
          </table:table-cell>
          <table:table-cell office:value-type="float" office:value="250" calcext:value-type="float">
            <text:p>250</text:p>
          </table:table-cell>
          <table:table-cell office:value-type="float" office:value="1653" calcext:value-type="float">
            <text:p>1653</text:p>
          </table:table-cell>
          <table:table-cell office:value-type="float" office:value="28" calcext:value-type="float">
            <text:p>28</text:p>
          </table:table-cell>
          <table:table-cell table:formula="of:=[.A314]*23" office:value-type="float" office:value="4140" calcext:value-type="float">
            <text:p>4140</text:p>
          </table:table-cell>
          <table:table-cell table:formula="of:=[.D314]/6" office:value-type="float" office:value="602.666666666667" calcext:value-type="float">
            <text:p>602.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35" calcext:value-type="float">
            <text:p>2435</text:p>
          </table:table-cell>
          <table:table-cell office:value-type="float" office:value="46" calcext:value-type="float">
            <text:p>46</text:p>
          </table:table-cell>
          <table:table-cell office:value-type="float" office:value="3526" calcext:value-type="float">
            <text:p>3526</text:p>
          </table:table-cell>
          <table:table-cell office:value-type="float" office:value="242" calcext:value-type="float">
            <text:p>242</text:p>
          </table:table-cell>
          <table:table-cell office:value-type="float" office:value="1652" calcext:value-type="float">
            <text:p>1652</text:p>
          </table:table-cell>
          <table:table-cell office:value-type="float" office:value="33" calcext:value-type="float">
            <text:p>33</text:p>
          </table:table-cell>
          <table:table-cell table:formula="of:=[.A315]*23" office:value-type="float" office:value="4370" calcext:value-type="float">
            <text:p>4370</text:p>
          </table:table-cell>
          <table:table-cell table:formula="of:=[.D315]/6" office:value-type="float" office:value="587.666666666667" calcext:value-type="float">
            <text:p>587.66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3434" calcext:value-type="float">
            <text:p>3434</text:p>
          </table:table-cell>
          <table:table-cell office:value-type="float" office:value="237" calcext:value-type="float">
            <text:p>237</text:p>
          </table:table-cell>
          <table:table-cell office:value-type="float" office:value="1653" calcext:value-type="float">
            <text:p>1653</text:p>
          </table:table-cell>
          <table:table-cell office:value-type="float" office:value="51" calcext:value-type="float">
            <text:p>51</text:p>
          </table:table-cell>
          <table:table-cell table:formula="of:=[.A316]*23" office:value-type="float" office:value="4761" calcext:value-type="float">
            <text:p>4761</text:p>
          </table:table-cell>
          <table:table-cell table:formula="of:=[.D316]/6" office:value-type="float" office:value="572.333333333333" calcext:value-type="float">
            <text:p>572.3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29" calcext:value-type="float">
            <text:p>2529</text:p>
          </table:table-cell>
          <table:table-cell office:value-type="float" office:value="44" calcext:value-type="float">
            <text:p>44</text:p>
          </table:table-cell>
          <table:table-cell office:value-type="float" office:value="3395" calcext:value-type="float">
            <text:p>3395</text:p>
          </table:table-cell>
          <table:table-cell office:value-type="float" office:value="224" calcext:value-type="float">
            <text:p>224</text:p>
          </table:table-cell>
          <table:table-cell office:value-type="float" office:value="1653" calcext:value-type="float">
            <text:p>1653</text:p>
          </table:table-cell>
          <table:table-cell office:value-type="float" office:value="62" calcext:value-type="float">
            <text:p>62</text:p>
          </table:table-cell>
          <table:table-cell table:formula="of:=[.A317]*23" office:value-type="float" office:value="4991" calcext:value-type="float">
            <text:p>4991</text:p>
          </table:table-cell>
          <table:table-cell table:formula="of:=[.D317]/6" office:value-type="float" office:value="565.833333333333" calcext:value-type="float">
            <text:p>565.8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72" calcext:value-type="float">
            <text:p>2672</text:p>
          </table:table-cell>
          <table:table-cell office:value-type="float" office:value="272" calcext:value-type="float">
            <text:p>272</text:p>
          </table:table-cell>
          <table:table-cell office:value-type="float" office:value="3213" calcext:value-type="float">
            <text:p>3213</text:p>
          </table:table-cell>
          <table:table-cell office:value-type="float" office:value="212" calcext:value-type="float">
            <text:p>212</text:p>
          </table:table-cell>
          <table:table-cell office:value-type="float" office:value="1654" calcext:value-type="float">
            <text:p>1654</text:p>
          </table:table-cell>
          <table:table-cell office:value-type="float" office:value="85" calcext:value-type="float">
            <text:p>85</text:p>
          </table:table-cell>
          <table:table-cell table:formula="of:=[.A318]*23" office:value-type="float" office:value="5405" calcext:value-type="float">
            <text:p>5405</text:p>
          </table:table-cell>
          <table:table-cell table:formula="of:=[.D318]/6" office:value-type="float" office:value="535.5" calcext:value-type="float">
            <text:p>535.5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78" calcext:value-type="float">
            <text:p>2778</text:p>
          </table:table-cell>
          <table:table-cell office:value-type="float" office:value="279" calcext:value-type="float">
            <text:p>279</text:p>
          </table:table-cell>
          <table:table-cell office:value-type="float" office:value="3090" calcext:value-type="float">
            <text:p>3090</text:p>
          </table:table-cell>
          <table:table-cell office:value-type="float" office:value="195" calcext:value-type="float">
            <text:p>195</text:p>
          </table:table-cell>
          <table:table-cell office:value-type="float" office:value="1656" calcext:value-type="float">
            <text:p>1656</text:p>
          </table:table-cell>
          <table:table-cell office:value-type="float" office:value="106" calcext:value-type="float">
            <text:p>106</text:p>
          </table:table-cell>
          <table:table-cell table:formula="of:=[.A319]*23" office:value-type="float" office:value="5750" calcext:value-type="float">
            <text:p>5750</text:p>
          </table:table-cell>
          <table:table-cell table:formula="of:=[.D319]/6" office:value-type="float" office:value="515" calcext:value-type="float">
            <text:p>515.0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915" calcext:value-type="float">
            <text:p>2915</text:p>
          </table:table-cell>
          <table:table-cell office:value-type="float" office:value="23" calcext:value-type="float">
            <text:p>23</text:p>
          </table:table-cell>
          <table:table-cell office:value-type="float" office:value="2946" calcext:value-type="float">
            <text:p>2946</text:p>
          </table:table-cell>
          <table:table-cell office:value-type="float" office:value="188" calcext:value-type="float">
            <text:p>188</text:p>
          </table:table-cell>
          <table:table-cell office:value-type="float" office:value="1658" calcext:value-type="float">
            <text:p>1658</text:p>
          </table:table-cell>
          <table:table-cell office:value-type="float" office:value="116" calcext:value-type="float">
            <text:p>116</text:p>
          </table:table-cell>
          <table:table-cell table:formula="of:=[.A320]*23" office:value-type="float" office:value="6026" calcext:value-type="float">
            <text:p>6026</text:p>
          </table:table-cell>
          <table:table-cell table:formula="of:=[.D320]/6" office:value-type="float" office:value="491" calcext:value-type="float">
            <text:p>491.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56" calcext:value-type="float">
            <text:p>3156</text:p>
          </table:table-cell>
          <table:table-cell office:value-type="float" office:value="133" calcext:value-type="float">
            <text:p>133</text:p>
          </table:table-cell>
          <table:table-cell office:value-type="float" office:value="2720" calcext:value-type="float">
            <text:p>2720</text:p>
          </table:table-cell>
          <table:table-cell office:value-type="float" office:value="165" calcext:value-type="float">
            <text:p>165</text:p>
          </table:table-cell>
          <table:table-cell office:value-type="float" office:value="1654" calcext:value-type="float">
            <text:p>1654</text:p>
          </table:table-cell>
          <table:table-cell office:value-type="float" office:value="143" calcext:value-type="float">
            <text:p>143</text:p>
          </table:table-cell>
          <table:table-cell table:formula="of:=[.A321]*23" office:value-type="float" office:value="6371" calcext:value-type="float">
            <text:p>6371</text:p>
          </table:table-cell>
          <table:table-cell table:formula="of:=[.D321]/6" office:value-type="float" office:value="453.333333333333" calcext:value-type="float">
            <text:p>453.3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70" calcext:value-type="float">
            <text:p>3470</text:p>
          </table:table-cell>
          <table:table-cell office:value-type="float" office:value="183" calcext:value-type="float">
            <text:p>183</text:p>
          </table:table-cell>
          <table:table-cell office:value-type="float" office:value="2474" calcext:value-type="float">
            <text:p>2474</text:p>
          </table:table-cell>
          <table:table-cell office:value-type="float" office:value="150" calcext:value-type="float">
            <text:p>150</text:p>
          </table:table-cell>
          <table:table-cell office:value-type="float" office:value="1651" calcext:value-type="float">
            <text:p>1651</text:p>
          </table:table-cell>
          <table:table-cell office:value-type="float" office:value="176" calcext:value-type="float">
            <text:p>176</text:p>
          </table:table-cell>
          <table:table-cell table:formula="of:=[.A322]*23" office:value-type="float" office:value="6785" calcext:value-type="float">
            <text:p>6785</text:p>
          </table:table-cell>
          <table:table-cell table:formula="of:=[.D322]/6" office:value-type="float" office:value="412.333333333333" calcext:value-type="float">
            <text:p>412.33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655" calcext:value-type="float">
            <text:p>3655</text:p>
          </table:table-cell>
          <table:table-cell office:value-type="float" office:value="37" calcext:value-type="float">
            <text:p>37</text:p>
          </table:table-cell>
          <table:table-cell office:value-type="float" office:value="2349" calcext:value-type="float">
            <text:p>2349</text:p>
          </table:table-cell>
          <table:table-cell office:value-type="float" office:value="143" calcext:value-type="float">
            <text:p>143</text:p>
          </table:table-cell>
          <table:table-cell office:value-type="float" office:value="1650" calcext:value-type="float">
            <text:p>1650</text:p>
          </table:table-cell>
          <table:table-cell office:value-type="float" office:value="193" calcext:value-type="float">
            <text:p>193</text:p>
          </table:table-cell>
          <table:table-cell table:formula="of:=[.A323]*23" office:value-type="float" office:value="7061" calcext:value-type="float">
            <text:p>7061</text:p>
          </table:table-cell>
          <table:table-cell table:formula="of:=[.D323]/6" office:value-type="float" office:value="391.5" calcext:value-type="float">
            <text:p>391.5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026" calcext:value-type="float">
            <text:p>4026</text:p>
          </table:table-cell>
          <table:table-cell office:value-type="float" office:value="15" calcext:value-type="float">
            <text:p>15</text:p>
          </table:table-cell>
          <table:table-cell office:value-type="float" office:value="2133" calcext:value-type="float">
            <text:p>2133</text:p>
          </table:table-cell>
          <table:table-cell office:value-type="float" office:value="122" calcext:value-type="float">
            <text:p>122</text:p>
          </table:table-cell>
          <table:table-cell office:value-type="float" office:value="1648" calcext:value-type="float">
            <text:p>1648</text:p>
          </table:table-cell>
          <table:table-cell office:value-type="float" office:value="226" calcext:value-type="float">
            <text:p>226</text:p>
          </table:table-cell>
          <table:table-cell table:formula="of:=[.A324]*23" office:value-type="float" office:value="7406" calcext:value-type="float">
            <text:p>7406</text:p>
          </table:table-cell>
          <table:table-cell table:formula="of:=[.D324]/6" office:value-type="float" office:value="355.5" calcext:value-type="float">
            <text:p>355.5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416" calcext:value-type="float">
            <text:p>4416</text:p>
          </table:table-cell>
          <table:table-cell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 office:value-type="float" office:value="112" calcext:value-type="float">
            <text:p>112</text:p>
          </table:table-cell>
          <table:table-cell office:value-type="float" office:value="1646" calcext:value-type="float">
            <text:p>1646</text:p>
          </table:table-cell>
          <table:table-cell office:value-type="float" office:value="269" calcext:value-type="float">
            <text:p>269</text:p>
          </table:table-cell>
          <table:table-cell table:formula="of:=[.A325]*23" office:value-type="float" office:value="7820" calcext:value-type="float">
            <text:p>7820</text:p>
          </table:table-cell>
          <table:table-cell table:formula="of:=[.D325]/6" office:value-type="float" office:value="324" calcext:value-type="float">
            <text:p>324.0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721" calcext:value-type="float">
            <text:p>4721</text:p>
          </table:table-cell>
          <table:table-cell office:value-type="float" office:value="127" calcext:value-type="float">
            <text:p>127</text:p>
          </table:table-cell>
          <table:table-cell office:value-type="float" office:value="1818" calcext:value-type="float">
            <text:p>1818</text:p>
          </table:table-cell>
          <table:table-cell office:value-type="float" office:value="100" calcext:value-type="float">
            <text:p>100</text:p>
          </table:table-cell>
          <table:table-cell office:value-type="float" office:value="1644" calcext:value-type="float">
            <text:p>1644</text:p>
          </table:table-cell>
          <table:table-cell office:value-type="float" office:value="291" calcext:value-type="float">
            <text:p>291</text:p>
          </table:table-cell>
          <table:table-cell table:formula="of:=[.A326]*23" office:value-type="float" office:value="8096" calcext:value-type="float">
            <text:p>8096</text:p>
          </table:table-cell>
          <table:table-cell table:formula="of:=[.D326]/6" office:value-type="float" office:value="303" calcext:value-type="float">
            <text:p>303.0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140" calcext:value-type="float">
            <text:p>5140</text:p>
          </table:table-cell>
          <table:table-cell office:value-type="float" office:value="32" calcext:value-type="float">
            <text:p>32</text:p>
          </table:table-cell>
          <table:table-cell office:value-type="float" office:value="1670" calcext:value-type="float">
            <text:p>1670</text:p>
          </table:table-cell>
          <table:table-cell office:value-type="float" office:value="90" calcext:value-type="float">
            <text:p>90</text:p>
          </table:table-cell>
          <table:table-cell office:value-type="float" office:value="1640" calcext:value-type="float">
            <text:p>1640</text:p>
          </table:table-cell>
          <table:table-cell office:value-type="float" office:value="336" calcext:value-type="float">
            <text:p>336</text:p>
          </table:table-cell>
          <table:table-cell table:formula="of:=[.A327]*23" office:value-type="float" office:value="8510" calcext:value-type="float">
            <text:p>8510</text:p>
          </table:table-cell>
          <table:table-cell table:formula="of:=[.D327]/6" office:value-type="float" office:value="278.333333333333" calcext:value-type="float">
            <text:p>278.3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427" calcext:value-type="float">
            <text:p>5427</text:p>
          </table:table-cell>
          <table:table-cell office:value-type="float" office:value="35" calcext:value-type="float">
            <text:p>35</text:p>
          </table:table-cell>
          <table:table-cell office:value-type="float" office:value="1582" calcext:value-type="float">
            <text:p>1582</text:p>
          </table:table-cell>
          <table:table-cell office:value-type="float" office:value="82" calcext:value-type="float">
            <text:p>82</text:p>
          </table:table-cell>
          <table:table-cell office:value-type="float" office:value="1641" calcext:value-type="float">
            <text:p>1641</text:p>
          </table:table-cell>
          <table:table-cell office:value-type="float" office:value="363" calcext:value-type="float">
            <text:p>363</text:p>
          </table:table-cell>
          <table:table-cell table:formula="of:=[.A328]*23" office:value-type="float" office:value="8740" calcext:value-type="float">
            <text:p>8740</text:p>
          </table:table-cell>
          <table:table-cell table:formula="of:=[.D328]/6" office:value-type="float" office:value="263.666666666667" calcext:value-type="float">
            <text:p>263.66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830" calcext:value-type="float">
            <text:p>5830</text:p>
          </table:table-cell>
          <table:table-cell office:value-type="float" office:value="83" calcext:value-type="float">
            <text:p>83</text:p>
          </table:table-cell>
          <table:table-cell office:value-type="float" office:value="1473" calcext:value-type="float">
            <text:p>1473</text:p>
          </table:table-cell>
          <table:table-cell office:value-type="float" office:value="76" calcext:value-type="float">
            <text:p>76</text:p>
          </table:table-cell>
          <table:table-cell office:value-type="float" office:value="1640" calcext:value-type="float">
            <text:p>1640</text:p>
          </table:table-cell>
          <table:table-cell office:value-type="float" office:value="411" calcext:value-type="float">
            <text:p>411</text:p>
          </table:table-cell>
          <table:table-cell table:formula="of:=[.A329]*23" office:value-type="float" office:value="9131" calcext:value-type="float">
            <text:p>9131</text:p>
          </table:table-cell>
          <table:table-cell table:formula="of:=[.D329]/6" office:value-type="float" office:value="245.5" calcext:value-type="float">
            <text:p>245.5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226" calcext:value-type="float">
            <text:p>6226</text:p>
          </table:table-cell>
          <table:table-cell office:value-type="float" office:value="71" calcext:value-type="float">
            <text:p>71</text:p>
          </table:table-cell>
          <table:table-cell office:value-type="float" office:value="1379" calcext:value-type="float">
            <text:p>1379</text:p>
          </table:table-cell>
          <table:table-cell office:value-type="float" office:value="66" calcext:value-type="float">
            <text:p>66</text:p>
          </table:table-cell>
          <table:table-cell office:value-type="float" office:value="1636" calcext:value-type="float">
            <text:p>1636</text:p>
          </table:table-cell>
          <table:table-cell office:value-type="float" office:value="442" calcext:value-type="float">
            <text:p>442</text:p>
          </table:table-cell>
          <table:table-cell table:formula="of:=[.A330]*23" office:value-type="float" office:value="9545" calcext:value-type="float">
            <text:p>9545</text:p>
          </table:table-cell>
          <table:table-cell table:formula="of:=[.D330]/6" office:value-type="float" office:value="229.833333333333" calcext:value-type="float">
            <text:p>229.8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630" calcext:value-type="float">
            <text:p>6630</text:p>
          </table:table-cell>
          <table:table-cell office:value-type="float" office:value="26" calcext:value-type="float">
            <text:p>26</text:p>
          </table:table-cell>
          <table:table-cell office:value-type="float" office:value="1295" calcext:value-type="float">
            <text:p>1295</text:p>
          </table:table-cell>
          <table:table-cell office:value-type="float" office:value="63" calcext:value-type="float">
            <text:p>63</text:p>
          </table:table-cell>
          <table:table-cell office:value-type="float" office:value="1635" calcext:value-type="float">
            <text:p>1635</text:p>
          </table:table-cell>
          <table:table-cell office:value-type="float" office:value="490" calcext:value-type="float">
            <text:p>490</text:p>
          </table:table-cell>
          <table:table-cell table:formula="of:=[.A331]*23" office:value-type="float" office:value="9936" calcext:value-type="float">
            <text:p>9936</text:p>
          </table:table-cell>
          <table:table-cell table:formula="of:=[.D331]/6" office:value-type="float" office:value="215.833333333333" calcext:value-type="float">
            <text:p>215.83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948" calcext:value-type="float">
            <text:p>6948</text:p>
          </table:table-cell>
          <table:table-cell office:value-type="float" office:value="120" calcext:value-type="float">
            <text:p>120</text:p>
          </table:table-cell>
          <table:table-cell office:value-type="float" office:value="1235" calcext:value-type="float">
            <text:p>1235</text:p>
          </table:table-cell>
          <table:table-cell office:value-type="float" office:value="60" calcext:value-type="float">
            <text:p>60</text:p>
          </table:table-cell>
          <table:table-cell office:value-type="float" office:value="1635" calcext:value-type="float">
            <text:p>1635</text:p>
          </table:table-cell>
          <table:table-cell office:value-type="float" office:value="514" calcext:value-type="float">
            <text:p>514</text:p>
          </table:table-cell>
          <table:table-cell table:formula="of:=[.A332]*23" office:value-type="float" office:value="10235" calcext:value-type="float">
            <text:p>10235</text:p>
          </table:table-cell>
          <table:table-cell table:formula="of:=[.D332]/6" office:value-type="float" office:value="205.833333333333" calcext:value-type="float">
            <text:p>205.83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314" calcext:value-type="float">
            <text:p>7314</text:p>
          </table:table-cell>
          <table:table-cell office:value-type="float" office:value="148" calcext:value-type="float">
            <text:p>148</text:p>
          </table:table-cell>
          <table:table-cell office:value-type="float" office:value="1174" calcext:value-type="float">
            <text:p>1174</text:p>
          </table:table-cell>
          <table:table-cell office:value-type="float" office:value="53" calcext:value-type="float">
            <text:p>53</text:p>
          </table:table-cell>
          <table:table-cell office:value-type="float" office:value="1629" calcext:value-type="float">
            <text:p>1629</text:p>
          </table:table-cell>
          <table:table-cell office:value-type="float" office:value="558" calcext:value-type="float">
            <text:p>558</text:p>
          </table:table-cell>
          <table:table-cell table:formula="of:=[.A333]*23" office:value-type="float" office:value="10580" calcext:value-type="float">
            <text:p>10580</text:p>
          </table:table-cell>
          <table:table-cell table:formula="of:=[.D333]/6" office:value-type="float" office:value="195.666666666667" calcext:value-type="float">
            <text:p>195.66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718" calcext:value-type="float">
            <text:p>7718</text:p>
          </table:table-cell>
          <table:table-cell office:value-type="float" office:value="3" calcext:value-type="float">
            <text:p>3</text:p>
          </table:table-cell>
          <table:table-cell office:value-type="float" office:value="1112" calcext:value-type="float">
            <text:p>1112</text:p>
          </table:table-cell>
          <table:table-cell office:value-type="float" office:value="51" calcext:value-type="float">
            <text:p>51</text:p>
          </table:table-cell>
          <table:table-cell office:value-type="float" office:value="1623" calcext:value-type="float">
            <text:p>1623</text:p>
          </table:table-cell>
          <table:table-cell office:value-type="float" office:value="609" calcext:value-type="float">
            <text:p>609</text:p>
          </table:table-cell>
          <table:table-cell table:formula="of:=[.A334]*23" office:value-type="float" office:value="10971" calcext:value-type="float">
            <text:p>10971</text:p>
          </table:table-cell>
          <table:table-cell table:formula="of:=[.D334]/6" office:value-type="float" office:value="185.333333333333" calcext:value-type="float">
            <text:p>185.33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132" calcext:value-type="float">
            <text:p>8132</text:p>
          </table:table-cell>
          <table:table-cell office:value-type="float" office:value="28" calcext:value-type="float">
            <text:p>28</text:p>
          </table:table-cell>
          <table:table-cell office:value-type="float" office:value="1056" calcext:value-type="float">
            <text:p>1056</text:p>
          </table:table-cell>
          <table:table-cell office:value-type="float" office:value="45" calcext:value-type="float">
            <text:p>45</text:p>
          </table:table-cell>
          <table:table-cell office:value-type="float" office:value="1622" calcext:value-type="float">
            <text:p>1622</text:p>
          </table:table-cell>
          <table:table-cell office:value-type="float" office:value="666" calcext:value-type="float">
            <text:p>666</text:p>
          </table:table-cell>
          <table:table-cell table:formula="of:=[.A335]*23" office:value-type="float" office:value="11316" calcext:value-type="float">
            <text:p>11316</text:p>
          </table:table-cell>
          <table:table-cell table:formula="of:=[.D335]/6" office:value-type="float" office:value="176" calcext:value-type="float">
            <text:p>176.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447" calcext:value-type="float">
            <text:p>8447</text:p>
          </table:table-cell>
          <table:table-cell office:value-type="float" office:value="43" calcext:value-type="float">
            <text:p>43</text:p>
          </table:table-cell>
          <table:table-cell office:value-type="float" office:value="1016" calcext:value-type="float">
            <text:p>1016</text:p>
          </table:table-cell>
          <table:table-cell office:value-type="float" office:value="42" calcext:value-type="float">
            <text:p>42</text:p>
          </table:table-cell>
          <table:table-cell office:value-type="float" office:value="1624" calcext:value-type="float">
            <text:p>1624</text:p>
          </table:table-cell>
          <table:table-cell office:value-type="float" office:value="698" calcext:value-type="float">
            <text:p>698</text:p>
          </table:table-cell>
          <table:table-cell table:formula="of:=[.A336]*23" office:value-type="float" office:value="11615" calcext:value-type="float">
            <text:p>11615</text:p>
          </table:table-cell>
          <table:table-cell table:formula="of:=[.D336]/6" office:value-type="float" office:value="169.333333333333" calcext:value-type="float">
            <text:p>169.33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830" calcext:value-type="float">
            <text:p>8830</text:p>
          </table:table-cell>
          <table:table-cell office:value-type="float" office:value="55" calcext:value-type="float">
            <text:p>55</text:p>
          </table:table-cell>
          <table:table-cell office:value-type="float" office:value="972" calcext:value-type="float">
            <text:p>972</text:p>
          </table:table-cell>
          <table:table-cell office:value-type="float" office:value="40" calcext:value-type="float">
            <text:p>40</text:p>
          </table:table-cell>
          <table:table-cell office:value-type="float" office:value="1623" calcext:value-type="float">
            <text:p>1623</text:p>
          </table:table-cell>
          <table:table-cell office:value-type="float" office:value="767" calcext:value-type="float">
            <text:p>767</text:p>
          </table:table-cell>
          <table:table-cell table:formula="of:=[.A337]*23" office:value-type="float" office:value="12006" calcext:value-type="float">
            <text:p>12006</text:p>
          </table:table-cell>
          <table:table-cell table:formula="of:=[.D337]/6" office:value-type="float" office:value="162" calcext:value-type="float">
            <text:p>162.0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244" calcext:value-type="float">
            <text:p>9244</text:p>
          </table:table-cell>
          <table:table-cell office:value-type="float" office:value="85" calcext:value-type="float">
            <text:p>85</text:p>
          </table:table-cell>
          <table:table-cell office:value-type="float" office:value="929" calcext:value-type="float">
            <text:p>929</text:p>
          </table:table-cell>
          <table:table-cell office:value-type="float" office:value="37" calcext:value-type="float">
            <text:p>37</text:p>
          </table:table-cell>
          <table:table-cell office:value-type="float" office:value="1623" calcext:value-type="float">
            <text:p>1623</text:p>
          </table:table-cell>
          <table:table-cell office:value-type="float" office:value="849" calcext:value-type="float">
            <text:p>849</text:p>
          </table:table-cell>
          <table:table-cell table:formula="of:=[.A338]*23" office:value-type="float" office:value="12420" calcext:value-type="float">
            <text:p>12420</text:p>
          </table:table-cell>
          <table:table-cell table:formula="of:=[.D338]/6" office:value-type="float" office:value="154.833333333333" calcext:value-type="float">
            <text:p>154.8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591" calcext:value-type="float">
            <text:p>9591</text:p>
          </table:table-cell>
          <table:table-cell office:value-type="float" office:value="36" calcext:value-type="float">
            <text:p>36</text:p>
          </table:table-cell>
          <table:table-cell office:value-type="float" office:value="895" calcext:value-type="float">
            <text:p>895</text:p>
          </table:table-cell>
          <table:table-cell office:value-type="float" office:value="32" calcext:value-type="float">
            <text:p>32</text:p>
          </table:table-cell>
          <table:table-cell office:value-type="float" office:value="1621" calcext:value-type="float">
            <text:p>1621</text:p>
          </table:table-cell>
          <table:table-cell office:value-type="float" office:value="914" calcext:value-type="float">
            <text:p>914</text:p>
          </table:table-cell>
          <table:table-cell table:formula="of:=[.A339]*23" office:value-type="float" office:value="12765" calcext:value-type="float">
            <text:p>12765</text:p>
          </table:table-cell>
          <table:table-cell table:formula="of:=[.D339]/6" office:value-type="float" office:value="149.166666666667" calcext:value-type="float">
            <text:p>149.16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888" calcext:value-type="float">
            <text:p>9888</text:p>
          </table:table-cell>
          <table:table-cell office:value-type="float" office:value="35" calcext:value-type="float">
            <text:p>35</text:p>
          </table:table-cell>
          <table:table-cell office:value-type="float" office:value="868" calcext:value-type="float">
            <text:p>868</text:p>
          </table:table-cell>
          <table:table-cell office:value-type="float" office:value="32" calcext:value-type="float">
            <text:p>32</text:p>
          </table:table-cell>
          <table:table-cell office:value-type="float" office:value="1619" calcext:value-type="float">
            <text:p>1619</text:p>
          </table:table-cell>
          <table:table-cell office:value-type="float" office:value="952" calcext:value-type="float">
            <text:p>952</text:p>
          </table:table-cell>
          <table:table-cell table:formula="of:=[.A340]*23" office:value-type="float" office:value="13041" calcext:value-type="float">
            <text:p>13041</text:p>
          </table:table-cell>
          <table:table-cell table:formula="of:=[.D340]/6" office:value-type="float" office:value="144.666666666667" calcext:value-type="float">
            <text:p>144.66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283" calcext:value-type="float">
            <text:p>10283</text:p>
          </table:table-cell>
          <table:table-cell office:value-type="float" office:value="50" calcext:value-type="float">
            <text:p>50</text:p>
          </table:table-cell>
          <table:table-cell office:value-type="float" office:value="835" calcext:value-type="float">
            <text:p>835</text:p>
          </table:table-cell>
          <table:table-cell office:value-type="float" office:value="28" calcext:value-type="float">
            <text:p>28</text:p>
          </table:table-cell>
          <table:table-cell office:value-type="float" office:value="1613" calcext:value-type="float">
            <text:p>1613</text:p>
          </table:table-cell>
          <table:table-cell office:value-type="float" office:value="1013" calcext:value-type="float">
            <text:p>1013</text:p>
          </table:table-cell>
          <table:table-cell table:formula="of:=[.A341]*23" office:value-type="float" office:value="13386" calcext:value-type="float">
            <text:p>13386</text:p>
          </table:table-cell>
          <table:table-cell table:formula="of:=[.D341]/6" office:value-type="float" office:value="139.166666666667" calcext:value-type="float">
            <text:p>139.16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652" calcext:value-type="float">
            <text:p>10652</text:p>
          </table:table-cell>
          <table:table-cell office:value-type="float" office:value="11" calcext:value-type="float">
            <text:p>11</text:p>
          </table:table-cell>
          <table:table-cell office:value-type="float" office:value="806" calcext:value-type="float">
            <text:p>806</text:p>
          </table:table-cell>
          <table:table-cell office:value-type="float" office:value="28" calcext:value-type="float">
            <text:p>28</text:p>
          </table:table-cell>
          <table:table-cell office:value-type="float" office:value="1608" calcext:value-type="float">
            <text:p>1608</text:p>
          </table:table-cell>
          <table:table-cell office:value-type="float" office:value="1102" calcext:value-type="float">
            <text:p>1102</text:p>
          </table:table-cell>
          <table:table-cell table:formula="of:=[.A342]*23" office:value-type="float" office:value="13800" calcext:value-type="float">
            <text:p>13800</text:p>
          </table:table-cell>
          <table:table-cell table:formula="of:=[.D342]/6" office:value-type="float" office:value="134.333333333333" calcext:value-type="float">
            <text:p>134.33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963" calcext:value-type="float">
            <text:p>10963</text:p>
          </table:table-cell>
          <table:table-cell office:value-type="float" office:value="26" calcext:value-type="float">
            <text:p>26</text:p>
          </table:table-cell>
          <table:table-cell office:value-type="float" office:value="783" calcext:value-type="float">
            <text:p>783</text:p>
          </table:table-cell>
          <table:table-cell office:value-type="float" office:value="28" calcext:value-type="float">
            <text:p>28</text:p>
          </table:table-cell>
          <table:table-cell office:value-type="float" office:value="1604" calcext:value-type="float">
            <text:p>1604</text:p>
          </table:table-cell>
          <table:table-cell office:value-type="float" office:value="1142" calcext:value-type="float">
            <text:p>1142</text:p>
          </table:table-cell>
          <table:table-cell table:formula="of:=[.A343]*23" office:value-type="float" office:value="14076" calcext:value-type="float">
            <text:p>14076</text:p>
          </table:table-cell>
          <table:table-cell table:formula="of:=[.D343]/6" office:value-type="float" office:value="130.5" calcext:value-type="float">
            <text:p>130.5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464" calcext:value-type="float">
            <text:p>11464</text:p>
          </table:table-cell>
          <table:table-cell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  <table:table-cell office:value-type="float" office:value="24" calcext:value-type="float">
            <text:p>24</text:p>
          </table:table-cell>
          <table:table-cell office:value-type="float" office:value="1598" calcext:value-type="float">
            <text:p>1598</text:p>
          </table:table-cell>
          <table:table-cell office:value-type="float" office:value="1239" calcext:value-type="float">
            <text:p>1239</text:p>
          </table:table-cell>
          <table:table-cell table:formula="of:=[.A344]*23" office:value-type="float" office:value="14421" calcext:value-type="float">
            <text:p>14421</text:p>
          </table:table-cell>
          <table:table-cell table:formula="of:=[.D344]/6" office:value-type="float" office:value="124.833333333333" calcext:value-type="float">
            <text:p>124.83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736" calcext:value-type="float">
            <text:p>11736</text:p>
          </table:table-cell>
          <table:table-cell office:value-type="float" office:value="15" calcext:value-type="float">
            <text:p>15</text:p>
          </table:table-cell>
          <table:table-cell office:value-type="float" office:value="731" calcext:value-type="float">
            <text:p>731</text:p>
          </table:table-cell>
          <table:table-cell office:value-type="float" office:value="24" calcext:value-type="float">
            <text:p>24</text:p>
          </table:table-cell>
          <table:table-cell office:value-type="float" office:value="1604" calcext:value-type="float">
            <text:p>1604</text:p>
          </table:table-cell>
          <table:table-cell office:value-type="float" office:value="1316" calcext:value-type="float">
            <text:p>1316</text:p>
          </table:table-cell>
          <table:table-cell table:formula="of:=[.A345]*23" office:value-type="float" office:value="14835" calcext:value-type="float">
            <text:p>14835</text:p>
          </table:table-cell>
          <table:table-cell table:formula="of:=[.D345]/6" office:value-type="float" office:value="121.833333333333" calcext:value-type="float">
            <text:p>121.83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2002" calcext:value-type="float">
            <text:p>12002</text:p>
          </table:table-cell>
          <table:table-cell office:value-type="float" office:value="60" calcext:value-type="float">
            <text:p>60</text:p>
          </table:table-cell>
          <table:table-cell office:value-type="float" office:value="715" calcext:value-type="float">
            <text:p>715</text:p>
          </table:table-cell>
          <table:table-cell office:value-type="float" office:value="20" calcext:value-type="float">
            <text:p>20</text:p>
          </table:table-cell>
          <table:table-cell office:value-type="float" office:value="1605" calcext:value-type="float">
            <text:p>1605</text:p>
          </table:table-cell>
          <table:table-cell office:value-type="float" office:value="1345" calcext:value-type="float">
            <text:p>1345</text:p>
          </table:table-cell>
          <table:table-cell table:formula="of:=[.A346]*23" office:value-type="float" office:value="15111" calcext:value-type="float">
            <text:p>15111</text:p>
          </table:table-cell>
          <table:table-cell table:formula="of:=[.D346]/6" office:value-type="float" office:value="119.166666666667" calcext:value-type="float">
            <text:p>119.16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368" calcext:value-type="float">
            <text:p>12368</text:p>
          </table:table-cell>
          <table:table-cell office:value-type="float" office:value="53" calcext:value-type="float">
            <text:p>53</text:p>
          </table:table-cell>
          <table:table-cell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office:value-type="float" office:value="1393" calcext:value-type="float">
            <text:p>1393</text:p>
          </table:table-cell>
          <table:table-cell table:formula="of:=[.A347]*23" office:value-type="float" office:value="15456" calcext:value-type="float">
            <text:p>15456</text:p>
          </table:table-cell>
          <table:table-cell table:formula="of:=[.D347]/6" office:value-type="float" office:value="115.666666666667" calcext:value-type="float">
            <text:p>115.66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2698" calcext:value-type="float">
            <text:p>12698</text:p>
          </table:table-cell>
          <table:table-cell office:value-type="float" office:value="44" calcext:value-type="float">
            <text:p>44</text:p>
          </table:table-cell>
          <table:table-cell office:value-type="float" office:value="676" calcext:value-type="float">
            <text:p>676</text:p>
          </table:table-cell>
          <table:table-cell office:value-type="float" office:value="18" calcext:value-type="float">
            <text:p>18</text:p>
          </table:table-cell>
          <table:table-cell office:value-type="float" office:value="1604" calcext:value-type="float">
            <text:p>1604</text:p>
          </table:table-cell>
          <table:table-cell office:value-type="float" office:value="1458" calcext:value-type="float">
            <text:p>1458</text:p>
          </table:table-cell>
          <table:table-cell table:formula="of:=[.A348]*23" office:value-type="float" office:value="15801" calcext:value-type="float">
            <text:p>15801</text:p>
          </table:table-cell>
          <table:table-cell table:formula="of:=[.D348]/6" office:value-type="float" office:value="112.666666666667" calcext:value-type="float">
            <text:p>112.6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847" calcext:value-type="float">
            <text:p>12847</text:p>
          </table:table-cell>
          <table:table-cell office:value-type="float" office:value="41" calcext:value-type="float">
            <text:p>41</text:p>
          </table:table-cell>
          <table:table-cell office:value-type="float" office:value="668" calcext:value-type="float">
            <text:p>668</text:p>
          </table:table-cell>
          <table:table-cell office:value-type="float" office:value="18" calcext:value-type="float">
            <text:p>18</text:p>
          </table:table-cell>
          <table:table-cell office:value-type="float" office:value="1603" calcext:value-type="float">
            <text:p>1603</text:p>
          </table:table-cell>
          <table:table-cell office:value-type="float" office:value="1502" calcext:value-type="float">
            <text:p>1502</text:p>
          </table:table-cell>
          <table:table-cell table:formula="of:=[.A349]*23" office:value-type="float" office:value="16100" calcext:value-type="float">
            <text:p>16100</text:p>
          </table:table-cell>
          <table:table-cell table:formula="of:=[.D349]/6" office:value-type="float" office:value="111.333333333333" calcext:value-type="float">
            <text:p>111.33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3365" calcext:value-type="float">
            <text:p>13365</text:p>
          </table:table-cell>
          <table:table-cell office:value-type="float" office:value="65" calcext:value-type="float">
            <text:p>65</text:p>
          </table:table-cell>
          <table:table-cell office:value-type="float" office:value="642" calcext:value-type="float">
            <text:p>642</text:p>
          </table:table-cell>
          <table:table-cell office:value-type="float" office:value="16" calcext:value-type="float">
            <text:p>16</text:p>
          </table:table-cell>
          <table:table-cell office:value-type="float" office:value="1594" calcext:value-type="float">
            <text:p>1594</text:p>
          </table:table-cell>
          <table:table-cell office:value-type="float" office:value="1606" calcext:value-type="float">
            <text:p>1606</text:p>
          </table:table-cell>
          <table:table-cell table:formula="of:=[.A350]*23" office:value-type="float" office:value="16491" calcext:value-type="float">
            <text:p>16491</text:p>
          </table:table-cell>
          <table:table-cell table:formula="of:=[.D350]/6" office:value-type="float" office:value="107" calcext:value-type="float">
            <text:p>107.00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3758" calcext:value-type="float">
            <text:p>13758</text:p>
          </table:table-cell>
          <table:table-cell office:value-type="float" office:value="11" calcext:value-type="float">
            <text:p>11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float" office:value="1585" calcext:value-type="float">
            <text:p>1585</text:p>
          </table:table-cell>
          <table:table-cell office:value-type="float" office:value="1687" calcext:value-type="float">
            <text:p>1687</text:p>
          </table:table-cell>
          <table:table-cell table:formula="of:=[.A351]*23" office:value-type="float" office:value="16836" calcext:value-type="float">
            <text:p>16836</text:p>
          </table:table-cell>
          <table:table-cell table:formula="of:=[.D351]/6" office:value-type="float" office:value="104" calcext:value-type="float">
            <text:p>104.0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101" calcext:value-type="float">
            <text:p>14101</text:p>
          </table:table-cell>
          <table:table-cell office:value-type="float" office:value="84" calcext:value-type="float">
            <text:p>84</text:p>
          </table:table-cell>
          <table:table-cell office:value-type="float" office:value="609" calcext:value-type="float">
            <text:p>609</text:p>
          </table:table-cell>
          <table:table-cell office:value-type="float" office:value="15" calcext:value-type="float">
            <text:p>15</text:p>
          </table:table-cell>
          <table:table-cell office:value-type="float" office:value="1577" calcext:value-type="float">
            <text:p>1577</text:p>
          </table:table-cell>
          <table:table-cell office:value-type="float" office:value="1814" calcext:value-type="float">
            <text:p>1814</text:p>
          </table:table-cell>
          <table:table-cell table:formula="of:=[.A352]*23" office:value-type="float" office:value="17250" calcext:value-type="float">
            <text:p>17250</text:p>
          </table:table-cell>
          <table:table-cell table:formula="of:=[.D352]/6" office:value-type="float" office:value="101.5" calcext:value-type="float">
            <text:p>101.50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337" calcext:value-type="float">
            <text:p>14337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12" calcext:value-type="float">
            <text:p>12</text:p>
          </table:table-cell>
          <table:table-cell office:value-type="float" office:value="1571" calcext:value-type="float">
            <text:p>1571</text:p>
          </table:table-cell>
          <table:table-cell office:value-type="float" office:value="1855" calcext:value-type="float">
            <text:p>1855</text:p>
          </table:table-cell>
          <table:table-cell table:formula="of:=[.A353]*23" office:value-type="float" office:value="17526" calcext:value-type="float">
            <text:p>17526</text:p>
          </table:table-cell>
          <table:table-cell table:formula="of:=[.D353]/6" office:value-type="float" office:value="99.8333333333333" calcext:value-type="float">
            <text:p>99.83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677" calcext:value-type="float">
            <text:p>14677</text:p>
          </table:table-cell>
          <table:table-cell office:value-type="float" office:value="45" calcext:value-type="float">
            <text:p>45</text:p>
          </table:table-cell>
          <table:table-cell office:value-type="float" office:value="585" calcext:value-type="float">
            <text:p>585</text:p>
          </table:table-cell>
          <table:table-cell office:value-type="float" office:value="12" calcext:value-type="float">
            <text:p>12</text:p>
          </table:table-cell>
          <table:table-cell office:value-type="float" office:value="1562" calcext:value-type="float">
            <text:p>1562</text:p>
          </table:table-cell>
          <table:table-cell office:value-type="float" office:value="1958" calcext:value-type="float">
            <text:p>1958</text:p>
          </table:table-cell>
          <table:table-cell table:formula="of:=[.A354]*23" office:value-type="float" office:value="17871" calcext:value-type="float">
            <text:p>17871</text:p>
          </table:table-cell>
          <table:table-cell table:formula="of:=[.D354]/6" office:value-type="float" office:value="97.5" calcext:value-type="float">
            <text:p>97.5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028" calcext:value-type="float">
            <text:p>15028</text:p>
          </table:table-cell>
          <table:table-cell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office:value-type="float" office:value="10" calcext:value-type="float">
            <text:p>10</text:p>
          </table:table-cell>
          <table:table-cell office:value-type="float" office:value="1568" calcext:value-type="float">
            <text:p>1568</text:p>
          </table:table-cell>
          <table:table-cell office:value-type="float" office:value="2022" calcext:value-type="float">
            <text:p>2022</text:p>
          </table:table-cell>
          <table:table-cell table:formula="of:=[.A355]*23" office:value-type="float" office:value="18285" calcext:value-type="float">
            <text:p>18285</text:p>
          </table:table-cell>
          <table:table-cell table:formula="of:=[.D355]/6" office:value-type="float" office:value="95.1666666666667" calcext:value-type="float">
            <text:p>95.16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5287" calcext:value-type="float">
            <text:p>15287</text:p>
          </table:table-cell>
          <table:table-cell office:value-type="float" office:value="11" calcext:value-type="float">
            <text:p>11</text:p>
          </table:table-cell>
          <table:table-cell office:value-type="float" office:value="561" calcext:value-type="float">
            <text:p>561</text:p>
          </table:table-cell>
          <table:table-cell office:value-type="float" office:value="10" calcext:value-type="float">
            <text:p>10</text:p>
          </table:table-cell>
          <table:table-cell office:value-type="float" office:value="1567" calcext:value-type="float">
            <text:p>1567</text:p>
          </table:table-cell>
          <table:table-cell office:value-type="float" office:value="2054" calcext:value-type="float">
            <text:p>2054</text:p>
          </table:table-cell>
          <table:table-cell table:formula="of:=[.A356]*23" office:value-type="float" office:value="18561" calcext:value-type="float">
            <text:p>18561</text:p>
          </table:table-cell>
          <table:table-cell table:formula="of:=[.D356]/6" office:value-type="float" office:value="93.5" calcext:value-type="float">
            <text:p>93.50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5565" calcext:value-type="float">
            <text:p>15565</text:p>
          </table:table-cell>
          <table:table-cell office:value-type="float" office:value="5" calcext:value-type="float">
            <text:p>5</text:p>
          </table:table-cell>
          <table:table-cell office:value-type="float" office:value="551" calcext:value-type="float">
            <text:p>551</text:p>
          </table:table-cell>
          <table:table-cell office:value-type="float" office:value="9" calcext:value-type="float">
            <text:p>9</text:p>
          </table:table-cell>
          <table:table-cell office:value-type="float" office:value="1567" calcext:value-type="float">
            <text:p>1567</text:p>
          </table:table-cell>
          <table:table-cell office:value-type="float" office:value="2128" calcext:value-type="float">
            <text:p>2128</text:p>
          </table:table-cell>
          <table:table-cell table:formula="of:=[.A357]*23" office:value-type="float" office:value="18906" calcext:value-type="float">
            <text:p>18906</text:p>
          </table:table-cell>
          <table:table-cell table:formula="of:=[.D357]/6" office:value-type="float" office:value="91.8333333333333" calcext:value-type="float">
            <text:p>91.83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5804" calcext:value-type="float">
            <text:p>15804</text:p>
          </table:table-cell>
          <table:table-cell office:value-type="float" office:value="20" calcext:value-type="float">
            <text:p>20</text:p>
          </table:table-cell>
          <table:table-cell office:value-type="float" office:value="543" calcext:value-type="float">
            <text:p>543</text:p>
          </table:table-cell>
          <table:table-cell office:value-type="float" office:value="9" calcext:value-type="float">
            <text:p>9</text:p>
          </table:table-cell>
          <table:table-cell office:value-type="float" office:value="1566" calcext:value-type="float">
            <text:p>1566</text:p>
          </table:table-cell>
          <table:table-cell office:value-type="float" office:value="2248" calcext:value-type="float">
            <text:p>2248</text:p>
          </table:table-cell>
          <table:table-cell table:formula="of:=[.A358]*23" office:value-type="float" office:value="19251" calcext:value-type="float">
            <text:p>19251</text:p>
          </table:table-cell>
          <table:table-cell table:formula="of:=[.D358]/6" office:value-type="float" office:value="90.5" calcext:value-type="float">
            <text:p>90.5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041" calcext:value-type="float">
            <text:p>16041</text:p>
          </table:table-cell>
          <table:table-cell office:value-type="float" office:value="22" calcext:value-type="float">
            <text:p>22</text:p>
          </table:table-cell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  <table:table-cell office:value-type="float" office:value="1565" calcext:value-type="float">
            <text:p>1565</text:p>
          </table:table-cell>
          <table:table-cell office:value-type="float" office:value="2313" calcext:value-type="float">
            <text:p>2313</text:p>
          </table:table-cell>
          <table:table-cell table:formula="of:=[.A359]*23" office:value-type="float" office:value="19550" calcext:value-type="float">
            <text:p>19550</text:p>
          </table:table-cell>
          <table:table-cell table:formula="of:=[.D359]/6" office:value-type="float" office:value="89.1666666666667" calcext:value-type="float">
            <text:p>89.16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6357" calcext:value-type="float">
            <text:p>16357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1561" calcext:value-type="float">
            <text:p>1561</text:p>
          </table:table-cell>
          <table:table-cell office:value-type="float" office:value="2397" calcext:value-type="float">
            <text:p>2397</text:p>
          </table:table-cell>
          <table:table-cell table:formula="of:=[.A360]*23" office:value-type="float" office:value="19895" calcext:value-type="float">
            <text:p>19895</text:p>
          </table:table-cell>
          <table:table-cell table:formula="of:=[.D360]/6" office:value-type="float" office:value="87.5" calcext:value-type="float">
            <text:p>87.50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6605" calcext:value-type="float">
            <text:p>16605</text:p>
          </table:table-cell>
          <table:table-cell office:value-type="float" office:value="45" calcext:value-type="float">
            <text:p>45</text:p>
          </table:table-cell>
          <table:table-cell office:value-type="float" office:value="517" calcext:value-type="float">
            <text:p>517</text:p>
          </table:table-cell>
          <table:table-cell office:value-type="float" office:value="6" calcext:value-type="float">
            <text:p>6</text:p>
          </table:table-cell>
          <table:table-cell office:value-type="float" office:value="1562" calcext:value-type="float">
            <text:p>1562</text:p>
          </table:table-cell>
          <table:table-cell office:value-type="float" office:value="2504" calcext:value-type="float">
            <text:p>2504</text:p>
          </table:table-cell>
          <table:table-cell table:formula="of:=[.A361]*23" office:value-type="float" office:value="20286" calcext:value-type="float">
            <text:p>20286</text:p>
          </table:table-cell>
          <table:table-cell table:formula="of:=[.D361]/6" office:value-type="float" office:value="86.1666666666667" calcext:value-type="float">
            <text:p>86.16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6768" calcext:value-type="float">
            <text:p>16768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560" calcext:value-type="float">
            <text:p>1560</text:p>
          </table:table-cell>
          <table:table-cell office:value-type="float" office:value="2536" calcext:value-type="float">
            <text:p>2536</text:p>
          </table:table-cell>
          <table:table-cell table:formula="of:=[.A362]*23" office:value-type="float" office:value="20585" calcext:value-type="float">
            <text:p>20585</text:p>
          </table:table-cell>
          <table:table-cell table:formula="of:=[.D362]/6" office:value-type="float" office:value="85.3333333333333" calcext:value-type="float">
            <text:p>85.33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7120" calcext:value-type="float">
            <text:p>17120</text:p>
          </table:table-cell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float" office:value="1552" calcext:value-type="float">
            <text:p>1552</text:p>
          </table:table-cell>
          <table:table-cell office:value-type="float" office:value="2608" calcext:value-type="float">
            <text:p>2608</text:p>
          </table:table-cell>
          <table:table-cell table:formula="of:=[.A363]*23" office:value-type="float" office:value="20930" calcext:value-type="float">
            <text:p>20930</text:p>
          </table:table-cell>
          <table:table-cell table:formula="of:=[.D363]/6" office:value-type="float" office:value="83.5" calcext:value-type="float">
            <text:p>83.5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7392" calcext:value-type="float">
            <text:p>17392</text:p>
          </table:table-cell>
          <table:table-cell office:value-type="float" office:value="10" calcext:value-type="float">
            <text:p>10</text:p>
          </table:table-cell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float" office:value="1545" calcext:value-type="float">
            <text:p>1545</text:p>
          </table:table-cell>
          <table:table-cell office:value-type="float" office:value="2685" calcext:value-type="float">
            <text:p>2685</text:p>
          </table:table-cell>
          <table:table-cell table:formula="of:=[.A364]*23" office:value-type="float" office:value="21321" calcext:value-type="float">
            <text:p>21321</text:p>
          </table:table-cell>
          <table:table-cell table:formula="of:=[.D364]/6" office:value-type="float" office:value="82.1666666666667" calcext:value-type="float">
            <text:p>82.16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7576" calcext:value-type="float">
            <text:p>17576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  <table:table-cell office:value-type="float" office:value="1545" calcext:value-type="float">
            <text:p>1545</text:p>
          </table:table-cell>
          <table:table-cell office:value-type="float" office:value="2737" calcext:value-type="float">
            <text:p>2737</text:p>
          </table:table-cell>
          <table:table-cell table:formula="of:=[.A365]*23" office:value-type="float" office:value="21620" calcext:value-type="float">
            <text:p>21620</text:p>
          </table:table-cell>
          <table:table-cell table:formula="of:=[.D365]/6" office:value-type="float" office:value="81.3333333333333" calcext:value-type="float">
            <text:p>81.33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7863" calcext:value-type="float">
            <text:p>17863</text:p>
          </table:table-cell>
          <table:table-cell office:value-type="float" office:value="19" calcext:value-type="float">
            <text:p>19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1539" calcext:value-type="float">
            <text:p>1539</text:p>
          </table:table-cell>
          <table:table-cell office:value-type="float" office:value="2804" calcext:value-type="float">
            <text:p>2804</text:p>
          </table:table-cell>
          <table:table-cell table:formula="of:=[.A366]*23" office:value-type="float" office:value="21965" calcext:value-type="float">
            <text:p>21965</text:p>
          </table:table-cell>
          <table:table-cell table:formula="of:=[.D366]/6" office:value-type="float" office:value="80" calcext:value-type="float">
            <text:p>80.00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8166" calcext:value-type="float">
            <text:p>1816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float" office:value="1532" calcext:value-type="float">
            <text:p>1532</text:p>
          </table:table-cell>
          <table:table-cell office:value-type="float" office:value="2869" calcext:value-type="float">
            <text:p>2869</text:p>
          </table:table-cell>
          <table:table-cell table:formula="of:=[.A367]*23" office:value-type="float" office:value="22356" calcext:value-type="float">
            <text:p>22356</text:p>
          </table:table-cell>
          <table:table-cell table:formula="of:=[.D367]/6" office:value-type="float" office:value="78.6666666666667" calcext:value-type="float">
            <text:p>78.66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8367" calcext:value-type="float">
            <text:p>18367</text:p>
          </table:table-cell>
          <table:table-cell office:value-type="float" office:value="14" calcext:value-type="float">
            <text:p>14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1528" calcext:value-type="float">
            <text:p>1528</text:p>
          </table:table-cell>
          <table:table-cell office:value-type="float" office:value="2902" calcext:value-type="float">
            <text:p>2902</text:p>
          </table:table-cell>
          <table:table-cell table:formula="of:=[.A368]*23" office:value-type="float" office:value="22655" calcext:value-type="float">
            <text:p>22655</text:p>
          </table:table-cell>
          <table:table-cell table:formula="of:=[.D368]/6" office:value-type="float" office:value="77.8333333333333" calcext:value-type="float">
            <text:p>77.83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8613" calcext:value-type="float">
            <text:p>18613</text:p>
          </table:table-cell>
          <table:table-cell office:value-type="float" office:value="24" calcext:value-type="float">
            <text:p>24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1522" calcext:value-type="float">
            <text:p>1522</text:p>
          </table:table-cell>
          <table:table-cell office:value-type="float" office:value="2979" calcext:value-type="float">
            <text:p>2979</text:p>
          </table:table-cell>
          <table:table-cell table:formula="of:=[.A369]*23" office:value-type="float" office:value="22954" calcext:value-type="float">
            <text:p>22954</text:p>
          </table:table-cell>
          <table:table-cell table:formula="of:=[.D369]/6" office:value-type="float" office:value="76.8333333333333" calcext:value-type="float">
            <text:p>76.8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168" calcext:value-type="float">
            <text:p>19168</text:p>
          </table:table-cell>
          <table:table-cell office:value-type="float" office:value="33" calcext:value-type="float">
            <text:p>33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514" calcext:value-type="float">
            <text:p>1514</text:p>
          </table:table-cell>
          <table:table-cell office:value-type="float" office:value="3072" calcext:value-type="float">
            <text:p>3072</text:p>
          </table:table-cell>
          <table:table-cell table:formula="of:=[.A370]*23" office:value-type="float" office:value="22977" calcext:value-type="float">
            <text:p>22977</text:p>
          </table:table-cell>
          <table:table-cell table:formula="of:=[.D370]/6" office:value-type="float" office:value="74.6666666666667" calcext:value-type="float">
            <text:p>74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125" calcext:value-type="float">
            <text:p>19125</text:p>
          </table:table-cell>
          <table:table-cell office:value-type="float" office:value="17" calcext:value-type="float">
            <text:p>17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3166" calcext:value-type="float">
            <text:p>3166</text:p>
          </table:table-cell>
          <table:table-cell table:formula="of:=[.A371]*23" office:value-type="float" office:value="22977" calcext:value-type="float">
            <text:p>22977</text:p>
          </table:table-cell>
          <table:table-cell table:formula="of:=[.D371]/6" office:value-type="float" office:value="74.8333333333333" calcext:value-type="float">
            <text:p>74.8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517" calcext:value-type="float">
            <text:p>19517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492" calcext:value-type="float">
            <text:p>1492</text:p>
          </table:table-cell>
          <table:table-cell office:value-type="float" office:value="3224" calcext:value-type="float">
            <text:p>3224</text:p>
          </table:table-cell>
          <table:table-cell table:formula="of:=[.A372]*23" office:value-type="float" office:value="22977" calcext:value-type="float">
            <text:p>22977</text:p>
          </table:table-cell>
          <table:table-cell table:formula="of:=[.D372]/6" office:value-type="float" office:value="73.3333333333333" calcext:value-type="float">
            <text:p>73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562" calcext:value-type="float">
            <text:p>19562</text:p>
          </table:table-cell>
          <table:table-cell office:value-type="float" office:value="3" calcext:value-type="float">
            <text:p>3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3326" calcext:value-type="float">
            <text:p>3326</text:p>
          </table:table-cell>
          <table:table-cell table:formula="of:=[.A373]*23" office:value-type="float" office:value="22977" calcext:value-type="float">
            <text:p>22977</text:p>
          </table:table-cell>
          <table:table-cell table:formula="of:=[.D373]/6" office:value-type="float" office:value="73.1666666666667" calcext:value-type="float">
            <text:p>73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666" calcext:value-type="float">
            <text:p>19666</text:p>
          </table:table-cell>
          <table:table-cell office:value-type="float" office:value="8" calcext:value-type="float">
            <text:p>8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1478" calcext:value-type="float">
            <text:p>1478</text:p>
          </table:table-cell>
          <table:table-cell office:value-type="float" office:value="3363" calcext:value-type="float">
            <text:p>3363</text:p>
          </table:table-cell>
          <table:table-cell table:formula="of:=[.A374]*23" office:value-type="float" office:value="22977" calcext:value-type="float">
            <text:p>22977</text:p>
          </table:table-cell>
          <table:table-cell table:formula="of:=[.D374]/6" office:value-type="float" office:value="72.6666666666667" calcext:value-type="float">
            <text:p>72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191" calcext:value-type="float">
            <text:p>20191</text:p>
          </table:table-cell>
          <table:table-cell office:value-type="float" office:value="19" calcext:value-type="float">
            <text:p>19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472" calcext:value-type="float">
            <text:p>1472</text:p>
          </table:table-cell>
          <table:table-cell office:value-type="float" office:value="3431" calcext:value-type="float">
            <text:p>3431</text:p>
          </table:table-cell>
          <table:table-cell table:formula="of:=[.A375]*23" office:value-type="float" office:value="22977" calcext:value-type="float">
            <text:p>22977</text:p>
          </table:table-cell>
          <table:table-cell table:formula="of:=[.D375]/6" office:value-type="float" office:value="70.8333333333333" calcext:value-type="float">
            <text:p>70.8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136" calcext:value-type="float">
            <text:p>20136</text:p>
          </table:table-cell>
          <table:table-cell office:value-type="float" office:value="78" calcext:value-type="float">
            <text:p>7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1473" calcext:value-type="float">
            <text:p>1473</text:p>
          </table:table-cell>
          <table:table-cell office:value-type="float" office:value="3495" calcext:value-type="float">
            <text:p>3495</text:p>
          </table:table-cell>
          <table:table-cell table:formula="of:=[.A376]*23" office:value-type="float" office:value="22977" calcext:value-type="float">
            <text:p>22977</text:p>
          </table:table-cell>
          <table:table-cell table:formula="of:=[.D376]/6" office:value-type="float" office:value="71" calcext:value-type="float">
            <text:p>71.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295" calcext:value-type="float">
            <text:p>20295</text:p>
          </table:table-cell>
          <table:table-cell office:value-type="float" office:value="28" calcext:value-type="float">
            <text:p>28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1477" calcext:value-type="float">
            <text:p>1477</text:p>
          </table:table-cell>
          <table:table-cell office:value-type="float" office:value="3527" calcext:value-type="float">
            <text:p>3527</text:p>
          </table:table-cell>
          <table:table-cell table:formula="of:=[.A377]*23" office:value-type="float" office:value="22977" calcext:value-type="float">
            <text:p>22977</text:p>
          </table:table-cell>
          <table:table-cell table:formula="of:=[.D377]/6" office:value-type="float" office:value="70.5" calcext:value-type="float">
            <text:p>70.5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497" calcext:value-type="float">
            <text:p>20497</text:p>
          </table:table-cell>
          <table:table-cell office:value-type="float" office:value="63" calcext:value-type="float">
            <text:p>63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3593" calcext:value-type="float">
            <text:p>3593</text:p>
          </table:table-cell>
          <table:table-cell table:formula="of:=[.A378]*23" office:value-type="float" office:value="22977" calcext:value-type="float">
            <text:p>22977</text:p>
          </table:table-cell>
          <table:table-cell table:formula="of:=[.D378]/6" office:value-type="float" office:value="69.8333333333333" calcext:value-type="float">
            <text:p>69.8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687" calcext:value-type="float">
            <text:p>20687</text:p>
          </table:table-cell>
          <table:table-cell office:value-type="float" office:value="35" calcext:value-type="float">
            <text:p>35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1477" calcext:value-type="float">
            <text:p>1477</text:p>
          </table:table-cell>
          <table:table-cell office:value-type="float" office:value="3643" calcext:value-type="float">
            <text:p>3643</text:p>
          </table:table-cell>
          <table:table-cell table:formula="of:=[.A379]*23" office:value-type="float" office:value="22977" calcext:value-type="float">
            <text:p>22977</text:p>
          </table:table-cell>
          <table:table-cell table:formula="of:=[.D379]/6" office:value-type="float" office:value="69.1666666666667" calcext:value-type="float">
            <text:p>69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863" calcext:value-type="float">
            <text:p>20863</text:p>
          </table:table-cell>
          <table:table-cell office:value-type="float" office:value="34" calcext:value-type="float">
            <text:p>34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1477" calcext:value-type="float">
            <text:p>1477</text:p>
          </table:table-cell>
          <table:table-cell office:value-type="float" office:value="3675" calcext:value-type="float">
            <text:p>3675</text:p>
          </table:table-cell>
          <table:table-cell table:formula="of:=[.A380]*23" office:value-type="float" office:value="22977" calcext:value-type="float">
            <text:p>22977</text:p>
          </table:table-cell>
          <table:table-cell table:formula="of:=[.D380]/6" office:value-type="float" office:value="68.5" calcext:value-type="float">
            <text:p>68.5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042" calcext:value-type="float">
            <text:p>21042</text:p>
          </table:table-cell>
          <table:table-cell office:value-type="float" office:value="23" calcext:value-type="float">
            <text:p>23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1473" calcext:value-type="float">
            <text:p>1473</text:p>
          </table:table-cell>
          <table:table-cell office:value-type="float" office:value="3713" calcext:value-type="float">
            <text:p>3713</text:p>
          </table:table-cell>
          <table:table-cell table:formula="of:=[.A381]*23" office:value-type="float" office:value="22977" calcext:value-type="float">
            <text:p>22977</text:p>
          </table:table-cell>
          <table:table-cell table:formula="of:=[.D381]/6" office:value-type="float" office:value="68" calcext:value-type="float">
            <text:p>68.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207" calcext:value-type="float">
            <text:p>21207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1468" calcext:value-type="float">
            <text:p>1468</text:p>
          </table:table-cell>
          <table:table-cell office:value-type="float" office:value="3747" calcext:value-type="float">
            <text:p>3747</text:p>
          </table:table-cell>
          <table:table-cell table:formula="of:=[.A382]*23" office:value-type="float" office:value="22977" calcext:value-type="float">
            <text:p>22977</text:p>
          </table:table-cell>
          <table:table-cell table:formula="of:=[.D382]/6" office:value-type="float" office:value="67.3333333333333" calcext:value-type="float">
            <text:p>67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339" calcext:value-type="float">
            <text:p>21339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468" calcext:value-type="float">
            <text:p>1468</text:p>
          </table:table-cell>
          <table:table-cell office:value-type="float" office:value="3772" calcext:value-type="float">
            <text:p>3772</text:p>
          </table:table-cell>
          <table:table-cell table:formula="of:=[.A383]*23" office:value-type="float" office:value="22977" calcext:value-type="float">
            <text:p>22977</text:p>
          </table:table-cell>
          <table:table-cell table:formula="of:=[.D383]/6" office:value-type="float" office:value="67" calcext:value-type="float">
            <text:p>67.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482" calcext:value-type="float">
            <text:p>21482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office:value-type="float" office:value="3811" calcext:value-type="float">
            <text:p>3811</text:p>
          </table:table-cell>
          <table:table-cell table:formula="of:=[.A384]*23" office:value-type="float" office:value="22977" calcext:value-type="float">
            <text:p>22977</text:p>
          </table:table-cell>
          <table:table-cell table:formula="of:=[.D384]/6" office:value-type="float" office:value="66.5" calcext:value-type="float">
            <text:p>66.5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581" calcext:value-type="float">
            <text:p>2158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office:value-type="float" office:value="3827" calcext:value-type="float">
            <text:p>3827</text:p>
          </table:table-cell>
          <table:table-cell table:formula="of:=[.A385]*23" office:value-type="float" office:value="22977" calcext:value-type="float">
            <text:p>22977</text:p>
          </table:table-cell>
          <table:table-cell table:formula="of:=[.D385]/6" office:value-type="float" office:value="66.1666666666667" calcext:value-type="float">
            <text:p>66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464" calcext:value-type="float">
            <text:p>21464</text:p>
          </table:table-cell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3897" calcext:value-type="float">
            <text:p>3897</text:p>
          </table:table-cell>
          <table:table-cell table:formula="of:=[.A386]*23" office:value-type="float" office:value="22977" calcext:value-type="float">
            <text:p>22977</text:p>
          </table:table-cell>
          <table:table-cell table:formula="of:=[.D386]/6" office:value-type="float" office:value="66.6666666666667" calcext:value-type="float">
            <text:p>66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608" calcext:value-type="float">
            <text:p>21608</text:p>
          </table:table-cell>
          <table:table-cell office:value-type="float" office:value="35" calcext:value-type="float">
            <text:p>35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1456" calcext:value-type="float">
            <text:p>1456</text:p>
          </table:table-cell>
          <table:table-cell office:value-type="float" office:value="3921" calcext:value-type="float">
            <text:p>3921</text:p>
          </table:table-cell>
          <table:table-cell table:formula="of:=[.A387]*23" office:value-type="float" office:value="22977" calcext:value-type="float">
            <text:p>22977</text:p>
          </table:table-cell>
          <table:table-cell table:formula="of:=[.D387]/6" office:value-type="float" office:value="66.1666666666667" calcext:value-type="float">
            <text:p>66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959" calcext:value-type="float">
            <text:p>21959</text:p>
          </table:table-cell>
          <table:table-cell office:value-type="float" office:value="8" calcext:value-type="float">
            <text:p>8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office:value-type="float" office:value="3943" calcext:value-type="float">
            <text:p>3943</text:p>
          </table:table-cell>
          <table:table-cell table:formula="of:=[.A388]*23" office:value-type="float" office:value="22977" calcext:value-type="float">
            <text:p>22977</text:p>
          </table:table-cell>
          <table:table-cell table:formula="of:=[.D388]/6" office:value-type="float" office:value="65.1666666666667" calcext:value-type="float">
            <text:p>65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062" calcext:value-type="float">
            <text:p>22062</text:p>
          </table:table-cell>
          <table:table-cell office:value-type="float" office:value="6" calcext:value-type="float">
            <text:p>6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 office:value-type="float" office:value="3964" calcext:value-type="float">
            <text:p>3964</text:p>
          </table:table-cell>
          <table:table-cell table:formula="of:=[.A389]*23" office:value-type="float" office:value="22977" calcext:value-type="float">
            <text:p>22977</text:p>
          </table:table-cell>
          <table:table-cell table:formula="of:=[.D389]/6" office:value-type="float" office:value="64.8333333333333" calcext:value-type="float">
            <text:p>64.8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138" calcext:value-type="float">
            <text:p>22138</text:p>
          </table:table-cell>
          <table:table-cell office:value-type="float" office:value="20" calcext:value-type="float">
            <text:p>20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office:value-type="float" office:value="3971" calcext:value-type="float">
            <text:p>3971</text:p>
          </table:table-cell>
          <table:table-cell table:formula="of:=[.A390]*23" office:value-type="float" office:value="22977" calcext:value-type="float">
            <text:p>22977</text:p>
          </table:table-cell>
          <table:table-cell table:formula="of:=[.D390]/6" office:value-type="float" office:value="64.5" calcext:value-type="float">
            <text:p>64.5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224" calcext:value-type="float">
            <text:p>22224</text:p>
          </table:table-cell>
          <table:table-cell office:value-type="float" office:value="23" calcext:value-type="float">
            <text:p>23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3973" calcext:value-type="float">
            <text:p>3973</text:p>
          </table:table-cell>
          <table:table-cell table:formula="of:=[.A391]*23" office:value-type="float" office:value="22977" calcext:value-type="float">
            <text:p>22977</text:p>
          </table:table-cell>
          <table:table-cell table:formula="of:=[.D391]/6" office:value-type="float" office:value="64.3333333333333" calcext:value-type="float">
            <text:p>64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321" calcext:value-type="float">
            <text:p>22321</text:p>
          </table:table-cell>
          <table:table-cell office:value-type="float" office:value="36" calcext:value-type="float">
            <text:p>36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466" calcext:value-type="float">
            <text:p>1466</text:p>
          </table:table-cell>
          <table:table-cell office:value-type="float" office:value="3971" calcext:value-type="float">
            <text:p>3971</text:p>
          </table:table-cell>
          <table:table-cell table:formula="of:=[.A392]*23" office:value-type="float" office:value="22977" calcext:value-type="float">
            <text:p>22977</text:p>
          </table:table-cell>
          <table:table-cell table:formula="of:=[.D392]/6" office:value-type="float" office:value="64" calcext:value-type="float">
            <text:p>64.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645" calcext:value-type="float">
            <text:p>22645</text:p>
          </table:table-cell>
          <table:table-cell office:value-type="float" office:value="27" calcext:value-type="float">
            <text:p>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3966" calcext:value-type="float">
            <text:p>3966</text:p>
          </table:table-cell>
          <table:table-cell table:formula="of:=[.A393]*23" office:value-type="float" office:value="22977" calcext:value-type="float">
            <text:p>22977</text:p>
          </table:table-cell>
          <table:table-cell table:formula="of:=[.D393]/6" office:value-type="float" office:value="63.1666666666667" calcext:value-type="float">
            <text:p>63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516" calcext:value-type="float">
            <text:p>22516</text:p>
          </table:table-cell>
          <table:table-cell office:value-type="float" office:value="35" calcext:value-type="float">
            <text:p>35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1464" calcext:value-type="float">
            <text:p>1464</text:p>
          </table:table-cell>
          <table:table-cell office:value-type="float" office:value="3968" calcext:value-type="float">
            <text:p>3968</text:p>
          </table:table-cell>
          <table:table-cell table:formula="of:=[.A394]*23" office:value-type="float" office:value="22977" calcext:value-type="float">
            <text:p>22977</text:p>
          </table:table-cell>
          <table:table-cell table:formula="of:=[.D394]/6" office:value-type="float" office:value="63.5" calcext:value-type="float">
            <text:p>63.5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340" calcext:value-type="float">
            <text:p>223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466" calcext:value-type="float">
            <text:p>1466</text:p>
          </table:table-cell>
          <table:table-cell office:value-type="float" office:value="3972" calcext:value-type="float">
            <text:p>3972</text:p>
          </table:table-cell>
          <table:table-cell table:formula="of:=[.A395]*23" office:value-type="float" office:value="22977" calcext:value-type="float">
            <text:p>22977</text:p>
          </table:table-cell>
          <table:table-cell table:formula="of:=[.D395]/6" office:value-type="float" office:value="64" calcext:value-type="float">
            <text:p>64.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655" calcext:value-type="float">
            <text:p>22655</text:p>
          </table:table-cell>
          <table:table-cell office:value-type="float" office:value="9" calcext:value-type="float">
            <text:p>9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3978" calcext:value-type="float">
            <text:p>3978</text:p>
          </table:table-cell>
          <table:table-cell table:formula="of:=[.A396]*23" office:value-type="float" office:value="22977" calcext:value-type="float">
            <text:p>22977</text:p>
          </table:table-cell>
          <table:table-cell table:formula="of:=[.D396]/6" office:value-type="float" office:value="63.1666666666667" calcext:value-type="float">
            <text:p>63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438" calcext:value-type="float">
            <text:p>22438</text:p>
          </table:table-cell>
          <table:table-cell office:value-type="float" office:value="16" calcext:value-type="float">
            <text:p>16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 office:value-type="float" office:value="3997" calcext:value-type="float">
            <text:p>3997</text:p>
          </table:table-cell>
          <table:table-cell table:formula="of:=[.A397]*23" office:value-type="float" office:value="22977" calcext:value-type="float">
            <text:p>22977</text:p>
          </table:table-cell>
          <table:table-cell table:formula="of:=[.D397]/6" office:value-type="float" office:value="63.6666666666667" calcext:value-type="float">
            <text:p>63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816" calcext:value-type="float">
            <text:p>22816</text:p>
          </table:table-cell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office:value-type="float" office:value="4006" calcext:value-type="float">
            <text:p>4006</text:p>
          </table:table-cell>
          <table:table-cell table:formula="of:=[.A398]*23" office:value-type="float" office:value="22977" calcext:value-type="float">
            <text:p>22977</text:p>
          </table:table-cell>
          <table:table-cell table:formula="of:=[.D398]/6" office:value-type="float" office:value="62.6666666666667" calcext:value-type="float">
            <text:p>62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897" calcext:value-type="float">
            <text:p>22897</text:p>
          </table:table-cell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1458" calcext:value-type="float">
            <text:p>1458</text:p>
          </table:table-cell>
          <table:table-cell office:value-type="float" office:value="4009" calcext:value-type="float">
            <text:p>4009</text:p>
          </table:table-cell>
          <table:table-cell table:formula="of:=[.A399]*23" office:value-type="float" office:value="22977" calcext:value-type="float">
            <text:p>22977</text:p>
          </table:table-cell>
          <table:table-cell table:formula="of:=[.D399]/6" office:value-type="float" office:value="62.5" calcext:value-type="float">
            <text:p>62.5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928" calcext:value-type="float">
            <text:p>22928</text:p>
          </table:table-cell>
          <table:table-cell office:value-type="float" office:value="7" calcext:value-type="float">
            <text:p>7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1458" calcext:value-type="float">
            <text:p>1458</text:p>
          </table:table-cell>
          <table:table-cell office:value-type="float" office:value="4002" calcext:value-type="float">
            <text:p>4002</text:p>
          </table:table-cell>
          <table:table-cell table:formula="of:=[.A400]*23" office:value-type="float" office:value="22977" calcext:value-type="float">
            <text:p>22977</text:p>
          </table:table-cell>
          <table:table-cell table:formula="of:=[.D400]/6" office:value-type="float" office:value="62.3333333333333" calcext:value-type="float">
            <text:p>62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989" calcext:value-type="float">
            <text:p>22989</text:p>
          </table:table-cell>
          <table:table-cell office:value-type="float" office:value="6" calcext:value-type="float">
            <text:p>6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1456" calcext:value-type="float">
            <text:p>1456</text:p>
          </table:table-cell>
          <table:table-cell office:value-type="float" office:value="3989" calcext:value-type="float">
            <text:p>3989</text:p>
          </table:table-cell>
          <table:table-cell table:formula="of:=[.A401]*23" office:value-type="float" office:value="22977" calcext:value-type="float">
            <text:p>22977</text:p>
          </table:table-cell>
          <table:table-cell table:formula="of:=[.D401]/6" office:value-type="float" office:value="62.1666666666667" calcext:value-type="float">
            <text:p>62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051" calcext:value-type="float">
            <text:p>2305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3972" calcext:value-type="float">
            <text:p>3972</text:p>
          </table:table-cell>
          <table:table-cell table:formula="of:=[.A402]*23" office:value-type="float" office:value="22977" calcext:value-type="float">
            <text:p>22977</text:p>
          </table:table-cell>
          <table:table-cell table:formula="of:=[.D402]/6" office:value-type="float" office:value="62" calcext:value-type="float">
            <text:p>62.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113" calcext:value-type="float">
            <text:p>23113</text:p>
          </table:table-cell>
          <table:table-cell office:value-type="float" office:value="26" calcext:value-type="float">
            <text:p>26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office:value-type="float" office:value="3952" calcext:value-type="float">
            <text:p>3952</text:p>
          </table:table-cell>
          <table:table-cell table:formula="of:=[.A403]*23" office:value-type="float" office:value="22977" calcext:value-type="float">
            <text:p>22977</text:p>
          </table:table-cell>
          <table:table-cell table:formula="of:=[.D403]/6" office:value-type="float" office:value="61.8333333333333" calcext:value-type="float">
            <text:p>61.8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134" calcext:value-type="float">
            <text:p>23134</text:p>
          </table:table-cell>
          <table:table-cell office:value-type="float" office:value="40" calcext:value-type="float">
            <text:p>40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office:value-type="float" office:value="3944" calcext:value-type="float">
            <text:p>3944</text:p>
          </table:table-cell>
          <table:table-cell table:formula="of:=[.A404]*23" office:value-type="float" office:value="22977" calcext:value-type="float">
            <text:p>22977</text:p>
          </table:table-cell>
          <table:table-cell table:formula="of:=[.D404]/6" office:value-type="float" office:value="61.8333333333333" calcext:value-type="float">
            <text:p>61.8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207" calcext:value-type="float">
            <text:p>23207</text:p>
          </table:table-cell>
          <table:table-cell office:value-type="float" office:value="27" calcext:value-type="float">
            <text:p>2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office:value-type="float" office:value="3950" calcext:value-type="float">
            <text:p>3950</text:p>
          </table:table-cell>
          <table:table-cell table:formula="of:=[.A405]*23" office:value-type="float" office:value="22977" calcext:value-type="float">
            <text:p>22977</text:p>
          </table:table-cell>
          <table:table-cell table:formula="of:=[.D405]/6" office:value-type="float" office:value="61.6666666666667" calcext:value-type="float">
            <text:p>61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249" calcext:value-type="float">
            <text:p>23249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3947" calcext:value-type="float">
            <text:p>3947</text:p>
          </table:table-cell>
          <table:table-cell table:formula="of:=[.A406]*23" office:value-type="float" office:value="22977" calcext:value-type="float">
            <text:p>22977</text:p>
          </table:table-cell>
          <table:table-cell table:formula="of:=[.D406]/6" office:value-type="float" office:value="61.5" calcext:value-type="float">
            <text:p>61.5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281" calcext:value-type="float">
            <text:p>23281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1458" calcext:value-type="float">
            <text:p>1458</text:p>
          </table:table-cell>
          <table:table-cell office:value-type="float" office:value="3941" calcext:value-type="float">
            <text:p>3941</text:p>
          </table:table-cell>
          <table:table-cell table:formula="of:=[.A407]*23" office:value-type="float" office:value="22977" calcext:value-type="float">
            <text:p>22977</text:p>
          </table:table-cell>
          <table:table-cell table:formula="of:=[.D407]/6" office:value-type="float" office:value="61.3333333333333" calcext:value-type="float">
            <text:p>61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334" calcext:value-type="float">
            <text:p>23334</text:p>
          </table:table-cell>
          <table:table-cell office:value-type="float" office:value="39" calcext:value-type="float">
            <text:p>3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3942" calcext:value-type="float">
            <text:p>3942</text:p>
          </table:table-cell>
          <table:table-cell table:formula="of:=[.A408]*23" office:value-type="float" office:value="22977" calcext:value-type="float">
            <text:p>22977</text:p>
          </table:table-cell>
          <table:table-cell table:formula="of:=[.D408]/6" office:value-type="float" office:value="61.3333333333333" calcext:value-type="float">
            <text:p>61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387" calcext:value-type="float">
            <text:p>23387</text:p>
          </table:table-cell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office:value-type="float" office:value="3941" calcext:value-type="float">
            <text:p>3941</text:p>
          </table:table-cell>
          <table:table-cell table:formula="of:=[.A409]*23" office:value-type="float" office:value="22977" calcext:value-type="float">
            <text:p>22977</text:p>
          </table:table-cell>
          <table:table-cell table:formula="of:=[.D409]/6" office:value-type="float" office:value="61.1666666666667" calcext:value-type="float">
            <text:p>61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408" calcext:value-type="float">
            <text:p>23408</text:p>
          </table:table-cell>
          <table:table-cell office:value-type="float" office:value="12" calcext:value-type="float">
            <text:p>12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451" calcext:value-type="float">
            <text:p>1451</text:p>
          </table:table-cell>
          <table:table-cell office:value-type="float" office:value="3934" calcext:value-type="float">
            <text:p>3934</text:p>
          </table:table-cell>
          <table:table-cell table:formula="of:=[.A410]*23" office:value-type="float" office:value="22977" calcext:value-type="float">
            <text:p>22977</text:p>
          </table:table-cell>
          <table:table-cell table:formula="of:=[.D410]/6" office:value-type="float" office:value="61" calcext:value-type="float">
            <text:p>61.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397" calcext:value-type="float">
            <text:p>23397</text:p>
          </table:table-cell>
          <table:table-cell office:value-type="float" office:value="33" calcext:value-type="float">
            <text:p>33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448" calcext:value-type="float">
            <text:p>1448</text:p>
          </table:table-cell>
          <table:table-cell office:value-type="float" office:value="3926" calcext:value-type="float">
            <text:p>3926</text:p>
          </table:table-cell>
          <table:table-cell table:formula="of:=[.A411]*23" office:value-type="float" office:value="22977" calcext:value-type="float">
            <text:p>22977</text:p>
          </table:table-cell>
          <table:table-cell table:formula="of:=[.D411]/6" office:value-type="float" office:value="61.1666666666667" calcext:value-type="float">
            <text:p>61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451" calcext:value-type="float">
            <text:p>23451</text:p>
          </table:table-cell>
          <table:table-cell office:value-type="float" office:value="7" calcext:value-type="float">
            <text:p>7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3911" calcext:value-type="float">
            <text:p>3911</text:p>
          </table:table-cell>
          <table:table-cell table:formula="of:=[.A412]*23" office:value-type="float" office:value="22977" calcext:value-type="float">
            <text:p>22977</text:p>
          </table:table-cell>
          <table:table-cell table:formula="of:=[.D412]/6" office:value-type="float" office:value="61" calcext:value-type="float">
            <text:p>61.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472" calcext:value-type="float">
            <text:p>23472</text:p>
          </table:table-cell>
          <table:table-cell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1450" calcext:value-type="float">
            <text:p>1450</text:p>
          </table:table-cell>
          <table:table-cell office:value-type="float" office:value="3896" calcext:value-type="float">
            <text:p>3896</text:p>
          </table:table-cell>
          <table:table-cell table:formula="of:=[.A413]*23" office:value-type="float" office:value="22977" calcext:value-type="float">
            <text:p>22977</text:p>
          </table:table-cell>
          <table:table-cell table:formula="of:=[.D413]/6" office:value-type="float" office:value="60.8333333333333" calcext:value-type="float">
            <text:p>60.8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515" calcext:value-type="float">
            <text:p>23515</text:p>
          </table:table-cell>
          <table:table-cell office:value-type="float" office:value="31" calcext:value-type="float">
            <text:p>31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1451" calcext:value-type="float">
            <text:p>1451</text:p>
          </table:table-cell>
          <table:table-cell office:value-type="float" office:value="3888" calcext:value-type="float">
            <text:p>3888</text:p>
          </table:table-cell>
          <table:table-cell table:formula="of:=[.A414]*23" office:value-type="float" office:value="22977" calcext:value-type="float">
            <text:p>22977</text:p>
          </table:table-cell>
          <table:table-cell table:formula="of:=[.D414]/6" office:value-type="float" office:value="60.8333333333333" calcext:value-type="float">
            <text:p>60.8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537" calcext:value-type="float">
            <text:p>23537</text:p>
          </table:table-cell>
          <table:table-cell office:value-type="float" office:value="10" calcext:value-type="float">
            <text:p>10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1450" calcext:value-type="float">
            <text:p>1450</text:p>
          </table:table-cell>
          <table:table-cell office:value-type="float" office:value="3885" calcext:value-type="float">
            <text:p>3885</text:p>
          </table:table-cell>
          <table:table-cell table:formula="of:=[.A415]*23" office:value-type="float" office:value="22977" calcext:value-type="float">
            <text:p>22977</text:p>
          </table:table-cell>
          <table:table-cell table:formula="of:=[.D415]/6" office:value-type="float" office:value="60.6666666666667" calcext:value-type="float">
            <text:p>60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569" calcext:value-type="float">
            <text:p>23569</text:p>
          </table:table-cell>
          <table:table-cell office:value-type="float" office:value="20" calcext:value-type="float">
            <text:p>20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872" calcext:value-type="float">
            <text:p>3872</text:p>
          </table:table-cell>
          <table:table-cell table:formula="of:=[.A416]*23" office:value-type="float" office:value="22977" calcext:value-type="float">
            <text:p>22977</text:p>
          </table:table-cell>
          <table:table-cell table:formula="of:=[.D416]/6" office:value-type="float" office:value="60.6666666666667" calcext:value-type="float">
            <text:p>60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537" calcext:value-type="float">
            <text:p>23537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1446" calcext:value-type="float">
            <text:p>1446</text:p>
          </table:table-cell>
          <table:table-cell office:value-type="float" office:value="3852" calcext:value-type="float">
            <text:p>3852</text:p>
          </table:table-cell>
          <table:table-cell table:formula="of:=[.A417]*23" office:value-type="float" office:value="22977" calcext:value-type="float">
            <text:p>22977</text:p>
          </table:table-cell>
          <table:table-cell table:formula="of:=[.D417]/6" office:value-type="float" office:value="60.6666666666667" calcext:value-type="float">
            <text:p>60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569" calcext:value-type="float">
            <text:p>23569</text:p>
          </table:table-cell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1448" calcext:value-type="float">
            <text:p>1448</text:p>
          </table:table-cell>
          <table:table-cell office:value-type="float" office:value="3825" calcext:value-type="float">
            <text:p>3825</text:p>
          </table:table-cell>
          <table:table-cell table:formula="of:=[.A418]*23" office:value-type="float" office:value="22977" calcext:value-type="float">
            <text:p>22977</text:p>
          </table:table-cell>
          <table:table-cell table:formula="of:=[.D418]/6" office:value-type="float" office:value="60.6666666666667" calcext:value-type="float">
            <text:p>60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667" calcext:value-type="float">
            <text:p>23667</text:p>
          </table:table-cell>
          <table:table-cell office:value-type="float" office:value="18" calcext:value-type="float">
            <text:p>18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813" calcext:value-type="float">
            <text:p>3813</text:p>
          </table:table-cell>
          <table:table-cell table:formula="of:=[.A419]*23" office:value-type="float" office:value="22977" calcext:value-type="float">
            <text:p>22977</text:p>
          </table:table-cell>
          <table:table-cell table:formula="of:=[.D419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634" calcext:value-type="float">
            <text:p>23634</text:p>
          </table:table-cell>
          <table:table-cell office:value-type="float" office:value="26" calcext:value-type="float">
            <text:p>26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3804" calcext:value-type="float">
            <text:p>3804</text:p>
          </table:table-cell>
          <table:table-cell table:formula="of:=[.A420]*23" office:value-type="float" office:value="22977" calcext:value-type="float">
            <text:p>22977</text:p>
          </table:table-cell>
          <table:table-cell table:formula="of:=[.D420]/6" office:value-type="float" office:value="60.5" calcext:value-type="float">
            <text:p>60.5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667" calcext:value-type="float">
            <text:p>23667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3832" calcext:value-type="float">
            <text:p>3832</text:p>
          </table:table-cell>
          <table:table-cell table:formula="of:=[.A421]*23" office:value-type="float" office:value="22977" calcext:value-type="float">
            <text:p>22977</text:p>
          </table:table-cell>
          <table:table-cell table:formula="of:=[.D421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667" calcext:value-type="float">
            <text:p>23667</text:p>
          </table:table-cell>
          <table:table-cell office:value-type="float" office:value="32" calcext:value-type="float">
            <text:p>32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office:value-type="float" office:value="3835" calcext:value-type="float">
            <text:p>3835</text:p>
          </table:table-cell>
          <table:table-cell table:formula="of:=[.A422]*23" office:value-type="float" office:value="22977" calcext:value-type="float">
            <text:p>22977</text:p>
          </table:table-cell>
          <table:table-cell table:formula="of:=[.D422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645" calcext:value-type="float">
            <text:p>23645</text:p>
          </table:table-cell>
          <table:table-cell office:value-type="float" office:value="21" calcext:value-type="float">
            <text:p>21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3830" calcext:value-type="float">
            <text:p>3830</text:p>
          </table:table-cell>
          <table:table-cell table:formula="of:=[.A423]*23" office:value-type="float" office:value="22977" calcext:value-type="float">
            <text:p>22977</text:p>
          </table:table-cell>
          <table:table-cell table:formula="of:=[.D423]/6" office:value-type="float" office:value="60.5" calcext:value-type="float">
            <text:p>60.5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699" calcext:value-type="float">
            <text:p>23699</text:p>
          </table:table-cell>
          <table:table-cell office:value-type="float" office:value="8" calcext:value-type="float">
            <text:p>8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454" calcext:value-type="float">
            <text:p>1454</text:p>
          </table:table-cell>
          <table:table-cell office:value-type="float" office:value="3824" calcext:value-type="float">
            <text:p>3824</text:p>
          </table:table-cell>
          <table:table-cell table:formula="of:=[.A424]*23" office:value-type="float" office:value="22977" calcext:value-type="float">
            <text:p>22977</text:p>
          </table:table-cell>
          <table:table-cell table:formula="of:=[.D424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699" calcext:value-type="float">
            <text:p>23699</text:p>
          </table:table-cell>
          <table:table-cell office:value-type="float" office:value="14" calcext:value-type="float">
            <text:p>14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office:value-type="float" office:value="3820" calcext:value-type="float">
            <text:p>3820</text:p>
          </table:table-cell>
          <table:table-cell table:formula="of:=[.A425]*23" office:value-type="float" office:value="22977" calcext:value-type="float">
            <text:p>22977</text:p>
          </table:table-cell>
          <table:table-cell table:formula="of:=[.D425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987" calcext:value-type="float">
            <text:p>23987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3805" calcext:value-type="float">
            <text:p>3805</text:p>
          </table:table-cell>
          <table:table-cell table:formula="of:=[.A426]*23" office:value-type="float" office:value="22977" calcext:value-type="float">
            <text:p>22977</text:p>
          </table:table-cell>
          <table:table-cell table:formula="of:=[.D426]/6" office:value-type="float" office:value="59.6666666666667" calcext:value-type="float">
            <text:p>59.6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721" calcext:value-type="float">
            <text:p>23721</text:p>
          </table:table-cell>
          <table:table-cell office:value-type="float" office:value="27" calcext:value-type="float">
            <text:p>27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 office:value-type="float" office:value="3781" calcext:value-type="float">
            <text:p>3781</text:p>
          </table:table-cell>
          <table:table-cell table:formula="of:=[.A427]*23" office:value-type="float" office:value="22977" calcext:value-type="float">
            <text:p>22977</text:p>
          </table:table-cell>
          <table:table-cell table:formula="of:=[.D427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721" calcext:value-type="float">
            <text:p>23721</text:p>
          </table:table-cell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3759" calcext:value-type="float">
            <text:p>3759</text:p>
          </table:table-cell>
          <table:table-cell table:formula="of:=[.A428]*23" office:value-type="float" office:value="22977" calcext:value-type="float">
            <text:p>22977</text:p>
          </table:table-cell>
          <table:table-cell table:formula="of:=[.D428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710" calcext:value-type="float">
            <text:p>23710</text:p>
          </table:table-cell>
          <table:table-cell office:value-type="float" office:value="8" calcext:value-type="float">
            <text:p>8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444" calcext:value-type="float">
            <text:p>1444</text:p>
          </table:table-cell>
          <table:table-cell office:value-type="float" office:value="3751" calcext:value-type="float">
            <text:p>3751</text:p>
          </table:table-cell>
          <table:table-cell table:formula="of:=[.A429]*23" office:value-type="float" office:value="22977" calcext:value-type="float">
            <text:p>22977</text:p>
          </table:table-cell>
          <table:table-cell table:formula="of:=[.D429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710" calcext:value-type="float">
            <text:p>23710</text:p>
          </table:table-cell>
          <table:table-cell office:value-type="float" office:value="22" calcext:value-type="float">
            <text:p>22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3740" calcext:value-type="float">
            <text:p>3740</text:p>
          </table:table-cell>
          <table:table-cell table:formula="of:=[.A430]*23" office:value-type="float" office:value="22977" calcext:value-type="float">
            <text:p>22977</text:p>
          </table:table-cell>
          <table:table-cell table:formula="of:=[.D430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743" calcext:value-type="float">
            <text:p>23743</text:p>
          </table:table-cell>
          <table:table-cell office:value-type="float" office:value="3" calcext:value-type="float">
            <text:p>3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451" calcext:value-type="float">
            <text:p>1451</text:p>
          </table:table-cell>
          <table:table-cell office:value-type="float" office:value="3734" calcext:value-type="float">
            <text:p>3734</text:p>
          </table:table-cell>
          <table:table-cell table:formula="of:=[.A431]*23" office:value-type="float" office:value="22977" calcext:value-type="float">
            <text:p>22977</text:p>
          </table:table-cell>
          <table:table-cell table:formula="of:=[.D431]/6" office:value-type="float" office:value="60.1666666666667" calcext:value-type="float">
            <text:p>60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754" calcext:value-type="float">
            <text:p>23754</text:p>
          </table:table-cell>
          <table:table-cell office:value-type="float" office:value="19" calcext:value-type="float">
            <text:p>19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office:value-type="float" office:value="3738" calcext:value-type="float">
            <text:p>3738</text:p>
          </table:table-cell>
          <table:table-cell table:formula="of:=[.A432]*23" office:value-type="float" office:value="22977" calcext:value-type="float">
            <text:p>22977</text:p>
          </table:table-cell>
          <table:table-cell table:formula="of:=[.D432]/6" office:value-type="float" office:value="60.1666666666667" calcext:value-type="float">
            <text:p>60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754" calcext:value-type="float">
            <text:p>23754</text:p>
          </table:table-cell>
          <table:table-cell office:value-type="float" office:value="28" calcext:value-type="float">
            <text:p>28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464" calcext:value-type="float">
            <text:p>1464</text:p>
          </table:table-cell>
          <table:table-cell office:value-type="float" office:value="3745" calcext:value-type="float">
            <text:p>3745</text:p>
          </table:table-cell>
          <table:table-cell table:formula="of:=[.A433]*23" office:value-type="float" office:value="22977" calcext:value-type="float">
            <text:p>22977</text:p>
          </table:table-cell>
          <table:table-cell table:formula="of:=[.D433]/6" office:value-type="float" office:value="60.1666666666667" calcext:value-type="float">
            <text:p>60.16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721" calcext:value-type="float">
            <text:p>23721</text:p>
          </table:table-cell>
          <table:table-cell office:value-type="float" office:value="39" calcext:value-type="float">
            <text:p>39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465" calcext:value-type="float">
            <text:p>1465</text:p>
          </table:table-cell>
          <table:table-cell office:value-type="float" office:value="3747" calcext:value-type="float">
            <text:p>3747</text:p>
          </table:table-cell>
          <table:table-cell table:formula="of:=[.A434]*23" office:value-type="float" office:value="22977" calcext:value-type="float">
            <text:p>22977</text:p>
          </table:table-cell>
          <table:table-cell table:formula="of:=[.D434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3776" calcext:value-type="float">
            <text:p>23776</text:p>
          </table:table-cell>
          <table:table-cell office:value-type="float" office:value="11" calcext:value-type="float">
            <text:p>11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3743" calcext:value-type="float">
            <text:p>3743</text:p>
          </table:table-cell>
          <table:table-cell table:formula="of:=[.A435]*23" office:value-type="float" office:value="22908" calcext:value-type="float">
            <text:p>22908</text:p>
          </table:table-cell>
          <table:table-cell table:formula="of:=[.D435]/6" office:value-type="float" office:value="60.1666666666667" calcext:value-type="float">
            <text:p>60.16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3743" calcext:value-type="float">
            <text:p>23743</text:p>
          </table:table-cell>
          <table:table-cell office:value-type="float" office:value="21" calcext:value-type="float">
            <text:p>21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1473" calcext:value-type="float">
            <text:p>1473</text:p>
          </table:table-cell>
          <table:table-cell office:value-type="float" office:value="3739" calcext:value-type="float">
            <text:p>3739</text:p>
          </table:table-cell>
          <table:table-cell table:formula="of:=[.A436]*23" office:value-type="float" office:value="22540" calcext:value-type="float">
            <text:p>22540</text:p>
          </table:table-cell>
          <table:table-cell table:formula="of:=[.D436]/6" office:value-type="float" office:value="60.1666666666667" calcext:value-type="float">
            <text:p>60.16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3765" calcext:value-type="float">
            <text:p>23765</text:p>
          </table:table-cell>
          <table:table-cell office:value-type="float" office:value="37" calcext:value-type="float">
            <text:p>37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1477" calcext:value-type="float">
            <text:p>1477</text:p>
          </table:table-cell>
          <table:table-cell office:value-type="float" office:value="3731" calcext:value-type="float">
            <text:p>3731</text:p>
          </table:table-cell>
          <table:table-cell table:formula="of:=[.A437]*23" office:value-type="float" office:value="22126" calcext:value-type="float">
            <text:p>22126</text:p>
          </table:table-cell>
          <table:table-cell table:formula="of:=[.D437]/6" office:value-type="float" office:value="60.1666666666667" calcext:value-type="float">
            <text:p>60.16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3743" calcext:value-type="float">
            <text:p>23743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office:value-type="float" office:value="1467" calcext:value-type="float">
            <text:p>1467</text:p>
          </table:table-cell>
          <table:table-cell office:value-type="float" office:value="3713" calcext:value-type="float">
            <text:p>3713</text:p>
          </table:table-cell>
          <table:table-cell table:formula="of:=[.A438]*23" office:value-type="float" office:value="21781" calcext:value-type="float">
            <text:p>21781</text:p>
          </table:table-cell>
          <table:table-cell table:formula="of:=[.D438]/6" office:value-type="float" office:value="60.1666666666667" calcext:value-type="float">
            <text:p>60.16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3710" calcext:value-type="float">
            <text:p>23710</text:p>
          </table:table-cell>
          <table:table-cell office:value-type="float" office:value="24" calcext:value-type="float">
            <text:p>24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1468" calcext:value-type="float">
            <text:p>1468</text:p>
          </table:table-cell>
          <table:table-cell office:value-type="float" office:value="3705" calcext:value-type="float">
            <text:p>3705</text:p>
          </table:table-cell>
          <table:table-cell table:formula="of:=[.A439]*23" office:value-type="float" office:value="21505" calcext:value-type="float">
            <text:p>21505</text:p>
          </table:table-cell>
          <table:table-cell table:formula="of:=[.D439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3688" calcext:value-type="float">
            <text:p>23688</text:p>
          </table:table-cell>
          <table:table-cell office:value-type="float" office:value="6" calcext:value-type="float">
            <text:p>6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1470" calcext:value-type="float">
            <text:p>1470</text:p>
          </table:table-cell>
          <table:table-cell office:value-type="float" office:value="3693" calcext:value-type="float">
            <text:p>3693</text:p>
          </table:table-cell>
          <table:table-cell table:formula="of:=[.A440]*23" office:value-type="float" office:value="21206" calcext:value-type="float">
            <text:p>21206</text:p>
          </table:table-cell>
          <table:table-cell table:formula="of:=[.D440]/6" office:value-type="float" office:value="60.3333333333333" calcext:value-type="float">
            <text:p>60.33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3612" calcext:value-type="float">
            <text:p>23612</text:p>
          </table:table-cell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1467" calcext:value-type="float">
            <text:p>1467</text:p>
          </table:table-cell>
          <table:table-cell office:value-type="float" office:value="3662" calcext:value-type="float">
            <text:p>3662</text:p>
          </table:table-cell>
          <table:table-cell table:formula="of:=[.A441]*23" office:value-type="float" office:value="20815" calcext:value-type="float">
            <text:p>20815</text:p>
          </table:table-cell>
          <table:table-cell table:formula="of:=[.D441]/6" office:value-type="float" office:value="60.5" calcext:value-type="float">
            <text:p>60.5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3591" calcext:value-type="float">
            <text:p>23591</text:p>
          </table:table-cell>
          <table:table-cell office:value-type="float" office:value="13" calcext:value-type="float">
            <text:p>13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66" calcext:value-type="float">
            <text:p>1466</text:p>
          </table:table-cell>
          <table:table-cell office:value-type="float" office:value="3645" calcext:value-type="float">
            <text:p>3645</text:p>
          </table:table-cell>
          <table:table-cell table:formula="of:=[.A442]*23" office:value-type="float" office:value="20585" calcext:value-type="float">
            <text:p>20585</text:p>
          </table:table-cell>
          <table:table-cell table:formula="of:=[.D442]/6" office:value-type="float" office:value="60.6666666666667" calcext:value-type="float">
            <text:p>60.66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3569" calcext:value-type="float">
            <text:p>23569</text:p>
          </table:table-cell>
          <table:table-cell office:value-type="float" office:value="33" calcext:value-type="float">
            <text:p>33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71" calcext:value-type="float">
            <text:p>1471</text:p>
          </table:table-cell>
          <table:table-cell office:value-type="float" office:value="3604" calcext:value-type="float">
            <text:p>3604</text:p>
          </table:table-cell>
          <table:table-cell table:formula="of:=[.A443]*23" office:value-type="float" office:value="20240" calcext:value-type="float">
            <text:p>20240</text:p>
          </table:table-cell>
          <table:table-cell table:formula="of:=[.D443]/6" office:value-type="float" office:value="60.6666666666667" calcext:value-type="float">
            <text:p>60.66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3483" calcext:value-type="float">
            <text:p>23483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1471" calcext:value-type="float">
            <text:p>1471</text:p>
          </table:table-cell>
          <table:table-cell office:value-type="float" office:value="3581" calcext:value-type="float">
            <text:p>3581</text:p>
          </table:table-cell>
          <table:table-cell table:formula="of:=[.A444]*23" office:value-type="float" office:value="19941" calcext:value-type="float">
            <text:p>19941</text:p>
          </table:table-cell>
          <table:table-cell table:formula="of:=[.D444]/6" office:value-type="float" office:value="60.8333333333333" calcext:value-type="float">
            <text:p>60.83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3376" calcext:value-type="float">
            <text:p>23376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1470" calcext:value-type="float">
            <text:p>1470</text:p>
          </table:table-cell>
          <table:table-cell office:value-type="float" office:value="3520" calcext:value-type="float">
            <text:p>3520</text:p>
          </table:table-cell>
          <table:table-cell table:formula="of:=[.A445]*23" office:value-type="float" office:value="19596" calcext:value-type="float">
            <text:p>19596</text:p>
          </table:table-cell>
          <table:table-cell table:formula="of:=[.D445]/6" office:value-type="float" office:value="61.1666666666667" calcext:value-type="float">
            <text:p>61.16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3270" calcext:value-type="float">
            <text:p>23270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479" calcext:value-type="float">
            <text:p>1479</text:p>
          </table:table-cell>
          <table:table-cell office:value-type="float" office:value="3459" calcext:value-type="float">
            <text:p>3459</text:p>
          </table:table-cell>
          <table:table-cell table:formula="of:=[.A446]*23" office:value-type="float" office:value="19205" calcext:value-type="float">
            <text:p>19205</text:p>
          </table:table-cell>
          <table:table-cell table:formula="of:=[.D446]/6" office:value-type="float" office:value="61.5" calcext:value-type="float">
            <text:p>61.5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3197" calcext:value-type="float">
            <text:p>23197</text:p>
          </table:table-cell>
          <table:table-cell office:value-type="float" office:value="22" calcext:value-type="float">
            <text:p>22</text:p>
          </table:table-cell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1487" calcext:value-type="float">
            <text:p>1487</text:p>
          </table:table-cell>
          <table:table-cell office:value-type="float" office:value="3375" calcext:value-type="float">
            <text:p>3375</text:p>
          </table:table-cell>
          <table:table-cell table:formula="of:=[.A447]*23" office:value-type="float" office:value="18791" calcext:value-type="float">
            <text:p>18791</text:p>
          </table:table-cell>
          <table:table-cell table:formula="of:=[.D447]/6" office:value-type="float" office:value="61.6666666666667" calcext:value-type="float">
            <text:p>61.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051" calcext:value-type="float">
            <text:p>23051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office:value-type="float" office:value="1484" calcext:value-type="float">
            <text:p>1484</text:p>
          </table:table-cell>
          <table:table-cell office:value-type="float" office:value="3266" calcext:value-type="float">
            <text:p>3266</text:p>
          </table:table-cell>
          <table:table-cell table:formula="of:=[.A448]*23" office:value-type="float" office:value="18400" calcext:value-type="float">
            <text:p>18400</text:p>
          </table:table-cell>
          <table:table-cell table:formula="of:=[.D448]/6" office:value-type="float" office:value="62" calcext:value-type="float">
            <text:p>62.00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2877" calcext:value-type="float">
            <text:p>22877</text:p>
          </table:table-cell>
          <table:table-cell office:value-type="float" office:value="27" calcext:value-type="float">
            <text:p>27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1489" calcext:value-type="float">
            <text:p>1489</text:p>
          </table:table-cell>
          <table:table-cell office:value-type="float" office:value="3179" calcext:value-type="float">
            <text:p>3179</text:p>
          </table:table-cell>
          <table:table-cell table:formula="of:=[.A449]*23" office:value-type="float" office:value="17986" calcext:value-type="float">
            <text:p>17986</text:p>
          </table:table-cell>
          <table:table-cell table:formula="of:=[.D449]/6" office:value-type="float" office:value="62.5" calcext:value-type="float">
            <text:p>62.5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2766" calcext:value-type="float">
            <text:p>22766</text:p>
          </table:table-cell>
          <table:table-cell office:value-type="float" office:value="16" calcext:value-type="float">
            <text:p>16</text:p>
          </table:table-cell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1495" calcext:value-type="float">
            <text:p>1495</text:p>
          </table:table-cell>
          <table:table-cell office:value-type="float" office:value="3095" calcext:value-type="float">
            <text:p>3095</text:p>
          </table:table-cell>
          <table:table-cell table:formula="of:=[.A450]*23" office:value-type="float" office:value="17595" calcext:value-type="float">
            <text:p>17595</text:p>
          </table:table-cell>
          <table:table-cell table:formula="of:=[.D450]/6" office:value-type="float" office:value="62.8333333333333" calcext:value-type="float">
            <text:p>62.83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615" calcext:value-type="float">
            <text:p>22615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1505" calcext:value-type="float">
            <text:p>1505</text:p>
          </table:table-cell>
          <table:table-cell office:value-type="float" office:value="2989" calcext:value-type="float">
            <text:p>2989</text:p>
          </table:table-cell>
          <table:table-cell table:formula="of:=[.A451]*23" office:value-type="float" office:value="17181" calcext:value-type="float">
            <text:p>17181</text:p>
          </table:table-cell>
          <table:table-cell table:formula="of:=[.D451]/6" office:value-type="float" office:value="63.1666666666667" calcext:value-type="float">
            <text:p>63.16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457" calcext:value-type="float">
            <text:p>22457</text:p>
          </table:table-cell>
          <table:table-cell office:value-type="float" office:value="13" calcext:value-type="float">
            <text:p>13</text:p>
          </table:table-cell>
          <table:table-cell office:value-type="float" office:value="382" calcext:value-type="float">
            <text:p>382</text:p>
          </table:table-cell>
          <table:table-cell office:value-type="float" office:value="9" calcext:value-type="float">
            <text:p>9</text:p>
          </table:table-cell>
          <table:table-cell office:value-type="float" office:value="1510" calcext:value-type="float">
            <text:p>1510</text:p>
          </table:table-cell>
          <table:table-cell office:value-type="float" office:value="2873" calcext:value-type="float">
            <text:p>2873</text:p>
          </table:table-cell>
          <table:table-cell table:formula="of:=[.A452]*23" office:value-type="float" office:value="16790" calcext:value-type="float">
            <text:p>16790</text:p>
          </table:table-cell>
          <table:table-cell table:formula="of:=[.D452]/6" office:value-type="float" office:value="63.6666666666667" calcext:value-type="float">
            <text:p>63.66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302" calcext:value-type="float">
            <text:p>22302</text:p>
          </table:table-cell>
          <table:table-cell office:value-type="float" office:value="13" calcext:value-type="float">
            <text:p>13</text:p>
          </table:table-cell>
          <table:table-cell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office:value-type="float" office:value="1507" calcext:value-type="float">
            <text:p>1507</text:p>
          </table:table-cell>
          <table:table-cell office:value-type="float" office:value="2748" calcext:value-type="float">
            <text:p>2748</text:p>
          </table:table-cell>
          <table:table-cell table:formula="of:=[.A453]*23" office:value-type="float" office:value="16330" calcext:value-type="float">
            <text:p>16330</text:p>
          </table:table-cell>
          <table:table-cell table:formula="of:=[.D453]/6" office:value-type="float" office:value="64.1666666666667" calcext:value-type="float">
            <text:p>64.16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2081" calcext:value-type="float">
            <text:p>22081</text:p>
          </table:table-cell>
          <table:table-cell office:value-type="float" office:value="8" calcext:value-type="float">
            <text:p>8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1511" calcext:value-type="float">
            <text:p>1511</text:p>
          </table:table-cell>
          <table:table-cell office:value-type="float" office:value="2629" calcext:value-type="float">
            <text:p>2629</text:p>
          </table:table-cell>
          <table:table-cell table:formula="of:=[.A454]*23" office:value-type="float" office:value="15985" calcext:value-type="float">
            <text:p>15985</text:p>
          </table:table-cell>
          <table:table-cell table:formula="of:=[.D454]/6" office:value-type="float" office:value="64.6666666666667" calcext:value-type="float">
            <text:p>64.66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1884" calcext:value-type="float">
            <text:p>21884</text:p>
          </table:table-cell>
          <table:table-cell office:value-type="float" office:value="58" calcext:value-type="float">
            <text:p>58</text:p>
          </table:table-cell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2499" calcext:value-type="float">
            <text:p>2499</text:p>
          </table:table-cell>
          <table:table-cell table:formula="of:=[.A455]*23" office:value-type="float" office:value="15525" calcext:value-type="float">
            <text:p>15525</text:p>
          </table:table-cell>
          <table:table-cell table:formula="of:=[.D455]/6" office:value-type="float" office:value="65.3333333333333" calcext:value-type="float">
            <text:p>65.33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1635" calcext:value-type="float">
            <text:p>21635</text:p>
          </table:table-cell>
          <table:table-cell office:value-type="float" office:value="46" calcext:value-type="float">
            <text:p>46</text:p>
          </table:table-cell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office:value-type="float" office:value="1530" calcext:value-type="float">
            <text:p>1530</text:p>
          </table:table-cell>
          <table:table-cell office:value-type="float" office:value="2366" calcext:value-type="float">
            <text:p>2366</text:p>
          </table:table-cell>
          <table:table-cell table:formula="of:=[.A456]*23" office:value-type="float" office:value="15111" calcext:value-type="float">
            <text:p>15111</text:p>
          </table:table-cell>
          <table:table-cell table:formula="of:=[.D456]/6" office:value-type="float" office:value="66" calcext:value-type="float">
            <text:p>66.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1446" calcext:value-type="float">
            <text:p>2144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540" calcext:value-type="float">
            <text:p>1540</text:p>
          </table:table-cell>
          <table:table-cell office:value-type="float" office:value="2241" calcext:value-type="float">
            <text:p>2241</text:p>
          </table:table-cell>
          <table:table-cell table:formula="of:=[.A457]*23" office:value-type="float" office:value="14651" calcext:value-type="float">
            <text:p>14651</text:p>
          </table:table-cell>
          <table:table-cell table:formula="of:=[.D457]/6" office:value-type="float" office:value="66.6666666666667" calcext:value-type="float">
            <text:p>66.66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1286" calcext:value-type="float">
            <text:p>21286</text:p>
          </table:table-cell>
          <table:table-cell office:value-type="float" office:value="8" calcext:value-type="float">
            <text:p>8</text:p>
          </table:table-cell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 office:value-type="float" office:value="1542" calcext:value-type="float">
            <text:p>1542</text:p>
          </table:table-cell>
          <table:table-cell office:value-type="float" office:value="2180" calcext:value-type="float">
            <text:p>2180</text:p>
          </table:table-cell>
          <table:table-cell table:formula="of:=[.A458]*23" office:value-type="float" office:value="14375" calcext:value-type="float">
            <text:p>14375</text:p>
          </table:table-cell>
          <table:table-cell table:formula="of:=[.D458]/6" office:value-type="float" office:value="67.1666666666667" calcext:value-type="float">
            <text:p>67.16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982" calcext:value-type="float">
            <text:p>20982</text:p>
          </table:table-cell>
          <table:table-cell office:value-type="float" office:value="17" calcext:value-type="float">
            <text:p>17</text:p>
          </table:table-cell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1543" calcext:value-type="float">
            <text:p>1543</text:p>
          </table:table-cell>
          <table:table-cell office:value-type="float" office:value="2062" calcext:value-type="float">
            <text:p>2062</text:p>
          </table:table-cell>
          <table:table-cell table:formula="of:=[.A459]*23" office:value-type="float" office:value="13915" calcext:value-type="float">
            <text:p>13915</text:p>
          </table:table-cell>
          <table:table-cell table:formula="of:=[.D459]/6" office:value-type="float" office:value="68.1666666666667" calcext:value-type="float">
            <text:p>68.16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662" calcext:value-type="float">
            <text:p>20662</text:p>
          </table:table-cell>
          <table:table-cell office:value-type="float" office:value="37" calcext:value-type="float">
            <text:p>37</text:p>
          </table:table-cell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office:value-type="float" office:value="1550" calcext:value-type="float">
            <text:p>1550</text:p>
          </table:table-cell>
          <table:table-cell office:value-type="float" office:value="1880" calcext:value-type="float">
            <text:p>1880</text:p>
          </table:table-cell>
          <table:table-cell table:formula="of:=[.A460]*23" office:value-type="float" office:value="13340" calcext:value-type="float">
            <text:p>13340</text:p>
          </table:table-cell>
          <table:table-cell table:formula="of:=[.D460]/6" office:value-type="float" office:value="69.1666666666667" calcext:value-type="float">
            <text:p>69.16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247" calcext:value-type="float">
            <text:p>20247</text:p>
          </table:table-cell>
          <table:table-cell office:value-type="float" office:value="40" calcext:value-type="float">
            <text:p>40</text:p>
          </table:table-cell>
          <table:table-cell office:value-type="float" office:value="424" calcext:value-type="float">
            <text:p>424</text:p>
          </table:table-cell>
          <table:table-cell office:value-type="float" office:value="16" calcext:value-type="float">
            <text:p>16</text:p>
          </table:table-cell>
          <table:table-cell office:value-type="float" office:value="1560" calcext:value-type="float">
            <text:p>1560</text:p>
          </table:table-cell>
          <table:table-cell office:value-type="float" office:value="1705" calcext:value-type="float">
            <text:p>1705</text:p>
          </table:table-cell>
          <table:table-cell table:formula="of:=[.A461]*23" office:value-type="float" office:value="12696" calcext:value-type="float">
            <text:p>12696</text:p>
          </table:table-cell>
          <table:table-cell table:formula="of:=[.D461]/6" office:value-type="float" office:value="70.6666666666667" calcext:value-type="float">
            <text:p>70.66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9871" calcext:value-type="float">
            <text:p>19871</text:p>
          </table:table-cell>
          <table:table-cell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float" office:value="17" calcext:value-type="float">
            <text:p>17</text:p>
          </table:table-cell>
          <table:table-cell office:value-type="float" office:value="1569" calcext:value-type="float">
            <text:p>1569</text:p>
          </table:table-cell>
          <table:table-cell office:value-type="float" office:value="1494" calcext:value-type="float">
            <text:p>1494</text:p>
          </table:table-cell>
          <table:table-cell table:formula="of:=[.A462]*23" office:value-type="float" office:value="12075" calcext:value-type="float">
            <text:p>12075</text:p>
          </table:table-cell>
          <table:table-cell table:formula="of:=[.D462]/6" office:value-type="float" office:value="72" calcext:value-type="float">
            <text:p>72.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524" calcext:value-type="float">
            <text:p>19524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17" calcext:value-type="float">
            <text:p>17</text:p>
          </table:table-cell>
          <table:table-cell office:value-type="float" office:value="1576" calcext:value-type="float">
            <text:p>1576</text:p>
          </table:table-cell>
          <table:table-cell office:value-type="float" office:value="1338" calcext:value-type="float">
            <text:p>1338</text:p>
          </table:table-cell>
          <table:table-cell table:formula="of:=[.A463]*23" office:value-type="float" office:value="11661" calcext:value-type="float">
            <text:p>11661</text:p>
          </table:table-cell>
          <table:table-cell table:formula="of:=[.D463]/6" office:value-type="float" office:value="73.1666666666667" calcext:value-type="float">
            <text:p>73.16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305" calcext:value-type="float">
            <text:p>19305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office:value-type="float" office:value="18" calcext:value-type="float">
            <text:p>18</text:p>
          </table:table-cell>
          <table:table-cell office:value-type="float" office:value="1580" calcext:value-type="float">
            <text:p>1580</text:p>
          </table:table-cell>
          <table:table-cell office:value-type="float" office:value="1249" calcext:value-type="float">
            <text:p>1249</text:p>
          </table:table-cell>
          <table:table-cell table:formula="of:=[.A464]*23" office:value-type="float" office:value="11316" calcext:value-type="float">
            <text:p>11316</text:p>
          </table:table-cell>
          <table:table-cell table:formula="of:=[.D464]/6" office:value-type="float" office:value="74" calcext:value-type="float">
            <text:p>74.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8796" calcext:value-type="float">
            <text:p>18796</text:p>
          </table:table-cell>
          <table:table-cell office:value-type="float" office:value="56" calcext:value-type="float">
            <text:p>56</text:p>
          </table:table-cell>
          <table:table-cell office:value-type="float" office:value="456" calcext:value-type="float">
            <text:p>456</text:p>
          </table:table-cell>
          <table:table-cell office:value-type="float" office:value="19" calcext:value-type="float">
            <text:p>19</text:p>
          </table:table-cell>
          <table:table-cell office:value-type="float" office:value="1594" calcext:value-type="float">
            <text:p>1594</text:p>
          </table:table-cell>
          <table:table-cell office:value-type="float" office:value="976" calcext:value-type="float">
            <text:p>976</text:p>
          </table:table-cell>
          <table:table-cell table:formula="of:=[.A465]*23" office:value-type="float" office:value="10695" calcext:value-type="float">
            <text:p>10695</text:p>
          </table:table-cell>
          <table:table-cell table:formula="of:=[.D465]/6" office:value-type="float" office:value="76" calcext:value-type="float">
            <text:p>76.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8546" calcext:value-type="float">
            <text:p>18546</text:p>
          </table:table-cell>
          <table:table-cell office:value-type="float" office:value="44" calcext:value-type="float">
            <text:p>44</text:p>
          </table:table-cell>
          <table:table-cell office:value-type="float" office:value="463" calcext:value-type="float">
            <text:p>463</text:p>
          </table:table-cell>
          <table:table-cell office:value-type="float" office:value="19" calcext:value-type="float">
            <text:p>19</text:p>
          </table:table-cell>
          <table:table-cell office:value-type="float" office:value="1602" calcext:value-type="float">
            <text:p>1602</text:p>
          </table:table-cell>
          <table:table-cell office:value-type="float" office:value="850" calcext:value-type="float">
            <text:p>850</text:p>
          </table:table-cell>
          <table:table-cell table:formula="of:=[.A466]*23" office:value-type="float" office:value="10235" calcext:value-type="float">
            <text:p>10235</text:p>
          </table:table-cell>
          <table:table-cell table:formula="of:=[.D466]/6" office:value-type="float" office:value="77.1666666666667" calcext:value-type="float">
            <text:p>77.16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8108" calcext:value-type="float">
            <text:p>18108</text:p>
          </table:table-cell>
          <table:table-cell office:value-type="float" office:value="54" calcext:value-type="float">
            <text:p>54</text:p>
          </table:table-cell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float" office:value="675" calcext:value-type="float">
            <text:p>675</text:p>
          </table:table-cell>
          <table:table-cell table:formula="of:=[.A467]*23" office:value-type="float" office:value="9660" calcext:value-type="float">
            <text:p>9660</text:p>
          </table:table-cell>
          <table:table-cell table:formula="of:=[.D467]/6" office:value-type="float" office:value="79" calcext:value-type="float">
            <text:p>79.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740" calcext:value-type="float">
            <text:p>17740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office:value-type="float" office:value="25" calcext:value-type="float">
            <text:p>25</text:p>
          </table:table-cell>
          <table:table-cell office:value-type="float" office:value="1620" calcext:value-type="float">
            <text:p>1620</text:p>
          </table:table-cell>
          <table:table-cell office:value-type="float" office:value="548" calcext:value-type="float">
            <text:p>548</text:p>
          </table:table-cell>
          <table:table-cell table:formula="of:=[.A468]*23" office:value-type="float" office:value="9200" calcext:value-type="float">
            <text:p>9200</text:p>
          </table:table-cell>
          <table:table-cell table:formula="of:=[.D468]/6" office:value-type="float" office:value="80.6666666666667" calcext:value-type="float">
            <text:p>80.66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486" calcext:value-type="float">
            <text:p>17486</text:p>
          </table:table-cell>
          <table:table-cell office:value-type="float" office:value="24" calcext:value-type="float">
            <text:p>24</text:p>
          </table:table-cell>
          <table:table-cell office:value-type="float" office:value="491" calcext:value-type="float">
            <text:p>491</text:p>
          </table:table-cell>
          <table:table-cell office:value-type="float" office:value="25" calcext:value-type="float">
            <text:p>25</text:p>
          </table:table-cell>
          <table:table-cell office:value-type="float" office:value="1622" calcext:value-type="float">
            <text:p>1622</text:p>
          </table:table-cell>
          <table:table-cell office:value-type="float" office:value="490" calcext:value-type="float">
            <text:p>490</text:p>
          </table:table-cell>
          <table:table-cell table:formula="of:=[.A469]*23" office:value-type="float" office:value="8901" calcext:value-type="float">
            <text:p>8901</text:p>
          </table:table-cell>
          <table:table-cell table:formula="of:=[.D469]/6" office:value-type="float" office:value="81.8333333333333" calcext:value-type="float">
            <text:p>81.8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165" calcext:value-type="float">
            <text:p>17165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1628" calcext:value-type="float">
            <text:p>1628</text:p>
          </table:table-cell>
          <table:table-cell office:value-type="float" office:value="393" calcext:value-type="float">
            <text:p>393</text:p>
          </table:table-cell>
          <table:table-cell table:formula="of:=[.A470]*23" office:value-type="float" office:value="8441" calcext:value-type="float">
            <text:p>8441</text:p>
          </table:table-cell>
          <table:table-cell table:formula="of:=[.D470]/6" office:value-type="float" office:value="83.3333333333333" calcext:value-type="float">
            <text:p>83.33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834" calcext:value-type="float">
            <text:p>16834</text:p>
          </table:table-cell>
          <table:table-cell office:value-type="float" office:value="34" calcext:value-type="float">
            <text:p>34</text:p>
          </table:table-cell>
          <table:table-cell office:value-type="float" office:value="510" calcext:value-type="float">
            <text:p>510</text:p>
          </table:table-cell>
          <table:table-cell office:value-type="float" office:value="26" calcext:value-type="float">
            <text:p>26</text:p>
          </table:table-cell>
          <table:table-cell office:value-type="float" office:value="1629" calcext:value-type="float">
            <text:p>1629</text:p>
          </table:table-cell>
          <table:table-cell office:value-type="float" office:value="328" calcext:value-type="float">
            <text:p>328</text:p>
          </table:table-cell>
          <table:table-cell table:formula="of:=[.A471]*23" office:value-type="float" office:value="7981" calcext:value-type="float">
            <text:p>7981</text:p>
          </table:table-cell>
          <table:table-cell table:formula="of:=[.D471]/6" office:value-type="float" office:value="85" calcext:value-type="float">
            <text:p>85.0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573" calcext:value-type="float">
            <text:p>16573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28" calcext:value-type="float">
            <text:p>28</text:p>
          </table:table-cell>
          <table:table-cell office:value-type="float" office:value="1630" calcext:value-type="float">
            <text:p>1630</text:p>
          </table:table-cell>
          <table:table-cell office:value-type="float" office:value="296" calcext:value-type="float">
            <text:p>296</text:p>
          </table:table-cell>
          <table:table-cell table:formula="of:=[.A472]*23" office:value-type="float" office:value="7636" calcext:value-type="float">
            <text:p>7636</text:p>
          </table:table-cell>
          <table:table-cell table:formula="of:=[.D472]/6" office:value-type="float" office:value="86.3333333333333" calcext:value-type="float">
            <text:p>86.3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238" calcext:value-type="float">
            <text:p>16238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  <table:table-cell office:value-type="float" office:value="1633" calcext:value-type="float">
            <text:p>1633</text:p>
          </table:table-cell>
          <table:table-cell office:value-type="float" office:value="227" calcext:value-type="float">
            <text:p>227</text:p>
          </table:table-cell>
          <table:table-cell table:formula="of:=[.A473]*23" office:value-type="float" office:value="7245" calcext:value-type="float">
            <text:p>7245</text:p>
          </table:table-cell>
          <table:table-cell table:formula="of:=[.D473]/6" office:value-type="float" office:value="88" calcext:value-type="float">
            <text:p>88.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868" calcext:value-type="float">
            <text:p>15868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office:value-type="float" office:value="1639" calcext:value-type="float">
            <text:p>1639</text:p>
          </table:table-cell>
          <table:table-cell office:value-type="float" office:value="164" calcext:value-type="float">
            <text:p>164</text:p>
          </table:table-cell>
          <table:table-cell table:formula="of:=[.A474]*23" office:value-type="float" office:value="6831" calcext:value-type="float">
            <text:p>6831</text:p>
          </table:table-cell>
          <table:table-cell table:formula="of:=[.D474]/6" office:value-type="float" office:value="90.1666666666667" calcext:value-type="float">
            <text:p>90.1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518" calcext:value-type="float">
            <text:p>15518</text:p>
          </table:table-cell>
          <table:table-cell office:value-type="float" office:value="29" calcext:value-type="float">
            <text:p>29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645" calcext:value-type="float">
            <text:p>1645</text:p>
          </table:table-cell>
          <table:table-cell office:value-type="float" office:value="97" calcext:value-type="float">
            <text:p>97</text:p>
          </table:table-cell>
          <table:table-cell table:formula="of:=[.A475]*23" office:value-type="float" office:value="6440" calcext:value-type="float">
            <text:p>6440</text:p>
          </table:table-cell>
          <table:table-cell table:formula="of:=[.D475]/6" office:value-type="float" office:value="92.1666666666667" calcext:value-type="float">
            <text:p>92.1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57" calcext:value-type="float">
            <text:p>15157</text:p>
          </table:table-cell>
          <table:table-cell office:value-type="float" office:value="14" calcext:value-type="float">
            <text:p>14</text:p>
          </table:table-cell>
          <table:table-cell office:value-type="float" office:value="566" calcext:value-type="float">
            <text:p>566</text:p>
          </table:table-cell>
          <table:table-cell office:value-type="float" office:value="34" calcext:value-type="float">
            <text:p>34</text:p>
          </table:table-cell>
          <table:table-cell office:value-type="float" office:value="1652" calcext:value-type="float">
            <text:p>1652</text:p>
          </table:table-cell>
          <table:table-cell office:value-type="float" office:value="38" calcext:value-type="float">
            <text:p>38</text:p>
          </table:table-cell>
          <table:table-cell table:formula="of:=[.A476]*23" office:value-type="float" office:value="5980" calcext:value-type="float">
            <text:p>5980</text:p>
          </table:table-cell>
          <table:table-cell table:formula="of:=[.D476]/6" office:value-type="float" office:value="94.3333333333333" calcext:value-type="float">
            <text:p>94.3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799" calcext:value-type="float">
            <text:p>14799</text:p>
          </table:table-cell>
          <table:table-cell office:value-type="float" office:value="57" calcext:value-type="float">
            <text:p>57</text:p>
          </table:table-cell>
          <table:table-cell office:value-type="float" office:value="580" calcext:value-type="float">
            <text:p>580</text:p>
          </table:table-cell>
          <table:table-cell office:value-type="float" office:value="34" calcext:value-type="float">
            <text:p>34</text:p>
          </table:table-cell>
          <table:table-cell office:value-type="float" office:value="1650" calcext:value-type="float">
            <text:p>1650</text:p>
          </table:table-cell>
          <table:table-cell office:value-type="float" office:value="10" calcext:value-type="float">
            <text:p>10</text:p>
          </table:table-cell>
          <table:table-cell table:formula="of:=[.A477]*23" office:value-type="float" office:value="5566" calcext:value-type="float">
            <text:p>5566</text:p>
          </table:table-cell>
          <table:table-cell table:formula="of:=[.D477]/6" office:value-type="float" office:value="96.6666666666667" calcext:value-type="float">
            <text:p>96.6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66" calcext:value-type="float">
            <text:p>14466</text:p>
          </table:table-cell>
          <table:table-cell office:value-type="float" office:value="96" calcext:value-type="float">
            <text:p>96</text:p>
          </table:table-cell>
          <table:table-cell office:value-type="float" office:value="593" calcext:value-type="float">
            <text:p>593</text:p>
          </table:table-cell>
          <table:table-cell office:value-type="float" office:value="36" calcext:value-type="float">
            <text:p>36</text:p>
          </table:table-cell>
          <table:table-cell office:value-type="float" office:value="1648" calcext:value-type="float">
            <text:p>1648</text:p>
          </table:table-cell>
          <table:table-cell office:value-type="float" office:value="61" calcext:value-type="float">
            <text:p>61</text:p>
          </table:table-cell>
          <table:table-cell table:formula="of:=[.A478]*23" office:value-type="float" office:value="5175" calcext:value-type="float">
            <text:p>5175</text:p>
          </table:table-cell>
          <table:table-cell table:formula="of:=[.D478]/6" office:value-type="float" office:value="98.8333333333333" calcext:value-type="float">
            <text:p>98.8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086" calcext:value-type="float">
            <text:p>14086</text:p>
          </table:table-cell>
          <table:table-cell office:value-type="float" office:value="35" calcext:value-type="float">
            <text:p>35</text:p>
          </table:table-cell>
          <table:table-cell office:value-type="float" office:value="609" calcext:value-type="float">
            <text:p>609</text:p>
          </table:table-cell>
          <table:table-cell office:value-type="float" office:value="40" calcext:value-type="float">
            <text:p>40</text:p>
          </table:table-cell>
          <table:table-cell office:value-type="float" office:value="1650" calcext:value-type="float">
            <text:p>1650</text:p>
          </table:table-cell>
          <table:table-cell office:value-type="float" office:value="109" calcext:value-type="float">
            <text:p>109</text:p>
          </table:table-cell>
          <table:table-cell table:formula="of:=[.A479]*23" office:value-type="float" office:value="4761" calcext:value-type="float">
            <text:p>4761</text:p>
          </table:table-cell>
          <table:table-cell table:formula="of:=[.D479]/6" office:value-type="float" office:value="101.5" calcext:value-type="float">
            <text:p>101.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616" calcext:value-type="float">
            <text:p>13616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float" office:value="41" calcext:value-type="float">
            <text:p>41</text:p>
          </table:table-cell>
          <table:table-cell office:value-type="float" office:value="1661" calcext:value-type="float">
            <text:p>1661</text:p>
          </table:table-cell>
          <table:table-cell office:value-type="float" office:value="153" calcext:value-type="float">
            <text:p>153</text:p>
          </table:table-cell>
          <table:table-cell table:formula="of:=[.A480]*23" office:value-type="float" office:value="4186" calcext:value-type="float">
            <text:p>4186</text:p>
          </table:table-cell>
          <table:table-cell table:formula="of:=[.D480]/6" office:value-type="float" office:value="105" calcext:value-type="float">
            <text:p>105.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241" calcext:value-type="float">
            <text:p>13241</text:p>
          </table:table-cell>
          <table:table-cell office:value-type="float" office:value="35" calcext:value-type="float">
            <text:p>35</text:p>
          </table:table-cell>
          <table:table-cell office:value-type="float" office:value="648" calcext:value-type="float">
            <text:p>648</text:p>
          </table:table-cell>
          <table:table-cell office:value-type="float" office:value="41" calcext:value-type="float">
            <text:p>41</text:p>
          </table:table-cell>
          <table:table-cell office:value-type="float" office:value="1665" calcext:value-type="float">
            <text:p>1665</text:p>
          </table:table-cell>
          <table:table-cell office:value-type="float" office:value="192" calcext:value-type="float">
            <text:p>192</text:p>
          </table:table-cell>
          <table:table-cell table:formula="of:=[.A481]*23" office:value-type="float" office:value="3841" calcext:value-type="float">
            <text:p>3841</text:p>
          </table:table-cell>
          <table:table-cell table:formula="of:=[.D481]/6" office:value-type="float" office:value="108" calcext:value-type="float">
            <text:p>108.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879" calcext:value-type="float">
            <text:p>12879</text:p>
          </table:table-cell>
          <table:table-cell office:value-type="float" office:value="30" calcext:value-type="float">
            <text:p>30</text:p>
          </table:table-cell>
          <table:table-cell office:value-type="float" office:value="666" calcext:value-type="float">
            <text:p>666</text:p>
          </table:table-cell>
          <table:table-cell office:value-type="float" office:value="47" calcext:value-type="float">
            <text:p>47</text:p>
          </table:table-cell>
          <table:table-cell office:value-type="float" office:value="1665" calcext:value-type="float">
            <text:p>1665</text:p>
          </table:table-cell>
          <table:table-cell office:value-type="float" office:value="202" calcext:value-type="float">
            <text:p>202</text:p>
          </table:table-cell>
          <table:table-cell table:formula="of:=[.A482]*23" office:value-type="float" office:value="3381" calcext:value-type="float">
            <text:p>3381</text:p>
          </table:table-cell>
          <table:table-cell table:formula="of:=[.D482]/6" office:value-type="float" office:value="111" calcext:value-type="float">
            <text:p>111.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605" calcext:value-type="float">
            <text:p>12605</text:p>
          </table:table-cell>
          <table:table-cell office:value-type="float" office:value="28" calcext:value-type="float">
            <text:p>28</text:p>
          </table:table-cell>
          <table:table-cell office:value-type="float" office:value="681" calcext:value-type="float">
            <text:p>681</text:p>
          </table:table-cell>
          <table:table-cell office:value-type="float" office:value="47" calcext:value-type="float">
            <text:p>47</text:p>
          </table:table-cell>
          <table:table-cell office:value-type="float" office:value="1665" calcext:value-type="float">
            <text:p>1665</text:p>
          </table:table-cell>
          <table:table-cell office:value-type="float" office:value="207" calcext:value-type="float">
            <text:p>207</text:p>
          </table:table-cell>
          <table:table-cell table:formula="of:=[.A483]*23" office:value-type="float" office:value="3105" calcext:value-type="float">
            <text:p>3105</text:p>
          </table:table-cell>
          <table:table-cell table:formula="of:=[.D483]/6" office:value-type="float" office:value="113.5" calcext:value-type="float">
            <text:p>113.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33" calcext:value-type="float">
            <text:p>12233</text:p>
          </table:table-cell>
          <table:table-cell office:value-type="float" office:value="88" calcext:value-type="float">
            <text:p>88</text:p>
          </table:table-cell>
          <table:table-cell office:value-type="float" office:value="702" calcext:value-type="float">
            <text:p>702</text:p>
          </table:table-cell>
          <table:table-cell office:value-type="float" office:value="49" calcext:value-type="float">
            <text:p>49</text:p>
          </table:table-cell>
          <table:table-cell office:value-type="float" office:value="1665" calcext:value-type="float">
            <text:p>1665</text:p>
          </table:table-cell>
          <table:table-cell office:value-type="float" office:value="214" calcext:value-type="float">
            <text:p>214</text:p>
          </table:table-cell>
          <table:table-cell table:formula="of:=[.A484]*23" office:value-type="float" office:value="2760" calcext:value-type="float">
            <text:p>2760</text:p>
          </table:table-cell>
          <table:table-cell table:formula="of:=[.D484]/6" office:value-type="float" office:value="117" calcext:value-type="float">
            <text:p>117.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890" calcext:value-type="float">
            <text:p>11890</text:p>
          </table:table-cell>
          <table:table-cell office:value-type="float" office:value="40" calcext:value-type="float">
            <text:p>40</text:p>
          </table:table-cell>
          <table:table-cell office:value-type="float" office:value="722" calcext:value-type="float">
            <text:p>722</text:p>
          </table:table-cell>
          <table:table-cell office:value-type="float" office:value="54" calcext:value-type="float">
            <text:p>54</text:p>
          </table:table-cell>
          <table:table-cell office:value-type="float" office:value="1665" calcext:value-type="float">
            <text:p>1665</text:p>
          </table:table-cell>
          <table:table-cell office:value-type="float" office:value="217" calcext:value-type="float">
            <text:p>217</text:p>
          </table:table-cell>
          <table:table-cell table:formula="of:=[.A485]*23" office:value-type="float" office:value="2415" calcext:value-type="float">
            <text:p>2415</text:p>
          </table:table-cell>
          <table:table-cell table:formula="of:=[.D485]/6" office:value-type="float" office:value="120.333333333333" calcext:value-type="float">
            <text:p>120.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651" calcext:value-type="float">
            <text:p>11651</text:p>
          </table:table-cell>
          <table:table-cell office:value-type="float" office:value="74" calcext:value-type="float">
            <text:p>74</text:p>
          </table:table-cell>
          <table:table-cell office:value-type="float" office:value="737" calcext:value-type="float">
            <text:p>737</text:p>
          </table:table-cell>
          <table:table-cell office:value-type="float" office:value="56" calcext:value-type="float">
            <text:p>56</text:p>
          </table:table-cell>
          <table:table-cell office:value-type="float" office:value="1665" calcext:value-type="float">
            <text:p>1665</text:p>
          </table:table-cell>
          <table:table-cell office:value-type="float" office:value="219" calcext:value-type="float">
            <text:p>219</text:p>
          </table:table-cell>
          <table:table-cell table:formula="of:=[.A486]*23" office:value-type="float" office:value="2116" calcext:value-type="float">
            <text:p>2116</text:p>
          </table:table-cell>
          <table:table-cell table:formula="of:=[.D486]/6" office:value-type="float" office:value="122.833333333333" calcext:value-type="float">
            <text:p>122.8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283" calcext:value-type="float">
            <text:p>11283</text:p>
          </table:table-cell>
          <table:table-cell office:value-type="float" office:value="50" calcext:value-type="float">
            <text:p>50</text:p>
          </table:table-cell>
          <table:table-cell office:value-type="float" office:value="761" calcext:value-type="float">
            <text:p>761</text:p>
          </table:table-cell>
          <table:table-cell office:value-type="float" office:value="56" calcext:value-type="float">
            <text:p>56</text:p>
          </table:table-cell>
          <table:table-cell office:value-type="float" office:value="1664" calcext:value-type="float">
            <text:p>1664</text:p>
          </table:table-cell>
          <table:table-cell office:value-type="float" office:value="217" calcext:value-type="float">
            <text:p>217</text:p>
          </table:table-cell>
          <table:table-cell table:formula="of:=[.A487]*23" office:value-type="float" office:value="1725" calcext:value-type="float">
            <text:p>1725</text:p>
          </table:table-cell>
          <table:table-cell table:formula="of:=[.D487]/6" office:value-type="float" office:value="126.833333333333" calcext:value-type="float">
            <text:p>126.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928" calcext:value-type="float">
            <text:p>10928</text:p>
          </table:table-cell>
          <table:table-cell office:value-type="float" office:value="53" calcext:value-type="float">
            <text:p>53</text:p>
          </table:table-cell>
          <table:table-cell office:value-type="float" office:value="785" calcext:value-type="float">
            <text:p>785</text:p>
          </table:table-cell>
          <table:table-cell office:value-type="float" office:value="62" calcext:value-type="float">
            <text:p>62</text:p>
          </table:table-cell>
          <table:table-cell office:value-type="float" office:value="1665" calcext:value-type="float">
            <text:p>1665</text:p>
          </table:table-cell>
          <table:table-cell office:value-type="float" office:value="210" calcext:value-type="float">
            <text:p>210</text:p>
          </table:table-cell>
          <table:table-cell table:formula="of:=[.A488]*23" office:value-type="float" office:value="1380" calcext:value-type="float">
            <text:p>1380</text:p>
          </table:table-cell>
          <table:table-cell table:formula="of:=[.D488]/6" office:value-type="float" office:value="130.833333333333" calcext:value-type="float">
            <text:p>130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665" calcext:value-type="float">
            <text:p>10665</text:p>
          </table:table-cell>
          <table:table-cell office:value-type="float" office:value="14" calcext:value-type="float">
            <text:p>14</text:p>
          </table:table-cell>
          <table:table-cell office:value-type="float" office:value="805" calcext:value-type="float">
            <text:p>805</text:p>
          </table:table-cell>
          <table:table-cell office:value-type="float" office:value="62" calcext:value-type="float">
            <text:p>62</text:p>
          </table:table-cell>
          <table:table-cell office:value-type="float" office:value="1664" calcext:value-type="float">
            <text:p>1664</text:p>
          </table:table-cell>
          <table:table-cell office:value-type="float" office:value="206" calcext:value-type="float">
            <text:p>206</text:p>
          </table:table-cell>
          <table:table-cell table:formula="of:=[.A489]*23" office:value-type="float" office:value="1334" calcext:value-type="float">
            <text:p>1334</text:p>
          </table:table-cell>
          <table:table-cell table:formula="of:=[.D489]/6" office:value-type="float" office:value="134.166666666667" calcext:value-type="float">
            <text:p>134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14" calcext:value-type="float">
            <text:p>10414</text:p>
          </table:table-cell>
          <table:table-cell office:value-type="float" office:value="72" calcext:value-type="float">
            <text:p>72</text:p>
          </table:table-cell>
          <table:table-cell office:value-type="float" office:value="824" calcext:value-type="float">
            <text:p>824</text:p>
          </table:table-cell>
          <table:table-cell office:value-type="float" office:value="62" calcext:value-type="float">
            <text:p>62</text:p>
          </table:table-cell>
          <table:table-cell office:value-type="float" office:value="1663" calcext:value-type="float">
            <text:p>1663</text:p>
          </table:table-cell>
          <table:table-cell office:value-type="float" office:value="204" calcext:value-type="float">
            <text:p>204</text:p>
          </table:table-cell>
          <table:table-cell table:formula="of:=[.A490]*23" office:value-type="float" office:value="1334" calcext:value-type="float">
            <text:p>1334</text:p>
          </table:table-cell>
          <table:table-cell table:formula="of:=[.D490]/6" office:value-type="float" office:value="137.333333333333" calcext:value-type="float">
            <text:p>13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81" calcext:value-type="float">
            <text:p>10181</text:p>
          </table:table-cell>
          <table:table-cell office:value-type="float" office:value="103" calcext:value-type="float">
            <text:p>103</text:p>
          </table:table-cell>
          <table:table-cell office:value-type="float" office:value="843" calcext:value-type="float">
            <text:p>843</text:p>
          </table:table-cell>
          <table:table-cell office:value-type="float" office:value="67" calcext:value-type="float">
            <text:p>67</text:p>
          </table:table-cell>
          <table:table-cell office:value-type="float" office:value="1663" calcext:value-type="float">
            <text:p>1663</text:p>
          </table:table-cell>
          <table:table-cell office:value-type="float" office:value="203" calcext:value-type="float">
            <text:p>203</text:p>
          </table:table-cell>
          <table:table-cell table:formula="of:=[.A491]*23" office:value-type="float" office:value="1334" calcext:value-type="float">
            <text:p>1334</text:p>
          </table:table-cell>
          <table:table-cell table:formula="of:=[.D491]/6" office:value-type="float" office:value="140.5" calcext:value-type="float">
            <text:p>140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850" calcext:value-type="float">
            <text:p>9850</text:p>
          </table:table-cell>
          <table:table-cell office:value-type="float" office:value="137" calcext:value-type="float">
            <text:p>137</text:p>
          </table:table-cell>
          <table:table-cell office:value-type="float" office:value="871" calcext:value-type="float">
            <text:p>871</text:p>
          </table:table-cell>
          <table:table-cell office:value-type="float" office:value="67" calcext:value-type="float">
            <text:p>67</text:p>
          </table:table-cell>
          <table:table-cell office:value-type="float" office:value="1662" calcext:value-type="float">
            <text:p>1662</text:p>
          </table:table-cell>
          <table:table-cell office:value-type="float" office:value="190" calcext:value-type="float">
            <text:p>190</text:p>
          </table:table-cell>
          <table:table-cell table:formula="of:=[.A492]*23" office:value-type="float" office:value="1334" calcext:value-type="float">
            <text:p>1334</text:p>
          </table:table-cell>
          <table:table-cell table:formula="of:=[.D492]/6" office:value-type="float" office:value="145.166666666667" calcext:value-type="float">
            <text:p>145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609" calcext:value-type="float">
            <text:p>9609</text:p>
          </table:table-cell>
          <table:table-cell office:value-type="float" office:value="48" calcext:value-type="float">
            <text:p>48</text:p>
          </table:table-cell>
          <table:table-cell office:value-type="float" office:value="893" calcext:value-type="float">
            <text:p>893</text:p>
          </table:table-cell>
          <table:table-cell office:value-type="float" office:value="67" calcext:value-type="float">
            <text:p>67</text:p>
          </table:table-cell>
          <table:table-cell office:value-type="float" office:value="1659" calcext:value-type="float">
            <text:p>1659</text:p>
          </table:table-cell>
          <table:table-cell office:value-type="float" office:value="185" calcext:value-type="float">
            <text:p>185</text:p>
          </table:table-cell>
          <table:table-cell table:formula="of:=[.A493]*23" office:value-type="float" office:value="1334" calcext:value-type="float">
            <text:p>1334</text:p>
          </table:table-cell>
          <table:table-cell table:formula="of:=[.D493]/6" office:value-type="float" office:value="148.833333333333" calcext:value-type="float">
            <text:p>148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91" calcext:value-type="float">
            <text:p>9291</text:p>
          </table:table-cell>
          <table:table-cell office:value-type="float" office:value="99" calcext:value-type="float">
            <text:p>99</text:p>
          </table:table-cell>
          <table:table-cell office:value-type="float" office:value="924" calcext:value-type="float">
            <text:p>924</text:p>
          </table:table-cell>
          <table:table-cell office:value-type="float" office:value="72" calcext:value-type="float">
            <text:p>72</text:p>
          </table:table-cell>
          <table:table-cell office:value-type="float" office:value="1659" calcext:value-type="float">
            <text:p>1659</text:p>
          </table:table-cell>
          <table:table-cell office:value-type="float" office:value="173" calcext:value-type="float">
            <text:p>173</text:p>
          </table:table-cell>
          <table:table-cell table:formula="of:=[.A494]*23" office:value-type="float" office:value="1334" calcext:value-type="float">
            <text:p>1334</text:p>
          </table:table-cell>
          <table:table-cell table:formula="of:=[.D494]/6" office:value-type="float" office:value="154" calcext:value-type="float">
            <text:p>154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73" calcext:value-type="float">
            <text:p>9073</text:p>
          </table:table-cell>
          <table:table-cell office:value-type="float" office:value="103" calcext:value-type="float">
            <text:p>103</text:p>
          </table:table-cell>
          <table:table-cell office:value-type="float" office:value="946" calcext:value-type="float">
            <text:p>946</text:p>
          </table:table-cell>
          <table:table-cell office:value-type="float" office:value="72" calcext:value-type="float">
            <text:p>72</text:p>
          </table:table-cell>
          <table:table-cell office:value-type="float" office:value="1660" calcext:value-type="float">
            <text:p>1660</text:p>
          </table:table-cell>
          <table:table-cell office:value-type="float" office:value="171" calcext:value-type="float">
            <text:p>171</text:p>
          </table:table-cell>
          <table:table-cell table:formula="of:=[.A495]*23" office:value-type="float" office:value="1334" calcext:value-type="float">
            <text:p>1334</text:p>
          </table:table-cell>
          <table:table-cell table:formula="of:=[.D495]/6" office:value-type="float" office:value="157.666666666667" calcext:value-type="float">
            <text:p>157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24" calcext:value-type="float">
            <text:p>8724</text:p>
          </table:table-cell>
          <table:table-cell office:value-type="float" office:value="85" calcext:value-type="float">
            <text:p>85</text:p>
          </table:table-cell>
          <table:table-cell office:value-type="float" office:value="984" calcext:value-type="float">
            <text:p>984</text:p>
          </table:table-cell>
          <table:table-cell office:value-type="float" office:value="77" calcext:value-type="float">
            <text:p>77</text:p>
          </table:table-cell>
          <table:table-cell office:value-type="float" office:value="1659" calcext:value-type="float">
            <text:p>1659</text:p>
          </table:table-cell>
          <table:table-cell office:value-type="float" office:value="159" calcext:value-type="float">
            <text:p>159</text:p>
          </table:table-cell>
          <table:table-cell table:formula="of:=[.A496]*23" office:value-type="float" office:value="1334" calcext:value-type="float">
            <text:p>1334</text:p>
          </table:table-cell>
          <table:table-cell table:formula="of:=[.D496]/6" office:value-type="float" office:value="164" calcext:value-type="float">
            <text:p>164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30" calcext:value-type="float">
            <text:p>8430</text:p>
          </table:table-cell>
          <table:table-cell office:value-type="float" office:value="87" calcext:value-type="float">
            <text:p>87</text:p>
          </table:table-cell>
          <table:table-cell office:value-type="float" office:value="1018" calcext:value-type="float">
            <text:p>1018</text:p>
          </table:table-cell>
          <table:table-cell office:value-type="float" office:value="77" calcext:value-type="float">
            <text:p>77</text:p>
          </table:table-cell>
          <table:table-cell office:value-type="float" office:value="1656" calcext:value-type="float">
            <text:p>1656</text:p>
          </table:table-cell>
          <table:table-cell office:value-type="float" office:value="159" calcext:value-type="float">
            <text:p>159</text:p>
          </table:table-cell>
          <table:table-cell table:formula="of:=[.A497]*23" office:value-type="float" office:value="1334" calcext:value-type="float">
            <text:p>1334</text:p>
          </table:table-cell>
          <table:table-cell table:formula="of:=[.D497]/6" office:value-type="float" office:value="169.666666666667" calcext:value-type="float">
            <text:p>169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23" calcext:value-type="float">
            <text:p>8223</text:p>
          </table:table-cell>
          <table:table-cell office:value-type="float" office:value="43" calcext:value-type="float">
            <text:p>43</text:p>
          </table:table-cell>
          <table:table-cell office:value-type="float" office:value="1044" calcext:value-type="float">
            <text:p>1044</text:p>
          </table:table-cell>
          <table:table-cell office:value-type="float" office:value="82" calcext:value-type="float">
            <text:p>82</text:p>
          </table:table-cell>
          <table:table-cell office:value-type="float" office:value="1656" calcext:value-type="float">
            <text:p>1656</text:p>
          </table:table-cell>
          <table:table-cell office:value-type="float" office:value="156" calcext:value-type="float">
            <text:p>156</text:p>
          </table:table-cell>
          <table:table-cell table:formula="of:=[.A498]*23" office:value-type="float" office:value="1334" calcext:value-type="float">
            <text:p>1334</text:p>
          </table:table-cell>
          <table:table-cell table:formula="of:=[.D498]/6" office:value-type="float" office:value="174" calcext:value-type="float">
            <text:p>174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56" calcext:value-type="float">
            <text:p>7956</text:p>
          </table:table-cell>
          <table:table-cell office:value-type="float" office:value="96" calcext:value-type="float">
            <text:p>96</text:p>
          </table:table-cell>
          <table:table-cell office:value-type="float" office:value="1079" calcext:value-type="float">
            <text:p>1079</text:p>
          </table:table-cell>
          <table:table-cell office:value-type="float" office:value="82" calcext:value-type="float">
            <text:p>82</text:p>
          </table:table-cell>
          <table:table-cell office:value-type="float" office:value="1657" calcext:value-type="float">
            <text:p>1657</text:p>
          </table:table-cell>
          <table:table-cell office:value-type="float" office:value="156" calcext:value-type="float">
            <text:p>156</text:p>
          </table:table-cell>
          <table:table-cell table:formula="of:=[.A499]*23" office:value-type="float" office:value="1334" calcext:value-type="float">
            <text:p>1334</text:p>
          </table:table-cell>
          <table:table-cell table:formula="of:=[.D499]/6" office:value-type="float" office:value="179.833333333333" calcext:value-type="float">
            <text:p>179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92" calcext:value-type="float">
            <text:p>7792</text:p>
          </table:table-cell>
          <table:table-cell office:value-type="float" office:value="34" calcext:value-type="float">
            <text:p>34</text:p>
          </table:table-cell>
          <table:table-cell office:value-type="float" office:value="1102" calcext:value-type="float">
            <text:p>1102</text:p>
          </table:table-cell>
          <table:table-cell office:value-type="float" office:value="87" calcext:value-type="float">
            <text:p>87</text:p>
          </table:table-cell>
          <table:table-cell office:value-type="float" office:value="1657" calcext:value-type="float">
            <text:p>1657</text:p>
          </table:table-cell>
          <table:table-cell office:value-type="float" office:value="153" calcext:value-type="float">
            <text:p>153</text:p>
          </table:table-cell>
          <table:table-cell table:formula="of:=[.A500]*23" office:value-type="float" office:value="1334" calcext:value-type="float">
            <text:p>1334</text:p>
          </table:table-cell>
          <table:table-cell table:formula="of:=[.D500]/6" office:value-type="float" office:value="183.666666666667" calcext:value-type="float">
            <text:p>183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32" calcext:value-type="float">
            <text:p>7532</text:p>
          </table:table-cell>
          <table:table-cell office:value-type="float" office:value="52" calcext:value-type="float">
            <text:p>52</text:p>
          </table:table-cell>
          <table:table-cell office:value-type="float" office:value="1140" calcext:value-type="float">
            <text:p>1140</text:p>
          </table:table-cell>
          <table:table-cell office:value-type="float" office:value="87" calcext:value-type="float">
            <text:p>87</text:p>
          </table:table-cell>
          <table:table-cell office:value-type="float" office:value="1658" calcext:value-type="float">
            <text:p>1658</text:p>
          </table:table-cell>
          <table:table-cell office:value-type="float" office:value="147" calcext:value-type="float">
            <text:p>147</text:p>
          </table:table-cell>
          <table:table-cell table:formula="of:=[.A501]*23" office:value-type="float" office:value="1334" calcext:value-type="float">
            <text:p>1334</text:p>
          </table:table-cell>
          <table:table-cell table:formula="of:=[.D501]/6" office:value-type="float" office:value="190" calcext:value-type="float">
            <text:p>190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395" calcext:value-type="float">
            <text:p>7395</text:p>
          </table:table-cell>
          <table:table-cell office:value-type="float" office:value="42" calcext:value-type="float">
            <text:p>42</text:p>
          </table:table-cell>
          <table:table-cell office:value-type="float" office:value="1161" calcext:value-type="float">
            <text:p>1161</text:p>
          </table:table-cell>
          <table:table-cell office:value-type="float" office:value="92" calcext:value-type="float">
            <text:p>92</text:p>
          </table:table-cell>
          <table:table-cell office:value-type="float" office:value="1658" calcext:value-type="float">
            <text:p>1658</text:p>
          </table:table-cell>
          <table:table-cell office:value-type="float" office:value="146" calcext:value-type="float">
            <text:p>146</text:p>
          </table:table-cell>
          <table:table-cell table:formula="of:=[.A502]*23" office:value-type="float" office:value="1334" calcext:value-type="float">
            <text:p>1334</text:p>
          </table:table-cell>
          <table:table-cell table:formula="of:=[.D502]/6" office:value-type="float" office:value="193.5" calcext:value-type="float">
            <text:p>193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72" calcext:value-type="float">
            <text:p>7172</text:p>
          </table:table-cell>
          <table:table-cell office:value-type="float" office:value="52" calcext:value-type="float">
            <text:p>52</text:p>
          </table:table-cell>
          <table:table-cell office:value-type="float" office:value="1197" calcext:value-type="float">
            <text:p>1197</text:p>
          </table:table-cell>
          <table:table-cell office:value-type="float" office:value="92" calcext:value-type="float">
            <text:p>92</text:p>
          </table:table-cell>
          <table:table-cell office:value-type="float" office:value="1656" calcext:value-type="float">
            <text:p>1656</text:p>
          </table:table-cell>
          <table:table-cell office:value-type="float" office:value="140" calcext:value-type="float">
            <text:p>140</text:p>
          </table:table-cell>
          <table:table-cell table:formula="of:=[.A503]*23" office:value-type="float" office:value="1334" calcext:value-type="float">
            <text:p>1334</text:p>
          </table:table-cell>
          <table:table-cell table:formula="of:=[.D503]/6" office:value-type="float" office:value="199.5" calcext:value-type="float">
            <text:p>199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09" calcext:value-type="float">
            <text:p>7009</text:p>
          </table:table-cell>
          <table:table-cell office:value-type="float" office:value="29" calcext:value-type="float">
            <text:p>29</text:p>
          </table:table-cell>
          <table:table-cell office:value-type="float" office:value="1225" calcext:value-type="float">
            <text:p>1225</text:p>
          </table:table-cell>
          <table:table-cell office:value-type="float" office:value="96" calcext:value-type="float">
            <text:p>96</text:p>
          </table:table-cell>
          <table:table-cell office:value-type="float" office:value="1658" calcext:value-type="float">
            <text:p>1658</text:p>
          </table:table-cell>
          <table:table-cell office:value-type="float" office:value="136" calcext:value-type="float">
            <text:p>136</text:p>
          </table:table-cell>
          <table:table-cell table:formula="of:=[.A504]*23" office:value-type="float" office:value="1334" calcext:value-type="float">
            <text:p>1334</text:p>
          </table:table-cell>
          <table:table-cell table:formula="of:=[.D504]/6" office:value-type="float" office:value="204.166666666667" calcext:value-type="float">
            <text:p>204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797" calcext:value-type="float">
            <text:p>6797</text:p>
          </table:table-cell>
          <table:table-cell office:value-type="float" office:value="40" calcext:value-type="float">
            <text:p>40</text:p>
          </table:table-cell>
          <table:table-cell office:value-type="float" office:value="1263" calcext:value-type="float">
            <text:p>1263</text:p>
          </table:table-cell>
          <table:table-cell office:value-type="float" office:value="101" calcext:value-type="float">
            <text:p>101</text:p>
          </table:table-cell>
          <table:table-cell office:value-type="float" office:value="1658" calcext:value-type="float">
            <text:p>1658</text:p>
          </table:table-cell>
          <table:table-cell office:value-type="float" office:value="126" calcext:value-type="float">
            <text:p>126</text:p>
          </table:table-cell>
          <table:table-cell table:formula="of:=[.A505]*23" office:value-type="float" office:value="1334" calcext:value-type="float">
            <text:p>1334</text:p>
          </table:table-cell>
          <table:table-cell table:formula="of:=[.D505]/6" office:value-type="float" office:value="210.5" calcext:value-type="float">
            <text:p>210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582" calcext:value-type="float">
            <text:p>6582</text:p>
          </table:table-cell>
          <table:table-cell office:value-type="float" office:value="12" calcext:value-type="float">
            <text:p>12</text:p>
          </table:table-cell>
          <table:table-cell office:value-type="float" office:value="1304" calcext:value-type="float">
            <text:p>1304</text:p>
          </table:table-cell>
          <table:table-cell office:value-type="float" office:value="101" calcext:value-type="float">
            <text:p>101</text:p>
          </table:table-cell>
          <table:table-cell office:value-type="float" office:value="1659" calcext:value-type="float">
            <text:p>1659</text:p>
          </table:table-cell>
          <table:table-cell office:value-type="float" office:value="118" calcext:value-type="float">
            <text:p>118</text:p>
          </table:table-cell>
          <table:table-cell table:formula="of:=[.A506]*23" office:value-type="float" office:value="1334" calcext:value-type="float">
            <text:p>1334</text:p>
          </table:table-cell>
          <table:table-cell table:formula="of:=[.D506]/6" office:value-type="float" office:value="217.333333333333" calcext:value-type="float">
            <text:p>21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54" calcext:value-type="float">
            <text:p>6454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office:value-type="float" office:value="106" calcext:value-type="float">
            <text:p>106</text:p>
          </table:table-cell>
          <table:table-cell office:value-type="float" office:value="1660" calcext:value-type="float">
            <text:p>1660</text:p>
          </table:table-cell>
          <table:table-cell office:value-type="float" office:value="113" calcext:value-type="float">
            <text:p>113</text:p>
          </table:table-cell>
          <table:table-cell table:formula="of:=[.A507]*23" office:value-type="float" office:value="1334" calcext:value-type="float">
            <text:p>1334</text:p>
          </table:table-cell>
          <table:table-cell table:formula="of:=[.D507]/6" office:value-type="float" office:value="221.666666666667" calcext:value-type="float">
            <text:p>221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77" calcext:value-type="float">
            <text:p>6277</text:p>
          </table:table-cell>
          <table:table-cell office:value-type="float" office:value="241" calcext:value-type="float">
            <text:p>241</text:p>
          </table:table-cell>
          <table:table-cell office:value-type="float" office:value="1368" calcext:value-type="float">
            <text:p>1368</text:p>
          </table:table-cell>
          <table:table-cell office:value-type="float" office:value="106" calcext:value-type="float">
            <text:p>106</text:p>
          </table:table-cell>
          <table:table-cell office:value-type="float" office:value="1658" calcext:value-type="float">
            <text:p>1658</text:p>
          </table:table-cell>
          <table:table-cell office:value-type="float" office:value="113" calcext:value-type="float">
            <text:p>113</text:p>
          </table:table-cell>
          <table:table-cell table:formula="of:=[.A508]*23" office:value-type="float" office:value="1334" calcext:value-type="float">
            <text:p>1334</text:p>
          </table:table-cell>
          <table:table-cell table:formula="of:=[.D508]/6" office:value-type="float" office:value="228" calcext:value-type="float">
            <text:p>228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73" calcext:value-type="float">
            <text:p>6073</text:p>
          </table:table-cell>
          <table:table-cell office:value-type="float" office:value="65" calcext:value-type="float">
            <text:p>65</text:p>
          </table:table-cell>
          <table:table-cell office:value-type="float" office:value="1414" calcext:value-type="float">
            <text:p>1414</text:p>
          </table:table-cell>
          <table:table-cell office:value-type="float" office:value="111" calcext:value-type="float">
            <text:p>111</text:p>
          </table:table-cell>
          <table:table-cell office:value-type="float" office:value="1656" calcext:value-type="float">
            <text:p>1656</text:p>
          </table:table-cell>
          <table:table-cell office:value-type="float" office:value="108" calcext:value-type="float">
            <text:p>108</text:p>
          </table:table-cell>
          <table:table-cell table:formula="of:=[.A509]*23" office:value-type="float" office:value="1334" calcext:value-type="float">
            <text:p>1334</text:p>
          </table:table-cell>
          <table:table-cell table:formula="of:=[.D509]/6" office:value-type="float" office:value="235.666666666667" calcext:value-type="float">
            <text:p>235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41" calcext:value-type="float">
            <text:p>5941</text:p>
          </table:table-cell>
          <table:table-cell office:value-type="float" office:value="270" calcext:value-type="float">
            <text:p>270</text:p>
          </table:table-cell>
          <table:table-cell office:value-type="float" office:value="1445" calcext:value-type="float">
            <text:p>1445</text:p>
          </table:table-cell>
          <table:table-cell office:value-type="float" office:value="116" calcext:value-type="float">
            <text:p>116</text:p>
          </table:table-cell>
          <table:table-cell office:value-type="float" office:value="1656" calcext:value-type="float">
            <text:p>1656</text:p>
          </table:table-cell>
          <table:table-cell office:value-type="float" office:value="105" calcext:value-type="float">
            <text:p>105</text:p>
          </table:table-cell>
          <table:table-cell table:formula="of:=[.A510]*23" office:value-type="float" office:value="1334" calcext:value-type="float">
            <text:p>1334</text:p>
          </table:table-cell>
          <table:table-cell table:formula="of:=[.D510]/6" office:value-type="float" office:value="240.833333333333" calcext:value-type="float">
            <text:p>240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8" calcext:value-type="float">
            <text:p>5798</text:p>
          </table:table-cell>
          <table:table-cell office:value-type="float" office:value="169" calcext:value-type="float">
            <text:p>169</text:p>
          </table:table-cell>
          <table:table-cell office:value-type="float" office:value="1481" calcext:value-type="float">
            <text:p>1481</text:p>
          </table:table-cell>
          <table:table-cell office:value-type="float" office:value="116" calcext:value-type="float">
            <text:p>116</text:p>
          </table:table-cell>
          <table:table-cell office:value-type="float" office:value="1656" calcext:value-type="float">
            <text:p>1656</text:p>
          </table:table-cell>
          <table:table-cell office:value-type="float" office:value="101" calcext:value-type="float">
            <text:p>101</text:p>
          </table:table-cell>
          <table:table-cell table:formula="of:=[.A511]*23" office:value-type="float" office:value="1334" calcext:value-type="float">
            <text:p>1334</text:p>
          </table:table-cell>
          <table:table-cell table:formula="of:=[.D511]/6" office:value-type="float" office:value="246.833333333333" calcext:value-type="float">
            <text:p>246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90" calcext:value-type="float">
            <text:p>5590</text:p>
          </table:table-cell>
          <table:table-cell office:value-type="float" office:value="111" calcext:value-type="float">
            <text:p>111</text:p>
          </table:table-cell>
          <table:table-cell office:value-type="float" office:value="1536" calcext:value-type="float">
            <text:p>1536</text:p>
          </table:table-cell>
          <table:table-cell office:value-type="float" office:value="121" calcext:value-type="float">
            <text:p>121</text:p>
          </table:table-cell>
          <table:table-cell office:value-type="float" office:value="1656" calcext:value-type="float">
            <text:p>1656</text:p>
          </table:table-cell>
          <table:table-cell office:value-type="float" office:value="94" calcext:value-type="float">
            <text:p>94</text:p>
          </table:table-cell>
          <table:table-cell table:formula="of:=[.A512]*23" office:value-type="float" office:value="1334" calcext:value-type="float">
            <text:p>1334</text:p>
          </table:table-cell>
          <table:table-cell table:formula="of:=[.D512]/6" office:value-type="float" office:value="256" calcext:value-type="float">
            <text:p>256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57" calcext:value-type="float">
            <text:p>5457</text:p>
          </table:table-cell>
          <table:table-cell office:value-type="float" office:value="108" calcext:value-type="float">
            <text:p>108</text:p>
          </table:table-cell>
          <table:table-cell office:value-type="float" office:value="1573" calcext:value-type="float">
            <text:p>1573</text:p>
          </table:table-cell>
          <table:table-cell office:value-type="float" office:value="125" calcext:value-type="float">
            <text:p>125</text:p>
          </table:table-cell>
          <table:table-cell office:value-type="float" office:value="1656" calcext:value-type="float">
            <text:p>1656</text:p>
          </table:table-cell>
          <table:table-cell office:value-type="float" office:value="91" calcext:value-type="float">
            <text:p>91</text:p>
          </table:table-cell>
          <table:table-cell table:formula="of:=[.A513]*23" office:value-type="float" office:value="1334" calcext:value-type="float">
            <text:p>1334</text:p>
          </table:table-cell>
          <table:table-cell table:formula="of:=[.D513]/6" office:value-type="float" office:value="262.166666666667" calcext:value-type="float">
            <text:p>262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22" calcext:value-type="float">
            <text:p>5322</text:p>
          </table:table-cell>
          <table:table-cell office:value-type="float" office:value="145" calcext:value-type="float">
            <text:p>145</text:p>
          </table:table-cell>
          <table:table-cell office:value-type="float" office:value="1613" calcext:value-type="float">
            <text:p>1613</text:p>
          </table:table-cell>
          <table:table-cell office:value-type="float" office:value="125" calcext:value-type="float">
            <text:p>125</text:p>
          </table:table-cell>
          <table:table-cell office:value-type="float" office:value="1655" calcext:value-type="float">
            <text:p>1655</text:p>
          </table:table-cell>
          <table:table-cell office:value-type="float" office:value="87" calcext:value-type="float">
            <text:p>87</text:p>
          </table:table-cell>
          <table:table-cell table:formula="of:=[.A514]*23" office:value-type="float" office:value="1334" calcext:value-type="float">
            <text:p>1334</text:p>
          </table:table-cell>
          <table:table-cell table:formula="of:=[.D514]/6" office:value-type="float" office:value="268.833333333333" calcext:value-type="float">
            <text:p>268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34" calcext:value-type="float">
            <text:p>5234</text:p>
          </table:table-cell>
          <table:table-cell office:value-type="float" office:value="157" calcext:value-type="float">
            <text:p>157</text:p>
          </table:table-cell>
          <table:table-cell office:value-type="float" office:value="1640" calcext:value-type="float">
            <text:p>1640</text:p>
          </table:table-cell>
          <table:table-cell office:value-type="float" office:value="130" calcext:value-type="float">
            <text:p>130</text:p>
          </table:table-cell>
          <table:table-cell office:value-type="float" office:value="1655" calcext:value-type="float">
            <text:p>1655</text:p>
          </table:table-cell>
          <table:table-cell office:value-type="float" office:value="85" calcext:value-type="float">
            <text:p>85</text:p>
          </table:table-cell>
          <table:table-cell table:formula="of:=[.A515]*23" office:value-type="float" office:value="1334" calcext:value-type="float">
            <text:p>1334</text:p>
          </table:table-cell>
          <table:table-cell table:formula="of:=[.D515]/6" office:value-type="float" office:value="273.333333333333" calcext:value-type="float">
            <text:p>273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01" calcext:value-type="float">
            <text:p>5101</text:p>
          </table:table-cell>
          <table:table-cell office:value-type="float" office:value="231" calcext:value-type="float">
            <text:p>231</text:p>
          </table:table-cell>
          <table:table-cell office:value-type="float" office:value="1683" calcext:value-type="float">
            <text:p>1683</text:p>
          </table:table-cell>
          <table:table-cell office:value-type="float" office:value="135" calcext:value-type="float">
            <text:p>135</text:p>
          </table:table-cell>
          <table:table-cell office:value-type="float" office:value="1655" calcext:value-type="float">
            <text:p>1655</text:p>
          </table:table-cell>
          <table:table-cell office:value-type="float" office:value="80" calcext:value-type="float">
            <text:p>80</text:p>
          </table:table-cell>
          <table:table-cell table:formula="of:=[.A516]*23" office:value-type="float" office:value="1334" calcext:value-type="float">
            <text:p>1334</text:p>
          </table:table-cell>
          <table:table-cell table:formula="of:=[.D516]/6" office:value-type="float" office:value="280.5" calcext:value-type="float">
            <text:p>280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76" calcext:value-type="float">
            <text:p>4976</text:p>
          </table:table-cell>
          <table:table-cell office:value-type="float" office:value="137" calcext:value-type="float">
            <text:p>137</text:p>
          </table:table-cell>
          <table:table-cell office:value-type="float" office:value="1725" calcext:value-type="float">
            <text:p>1725</text:p>
          </table:table-cell>
          <table:table-cell office:value-type="float" office:value="135" calcext:value-type="float">
            <text:p>135</text:p>
          </table:table-cell>
          <table:table-cell office:value-type="float" office:value="1653" calcext:value-type="float">
            <text:p>1653</text:p>
          </table:table-cell>
          <table:table-cell office:value-type="float" office:value="77" calcext:value-type="float">
            <text:p>77</text:p>
          </table:table-cell>
          <table:table-cell table:formula="of:=[.A517]*23" office:value-type="float" office:value="1334" calcext:value-type="float">
            <text:p>1334</text:p>
          </table:table-cell>
          <table:table-cell table:formula="of:=[.D517]/6" office:value-type="float" office:value="287.5" calcext:value-type="float">
            <text:p>28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88" calcext:value-type="float">
            <text:p>4888</text:p>
          </table:table-cell>
          <table:table-cell office:value-type="float" office:value="50" calcext:value-type="float">
            <text:p>50</text:p>
          </table:table-cell>
          <table:table-cell office:value-type="float" office:value="1757" calcext:value-type="float">
            <text:p>1757</text:p>
          </table:table-cell>
          <table:table-cell office:value-type="float" office:value="140" calcext:value-type="float">
            <text:p>140</text:p>
          </table:table-cell>
          <table:table-cell office:value-type="float" office:value="1652" calcext:value-type="float">
            <text:p>1652</text:p>
          </table:table-cell>
          <table:table-cell office:value-type="float" office:value="77" calcext:value-type="float">
            <text:p>77</text:p>
          </table:table-cell>
          <table:table-cell table:formula="of:=[.A518]*23" office:value-type="float" office:value="1334" calcext:value-type="float">
            <text:p>1334</text:p>
          </table:table-cell>
          <table:table-cell table:formula="of:=[.D518]/6" office:value-type="float" office:value="292.833333333333" calcext:value-type="float">
            <text:p>292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69" calcext:value-type="float">
            <text:p>4769</text:p>
          </table:table-cell>
          <table:table-cell office:value-type="float" office:value="187" calcext:value-type="float">
            <text:p>187</text:p>
          </table:table-cell>
          <table:table-cell office:value-type="float" office:value="1800" calcext:value-type="float">
            <text:p>1800</text:p>
          </table:table-cell>
          <table:table-cell office:value-type="float" office:value="140" calcext:value-type="float">
            <text:p>140</text:p>
          </table:table-cell>
          <table:table-cell office:value-type="float" office:value="1653" calcext:value-type="float">
            <text:p>1653</text:p>
          </table:table-cell>
          <table:table-cell office:value-type="float" office:value="74" calcext:value-type="float">
            <text:p>74</text:p>
          </table:table-cell>
          <table:table-cell table:formula="of:=[.A519]*23" office:value-type="float" office:value="1334" calcext:value-type="float">
            <text:p>1334</text:p>
          </table:table-cell>
          <table:table-cell table:formula="of:=[.D519]/6" office:value-type="float" office:value="300" calcext:value-type="float">
            <text:p>300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24" calcext:value-type="float">
            <text:p>4624</text:p>
          </table:table-cell>
          <table:table-cell office:value-type="float" office:value="124" calcext:value-type="float">
            <text:p>124</text:p>
          </table:table-cell>
          <table:table-cell office:value-type="float" office:value="1857" calcext:value-type="float">
            <text:p>1857</text:p>
          </table:table-cell>
          <table:table-cell office:value-type="float" office:value="145" calcext:value-type="float">
            <text:p>145</text:p>
          </table:table-cell>
          <table:table-cell office:value-type="float" office:value="1653" calcext:value-type="float">
            <text:p>1653</text:p>
          </table:table-cell>
          <table:table-cell office:value-type="float" office:value="70" calcext:value-type="float">
            <text:p>70</text:p>
          </table:table-cell>
          <table:table-cell table:formula="of:=[.A520]*23" office:value-type="float" office:value="1334" calcext:value-type="float">
            <text:p>1334</text:p>
          </table:table-cell>
          <table:table-cell table:formula="of:=[.D520]/6" office:value-type="float" office:value="309.5" calcext:value-type="float">
            <text:p>309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37" calcext:value-type="float">
            <text:p>4537</text:p>
          </table:table-cell>
          <table:table-cell office:value-type="float" office:value="209" calcext:value-type="float">
            <text:p>209</text:p>
          </table:table-cell>
          <table:table-cell office:value-type="float" office:value="1892" calcext:value-type="float">
            <text:p>1892</text:p>
          </table:table-cell>
          <table:table-cell office:value-type="float" office:value="150" calcext:value-type="float">
            <text:p>150</text:p>
          </table:table-cell>
          <table:table-cell office:value-type="float" office:value="1654" calcext:value-type="float">
            <text:p>1654</text:p>
          </table:table-cell>
          <table:table-cell office:value-type="float" office:value="69" calcext:value-type="float">
            <text:p>69</text:p>
          </table:table-cell>
          <table:table-cell table:formula="of:=[.A521]*23" office:value-type="float" office:value="1334" calcext:value-type="float">
            <text:p>1334</text:p>
          </table:table-cell>
          <table:table-cell table:formula="of:=[.D521]/6" office:value-type="float" office:value="315.333333333333" calcext:value-type="float">
            <text:p>315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38" calcext:value-type="float">
            <text:p>4438</text:p>
          </table:table-cell>
          <table:table-cell office:value-type="float" office:value="105" calcext:value-type="float">
            <text:p>105</text:p>
          </table:table-cell>
          <table:table-cell office:value-type="float" office:value="1934" calcext:value-type="float">
            <text:p>1934</text:p>
          </table:table-cell>
          <table:table-cell office:value-type="float" office:value="154" calcext:value-type="float">
            <text:p>154</text:p>
          </table:table-cell>
          <table:table-cell office:value-type="float" office:value="1654" calcext:value-type="float">
            <text:p>1654</text:p>
          </table:table-cell>
          <table:table-cell office:value-type="float" office:value="67" calcext:value-type="float">
            <text:p>67</text:p>
          </table:table-cell>
          <table:table-cell table:formula="of:=[.A522]*23" office:value-type="float" office:value="1334" calcext:value-type="float">
            <text:p>1334</text:p>
          </table:table-cell>
          <table:table-cell table:formula="of:=[.D522]/6" office:value-type="float" office:value="322.333333333333" calcext:value-type="float">
            <text:p>322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18" calcext:value-type="float">
            <text:p>4318</text:p>
          </table:table-cell>
          <table:table-cell office:value-type="float" office:value="280" calcext:value-type="float">
            <text:p>280</text:p>
          </table:table-cell>
          <table:table-cell office:value-type="float" office:value="1988" calcext:value-type="float">
            <text:p>1988</text:p>
          </table:table-cell>
          <table:table-cell office:value-type="float" office:value="159" calcext:value-type="float">
            <text:p>159</text:p>
          </table:table-cell>
          <table:table-cell office:value-type="float" office:value="1653" calcext:value-type="float">
            <text:p>1653</text:p>
          </table:table-cell>
          <table:table-cell office:value-type="float" office:value="65" calcext:value-type="float">
            <text:p>65</text:p>
          </table:table-cell>
          <table:table-cell table:formula="of:=[.A523]*23" office:value-type="float" office:value="1334" calcext:value-type="float">
            <text:p>1334</text:p>
          </table:table-cell>
          <table:table-cell table:formula="of:=[.D523]/6" office:value-type="float" office:value="331.333333333333" calcext:value-type="float">
            <text:p>331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50" calcext:value-type="float">
            <text:p>4250</text:p>
          </table:table-cell>
          <table:table-cell office:value-type="float" office:value="175" calcext:value-type="float">
            <text:p>175</text:p>
          </table:table-cell>
          <table:table-cell office:value-type="float" office:value="2020" calcext:value-type="float">
            <text:p>2020</text:p>
          </table:table-cell>
          <table:table-cell office:value-type="float" office:value="159" calcext:value-type="float">
            <text:p>159</text:p>
          </table:table-cell>
          <table:table-cell office:value-type="float" office:value="1652" calcext:value-type="float">
            <text:p>1652</text:p>
          </table:table-cell>
          <table:table-cell office:value-type="float" office:value="63" calcext:value-type="float">
            <text:p>63</text:p>
          </table:table-cell>
          <table:table-cell table:formula="of:=[.A524]*23" office:value-type="float" office:value="1334" calcext:value-type="float">
            <text:p>1334</text:p>
          </table:table-cell>
          <table:table-cell table:formula="of:=[.D524]/6" office:value-type="float" office:value="336.666666666667" calcext:value-type="float">
            <text:p>33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49" calcext:value-type="float">
            <text:p>4149</text:p>
          </table:table-cell>
          <table:table-cell office:value-type="float" office:value="1" calcext:value-type="float">
            <text:p>1</text:p>
          </table:table-cell>
          <table:table-cell office:value-type="float" office:value="2069" calcext:value-type="float">
            <text:p>2069</text:p>
          </table:table-cell>
          <table:table-cell office:value-type="float" office:value="164" calcext:value-type="float">
            <text:p>164</text:p>
          </table:table-cell>
          <table:table-cell office:value-type="float" office:value="1652" calcext:value-type="float">
            <text:p>1652</text:p>
          </table:table-cell>
          <table:table-cell office:value-type="float" office:value="61" calcext:value-type="float">
            <text:p>61</text:p>
          </table:table-cell>
          <table:table-cell table:formula="of:=[.A525]*23" office:value-type="float" office:value="1334" calcext:value-type="float">
            <text:p>1334</text:p>
          </table:table-cell>
          <table:table-cell table:formula="of:=[.D525]/6" office:value-type="float" office:value="344.833333333333" calcext:value-type="float">
            <text:p>344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93" calcext:value-type="float">
            <text:p>4093</text:p>
          </table:table-cell>
          <table:table-cell office:value-type="float" office:value="60" calcext:value-type="float">
            <text:p>60</text:p>
          </table:table-cell>
          <table:table-cell office:value-type="float" office:value="2098" calcext:value-type="float">
            <text:p>2098</text:p>
          </table:table-cell>
          <table:table-cell office:value-type="float" office:value="164" calcext:value-type="float">
            <text:p>164</text:p>
          </table:table-cell>
          <table:table-cell office:value-type="float" office:value="1652" calcext:value-type="float">
            <text:p>1652</text:p>
          </table:table-cell>
          <table:table-cell office:value-type="float" office:value="58" calcext:value-type="float">
            <text:p>58</text:p>
          </table:table-cell>
          <table:table-cell table:formula="of:=[.A526]*23" office:value-type="float" office:value="1334" calcext:value-type="float">
            <text:p>1334</text:p>
          </table:table-cell>
          <table:table-cell table:formula="of:=[.D526]/6" office:value-type="float" office:value="349.666666666667" calcext:value-type="float">
            <text:p>349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21" calcext:value-type="float">
            <text:p>4021</text:p>
          </table:table-cell>
          <table:table-cell office:value-type="float" office:value="295" calcext:value-type="float">
            <text:p>295</text:p>
          </table:table-cell>
          <table:table-cell office:value-type="float" office:value="2135" calcext:value-type="float">
            <text:p>2135</text:p>
          </table:table-cell>
          <table:table-cell office:value-type="float" office:value="169" calcext:value-type="float">
            <text:p>169</text:p>
          </table:table-cell>
          <table:table-cell office:value-type="float" office:value="1651" calcext:value-type="float">
            <text:p>1651</text:p>
          </table:table-cell>
          <table:table-cell office:value-type="float" office:value="55" calcext:value-type="float">
            <text:p>55</text:p>
          </table:table-cell>
          <table:table-cell table:formula="of:=[.A527]*23" office:value-type="float" office:value="1334" calcext:value-type="float">
            <text:p>1334</text:p>
          </table:table-cell>
          <table:table-cell table:formula="of:=[.D527]/6" office:value-type="float" office:value="355.833333333333" calcext:value-type="float">
            <text:p>355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56" calcext:value-type="float">
            <text:p>3956</text:p>
          </table:table-cell>
          <table:table-cell office:value-type="float" office:value="154" calcext:value-type="float">
            <text:p>154</text:p>
          </table:table-cell>
          <table:table-cell office:value-type="float" office:value="2170" calcext:value-type="float">
            <text:p>2170</text:p>
          </table:table-cell>
          <table:table-cell office:value-type="float" office:value="174" calcext:value-type="float">
            <text:p>174</text:p>
          </table:table-cell>
          <table:table-cell office:value-type="float" office:value="1650" calcext:value-type="float">
            <text:p>1650</text:p>
          </table:table-cell>
          <table:table-cell office:value-type="float" office:value="55" calcext:value-type="float">
            <text:p>55</text:p>
          </table:table-cell>
          <table:table-cell table:formula="of:=[.A528]*23" office:value-type="float" office:value="1334" calcext:value-type="float">
            <text:p>1334</text:p>
          </table:table-cell>
          <table:table-cell table:formula="of:=[.D528]/6" office:value-type="float" office:value="361.666666666667" calcext:value-type="float">
            <text:p>361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75" calcext:value-type="float">
            <text:p>3875</text:p>
          </table:table-cell>
          <table:table-cell office:value-type="float" office:value="20" calcext:value-type="float">
            <text:p>20</text:p>
          </table:table-cell>
          <table:table-cell office:value-type="float" office:value="2216" calcext:value-type="float">
            <text:p>2216</text:p>
          </table:table-cell>
          <table:table-cell office:value-type="float" office:value="174" calcext:value-type="float">
            <text:p>174</text:p>
          </table:table-cell>
          <table:table-cell office:value-type="float" office:value="1650" calcext:value-type="float">
            <text:p>1650</text:p>
          </table:table-cell>
          <table:table-cell office:value-type="float" office:value="51" calcext:value-type="float">
            <text:p>51</text:p>
          </table:table-cell>
          <table:table-cell table:formula="of:=[.A529]*23" office:value-type="float" office:value="1334" calcext:value-type="float">
            <text:p>1334</text:p>
          </table:table-cell>
          <table:table-cell table:formula="of:=[.D529]/6" office:value-type="float" office:value="369.333333333333" calcext:value-type="float">
            <text:p>369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40" calcext:value-type="float">
            <text:p>3840</text:p>
          </table:table-cell>
          <table:table-cell office:value-type="float" office:value="144" calcext:value-type="float">
            <text:p>144</text:p>
          </table:table-cell>
          <table:table-cell office:value-type="float" office:value="2236" calcext:value-type="float">
            <text:p>2236</text:p>
          </table:table-cell>
          <table:table-cell office:value-type="float" office:value="179" calcext:value-type="float">
            <text:p>179</text:p>
          </table:table-cell>
          <table:table-cell office:value-type="float" office:value="1651" calcext:value-type="float">
            <text:p>1651</text:p>
          </table:table-cell>
          <table:table-cell office:value-type="float" office:value="50" calcext:value-type="float">
            <text:p>50</text:p>
          </table:table-cell>
          <table:table-cell table:formula="of:=[.A530]*23" office:value-type="float" office:value="1334" calcext:value-type="float">
            <text:p>1334</text:p>
          </table:table-cell>
          <table:table-cell table:formula="of:=[.D530]/6" office:value-type="float" office:value="372.666666666667" calcext:value-type="float">
            <text:p>372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75" calcext:value-type="float">
            <text:p>3875</text:p>
          </table:table-cell>
          <table:table-cell office:value-type="float" office:value="20" calcext:value-type="float">
            <text:p>20</text:p>
          </table:table-cell>
          <table:table-cell office:value-type="float" office:value="2216" calcext:value-type="float">
            <text:p>2216</text:p>
          </table:table-cell>
          <table:table-cell office:value-type="float" office:value="174" calcext:value-type="float">
            <text:p>174</text:p>
          </table:table-cell>
          <table:table-cell office:value-type="float" office:value="1650" calcext:value-type="float">
            <text:p>1650</text:p>
          </table:table-cell>
          <table:table-cell office:value-type="float" office:value="51" calcext:value-type="float">
            <text:p>51</text:p>
          </table:table-cell>
          <table:table-cell table:formula="of:=[.A531]*23" office:value-type="float" office:value="1334" calcext:value-type="float">
            <text:p>1334</text:p>
          </table:table-cell>
          <table:table-cell table:formula="of:=[.D531]/6" office:value-type="float" office:value="369.333333333333" calcext:value-type="float">
            <text:p>369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40" calcext:value-type="float">
            <text:p>3840</text:p>
          </table:table-cell>
          <table:table-cell office:value-type="float" office:value="144" calcext:value-type="float">
            <text:p>144</text:p>
          </table:table-cell>
          <table:table-cell office:value-type="float" office:value="2236" calcext:value-type="float">
            <text:p>2236</text:p>
          </table:table-cell>
          <table:table-cell office:value-type="float" office:value="179" calcext:value-type="float">
            <text:p>179</text:p>
          </table:table-cell>
          <table:table-cell office:value-type="float" office:value="1651" calcext:value-type="float">
            <text:p>1651</text:p>
          </table:table-cell>
          <table:table-cell office:value-type="float" office:value="50" calcext:value-type="float">
            <text:p>50</text:p>
          </table:table-cell>
          <table:table-cell table:formula="of:=[.A532]*23" office:value-type="float" office:value="1334" calcext:value-type="float">
            <text:p>1334</text:p>
          </table:table-cell>
          <table:table-cell table:formula="of:=[.D532]/6" office:value-type="float" office:value="372.666666666667" calcext:value-type="float">
            <text:p>372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83" calcext:value-type="float">
            <text:p>3783</text:p>
          </table:table-cell>
          <table:table-cell office:value-type="float" office:value="465" calcext:value-type="float">
            <text:p>465</text:p>
          </table:table-cell>
          <table:table-cell office:value-type="float" office:value="2270" calcext:value-type="float">
            <text:p>2270</text:p>
          </table:table-cell>
          <table:table-cell office:value-type="float" office:value="179" calcext:value-type="float">
            <text:p>179</text:p>
          </table:table-cell>
          <table:table-cell office:value-type="float" office:value="1651" calcext:value-type="float">
            <text:p>1651</text:p>
          </table:table-cell>
          <table:table-cell office:value-type="float" office:value="49" calcext:value-type="float">
            <text:p>49</text:p>
          </table:table-cell>
          <table:table-cell table:formula="of:=[.A533]*23" office:value-type="float" office:value="1334" calcext:value-type="float">
            <text:p>1334</text:p>
          </table:table-cell>
          <table:table-cell table:formula="of:=[.D533]/6" office:value-type="float" office:value="378.333333333333" calcext:value-type="float">
            <text:p>378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35" calcext:value-type="float">
            <text:p>3735</text:p>
          </table:table-cell>
          <table:table-cell office:value-type="float" office:value="305" calcext:value-type="float">
            <text:p>305</text:p>
          </table:table-cell>
          <table:table-cell office:value-type="float" office:value="2298" calcext:value-type="float">
            <text:p>2298</text:p>
          </table:table-cell>
          <table:table-cell office:value-type="float" office:value="184" calcext:value-type="float">
            <text:p>184</text:p>
          </table:table-cell>
          <table:table-cell office:value-type="float" office:value="1651" calcext:value-type="float">
            <text:p>1651</text:p>
          </table:table-cell>
          <table:table-cell office:value-type="float" office:value="47" calcext:value-type="float">
            <text:p>47</text:p>
          </table:table-cell>
          <table:table-cell table:formula="of:=[.A534]*23" office:value-type="float" office:value="1334" calcext:value-type="float">
            <text:p>1334</text:p>
          </table:table-cell>
          <table:table-cell table:formula="of:=[.D534]/6" office:value-type="float" office:value="383" calcext:value-type="float">
            <text:p>383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73" calcext:value-type="float">
            <text:p>3673</text:p>
          </table:table-cell>
          <table:table-cell office:value-type="float" office:value="442" calcext:value-type="float">
            <text:p>442</text:p>
          </table:table-cell>
          <table:table-cell office:value-type="float" office:value="2338" calcext:value-type="float">
            <text:p>2338</text:p>
          </table:table-cell>
          <table:table-cell office:value-type="float" office:value="184" calcext:value-type="float">
            <text:p>184</text:p>
          </table:table-cell>
          <table:table-cell office:value-type="float" office:value="1651" calcext:value-type="float">
            <text:p>1651</text:p>
          </table:table-cell>
          <table:table-cell office:value-type="float" office:value="43" calcext:value-type="float">
            <text:p>43</text:p>
          </table:table-cell>
          <table:table-cell table:formula="of:=[.A535]*23" office:value-type="float" office:value="1334" calcext:value-type="float">
            <text:p>1334</text:p>
          </table:table-cell>
          <table:table-cell table:formula="of:=[.D535]/6" office:value-type="float" office:value="389.666666666667" calcext:value-type="float">
            <text:p>389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04" calcext:value-type="float">
            <text:p>3604</text:p>
          </table:table-cell>
          <table:table-cell office:value-type="float" office:value="10" calcext:value-type="float">
            <text:p>10</text:p>
          </table:table-cell>
          <table:table-cell office:value-type="float" office:value="2382" calcext:value-type="float">
            <text:p>2382</text:p>
          </table:table-cell>
          <table:table-cell office:value-type="float" office:value="188" calcext:value-type="float">
            <text:p>188</text:p>
          </table:table-cell>
          <table:table-cell office:value-type="float" office:value="1650" calcext:value-type="float">
            <text:p>1650</text:p>
          </table:table-cell>
          <table:table-cell office:value-type="float" office:value="37" calcext:value-type="float">
            <text:p>37</text:p>
          </table:table-cell>
          <table:table-cell table:formula="of:=[.A536]*23" office:value-type="float" office:value="1334" calcext:value-type="float">
            <text:p>1334</text:p>
          </table:table-cell>
          <table:table-cell table:formula="of:=[.D536]/6" office:value-type="float" office:value="397" calcext:value-type="float">
            <text:p>39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53" calcext:value-type="float">
            <text:p>3553</text:p>
          </table:table-cell>
          <table:table-cell office:value-type="float" office:value="64" calcext:value-type="float">
            <text:p>64</text:p>
          </table:table-cell>
          <table:table-cell office:value-type="float" office:value="2416" calcext:value-type="float">
            <text:p>2416</text:p>
          </table:table-cell>
          <table:table-cell office:value-type="float" office:value="193" calcext:value-type="float">
            <text:p>193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table:formula="of:=[.A537]*23" office:value-type="float" office:value="1334" calcext:value-type="float">
            <text:p>1334</text:p>
          </table:table-cell>
          <table:table-cell table:formula="of:=[.D537]/6" office:value-type="float" office:value="402.666666666667" calcext:value-type="float">
            <text:p>402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23" calcext:value-type="float">
            <text:p>3523</text:p>
          </table:table-cell>
          <table:table-cell office:value-type="float" office:value="101" calcext:value-type="float">
            <text:p>101</text:p>
          </table:table-cell>
          <table:table-cell office:value-type="float" office:value="2437" calcext:value-type="float">
            <text:p>2437</text:p>
          </table:table-cell>
          <table:table-cell office:value-type="float" office:value="193" calcext:value-type="float">
            <text:p>193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table:formula="of:=[.A538]*23" office:value-type="float" office:value="1334" calcext:value-type="float">
            <text:p>1334</text:p>
          </table:table-cell>
          <table:table-cell table:formula="of:=[.D538]/6" office:value-type="float" office:value="406.166666666667" calcext:value-type="float">
            <text:p>406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75" calcext:value-type="float">
            <text:p>3475</text:p>
          </table:table-cell>
          <table:table-cell office:value-type="float" office:value="160" calcext:value-type="float">
            <text:p>160</text:p>
          </table:table-cell>
          <table:table-cell office:value-type="float" office:value="2470" calcext:value-type="float">
            <text:p>2470</text:p>
          </table:table-cell>
          <table:table-cell office:value-type="float" office:value="198" calcext:value-type="float">
            <text:p>198</text:p>
          </table:table-cell>
          <table:table-cell office:value-type="float" office:value="1651" calcext:value-type="float">
            <text:p>1651</text:p>
          </table:table-cell>
          <table:table-cell office:value-type="float" office:value="36" calcext:value-type="float">
            <text:p>36</text:p>
          </table:table-cell>
          <table:table-cell table:formula="of:=[.A539]*23" office:value-type="float" office:value="1334" calcext:value-type="float">
            <text:p>1334</text:p>
          </table:table-cell>
          <table:table-cell table:formula="of:=[.D539]/6" office:value-type="float" office:value="411.666666666667" calcext:value-type="float">
            <text:p>411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33" calcext:value-type="float">
            <text:p>3433</text:p>
          </table:table-cell>
          <table:table-cell office:value-type="float" office:value="221" calcext:value-type="float">
            <text:p>221</text:p>
          </table:table-cell>
          <table:table-cell office:value-type="float" office:value="2501" calcext:value-type="float">
            <text:p>2501</text:p>
          </table:table-cell>
          <table:table-cell office:value-type="float" office:value="198" calcext:value-type="float">
            <text:p>198</text:p>
          </table:table-cell>
          <table:table-cell office:value-type="float" office:value="1651" calcext:value-type="float">
            <text:p>1651</text:p>
          </table:table-cell>
          <table:table-cell office:value-type="float" office:value="35" calcext:value-type="float">
            <text:p>35</text:p>
          </table:table-cell>
          <table:table-cell table:formula="of:=[.A540]*23" office:value-type="float" office:value="1334" calcext:value-type="float">
            <text:p>1334</text:p>
          </table:table-cell>
          <table:table-cell table:formula="of:=[.D540]/6" office:value-type="float" office:value="416.833333333333" calcext:value-type="float">
            <text:p>416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89" calcext:value-type="float">
            <text:p>3389</text:p>
          </table:table-cell>
          <table:table-cell office:value-type="float" office:value="487" calcext:value-type="float">
            <text:p>487</text:p>
          </table:table-cell>
          <table:table-cell office:value-type="float" office:value="2534" calcext:value-type="float">
            <text:p>2534</text:p>
          </table:table-cell>
          <table:table-cell office:value-type="float" office:value="203" calcext:value-type="float">
            <text:p>203</text:p>
          </table:table-cell>
          <table:table-cell office:value-type="float" office:value="1650" calcext:value-type="float">
            <text:p>1650</text:p>
          </table:table-cell>
          <table:table-cell office:value-type="float" office:value="33" calcext:value-type="float">
            <text:p>33</text:p>
          </table:table-cell>
          <table:table-cell table:formula="of:=[.A541]*23" office:value-type="float" office:value="1334" calcext:value-type="float">
            <text:p>1334</text:p>
          </table:table-cell>
          <table:table-cell table:formula="of:=[.D541]/6" office:value-type="float" office:value="422.333333333333" calcext:value-type="float">
            <text:p>422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46" calcext:value-type="float">
            <text:p>3346</text:p>
          </table:table-cell>
          <table:table-cell office:value-type="float" office:value="444" calcext:value-type="float">
            <text:p>444</text:p>
          </table:table-cell>
          <table:table-cell office:value-type="float" office:value="2566" calcext:value-type="float">
            <text:p>2566</text:p>
          </table:table-cell>
          <table:table-cell office:value-type="float" office:value="203" calcext:value-type="float">
            <text:p>203</text:p>
          </table:table-cell>
          <table:table-cell office:value-type="float" office:value="1651" calcext:value-type="float">
            <text:p>1651</text:p>
          </table:table-cell>
          <table:table-cell office:value-type="float" office:value="30" calcext:value-type="float">
            <text:p>30</text:p>
          </table:table-cell>
          <table:table-cell table:formula="of:=[.A542]*23" office:value-type="float" office:value="1334" calcext:value-type="float">
            <text:p>1334</text:p>
          </table:table-cell>
          <table:table-cell table:formula="of:=[.D542]/6" office:value-type="float" office:value="427.666666666667" calcext:value-type="float">
            <text:p>427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05" calcext:value-type="float">
            <text:p>3305</text:p>
          </table:table-cell>
          <table:table-cell office:value-type="float" office:value="436" calcext:value-type="float">
            <text:p>436</text:p>
          </table:table-cell>
          <table:table-cell office:value-type="float" office:value="2598" calcext:value-type="float">
            <text:p>2598</text:p>
          </table:table-cell>
          <table:table-cell office:value-type="float" office:value="208" calcext:value-type="float">
            <text:p>208</text:p>
          </table:table-cell>
          <table:table-cell office:value-type="float" office:value="1651" calcext:value-type="float">
            <text:p>1651</text:p>
          </table:table-cell>
          <table:table-cell office:value-type="float" office:value="26" calcext:value-type="float">
            <text:p>26</text:p>
          </table:table-cell>
          <table:table-cell table:formula="of:=[.A543]*23" office:value-type="float" office:value="1334" calcext:value-type="float">
            <text:p>1334</text:p>
          </table:table-cell>
          <table:table-cell table:formula="of:=[.D543]/6" office:value-type="float" office:value="433" calcext:value-type="float">
            <text:p>433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63" calcext:value-type="float">
            <text:p>3263</text:p>
          </table:table-cell>
          <table:table-cell office:value-type="float" office:value="458" calcext:value-type="float">
            <text:p>458</text:p>
          </table:table-cell>
          <table:table-cell office:value-type="float" office:value="2631" calcext:value-type="float">
            <text:p>2631</text:p>
          </table:table-cell>
          <table:table-cell office:value-type="float" office:value="208" calcext:value-type="float">
            <text:p>208</text:p>
          </table:table-cell>
          <table:table-cell office:value-type="float" office:value="1651" calcext:value-type="float">
            <text:p>1651</text:p>
          </table:table-cell>
          <table:table-cell office:value-type="float" office:value="24" calcext:value-type="float">
            <text:p>24</text:p>
          </table:table-cell>
          <table:table-cell table:formula="of:=[.A544]*23" office:value-type="float" office:value="1334" calcext:value-type="float">
            <text:p>1334</text:p>
          </table:table-cell>
          <table:table-cell table:formula="of:=[.D544]/6" office:value-type="float" office:value="438.5" calcext:value-type="float">
            <text:p>438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24" calcext:value-type="float">
            <text:p>3224</text:p>
          </table:table-cell>
          <table:table-cell office:value-type="float" office:value="473" calcext:value-type="float">
            <text:p>473</text:p>
          </table:table-cell>
          <table:table-cell office:value-type="float" office:value="2663" calcext:value-type="float">
            <text:p>2663</text:p>
          </table:table-cell>
          <table:table-cell office:value-type="float" office:value="213" calcext:value-type="float">
            <text:p>213</text:p>
          </table:table-cell>
          <table:table-cell office:value-type="float" office:value="1651" calcext:value-type="float">
            <text:p>1651</text:p>
          </table:table-cell>
          <table:table-cell office:value-type="float" office:value="23" calcext:value-type="float">
            <text:p>23</text:p>
          </table:table-cell>
          <table:table-cell table:formula="of:=[.A545]*23" office:value-type="float" office:value="1334" calcext:value-type="float">
            <text:p>1334</text:p>
          </table:table-cell>
          <table:table-cell table:formula="of:=[.D545]/6" office:value-type="float" office:value="443.833333333333" calcext:value-type="float">
            <text:p>443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08" calcext:value-type="float">
            <text:p>3208</text:p>
          </table:table-cell>
          <table:table-cell office:value-type="float" office:value="423" calcext:value-type="float">
            <text:p>423</text:p>
          </table:table-cell>
          <table:table-cell office:value-type="float" office:value="2677" calcext:value-type="float">
            <text:p>2677</text:p>
          </table:table-cell>
          <table:table-cell office:value-type="float" office:value="213" calcext:value-type="float">
            <text:p>213</text:p>
          </table:table-cell>
          <table:table-cell office:value-type="float" office:value="1651" calcext:value-type="float">
            <text:p>1651</text:p>
          </table:table-cell>
          <table:table-cell office:value-type="float" office:value="22" calcext:value-type="float">
            <text:p>22</text:p>
          </table:table-cell>
          <table:table-cell table:formula="of:=[.A546]*23" office:value-type="float" office:value="1334" calcext:value-type="float">
            <text:p>1334</text:p>
          </table:table-cell>
          <table:table-cell table:formula="of:=[.D546]/6" office:value-type="float" office:value="446.166666666667" calcext:value-type="float">
            <text:p>446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71" calcext:value-type="float">
            <text:p>3171</text:p>
          </table:table-cell>
          <table:table-cell office:value-type="float" office:value="122" calcext:value-type="float">
            <text:p>122</text:p>
          </table:table-cell>
          <table:table-cell office:value-type="float" office:value="2708" calcext:value-type="float">
            <text:p>2708</text:p>
          </table:table-cell>
          <table:table-cell office:value-type="float" office:value="217" calcext:value-type="float">
            <text:p>217</text:p>
          </table:table-cell>
          <table:table-cell office:value-type="float" office:value="1650" calcext:value-type="float">
            <text:p>1650</text:p>
          </table:table-cell>
          <table:table-cell office:value-type="float" office:value="22" calcext:value-type="float">
            <text:p>22</text:p>
          </table:table-cell>
          <table:table-cell table:formula="of:=[.A547]*23" office:value-type="float" office:value="1334" calcext:value-type="float">
            <text:p>1334</text:p>
          </table:table-cell>
          <table:table-cell table:formula="of:=[.D547]/6" office:value-type="float" office:value="451.333333333333" calcext:value-type="float">
            <text:p>451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35" calcext:value-type="float">
            <text:p>3135</text:p>
          </table:table-cell>
          <table:table-cell office:value-type="float" office:value="172" calcext:value-type="float">
            <text:p>172</text:p>
          </table:table-cell>
          <table:table-cell office:value-type="float" office:value="2738" calcext:value-type="float">
            <text:p>2738</text:p>
          </table:table-cell>
          <table:table-cell office:value-type="float" office:value="217" calcext:value-type="float">
            <text:p>217</text:p>
          </table:table-cell>
          <table:table-cell office:value-type="float" office:value="1651" calcext:value-type="float">
            <text:p>1651</text:p>
          </table:table-cell>
          <table:table-cell office:value-type="float" office:value="21" calcext:value-type="float">
            <text:p>21</text:p>
          </table:table-cell>
          <table:table-cell table:formula="of:=[.A548]*23" office:value-type="float" office:value="1334" calcext:value-type="float">
            <text:p>1334</text:p>
          </table:table-cell>
          <table:table-cell table:formula="of:=[.D548]/6" office:value-type="float" office:value="456.333333333333" calcext:value-type="float">
            <text:p>456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03" calcext:value-type="float">
            <text:p>3103</text:p>
          </table:table-cell>
          <table:table-cell office:value-type="float" office:value="221" calcext:value-type="float">
            <text:p>221</text:p>
          </table:table-cell>
          <table:table-cell office:value-type="float" office:value="2767" calcext:value-type="float">
            <text:p>2767</text:p>
          </table:table-cell>
          <table:table-cell office:value-type="float" office:value="222" calcext:value-type="float">
            <text:p>222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table:formula="of:=[.A549]*23" office:value-type="float" office:value="1334" calcext:value-type="float">
            <text:p>1334</text:p>
          </table:table-cell>
          <table:table-cell table:formula="of:=[.D549]/6" office:value-type="float" office:value="461.166666666667" calcext:value-type="float">
            <text:p>461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69" calcext:value-type="float">
            <text:p>3069</text:p>
          </table:table-cell>
          <table:table-cell office:value-type="float" office:value="185" calcext:value-type="float">
            <text:p>185</text:p>
          </table:table-cell>
          <table:table-cell office:value-type="float" office:value="2798" calcext:value-type="float">
            <text:p>2798</text:p>
          </table:table-cell>
          <table:table-cell office:value-type="float" office:value="222" calcext:value-type="float">
            <text:p>222</text:p>
          </table:table-cell>
          <table:table-cell office:value-type="float" office:value="1650" calcext:value-type="float">
            <text:p>1650</text:p>
          </table:table-cell>
          <table:table-cell office:value-type="float" office:value="15" calcext:value-type="float">
            <text:p>15</text:p>
          </table:table-cell>
          <table:table-cell table:formula="of:=[.A550]*23" office:value-type="float" office:value="1334" calcext:value-type="float">
            <text:p>1334</text:p>
          </table:table-cell>
          <table:table-cell table:formula="of:=[.D550]/6" office:value-type="float" office:value="466.333333333333" calcext:value-type="float">
            <text:p>466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51" calcext:value-type="float">
            <text:p>3051</text:p>
          </table:table-cell>
          <table:table-cell office:value-type="float" office:value="483" calcext:value-type="float">
            <text:p>483</text:p>
          </table:table-cell>
          <table:table-cell office:value-type="float" office:value="2814" calcext:value-type="float">
            <text:p>2814</text:p>
          </table:table-cell>
          <table:table-cell office:value-type="float" office:value="222" calcext:value-type="float">
            <text:p>222</text:p>
          </table:table-cell>
          <table:table-cell office:value-type="float" office:value="1651" calcext:value-type="float">
            <text:p>1651</text:p>
          </table:table-cell>
          <table:table-cell office:value-type="float" office:value="14" calcext:value-type="float">
            <text:p>14</text:p>
          </table:table-cell>
          <table:table-cell table:formula="of:=[.A551]*23" office:value-type="float" office:value="1334" calcext:value-type="float">
            <text:p>1334</text:p>
          </table:table-cell>
          <table:table-cell table:formula="of:=[.D551]/6" office:value-type="float" office:value="469" calcext:value-type="float">
            <text:p>469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22" calcext:value-type="float">
            <text:p>3022</text:p>
          </table:table-cell>
          <table:table-cell office:value-type="float" office:value="277" calcext:value-type="float">
            <text:p>277</text:p>
          </table:table-cell>
          <table:table-cell office:value-type="float" office:value="2841" calcext:value-type="float">
            <text:p>2841</text:p>
          </table:table-cell>
          <table:table-cell office:value-type="float" office:value="227" calcext:value-type="float">
            <text:p>227</text:p>
          </table:table-cell>
          <table:table-cell office:value-type="float" office:value="1651" calcext:value-type="float">
            <text:p>1651</text:p>
          </table:table-cell>
          <table:table-cell office:value-type="float" office:value="14" calcext:value-type="float">
            <text:p>14</text:p>
          </table:table-cell>
          <table:table-cell table:formula="of:=[.A552]*23" office:value-type="float" office:value="1334" calcext:value-type="float">
            <text:p>1334</text:p>
          </table:table-cell>
          <table:table-cell table:formula="of:=[.D552]/6" office:value-type="float" office:value="473.5" calcext:value-type="float">
            <text:p>473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04" calcext:value-type="float">
            <text:p>3004</text:p>
          </table:table-cell>
          <table:table-cell office:value-type="float" office:value="21" calcext:value-type="float">
            <text:p>21</text:p>
          </table:table-cell>
          <table:table-cell office:value-type="float" office:value="2858" calcext:value-type="float">
            <text:p>2858</text:p>
          </table:table-cell>
          <table:table-cell office:value-type="float" office:value="227" calcext:value-type="float">
            <text:p>227</text:p>
          </table:table-cell>
          <table:table-cell office:value-type="float" office:value="1651" calcext:value-type="float">
            <text:p>1651</text:p>
          </table:table-cell>
          <table:table-cell office:value-type="float" office:value="12" calcext:value-type="float">
            <text:p>12</text:p>
          </table:table-cell>
          <table:table-cell table:formula="of:=[.A553]*23" office:value-type="float" office:value="1334" calcext:value-type="float">
            <text:p>1334</text:p>
          </table:table-cell>
          <table:table-cell table:formula="of:=[.D553]/6" office:value-type="float" office:value="476.333333333333" calcext:value-type="float">
            <text:p>476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72" calcext:value-type="float">
            <text:p>2972</text:p>
          </table:table-cell>
          <table:table-cell office:value-type="float" office:value="539" calcext:value-type="float">
            <text:p>539</text:p>
          </table:table-cell>
          <table:table-cell office:value-type="float" office:value="2889" calcext:value-type="float">
            <text:p>2889</text:p>
          </table:table-cell>
          <table:table-cell office:value-type="float" office:value="232" calcext:value-type="float">
            <text:p>232</text:p>
          </table:table-cell>
          <table:table-cell office:value-type="float" office:value="1650" calcext:value-type="float">
            <text:p>1650</text:p>
          </table:table-cell>
          <table:table-cell office:value-type="float" office:value="10" calcext:value-type="float">
            <text:p>10</text:p>
          </table:table-cell>
          <table:table-cell table:formula="of:=[.A554]*23" office:value-type="float" office:value="1334" calcext:value-type="float">
            <text:p>1334</text:p>
          </table:table-cell>
          <table:table-cell table:formula="of:=[.D554]/6" office:value-type="float" office:value="481.5" calcext:value-type="float">
            <text:p>481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45" calcext:value-type="float">
            <text:p>2945</text:p>
          </table:table-cell>
          <table:table-cell office:value-type="float" office:value="178" calcext:value-type="float">
            <text:p>178</text:p>
          </table:table-cell>
          <table:table-cell office:value-type="float" office:value="2916" calcext:value-type="float">
            <text:p>2916</text:p>
          </table:table-cell>
          <table:table-cell office:value-type="float" office:value="232" calcext:value-type="float">
            <text:p>232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table:formula="of:=[.A555]*23" office:value-type="float" office:value="1334" calcext:value-type="float">
            <text:p>1334</text:p>
          </table:table-cell>
          <table:table-cell table:formula="of:=[.D555]/6" office:value-type="float" office:value="486" calcext:value-type="float">
            <text:p>486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29" calcext:value-type="float">
            <text:p>2929</text:p>
          </table:table-cell>
          <table:table-cell office:value-type="float" office:value="61" calcext:value-type="float">
            <text:p>61</text:p>
          </table:table-cell>
          <table:table-cell office:value-type="float" office:value="2931" calcext:value-type="float">
            <text:p>2931</text:p>
          </table:table-cell>
          <table:table-cell office:value-type="float" office:value="232" calcext:value-type="float">
            <text:p>232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table:formula="of:=[.A556]*23" office:value-type="float" office:value="1334" calcext:value-type="float">
            <text:p>1334</text:p>
          </table:table-cell>
          <table:table-cell table:formula="of:=[.D556]/6" office:value-type="float" office:value="488.5" calcext:value-type="float">
            <text:p>488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00" calcext:value-type="float">
            <text:p>2900</text:p>
          </table:table-cell>
          <table:table-cell office:value-type="float" office:value="210" calcext:value-type="float">
            <text:p>210</text:p>
          </table:table-cell>
          <table:table-cell office:value-type="float" office:value="2960" calcext:value-type="float">
            <text:p>2960</text:p>
          </table:table-cell>
          <table:table-cell office:value-type="float" office:value="237" calcext:value-type="float">
            <text:p>237</text:p>
          </table:table-cell>
          <table:table-cell office:value-type="float" office:value="1649" calcext:value-type="float">
            <text:p>1649</text:p>
          </table:table-cell>
          <table:table-cell office:value-type="float" office:value="4" calcext:value-type="float">
            <text:p>4</text:p>
          </table:table-cell>
          <table:table-cell table:formula="of:=[.A557]*23" office:value-type="float" office:value="1334" calcext:value-type="float">
            <text:p>1334</text:p>
          </table:table-cell>
          <table:table-cell table:formula="of:=[.D557]/6" office:value-type="float" office:value="493.333333333333" calcext:value-type="float">
            <text:p>493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75" calcext:value-type="float">
            <text:p>2875</text:p>
          </table:table-cell>
          <table:table-cell office:value-type="float" office:value="174" calcext:value-type="float">
            <text:p>174</text:p>
          </table:table-cell>
          <table:table-cell office:value-type="float" office:value="2986" calcext:value-type="float">
            <text:p>2986</text:p>
          </table:table-cell>
          <table:table-cell office:value-type="float" office:value="237" calcext:value-type="float">
            <text:p>237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558]*23" office:value-type="float" office:value="1334" calcext:value-type="float">
            <text:p>1334</text:p>
          </table:table-cell>
          <table:table-cell table:formula="of:=[.D558]/6" office:value-type="float" office:value="497.666666666667" calcext:value-type="float">
            <text:p>497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59" calcext:value-type="float">
            <text:p>2859</text:p>
          </table:table-cell>
          <table:table-cell office:value-type="float" office:value="211" calcext:value-type="float">
            <text:p>211</text:p>
          </table:table-cell>
          <table:table-cell office:value-type="float" office:value="3003" calcext:value-type="float">
            <text:p>3003</text:p>
          </table:table-cell>
          <table:table-cell office:value-type="float" office:value="237" calcext:value-type="float">
            <text:p>237</text:p>
          </table:table-cell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table:formula="of:=[.A559]*23" office:value-type="float" office:value="1334" calcext:value-type="float">
            <text:p>1334</text:p>
          </table:table-cell>
          <table:table-cell table:formula="of:=[.D559]/6" office:value-type="float" office:value="500.5" calcext:value-type="float">
            <text:p>500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46" calcext:value-type="float">
            <text:p>2846</text:p>
          </table:table-cell>
          <table:table-cell office:value-type="float" office:value="501" calcext:value-type="float">
            <text:p>501</text:p>
          </table:table-cell>
          <table:table-cell office:value-type="float" office:value="3017" calcext:value-type="float">
            <text:p>3017</text:p>
          </table:table-cell>
          <table:table-cell office:value-type="float" office:value="242" calcext:value-type="float">
            <text:p>242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560]*23" office:value-type="float" office:value="1334" calcext:value-type="float">
            <text:p>1334</text:p>
          </table:table-cell>
          <table:table-cell table:formula="of:=[.D560]/6" office:value-type="float" office:value="502.833333333333" calcext:value-type="float">
            <text:p>502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18" calcext:value-type="float">
            <text:p>2818</text:p>
          </table:table-cell>
          <table:table-cell office:value-type="float" office:value="185" calcext:value-type="float">
            <text:p>185</text:p>
          </table:table-cell>
          <table:table-cell office:value-type="float" office:value="3047" calcext:value-type="float">
            <text:p>3047</text:p>
          </table:table-cell>
          <table:table-cell office:value-type="float" office:value="242" calcext:value-type="float">
            <text:p>242</text:p>
          </table:table-cell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table:formula="of:=[.A561]*23" office:value-type="float" office:value="1334" calcext:value-type="float">
            <text:p>1334</text:p>
          </table:table-cell>
          <table:table-cell table:formula="of:=[.D561]/6" office:value-type="float" office:value="507.833333333333" calcext:value-type="float">
            <text:p>50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07" calcext:value-type="float">
            <text:p>2807</text:p>
          </table:table-cell>
          <table:table-cell office:value-type="float" office:value="233" calcext:value-type="float">
            <text:p>233</text:p>
          </table:table-cell>
          <table:table-cell office:value-type="float" office:value="3059" calcext:value-type="float">
            <text:p>3059</text:p>
          </table:table-cell>
          <table:table-cell office:value-type="float" office:value="242" calcext:value-type="float">
            <text:p>242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562]*23" office:value-type="float" office:value="1334" calcext:value-type="float">
            <text:p>1334</text:p>
          </table:table-cell>
          <table:table-cell table:formula="of:=[.D562]/6" office:value-type="float" office:value="509.833333333333" calcext:value-type="float">
            <text:p>509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82" calcext:value-type="float">
            <text:p>2782</text:p>
          </table:table-cell>
          <table:table-cell office:value-type="float" office:value="211" calcext:value-type="float">
            <text:p>211</text:p>
          </table:table-cell>
          <table:table-cell office:value-type="float" office:value="3086" calcext:value-type="float">
            <text:p>3086</text:p>
          </table:table-cell>
          <table:table-cell office:value-type="float" office:value="246" calcext:value-type="float">
            <text:p>246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563]*23" office:value-type="float" office:value="1334" calcext:value-type="float">
            <text:p>1334</text:p>
          </table:table-cell>
          <table:table-cell table:formula="of:=[.D563]/6" office:value-type="float" office:value="514.333333333333" calcext:value-type="float">
            <text:p>514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55" calcext:value-type="float">
            <text:p>2755</text:p>
          </table:table-cell>
          <table:table-cell office:value-type="float" office:value="591" calcext:value-type="float">
            <text:p>591</text:p>
          </table:table-cell>
          <table:table-cell office:value-type="float" office:value="3116" calcext:value-type="float">
            <text:p>3116</text:p>
          </table:table-cell>
          <table:table-cell office:value-type="float" office:value="246" calcext:value-type="float">
            <text:p>246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564]*23" office:value-type="float" office:value="1334" calcext:value-type="float">
            <text:p>1334</text:p>
          </table:table-cell>
          <table:table-cell table:formula="of:=[.D564]/6" office:value-type="float" office:value="519.333333333333" calcext:value-type="float">
            <text:p>519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10" calcext:value-type="float">
            <text:p>2710</text:p>
          </table:table-cell>
          <table:table-cell office:value-type="float" office:value="224" calcext:value-type="float">
            <text:p>224</text:p>
          </table:table-cell>
          <table:table-cell office:value-type="float" office:value="3168" calcext:value-type="float">
            <text:p>3168</text:p>
          </table:table-cell>
          <table:table-cell office:value-type="float" office:value="251" calcext:value-type="float">
            <text:p>251</text:p>
          </table:table-cell>
          <table:table-cell office:value-type="float" office:value="1649" calcext:value-type="float">
            <text:p>1649</text:p>
          </table:table-cell>
          <table:table-cell office:value-type="float" office:value="2" calcext:value-type="float">
            <text:p>2</text:p>
          </table:table-cell>
          <table:table-cell table:formula="of:=[.A565]*23" office:value-type="float" office:value="1334" calcext:value-type="float">
            <text:p>1334</text:p>
          </table:table-cell>
          <table:table-cell table:formula="of:=[.D565]/6" office:value-type="float" office:value="528" calcext:value-type="float">
            <text:p>528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87" calcext:value-type="float">
            <text:p>2687</text:p>
          </table:table-cell>
          <table:table-cell office:value-type="float" office:value="514" calcext:value-type="float">
            <text:p>514</text:p>
          </table:table-cell>
          <table:table-cell office:value-type="float" office:value="3195" calcext:value-type="float">
            <text:p>3195</text:p>
          </table:table-cell>
          <table:table-cell office:value-type="float" office:value="256" calcext:value-type="float">
            <text:p>256</text:p>
          </table:table-cell>
          <table:table-cell office:value-type="float" office:value="1649" calcext:value-type="float">
            <text:p>1649</text:p>
          </table:table-cell>
          <table:table-cell office:value-type="float" office:value="3" calcext:value-type="float">
            <text:p>3</text:p>
          </table:table-cell>
          <table:table-cell table:formula="of:=[.A566]*23" office:value-type="float" office:value="1334" calcext:value-type="float">
            <text:p>1334</text:p>
          </table:table-cell>
          <table:table-cell table:formula="of:=[.D566]/6" office:value-type="float" office:value="532.5" calcext:value-type="float">
            <text:p>532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78" calcext:value-type="float">
            <text:p>2678</text:p>
          </table:table-cell>
          <table:table-cell office:value-type="float" office:value="230" calcext:value-type="float">
            <text:p>230</text:p>
          </table:table-cell>
          <table:table-cell office:value-type="float" office:value="3206" calcext:value-type="float">
            <text:p>3206</text:p>
          </table:table-cell>
          <table:table-cell office:value-type="float" office:value="256" calcext:value-type="float">
            <text:p>256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567]*23" office:value-type="float" office:value="1334" calcext:value-type="float">
            <text:p>1334</text:p>
          </table:table-cell>
          <table:table-cell table:formula="of:=[.D567]/6" office:value-type="float" office:value="534.333333333333" calcext:value-type="float">
            <text:p>534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53" calcext:value-type="float">
            <text:p>2653</text:p>
          </table:table-cell>
          <table:table-cell office:value-type="float" office:value="304" calcext:value-type="float">
            <text:p>304</text:p>
          </table:table-cell>
          <table:table-cell office:value-type="float" office:value="3236" calcext:value-type="float">
            <text:p>3236</text:p>
          </table:table-cell>
          <table:table-cell office:value-type="float" office:value="256" calcext:value-type="float">
            <text:p>256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568]*23" office:value-type="float" office:value="1334" calcext:value-type="float">
            <text:p>1334</text:p>
          </table:table-cell>
          <table:table-cell table:formula="of:=[.D568]/6" office:value-type="float" office:value="539.333333333333" calcext:value-type="float">
            <text:p>539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45" calcext:value-type="float">
            <text:p>2645</text:p>
          </table:table-cell>
          <table:table-cell office:value-type="float" office:value="97" calcext:value-type="float">
            <text:p>97</text:p>
          </table:table-cell>
          <table:table-cell office:value-type="float" office:value="3246" calcext:value-type="float">
            <text:p>3246</text:p>
          </table:table-cell>
          <table:table-cell office:value-type="float" office:value="261" calcext:value-type="float">
            <text:p>261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569]*23" office:value-type="float" office:value="1334" calcext:value-type="float">
            <text:p>1334</text:p>
          </table:table-cell>
          <table:table-cell table:formula="of:=[.D569]/6" office:value-type="float" office:value="541" calcext:value-type="float">
            <text:p>541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24" calcext:value-type="float">
            <text:p>2624</text:p>
          </table:table-cell>
          <table:table-cell office:value-type="float" office:value="245" calcext:value-type="float">
            <text:p>245</text:p>
          </table:table-cell>
          <table:table-cell office:value-type="float" office:value="3272" calcext:value-type="float">
            <text:p>3272</text:p>
          </table:table-cell>
          <table:table-cell office:value-type="float" office:value="261" calcext:value-type="float">
            <text:p>261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570]*23" office:value-type="float" office:value="1334" calcext:value-type="float">
            <text:p>1334</text:p>
          </table:table-cell>
          <table:table-cell table:formula="of:=[.D570]/6" office:value-type="float" office:value="545.333333333333" calcext:value-type="float">
            <text:p>545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15" calcext:value-type="float">
            <text:p>2615</text:p>
          </table:table-cell>
          <table:table-cell office:value-type="float" office:value="543" calcext:value-type="float">
            <text:p>543</text:p>
          </table:table-cell>
          <table:table-cell office:value-type="float" office:value="3284" calcext:value-type="float">
            <text:p>3284</text:p>
          </table:table-cell>
          <table:table-cell office:value-type="float" office:value="261" calcext:value-type="float">
            <text:p>261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571]*23" office:value-type="float" office:value="1334" calcext:value-type="float">
            <text:p>1334</text:p>
          </table:table-cell>
          <table:table-cell table:formula="of:=[.D571]/6" office:value-type="float" office:value="547.333333333333" calcext:value-type="float">
            <text:p>54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5" calcext:value-type="float">
            <text:p>2605</text:p>
          </table:table-cell>
          <table:table-cell office:value-type="float" office:value="204" calcext:value-type="float">
            <text:p>204</text:p>
          </table:table-cell>
          <table:table-cell office:value-type="float" office:value="3296" calcext:value-type="float">
            <text:p>3296</text:p>
          </table:table-cell>
          <table:table-cell office:value-type="float" office:value="261" calcext:value-type="float">
            <text:p>261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572]*23" office:value-type="float" office:value="1334" calcext:value-type="float">
            <text:p>1334</text:p>
          </table:table-cell>
          <table:table-cell table:formula="of:=[.D572]/6" office:value-type="float" office:value="549.333333333333" calcext:value-type="float">
            <text:p>549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95" calcext:value-type="float">
            <text:p>2595</text:p>
          </table:table-cell>
          <table:table-cell office:value-type="float" office:value="222" calcext:value-type="float">
            <text:p>222</text:p>
          </table:table-cell>
          <table:table-cell office:value-type="float" office:value="3309" calcext:value-type="float">
            <text:p>3309</text:p>
          </table:table-cell>
          <table:table-cell office:value-type="float" office:value="266" calcext:value-type="float">
            <text:p>266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573]*23" office:value-type="float" office:value="1334" calcext:value-type="float">
            <text:p>1334</text:p>
          </table:table-cell>
          <table:table-cell table:formula="of:=[.D573]/6" office:value-type="float" office:value="551.5" calcext:value-type="float">
            <text:p>551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77" calcext:value-type="float">
            <text:p>2577</text:p>
          </table:table-cell>
          <table:table-cell office:value-type="float" office:value="207" calcext:value-type="float">
            <text:p>207</text:p>
          </table:table-cell>
          <table:table-cell office:value-type="float" office:value="3332" calcext:value-type="float">
            <text:p>3332</text:p>
          </table:table-cell>
          <table:table-cell office:value-type="float" office:value="266" calcext:value-type="float">
            <text:p>266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574]*23" office:value-type="float" office:value="1334" calcext:value-type="float">
            <text:p>1334</text:p>
          </table:table-cell>
          <table:table-cell table:formula="of:=[.D574]/6" office:value-type="float" office:value="555.333333333333" calcext:value-type="float">
            <text:p>555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69" calcext:value-type="float">
            <text:p>2569</text:p>
          </table:table-cell>
          <table:table-cell office:value-type="float" office:value="501" calcext:value-type="float">
            <text:p>501</text:p>
          </table:table-cell>
          <table:table-cell office:value-type="float" office:value="3342" calcext:value-type="float">
            <text:p>3342</text:p>
          </table:table-cell>
          <table:table-cell office:value-type="float" office:value="266" calcext:value-type="float">
            <text:p>266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575]*23" office:value-type="float" office:value="1334" calcext:value-type="float">
            <text:p>1334</text:p>
          </table:table-cell>
          <table:table-cell table:formula="of:=[.D575]/6" office:value-type="float" office:value="557" calcext:value-type="float">
            <text:p>55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51" calcext:value-type="float">
            <text:p>2551</text:p>
          </table:table-cell>
          <table:table-cell office:value-type="float" office:value="116" calcext:value-type="float">
            <text:p>116</text:p>
          </table:table-cell>
          <table:table-cell office:value-type="float" office:value="3365" calcext:value-type="float">
            <text:p>3365</text:p>
          </table:table-cell>
          <table:table-cell office:value-type="float" office:value="266" calcext:value-type="float">
            <text:p>266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576]*23" office:value-type="float" office:value="1334" calcext:value-type="float">
            <text:p>1334</text:p>
          </table:table-cell>
          <table:table-cell table:formula="of:=[.D576]/6" office:value-type="float" office:value="560.833333333333" calcext:value-type="float">
            <text:p>560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44" calcext:value-type="float">
            <text:p>2544</text:p>
          </table:table-cell>
          <table:table-cell office:value-type="float" office:value="177" calcext:value-type="float">
            <text:p>177</text:p>
          </table:table-cell>
          <table:table-cell office:value-type="float" office:value="3375" calcext:value-type="float">
            <text:p>3375</text:p>
          </table:table-cell>
          <table:table-cell office:value-type="float" office:value="271" calcext:value-type="float">
            <text:p>271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577]*23" office:value-type="float" office:value="1334" calcext:value-type="float">
            <text:p>1334</text:p>
          </table:table-cell>
          <table:table-cell table:formula="of:=[.D577]/6" office:value-type="float" office:value="562.5" calcext:value-type="float">
            <text:p>562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28" calcext:value-type="float">
            <text:p>2528</text:p>
          </table:table-cell>
          <table:table-cell office:value-type="float" office:value="720" calcext:value-type="float">
            <text:p>720</text:p>
          </table:table-cell>
          <table:table-cell office:value-type="float" office:value="3396" calcext:value-type="float">
            <text:p>3396</text:p>
          </table:table-cell>
          <table:table-cell office:value-type="float" office:value="271" calcext:value-type="float">
            <text:p>271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578]*23" office:value-type="float" office:value="1334" calcext:value-type="float">
            <text:p>1334</text:p>
          </table:table-cell>
          <table:table-cell table:formula="of:=[.D578]/6" office:value-type="float" office:value="566" calcext:value-type="float">
            <text:p>566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20" calcext:value-type="float">
            <text:p>2520</text:p>
          </table:table-cell>
          <table:table-cell office:value-type="float" office:value="524" calcext:value-type="float">
            <text:p>524</text:p>
          </table:table-cell>
          <table:table-cell office:value-type="float" office:value="3407" calcext:value-type="float">
            <text:p>3407</text:p>
          </table:table-cell>
          <table:table-cell office:value-type="float" office:value="271" calcext:value-type="float">
            <text:p>271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A579]*23" office:value-type="float" office:value="1334" calcext:value-type="float">
            <text:p>1334</text:p>
          </table:table-cell>
          <table:table-cell table:formula="of:=[.D579]/6" office:value-type="float" office:value="567.833333333333" calcext:value-type="float">
            <text:p>56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5" calcext:value-type="float">
            <text:p>2505</text:p>
          </table:table-cell>
          <table:table-cell office:value-type="float" office:value="619" calcext:value-type="float">
            <text:p>619</text:p>
          </table:table-cell>
          <table:table-cell office:value-type="float" office:value="3428" calcext:value-type="float">
            <text:p>3428</text:p>
          </table:table-cell>
          <table:table-cell office:value-type="float" office:value="276" calcext:value-type="float">
            <text:p>276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A580]*23" office:value-type="float" office:value="1334" calcext:value-type="float">
            <text:p>1334</text:p>
          </table:table-cell>
          <table:table-cell table:formula="of:=[.D580]/6" office:value-type="float" office:value="571.333333333333" calcext:value-type="float">
            <text:p>571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97" calcext:value-type="float">
            <text:p>2497</text:p>
          </table:table-cell>
          <table:table-cell office:value-type="float" office:value="93" calcext:value-type="float">
            <text:p>93</text:p>
          </table:table-cell>
          <table:table-cell office:value-type="float" office:value="3438" calcext:value-type="float">
            <text:p>3438</text:p>
          </table:table-cell>
          <table:table-cell office:value-type="float" office:value="276" calcext:value-type="float">
            <text:p>276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A581]*23" office:value-type="float" office:value="1334" calcext:value-type="float">
            <text:p>1334</text:p>
          </table:table-cell>
          <table:table-cell table:formula="of:=[.D581]/6" office:value-type="float" office:value="573" calcext:value-type="float">
            <text:p>573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82" calcext:value-type="float">
            <text:p>2482</text:p>
          </table:table-cell>
          <table:table-cell office:value-type="float" office:value="357" calcext:value-type="float">
            <text:p>357</text:p>
          </table:table-cell>
          <table:table-cell office:value-type="float" office:value="3459" calcext:value-type="float">
            <text:p>3459</text:p>
          </table:table-cell>
          <table:table-cell office:value-type="float" office:value="276" calcext:value-type="float">
            <text:p>276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A582]*23" office:value-type="float" office:value="1334" calcext:value-type="float">
            <text:p>1334</text:p>
          </table:table-cell>
          <table:table-cell table:formula="of:=[.D582]/6" office:value-type="float" office:value="576.5" calcext:value-type="float">
            <text:p>576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78" calcext:value-type="float">
            <text:p>2478</text:p>
          </table:table-cell>
          <table:table-cell office:value-type="float" office:value="138" calcext:value-type="float">
            <text:p>138</text:p>
          </table:table-cell>
          <table:table-cell office:value-type="float" office:value="3464" calcext:value-type="float">
            <text:p>3464</text:p>
          </table:table-cell>
          <table:table-cell office:value-type="float" office:value="276" calcext:value-type="float">
            <text:p>276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A583]*23" office:value-type="float" office:value="1334" calcext:value-type="float">
            <text:p>1334</text:p>
          </table:table-cell>
          <table:table-cell table:formula="of:=[.D583]/6" office:value-type="float" office:value="577.333333333333" calcext:value-type="float">
            <text:p>57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70" calcext:value-type="float">
            <text:p>2470</text:p>
          </table:table-cell>
          <table:table-cell office:value-type="float" office:value="534" calcext:value-type="float">
            <text:p>534</text:p>
          </table:table-cell>
          <table:table-cell office:value-type="float" office:value="3475" calcext:value-type="float">
            <text:p>3475</text:p>
          </table:table-cell>
          <table:table-cell office:value-type="float" office:value="276" calcext:value-type="float">
            <text:p>276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584]*23" office:value-type="float" office:value="1334" calcext:value-type="float">
            <text:p>1334</text:p>
          </table:table-cell>
          <table:table-cell table:formula="of:=[.D584]/6" office:value-type="float" office:value="579.166666666667" calcext:value-type="float">
            <text:p>579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58" calcext:value-type="float">
            <text:p>2458</text:p>
          </table:table-cell>
          <table:table-cell office:value-type="float" office:value="740" calcext:value-type="float">
            <text:p>740</text:p>
          </table:table-cell>
          <table:table-cell office:value-type="float" office:value="3493" calcext:value-type="float">
            <text:p>3493</text:p>
          </table:table-cell>
          <table:table-cell office:value-type="float" office:value="280" calcext:value-type="float">
            <text:p>280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585]*23" office:value-type="float" office:value="1334" calcext:value-type="float">
            <text:p>1334</text:p>
          </table:table-cell>
          <table:table-cell table:formula="of:=[.D585]/6" office:value-type="float" office:value="582.166666666667" calcext:value-type="float">
            <text:p>582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51" calcext:value-type="float">
            <text:p>2451</text:p>
          </table:table-cell>
          <table:table-cell office:value-type="float" office:value="171" calcext:value-type="float">
            <text:p>171</text:p>
          </table:table-cell>
          <table:table-cell office:value-type="float" office:value="3503" calcext:value-type="float">
            <text:p>3503</text:p>
          </table:table-cell>
          <table:table-cell office:value-type="float" office:value="280" calcext:value-type="float">
            <text:p>280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586]*23" office:value-type="float" office:value="1334" calcext:value-type="float">
            <text:p>1334</text:p>
          </table:table-cell>
          <table:table-cell table:formula="of:=[.D586]/6" office:value-type="float" office:value="583.833333333333" calcext:value-type="float">
            <text:p>583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39" calcext:value-type="float">
            <text:p>2439</text:p>
          </table:table-cell>
          <table:table-cell office:value-type="float" office:value="369" calcext:value-type="float">
            <text:p>369</text:p>
          </table:table-cell>
          <table:table-cell office:value-type="float" office:value="3521" calcext:value-type="float">
            <text:p>3521</text:p>
          </table:table-cell>
          <table:table-cell office:value-type="float" office:value="280" calcext:value-type="float">
            <text:p>280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587]*23" office:value-type="float" office:value="1334" calcext:value-type="float">
            <text:p>1334</text:p>
          </table:table-cell>
          <table:table-cell table:formula="of:=[.D587]/6" office:value-type="float" office:value="586.833333333333" calcext:value-type="float">
            <text:p>586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34" calcext:value-type="float">
            <text:p>2434</text:p>
          </table:table-cell>
          <table:table-cell office:value-type="float" office:value="201" calcext:value-type="float">
            <text:p>201</text:p>
          </table:table-cell>
          <table:table-cell office:value-type="float" office:value="3528" calcext:value-type="float">
            <text:p>3528</text:p>
          </table:table-cell>
          <table:table-cell office:value-type="float" office:value="280" calcext:value-type="float">
            <text:p>28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588]*23" office:value-type="float" office:value="1334" calcext:value-type="float">
            <text:p>1334</text:p>
          </table:table-cell>
          <table:table-cell table:formula="of:=[.D588]/6" office:value-type="float" office:value="588" calcext:value-type="float">
            <text:p>588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30" calcext:value-type="float">
            <text:p>2430</text:p>
          </table:table-cell>
          <table:table-cell office:value-type="float" office:value="134" calcext:value-type="float">
            <text:p>134</text:p>
          </table:table-cell>
          <table:table-cell office:value-type="float" office:value="3533" calcext:value-type="float">
            <text:p>3533</text:p>
          </table:table-cell>
          <table:table-cell office:value-type="float" office:value="280" calcext:value-type="float">
            <text:p>280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589]*23" office:value-type="float" office:value="1334" calcext:value-type="float">
            <text:p>1334</text:p>
          </table:table-cell>
          <table:table-cell table:formula="of:=[.D589]/6" office:value-type="float" office:value="588.833333333333" calcext:value-type="float">
            <text:p>588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08" calcext:value-type="float">
            <text:p>2408</text:p>
          </table:table-cell>
          <table:table-cell office:value-type="float" office:value="387" calcext:value-type="float">
            <text:p>387</text:p>
          </table:table-cell>
          <table:table-cell office:value-type="float" office:value="3565" calcext:value-type="float">
            <text:p>3565</text:p>
          </table:table-cell>
          <table:table-cell office:value-type="float" office:value="285" calcext:value-type="float">
            <text:p>285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590]*23" office:value-type="float" office:value="1334" calcext:value-type="float">
            <text:p>1334</text:p>
          </table:table-cell>
          <table:table-cell table:formula="of:=[.D590]/6" office:value-type="float" office:value="594.166666666667" calcext:value-type="float">
            <text:p>594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13" calcext:value-type="float">
            <text:p>2413</text:p>
          </table:table-cell>
          <table:table-cell office:value-type="float" office:value="168" calcext:value-type="float">
            <text:p>168</text:p>
          </table:table-cell>
          <table:table-cell office:value-type="float" office:value="3558" calcext:value-type="float">
            <text:p>3558</text:p>
          </table:table-cell>
          <table:table-cell office:value-type="float" office:value="285" calcext:value-type="float">
            <text:p>285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[.A591]*23" office:value-type="float" office:value="1334" calcext:value-type="float">
            <text:p>1334</text:p>
          </table:table-cell>
          <table:table-cell table:formula="of:=[.D591]/6" office:value-type="float" office:value="593" calcext:value-type="float">
            <text:p>593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08" calcext:value-type="float">
            <text:p>2408</text:p>
          </table:table-cell>
          <table:table-cell office:value-type="float" office:value="68" calcext:value-type="float">
            <text:p>68</text:p>
          </table:table-cell>
          <table:table-cell office:value-type="float" office:value="3566" calcext:value-type="float">
            <text:p>3566</text:p>
          </table:table-cell>
          <table:table-cell office:value-type="float" office:value="285" calcext:value-type="float">
            <text:p>285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table:formula="of:=[.A592]*23" office:value-type="float" office:value="1334" calcext:value-type="float">
            <text:p>1334</text:p>
          </table:table-cell>
          <table:table-cell table:formula="of:=[.D592]/6" office:value-type="float" office:value="594.333333333333" calcext:value-type="float">
            <text:p>594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97" calcext:value-type="float">
            <text:p>2397</text:p>
          </table:table-cell>
          <table:table-cell office:value-type="float" office:value="437" calcext:value-type="float">
            <text:p>437</text:p>
          </table:table-cell>
          <table:table-cell office:value-type="float" office:value="3581" calcext:value-type="float">
            <text:p>3581</text:p>
          </table:table-cell>
          <table:table-cell office:value-type="float" office:value="285" calcext:value-type="float">
            <text:p>285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[.A593]*23" office:value-type="float" office:value="1334" calcext:value-type="float">
            <text:p>1334</text:p>
          </table:table-cell>
          <table:table-cell table:formula="of:=[.D593]/6" office:value-type="float" office:value="596.833333333333" calcext:value-type="float">
            <text:p>596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98" calcext:value-type="float">
            <text:p>2398</text:p>
          </table:table-cell>
          <table:table-cell office:value-type="float" office:value="433" calcext:value-type="float">
            <text:p>433</text:p>
          </table:table-cell>
          <table:table-cell office:value-type="float" office:value="3580" calcext:value-type="float">
            <text:p>3580</text:p>
          </table:table-cell>
          <table:table-cell office:value-type="float" office:value="285" calcext:value-type="float">
            <text:p>285</text:p>
          </table:table-cell>
          <table:table-cell office:value-type="float" office:value="1649" calcext:value-type="float">
            <text:p>1649</text:p>
          </table:table-cell>
          <table:table-cell office:value-type="float" office:value="2" calcext:value-type="float">
            <text:p>2</text:p>
          </table:table-cell>
          <table:table-cell table:formula="of:=[.A594]*23" office:value-type="float" office:value="1334" calcext:value-type="float">
            <text:p>1334</text:p>
          </table:table-cell>
          <table:table-cell table:formula="of:=[.D594]/6" office:value-type="float" office:value="596.666666666667" calcext:value-type="float">
            <text:p>59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86" calcext:value-type="float">
            <text:p>2386</text:p>
          </table:table-cell>
          <table:table-cell office:value-type="float" office:value="113" calcext:value-type="float">
            <text:p>113</text:p>
          </table:table-cell>
          <table:table-cell office:value-type="float" office:value="3598" calcext:value-type="float">
            <text:p>3598</text:p>
          </table:table-cell>
          <table:table-cell office:value-type="float" office:value="285" calcext:value-type="float">
            <text:p>28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table:formula="of:=[.A595]*23" office:value-type="float" office:value="1334" calcext:value-type="float">
            <text:p>1334</text:p>
          </table:table-cell>
          <table:table-cell table:formula="of:=[.D595]/6" office:value-type="float" office:value="599.666666666667" calcext:value-type="float">
            <text:p>599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80" calcext:value-type="float">
            <text:p>2380</text:p>
          </table:table-cell>
          <table:table-cell office:value-type="float" office:value="745" calcext:value-type="float">
            <text:p>745</text:p>
          </table:table-cell>
          <table:table-cell office:value-type="float" office:value="3607" calcext:value-type="float">
            <text:p>3607</text:p>
          </table:table-cell>
          <table:table-cell office:value-type="float" office:value="290" calcext:value-type="float">
            <text:p>290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table:formula="of:=[.A596]*23" office:value-type="float" office:value="1334" calcext:value-type="float">
            <text:p>1334</text:p>
          </table:table-cell>
          <table:table-cell table:formula="of:=[.D596]/6" office:value-type="float" office:value="601.166666666667" calcext:value-type="float">
            <text:p>601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73" calcext:value-type="float">
            <text:p>2373</text:p>
          </table:table-cell>
          <table:table-cell office:value-type="float" office:value="533" calcext:value-type="float">
            <text:p>533</text:p>
          </table:table-cell>
          <table:table-cell office:value-type="float" office:value="3619" calcext:value-type="float">
            <text:p>3619</text:p>
          </table:table-cell>
          <table:table-cell office:value-type="float" office:value="290" calcext:value-type="float">
            <text:p>290</text:p>
          </table:table-cell>
          <table:table-cell office:value-type="float" office:value="1654" calcext:value-type="float">
            <text:p>1654</text:p>
          </table:table-cell>
          <table:table-cell office:value-type="float" office:value="3" calcext:value-type="float">
            <text:p>3</text:p>
          </table:table-cell>
          <table:table-cell table:formula="of:=[.A597]*23" office:value-type="float" office:value="1334" calcext:value-type="float">
            <text:p>1334</text:p>
          </table:table-cell>
          <table:table-cell table:formula="of:=[.D597]/6" office:value-type="float" office:value="603.166666666667" calcext:value-type="float">
            <text:p>603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71" calcext:value-type="float">
            <text:p>2371</text:p>
          </table:table-cell>
          <table:table-cell office:value-type="float" office:value="117" calcext:value-type="float">
            <text:p>117</text:p>
          </table:table-cell>
          <table:table-cell office:value-type="float" office:value="3621" calcext:value-type="float">
            <text:p>3621</text:p>
          </table:table-cell>
          <table:table-cell office:value-type="float" office:value="290" calcext:value-type="float">
            <text:p>290</text:p>
          </table:table-cell>
          <table:table-cell office:value-type="float" office:value="1653" calcext:value-type="float">
            <text:p>1653</text:p>
          </table:table-cell>
          <table:table-cell office:value-type="float" office:value="2" calcext:value-type="float">
            <text:p>2</text:p>
          </table:table-cell>
          <table:table-cell table:formula="of:=[.A598]*23" office:value-type="float" office:value="1334" calcext:value-type="float">
            <text:p>1334</text:p>
          </table:table-cell>
          <table:table-cell table:formula="of:=[.D598]/6" office:value-type="float" office:value="603.5" calcext:value-type="float">
            <text:p>603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61" calcext:value-type="float">
            <text:p>2361</text:p>
          </table:table-cell>
          <table:table-cell office:value-type="float" office:value="775" calcext:value-type="float">
            <text:p>775</text:p>
          </table:table-cell>
          <table:table-cell office:value-type="float" office:value="3636" calcext:value-type="float">
            <text:p>3636</text:p>
          </table:table-cell>
          <table:table-cell office:value-type="float" office:value="290" calcext:value-type="float">
            <text:p>290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 table:formula="of:=[.A599]*23" office:value-type="float" office:value="1334" calcext:value-type="float">
            <text:p>1334</text:p>
          </table:table-cell>
          <table:table-cell table:formula="of:=[.D599]/6" office:value-type="float" office:value="606" calcext:value-type="float">
            <text:p>606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60" calcext:value-type="float">
            <text:p>2360</text:p>
          </table:table-cell>
          <table:table-cell office:value-type="float" office:value="543" calcext:value-type="float">
            <text:p>543</text:p>
          </table:table-cell>
          <table:table-cell office:value-type="float" office:value="3639" calcext:value-type="float">
            <text:p>3639</text:p>
          </table:table-cell>
          <table:table-cell office:value-type="float" office:value="290" calcext:value-type="float">
            <text:p>290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formula="of:=[.A600]*23" office:value-type="float" office:value="1334" calcext:value-type="float">
            <text:p>1334</text:p>
          </table:table-cell>
          <table:table-cell table:formula="of:=[.D600]/6" office:value-type="float" office:value="606.5" calcext:value-type="float">
            <text:p>606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55" calcext:value-type="float">
            <text:p>2355</text:p>
          </table:table-cell>
          <table:table-cell office:value-type="float" office:value="94" calcext:value-type="float">
            <text:p>94</text:p>
          </table:table-cell>
          <table:table-cell office:value-type="float" office:value="3646" calcext:value-type="float">
            <text:p>3646</text:p>
          </table:table-cell>
          <table:table-cell office:value-type="float" office:value="290" calcext:value-type="float">
            <text:p>290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formula="of:=[.A601]*23" office:value-type="float" office:value="1334" calcext:value-type="float">
            <text:p>1334</text:p>
          </table:table-cell>
          <table:table-cell table:formula="of:=[.D601]/6" office:value-type="float" office:value="607.666666666667" calcext:value-type="float">
            <text:p>607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48" calcext:value-type="float">
            <text:p>2348</text:p>
          </table:table-cell>
          <table:table-cell office:value-type="float" office:value="756" calcext:value-type="float">
            <text:p>756</text:p>
          </table:table-cell>
          <table:table-cell office:value-type="float" office:value="3656" calcext:value-type="float">
            <text:p>3656</text:p>
          </table:table-cell>
          <table:table-cell office:value-type="float" office:value="290" calcext:value-type="float">
            <text:p>29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602]*23" office:value-type="float" office:value="1334" calcext:value-type="float">
            <text:p>1334</text:p>
          </table:table-cell>
          <table:table-cell table:formula="of:=[.D602]/6" office:value-type="float" office:value="609.333333333333" calcext:value-type="float">
            <text:p>609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45" calcext:value-type="float">
            <text:p>2345</text:p>
          </table:table-cell>
          <table:table-cell office:value-type="float" office:value="82" calcext:value-type="float">
            <text:p>82</text:p>
          </table:table-cell>
          <table:table-cell office:value-type="float" office:value="3661" calcext:value-type="float">
            <text:p>3661</text:p>
          </table:table-cell>
          <table:table-cell office:value-type="float" office:value="290" calcext:value-type="float">
            <text:p>290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603]*23" office:value-type="float" office:value="1334" calcext:value-type="float">
            <text:p>1334</text:p>
          </table:table-cell>
          <table:table-cell table:formula="of:=[.D603]/6" office:value-type="float" office:value="610.166666666667" calcext:value-type="float">
            <text:p>610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39" calcext:value-type="float">
            <text:p>2339</text:p>
          </table:table-cell>
          <table:table-cell office:value-type="float" office:value="531" calcext:value-type="float">
            <text:p>531</text:p>
          </table:table-cell>
          <table:table-cell office:value-type="float" office:value="3670" calcext:value-type="float">
            <text:p>3670</text:p>
          </table:table-cell>
          <table:table-cell office:value-type="float" office:value="295" calcext:value-type="float">
            <text:p>295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604]*23" office:value-type="float" office:value="1334" calcext:value-type="float">
            <text:p>1334</text:p>
          </table:table-cell>
          <table:table-cell table:formula="of:=[.D604]/6" office:value-type="float" office:value="611.666666666667" calcext:value-type="float">
            <text:p>611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36" calcext:value-type="float">
            <text:p>2336</text:p>
          </table:table-cell>
          <table:table-cell office:value-type="float" office:value="747" calcext:value-type="float">
            <text:p>747</text:p>
          </table:table-cell>
          <table:table-cell office:value-type="float" office:value="3676" calcext:value-type="float">
            <text:p>3676</text:p>
          </table:table-cell>
          <table:table-cell office:value-type="float" office:value="295" calcext:value-type="float">
            <text:p>295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605]*23" office:value-type="float" office:value="1334" calcext:value-type="float">
            <text:p>1334</text:p>
          </table:table-cell>
          <table:table-cell table:formula="of:=[.D605]/6" office:value-type="float" office:value="612.666666666667" calcext:value-type="float">
            <text:p>612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27" calcext:value-type="float">
            <text:p>2327</text:p>
          </table:table-cell>
          <table:table-cell office:value-type="float" office:value="4" calcext:value-type="float">
            <text:p>4</text:p>
          </table:table-cell>
          <table:table-cell office:value-type="float" office:value="3690" calcext:value-type="float">
            <text:p>3690</text:p>
          </table:table-cell>
          <table:table-cell office:value-type="float" office:value="295" calcext:value-type="float">
            <text:p>295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606]*23" office:value-type="float" office:value="1334" calcext:value-type="float">
            <text:p>1334</text:p>
          </table:table-cell>
          <table:table-cell table:formula="of:=[.D606]/6" office:value-type="float" office:value="615" calcext:value-type="float">
            <text:p>615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26" calcext:value-type="float">
            <text:p>2326</text:p>
          </table:table-cell>
          <table:table-cell office:value-type="float" office:value="502" calcext:value-type="float">
            <text:p>502</text:p>
          </table:table-cell>
          <table:table-cell office:value-type="float" office:value="3691" calcext:value-type="float">
            <text:p>3691</text:p>
          </table:table-cell>
          <table:table-cell office:value-type="float" office:value="295" calcext:value-type="float">
            <text:p>295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07]*23" office:value-type="float" office:value="1334" calcext:value-type="float">
            <text:p>1334</text:p>
          </table:table-cell>
          <table:table-cell table:formula="of:=[.D607]/6" office:value-type="float" office:value="615.166666666667" calcext:value-type="float">
            <text:p>615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20" calcext:value-type="float">
            <text:p>2320</text:p>
          </table:table-cell>
          <table:table-cell office:value-type="float" office:value="517" calcext:value-type="float">
            <text:p>517</text:p>
          </table:table-cell>
          <table:table-cell office:value-type="float" office:value="3701" calcext:value-type="float">
            <text:p>3701</text:p>
          </table:table-cell>
          <table:table-cell office:value-type="float" office:value="295" calcext:value-type="float">
            <text:p>295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608]*23" office:value-type="float" office:value="1334" calcext:value-type="float">
            <text:p>1334</text:p>
          </table:table-cell>
          <table:table-cell table:formula="of:=[.D608]/6" office:value-type="float" office:value="616.833333333333" calcext:value-type="float">
            <text:p>616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19" calcext:value-type="float">
            <text:p>2319</text:p>
          </table:table-cell>
          <table:table-cell office:value-type="float" office:value="186" calcext:value-type="float">
            <text:p>186</text:p>
          </table:table-cell>
          <table:table-cell office:value-type="float" office:value="3702" calcext:value-type="float">
            <text:p>3702</text:p>
          </table:table-cell>
          <table:table-cell office:value-type="float" office:value="295" calcext:value-type="float">
            <text:p>295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609]*23" office:value-type="float" office:value="1334" calcext:value-type="float">
            <text:p>1334</text:p>
          </table:table-cell>
          <table:table-cell table:formula="of:=[.D609]/6" office:value-type="float" office:value="617" calcext:value-type="float">
            <text:p>61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14" calcext:value-type="float">
            <text:p>2314</text:p>
          </table:table-cell>
          <table:table-cell office:value-type="float" office:value="69" calcext:value-type="float">
            <text:p>69</text:p>
          </table:table-cell>
          <table:table-cell office:value-type="float" office:value="3710" calcext:value-type="float">
            <text:p>3710</text:p>
          </table:table-cell>
          <table:table-cell office:value-type="float" office:value="295" calcext:value-type="float">
            <text:p>295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610]*23" office:value-type="float" office:value="1334" calcext:value-type="float">
            <text:p>1334</text:p>
          </table:table-cell>
          <table:table-cell table:formula="of:=[.D610]/6" office:value-type="float" office:value="618.333333333333" calcext:value-type="float">
            <text:p>618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17" calcext:value-type="float">
            <text:p>2317</text:p>
          </table:table-cell>
          <table:table-cell office:value-type="float" office:value="667" calcext:value-type="float">
            <text:p>667</text:p>
          </table:table-cell>
          <table:table-cell office:value-type="float" office:value="3706" calcext:value-type="float">
            <text:p>3706</text:p>
          </table:table-cell>
          <table:table-cell office:value-type="float" office:value="295" calcext:value-type="float">
            <text:p>295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A611]*23" office:value-type="float" office:value="1334" calcext:value-type="float">
            <text:p>1334</text:p>
          </table:table-cell>
          <table:table-cell table:formula="of:=[.D611]/6" office:value-type="float" office:value="617.666666666667" calcext:value-type="float">
            <text:p>617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08" calcext:value-type="float">
            <text:p>2308</text:p>
          </table:table-cell>
          <table:table-cell office:value-type="float" office:value="310" calcext:value-type="float">
            <text:p>310</text:p>
          </table:table-cell>
          <table:table-cell office:value-type="float" office:value="3719" calcext:value-type="float">
            <text:p>3719</text:p>
          </table:table-cell>
          <table:table-cell office:value-type="float" office:value="295" calcext:value-type="float">
            <text:p>295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A612]*23" office:value-type="float" office:value="1334" calcext:value-type="float">
            <text:p>1334</text:p>
          </table:table-cell>
          <table:table-cell table:formula="of:=[.D612]/6" office:value-type="float" office:value="619.833333333333" calcext:value-type="float">
            <text:p>619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10" calcext:value-type="float">
            <text:p>2310</text:p>
          </table:table-cell>
          <table:table-cell office:value-type="float" office:value="148" calcext:value-type="float">
            <text:p>148</text:p>
          </table:table-cell>
          <table:table-cell office:value-type="float" office:value="3717" calcext:value-type="float">
            <text:p>3717</text:p>
          </table:table-cell>
          <table:table-cell office:value-type="float" office:value="295" calcext:value-type="float">
            <text:p>295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table:formula="of:=[.A613]*23" office:value-type="float" office:value="1334" calcext:value-type="float">
            <text:p>1334</text:p>
          </table:table-cell>
          <table:table-cell table:formula="of:=[.D613]/6" office:value-type="float" office:value="619.5" calcext:value-type="float">
            <text:p>619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04" calcext:value-type="float">
            <text:p>2304</text:p>
          </table:table-cell>
          <table:table-cell office:value-type="float" office:value="517" calcext:value-type="float">
            <text:p>517</text:p>
          </table:table-cell>
          <table:table-cell office:value-type="float" office:value="3726" calcext:value-type="float">
            <text:p>3726</text:p>
          </table:table-cell>
          <table:table-cell office:value-type="float" office:value="295" calcext:value-type="float">
            <text:p>295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A614]*23" office:value-type="float" office:value="1334" calcext:value-type="float">
            <text:p>1334</text:p>
          </table:table-cell>
          <table:table-cell table:formula="of:=[.D614]/6" office:value-type="float" office:value="621" calcext:value-type="float">
            <text:p>621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00" calcext:value-type="float">
            <text:p>2300</text:p>
          </table:table-cell>
          <table:table-cell office:value-type="float" office:value="237" calcext:value-type="float">
            <text:p>237</text:p>
          </table:table-cell>
          <table:table-cell office:value-type="float" office:value="3733" calcext:value-type="float">
            <text:p>3733</text:p>
          </table:table-cell>
          <table:table-cell office:value-type="float" office:value="300" calcext:value-type="float">
            <text:p>30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A615]*23" office:value-type="float" office:value="1334" calcext:value-type="float">
            <text:p>1334</text:p>
          </table:table-cell>
          <table:table-cell table:formula="of:=[.D615]/6" office:value-type="float" office:value="622.166666666667" calcext:value-type="float">
            <text:p>622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7" calcext:value-type="float">
            <text:p>2297</text:p>
          </table:table-cell>
          <table:table-cell office:value-type="float" office:value="460" calcext:value-type="float">
            <text:p>460</text:p>
          </table:table-cell>
          <table:table-cell office:value-type="float" office:value="3737" calcext:value-type="float">
            <text:p>3737</text:p>
          </table:table-cell>
          <table:table-cell office:value-type="float" office:value="300" calcext:value-type="float">
            <text:p>300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616]*23" office:value-type="float" office:value="1334" calcext:value-type="float">
            <text:p>1334</text:p>
          </table:table-cell>
          <table:table-cell table:formula="of:=[.D616]/6" office:value-type="float" office:value="622.833333333333" calcext:value-type="float">
            <text:p>622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3" calcext:value-type="float">
            <text:p>2293</text:p>
          </table:table-cell>
          <table:table-cell office:value-type="float" office:value="147" calcext:value-type="float">
            <text:p>147</text:p>
          </table:table-cell>
          <table:table-cell office:value-type="float" office:value="3744" calcext:value-type="float">
            <text:p>3744</text:p>
          </table:table-cell>
          <table:table-cell office:value-type="float" office:value="300" calcext:value-type="float">
            <text:p>30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617]*23" office:value-type="float" office:value="1334" calcext:value-type="float">
            <text:p>1334</text:p>
          </table:table-cell>
          <table:table-cell table:formula="of:=[.D617]/6" office:value-type="float" office:value="624" calcext:value-type="float">
            <text:p>624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4" calcext:value-type="float">
            <text:p>2294</text:p>
          </table:table-cell>
          <table:table-cell office:value-type="float" office:value="462" calcext:value-type="float">
            <text:p>462</text:p>
          </table:table-cell>
          <table:table-cell office:value-type="float" office:value="3743" calcext:value-type="float">
            <text:p>3743</text:p>
          </table:table-cell>
          <table:table-cell office:value-type="float" office:value="300" calcext:value-type="float">
            <text:p>300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table:formula="of:=[.A618]*23" office:value-type="float" office:value="1334" calcext:value-type="float">
            <text:p>1334</text:p>
          </table:table-cell>
          <table:table-cell table:formula="of:=[.D618]/6" office:value-type="float" office:value="623.833333333333" calcext:value-type="float">
            <text:p>623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86" calcext:value-type="float">
            <text:p>2286</text:p>
          </table:table-cell>
          <table:table-cell office:value-type="float" office:value="134" calcext:value-type="float">
            <text:p>134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4" calcext:value-type="float">
            <text:p>1654</text:p>
          </table:table-cell>
          <table:table-cell office:value-type="float" office:value="3" calcext:value-type="float">
            <text:p>3</text:p>
          </table:table-cell>
          <table:table-cell table:formula="of:=[.A619]*23" office:value-type="float" office:value="1334" calcext:value-type="float">
            <text:p>1334</text:p>
          </table:table-cell>
          <table:table-cell table:formula="of:=[.D619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86" calcext:value-type="float">
            <text:p>2286</text:p>
          </table:table-cell>
          <table:table-cell office:value-type="float" office:value="39" calcext:value-type="float">
            <text:p>39</text:p>
          </table:table-cell>
          <table:table-cell office:value-type="float" office:value="3756" calcext:value-type="float">
            <text:p>3756</text:p>
          </table:table-cell>
          <table:table-cell office:value-type="float" office:value="300" calcext:value-type="float">
            <text:p>300</text:p>
          </table:table-cell>
          <table:table-cell office:value-type="float" office:value="1654" calcext:value-type="float">
            <text:p>1654</text:p>
          </table:table-cell>
          <table:table-cell office:value-type="float" office:value="4" calcext:value-type="float">
            <text:p>4</text:p>
          </table:table-cell>
          <table:table-cell table:formula="of:=[.A620]*23" office:value-type="float" office:value="1334" calcext:value-type="float">
            <text:p>1334</text:p>
          </table:table-cell>
          <table:table-cell table:formula="of:=[.D620]/6" office:value-type="float" office:value="626" calcext:value-type="float">
            <text:p>626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80" calcext:value-type="float">
            <text:p>2280</text:p>
          </table:table-cell>
          <table:table-cell office:value-type="float" office:value="517" calcext:value-type="float">
            <text:p>517</text:p>
          </table:table-cell>
          <table:table-cell office:value-type="float" office:value="3765" calcext:value-type="float">
            <text:p>3765</text:p>
          </table:table-cell>
          <table:table-cell office:value-type="float" office:value="300" calcext:value-type="float">
            <text:p>300</text:p>
          </table:table-cell>
          <table:table-cell office:value-type="float" office:value="1653" calcext:value-type="float">
            <text:p>1653</text:p>
          </table:table-cell>
          <table:table-cell office:value-type="float" office:value="4" calcext:value-type="float">
            <text:p>4</text:p>
          </table:table-cell>
          <table:table-cell table:formula="of:=[.A621]*23" office:value-type="float" office:value="1334" calcext:value-type="float">
            <text:p>1334</text:p>
          </table:table-cell>
          <table:table-cell table:formula="of:=[.D621]/6" office:value-type="float" office:value="627.5" calcext:value-type="float">
            <text:p>62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74" calcext:value-type="float">
            <text:p>2274</text:p>
          </table:table-cell>
          <table:table-cell office:value-type="float" office:value="471" calcext:value-type="float">
            <text:p>471</text:p>
          </table:table-cell>
          <table:table-cell office:value-type="float" office:value="3776" calcext:value-type="float">
            <text:p>3776</text:p>
          </table:table-cell>
          <table:table-cell office:value-type="float" office:value="300" calcext:value-type="float">
            <text:p>300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622]*23" office:value-type="float" office:value="1334" calcext:value-type="float">
            <text:p>1334</text:p>
          </table:table-cell>
          <table:table-cell table:formula="of:=[.D622]/6" office:value-type="float" office:value="629.333333333333" calcext:value-type="float">
            <text:p>629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73" calcext:value-type="float">
            <text:p>2273</text:p>
          </table:table-cell>
          <table:table-cell office:value-type="float" office:value="117" calcext:value-type="float">
            <text:p>117</text:p>
          </table:table-cell>
          <table:table-cell office:value-type="float" office:value="3778" calcext:value-type="float">
            <text:p>3778</text:p>
          </table:table-cell>
          <table:table-cell office:value-type="float" office:value="300" calcext:value-type="float">
            <text:p>300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623]*23" office:value-type="float" office:value="1334" calcext:value-type="float">
            <text:p>1334</text:p>
          </table:table-cell>
          <table:table-cell table:formula="of:=[.D623]/6" office:value-type="float" office:value="629.666666666667" calcext:value-type="float">
            <text:p>629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72" calcext:value-type="float">
            <text:p>2272</text:p>
          </table:table-cell>
          <table:table-cell office:value-type="float" office:value="104" calcext:value-type="float">
            <text:p>104</text:p>
          </table:table-cell>
          <table:table-cell office:value-type="float" office:value="3778" calcext:value-type="float">
            <text:p>3778</text:p>
          </table:table-cell>
          <table:table-cell office:value-type="float" office:value="300" calcext:value-type="float">
            <text:p>300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formula="of:=[.A624]*23" office:value-type="float" office:value="1334" calcext:value-type="float">
            <text:p>1334</text:p>
          </table:table-cell>
          <table:table-cell table:formula="of:=[.D624]/6" office:value-type="float" office:value="629.666666666667" calcext:value-type="float">
            <text:p>629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68" calcext:value-type="float">
            <text:p>2268</text:p>
          </table:table-cell>
          <table:table-cell office:value-type="float" office:value="139" calcext:value-type="float">
            <text:p>139</text:p>
          </table:table-cell>
          <table:table-cell office:value-type="float" office:value="3786" calcext:value-type="float">
            <text:p>3786</text:p>
          </table:table-cell>
          <table:table-cell office:value-type="float" office:value="300" calcext:value-type="float">
            <text:p>300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625]*23" office:value-type="float" office:value="1334" calcext:value-type="float">
            <text:p>1334</text:p>
          </table:table-cell>
          <table:table-cell table:formula="of:=[.D625]/6" office:value-type="float" office:value="631" calcext:value-type="float">
            <text:p>631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66" calcext:value-type="float">
            <text:p>2266</text:p>
          </table:table-cell>
          <table:table-cell office:value-type="float" office:value="521" calcext:value-type="float">
            <text:p>521</text:p>
          </table:table-cell>
          <table:table-cell office:value-type="float" office:value="3789" calcext:value-type="float">
            <text:p>3789</text:p>
          </table:table-cell>
          <table:table-cell office:value-type="float" office:value="305" calcext:value-type="float">
            <text:p>305</text:p>
          </table:table-cell>
          <table:table-cell office:value-type="float" office:value="1650" calcext:value-type="float">
            <text:p>1650</text:p>
          </table:table-cell>
          <table:table-cell office:value-type="float" office:value="5" calcext:value-type="float">
            <text:p>5</text:p>
          </table:table-cell>
          <table:table-cell table:formula="of:=[.A626]*23" office:value-type="float" office:value="1334" calcext:value-type="float">
            <text:p>1334</text:p>
          </table:table-cell>
          <table:table-cell table:formula="of:=[.D626]/6" office:value-type="float" office:value="631.5" calcext:value-type="float">
            <text:p>631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61" calcext:value-type="float">
            <text:p>2261</text:p>
          </table:table-cell>
          <table:table-cell office:value-type="float" office:value="505" calcext:value-type="float">
            <text:p>505</text:p>
          </table:table-cell>
          <table:table-cell office:value-type="float" office:value="3797" calcext:value-type="float">
            <text:p>3797</text:p>
          </table:table-cell>
          <table:table-cell office:value-type="float" office:value="305" calcext:value-type="float">
            <text:p>305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627]*23" office:value-type="float" office:value="1334" calcext:value-type="float">
            <text:p>1334</text:p>
          </table:table-cell>
          <table:table-cell table:formula="of:=[.D627]/6" office:value-type="float" office:value="632.833333333333" calcext:value-type="float">
            <text:p>632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60" calcext:value-type="float">
            <text:p>2260</text:p>
          </table:table-cell>
          <table:table-cell office:value-type="float" office:value="245" calcext:value-type="float">
            <text:p>245</text:p>
          </table:table-cell>
          <table:table-cell office:value-type="float" office:value="3799" calcext:value-type="float">
            <text:p>3799</text:p>
          </table:table-cell>
          <table:table-cell office:value-type="float" office:value="305" calcext:value-type="float">
            <text:p>305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628]*23" office:value-type="float" office:value="1334" calcext:value-type="float">
            <text:p>1334</text:p>
          </table:table-cell>
          <table:table-cell table:formula="of:=[.D628]/6" office:value-type="float" office:value="633.166666666667" calcext:value-type="float">
            <text:p>633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59" calcext:value-type="float">
            <text:p>2259</text:p>
          </table:table-cell>
          <table:table-cell office:value-type="float" office:value="198" calcext:value-type="float">
            <text:p>198</text:p>
          </table:table-cell>
          <table:table-cell office:value-type="float" office:value="3801" calcext:value-type="float">
            <text:p>3801</text:p>
          </table:table-cell>
          <table:table-cell office:value-type="float" office:value="305" calcext:value-type="float">
            <text:p>305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629]*23" office:value-type="float" office:value="1334" calcext:value-type="float">
            <text:p>1334</text:p>
          </table:table-cell>
          <table:table-cell table:formula="of:=[.D629]/6" office:value-type="float" office:value="633.5" calcext:value-type="float">
            <text:p>633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54" calcext:value-type="float">
            <text:p>2254</text:p>
          </table:table-cell>
          <table:table-cell office:value-type="float" office:value="104" calcext:value-type="float">
            <text:p>104</text:p>
          </table:table-cell>
          <table:table-cell office:value-type="float" office:value="3809" calcext:value-type="float">
            <text:p>3809</text:p>
          </table:table-cell>
          <table:table-cell office:value-type="float" office:value="305" calcext:value-type="float">
            <text:p>305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30]*23" office:value-type="float" office:value="1334" calcext:value-type="float">
            <text:p>1334</text:p>
          </table:table-cell>
          <table:table-cell table:formula="of:=[.D630]/6" office:value-type="float" office:value="634.833333333333" calcext:value-type="float">
            <text:p>634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54" calcext:value-type="float">
            <text:p>2254</text:p>
          </table:table-cell>
          <table:table-cell office:value-type="float" office:value="511" calcext:value-type="float">
            <text:p>511</text:p>
          </table:table-cell>
          <table:table-cell office:value-type="float" office:value="3808" calcext:value-type="float">
            <text:p>3808</text:p>
          </table:table-cell>
          <table:table-cell office:value-type="float" office:value="305" calcext:value-type="float">
            <text:p>305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631]*23" office:value-type="float" office:value="1334" calcext:value-type="float">
            <text:p>1334</text:p>
          </table:table-cell>
          <table:table-cell table:formula="of:=[.D631]/6" office:value-type="float" office:value="634.666666666667" calcext:value-type="float">
            <text:p>634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52" calcext:value-type="float">
            <text:p>2252</text:p>
          </table:table-cell>
          <table:table-cell office:value-type="float" office:value="777" calcext:value-type="float">
            <text:p>777</text:p>
          </table:table-cell>
          <table:table-cell office:value-type="float" office:value="3812" calcext:value-type="float">
            <text:p>3812</text:p>
          </table:table-cell>
          <table:table-cell office:value-type="float" office:value="305" calcext:value-type="float">
            <text:p>305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632]*23" office:value-type="float" office:value="1334" calcext:value-type="float">
            <text:p>1334</text:p>
          </table:table-cell>
          <table:table-cell table:formula="of:=[.D632]/6" office:value-type="float" office:value="635.333333333333" calcext:value-type="float">
            <text:p>635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9" calcext:value-type="float">
            <text:p>2249</text:p>
          </table:table-cell>
          <table:table-cell office:value-type="float" office:value="297" calcext:value-type="float">
            <text:p>297</text:p>
          </table:table-cell>
          <table:table-cell office:value-type="float" office:value="3817" calcext:value-type="float">
            <text:p>3817</text:p>
          </table:table-cell>
          <table:table-cell office:value-type="float" office:value="305" calcext:value-type="float">
            <text:p>305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633]*23" office:value-type="float" office:value="1334" calcext:value-type="float">
            <text:p>1334</text:p>
          </table:table-cell>
          <table:table-cell table:formula="of:=[.D633]/6" office:value-type="float" office:value="636.166666666667" calcext:value-type="float">
            <text:p>636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9" calcext:value-type="float">
            <text:p>2249</text:p>
          </table:table-cell>
          <table:table-cell office:value-type="float" office:value="497" calcext:value-type="float">
            <text:p>497</text:p>
          </table:table-cell>
          <table:table-cell office:value-type="float" office:value="3818" calcext:value-type="float">
            <text:p>3818</text:p>
          </table:table-cell>
          <table:table-cell office:value-type="float" office:value="305" calcext:value-type="float">
            <text:p>305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634]*23" office:value-type="float" office:value="1334" calcext:value-type="float">
            <text:p>1334</text:p>
          </table:table-cell>
          <table:table-cell table:formula="of:=[.D634]/6" office:value-type="float" office:value="636.333333333333" calcext:value-type="float">
            <text:p>636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5" calcext:value-type="float">
            <text:p>2245</text:p>
          </table:table-cell>
          <table:table-cell office:value-type="float" office:value="523" calcext:value-type="float">
            <text:p>523</text:p>
          </table:table-cell>
          <table:table-cell office:value-type="float" office:value="3825" calcext:value-type="float">
            <text:p>3825</text:p>
          </table:table-cell>
          <table:table-cell office:value-type="float" office:value="305" calcext:value-type="float">
            <text:p>305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635]*23" office:value-type="float" office:value="1334" calcext:value-type="float">
            <text:p>1334</text:p>
          </table:table-cell>
          <table:table-cell table:formula="of:=[.D635]/6" office:value-type="float" office:value="637.5" calcext:value-type="float">
            <text:p>63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5" calcext:value-type="float">
            <text:p>2245</text:p>
          </table:table-cell>
          <table:table-cell office:value-type="float" office:value="49" calcext:value-type="float">
            <text:p>49</text:p>
          </table:table-cell>
          <table:table-cell office:value-type="float" office:value="3825" calcext:value-type="float">
            <text:p>3825</text:p>
          </table:table-cell>
          <table:table-cell office:value-type="float" office:value="305" calcext:value-type="float">
            <text:p>305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636]*23" office:value-type="float" office:value="1334" calcext:value-type="float">
            <text:p>1334</text:p>
          </table:table-cell>
          <table:table-cell table:formula="of:=[.D636]/6" office:value-type="float" office:value="637.5" calcext:value-type="float">
            <text:p>63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2" calcext:value-type="float">
            <text:p>2242</text:p>
          </table:table-cell>
          <table:table-cell office:value-type="float" office:value="114" calcext:value-type="float">
            <text:p>114</text:p>
          </table:table-cell>
          <table:table-cell office:value-type="float" office:value="3829" calcext:value-type="float">
            <text:p>3829</text:p>
          </table:table-cell>
          <table:table-cell office:value-type="float" office:value="305" calcext:value-type="float">
            <text:p>305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637]*23" office:value-type="float" office:value="1334" calcext:value-type="float">
            <text:p>1334</text:p>
          </table:table-cell>
          <table:table-cell table:formula="of:=[.D637]/6" office:value-type="float" office:value="638.166666666667" calcext:value-type="float">
            <text:p>638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1" calcext:value-type="float">
            <text:p>2241</text:p>
          </table:table-cell>
          <table:table-cell office:value-type="float" office:value="12" calcext:value-type="float">
            <text:p>12</text:p>
          </table:table-cell>
          <table:table-cell office:value-type="float" office:value="3830" calcext:value-type="float">
            <text:p>3830</text:p>
          </table:table-cell>
          <table:table-cell office:value-type="float" office:value="305" calcext:value-type="float">
            <text:p>305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formula="of:=[.A638]*23" office:value-type="float" office:value="1334" calcext:value-type="float">
            <text:p>1334</text:p>
          </table:table-cell>
          <table:table-cell table:formula="of:=[.D638]/6" office:value-type="float" office:value="638.333333333333" calcext:value-type="float">
            <text:p>638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39" calcext:value-type="float">
            <text:p>2239</text:p>
          </table:table-cell>
          <table:table-cell office:value-type="float" office:value="519" calcext:value-type="float">
            <text:p>519</text:p>
          </table:table-cell>
          <table:table-cell office:value-type="float" office:value="3834" calcext:value-type="float">
            <text:p>3834</text:p>
          </table:table-cell>
          <table:table-cell office:value-type="float" office:value="305" calcext:value-type="float">
            <text:p>305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639]*23" office:value-type="float" office:value="1334" calcext:value-type="float">
            <text:p>1334</text:p>
          </table:table-cell>
          <table:table-cell table:formula="of:=[.D639]/6" office:value-type="float" office:value="639" calcext:value-type="float">
            <text:p>639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39" calcext:value-type="float">
            <text:p>2239</text:p>
          </table:table-cell>
          <table:table-cell office:value-type="float" office:value="11" calcext:value-type="float">
            <text:p>11</text:p>
          </table:table-cell>
          <table:table-cell office:value-type="float" office:value="3834" calcext:value-type="float">
            <text:p>3834</text:p>
          </table:table-cell>
          <table:table-cell office:value-type="float" office:value="305" calcext:value-type="float">
            <text:p>305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40]*23" office:value-type="float" office:value="1334" calcext:value-type="float">
            <text:p>1334</text:p>
          </table:table-cell>
          <table:table-cell table:formula="of:=[.D640]/6" office:value-type="float" office:value="639" calcext:value-type="float">
            <text:p>639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36" calcext:value-type="float">
            <text:p>2236</text:p>
          </table:table-cell>
          <table:table-cell office:value-type="float" office:value="834" calcext:value-type="float">
            <text:p>834</text:p>
          </table:table-cell>
          <table:table-cell office:value-type="float" office:value="3839" calcext:value-type="float">
            <text:p>3839</text:p>
          </table:table-cell>
          <table:table-cell office:value-type="float" office:value="305" calcext:value-type="float">
            <text:p>305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641]*23" office:value-type="float" office:value="1334" calcext:value-type="float">
            <text:p>1334</text:p>
          </table:table-cell>
          <table:table-cell table:formula="of:=[.D641]/6" office:value-type="float" office:value="639.833333333333" calcext:value-type="float">
            <text:p>639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35" calcext:value-type="float">
            <text:p>2235</text:p>
          </table:table-cell>
          <table:table-cell office:value-type="float" office:value="504" calcext:value-type="float">
            <text:p>504</text:p>
          </table:table-cell>
          <table:table-cell office:value-type="float" office:value="3842" calcext:value-type="float">
            <text:p>3842</text:p>
          </table:table-cell>
          <table:table-cell office:value-type="float" office:value="305" calcext:value-type="float">
            <text:p>305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642]*23" office:value-type="float" office:value="1334" calcext:value-type="float">
            <text:p>1334</text:p>
          </table:table-cell>
          <table:table-cell table:formula="of:=[.D642]/6" office:value-type="float" office:value="640.333333333333" calcext:value-type="float">
            <text:p>640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33" calcext:value-type="float">
            <text:p>2233</text:p>
          </table:table-cell>
          <table:table-cell office:value-type="float" office:value="43" calcext:value-type="float">
            <text:p>43</text:p>
          </table:table-cell>
          <table:table-cell office:value-type="float" office:value="3844" calcext:value-type="float">
            <text:p>3844</text:p>
          </table:table-cell>
          <table:table-cell office:value-type="float" office:value="305" calcext:value-type="float">
            <text:p>305</text:p>
          </table:table-cell>
          <table:table-cell office:value-type="float" office:value="1650" calcext:value-type="float">
            <text:p>1650</text:p>
          </table:table-cell>
          <table:table-cell office:value-type="float" office:value="5" calcext:value-type="float">
            <text:p>5</text:p>
          </table:table-cell>
          <table:table-cell table:formula="of:=[.A643]*23" office:value-type="float" office:value="1334" calcext:value-type="float">
            <text:p>1334</text:p>
          </table:table-cell>
          <table:table-cell table:formula="of:=[.D643]/6" office:value-type="float" office:value="640.666666666667" calcext:value-type="float">
            <text:p>640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31" calcext:value-type="float">
            <text:p>2231</text:p>
          </table:table-cell>
          <table:table-cell office:value-type="float" office:value="442" calcext:value-type="float">
            <text:p>442</text:p>
          </table:table-cell>
          <table:table-cell office:value-type="float" office:value="3849" calcext:value-type="float">
            <text:p>3849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644]*23" office:value-type="float" office:value="1334" calcext:value-type="float">
            <text:p>1334</text:p>
          </table:table-cell>
          <table:table-cell table:formula="of:=[.D644]/6" office:value-type="float" office:value="641.5" calcext:value-type="float">
            <text:p>641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29" calcext:value-type="float">
            <text:p>2229</text:p>
          </table:table-cell>
          <table:table-cell office:value-type="float" office:value="177" calcext:value-type="float">
            <text:p>177</text:p>
          </table:table-cell>
          <table:table-cell office:value-type="float" office:value="3852" calcext:value-type="float">
            <text:p>3852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645]*23" office:value-type="float" office:value="1334" calcext:value-type="float">
            <text:p>1334</text:p>
          </table:table-cell>
          <table:table-cell table:formula="of:=[.D645]/6" office:value-type="float" office:value="642" calcext:value-type="float">
            <text:p>642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28" calcext:value-type="float">
            <text:p>2228</text:p>
          </table:table-cell>
          <table:table-cell office:value-type="float" office:value="2" calcext:value-type="float">
            <text:p>2</text:p>
          </table:table-cell>
          <table:table-cell office:value-type="float" office:value="3854" calcext:value-type="float">
            <text:p>3854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646]*23" office:value-type="float" office:value="1334" calcext:value-type="float">
            <text:p>1334</text:p>
          </table:table-cell>
          <table:table-cell table:formula="of:=[.D646]/6" office:value-type="float" office:value="642.333333333333" calcext:value-type="float">
            <text:p>642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28" calcext:value-type="float">
            <text:p>2228</text:p>
          </table:table-cell>
          <table:table-cell office:value-type="float" office:value="488" calcext:value-type="float">
            <text:p>488</text:p>
          </table:table-cell>
          <table:table-cell office:value-type="float" office:value="3854" calcext:value-type="float">
            <text:p>3854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647]*23" office:value-type="float" office:value="1334" calcext:value-type="float">
            <text:p>1334</text:p>
          </table:table-cell>
          <table:table-cell table:formula="of:=[.D647]/6" office:value-type="float" office:value="642.333333333333" calcext:value-type="float">
            <text:p>642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26" calcext:value-type="float">
            <text:p>2226</text:p>
          </table:table-cell>
          <table:table-cell office:value-type="float" office:value="17" calcext:value-type="float">
            <text:p>17</text:p>
          </table:table-cell>
          <table:table-cell office:value-type="float" office:value="3856" calcext:value-type="float">
            <text:p>3856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6" calcext:value-type="float">
            <text:p>6</text:p>
          </table:table-cell>
          <table:table-cell table:formula="of:=[.A648]*23" office:value-type="float" office:value="1334" calcext:value-type="float">
            <text:p>1334</text:p>
          </table:table-cell>
          <table:table-cell table:formula="of:=[.D648]/6" office:value-type="float" office:value="642.666666666667" calcext:value-type="float">
            <text:p>642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26" calcext:value-type="float">
            <text:p>2226</text:p>
          </table:table-cell>
          <table:table-cell office:value-type="float" office:value="765" calcext:value-type="float">
            <text:p>765</text:p>
          </table:table-cell>
          <table:table-cell office:value-type="float" office:value="3856" calcext:value-type="float">
            <text:p>3856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table:formula="of:=[.A649]*23" office:value-type="float" office:value="1334" calcext:value-type="float">
            <text:p>1334</text:p>
          </table:table-cell>
          <table:table-cell table:formula="of:=[.D649]/6" office:value-type="float" office:value="642.666666666667" calcext:value-type="float">
            <text:p>642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23" calcext:value-type="float">
            <text:p>2223</text:p>
          </table:table-cell>
          <table:table-cell office:value-type="float" office:value="531" calcext:value-type="float">
            <text:p>531</text:p>
          </table:table-cell>
          <table:table-cell office:value-type="float" office:value="3862" calcext:value-type="float">
            <text:p>3862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[.A650]*23" office:value-type="float" office:value="1334" calcext:value-type="float">
            <text:p>1334</text:p>
          </table:table-cell>
          <table:table-cell table:formula="of:=[.D650]/6" office:value-type="float" office:value="643.666666666667" calcext:value-type="float">
            <text:p>643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23" calcext:value-type="float">
            <text:p>2223</text:p>
          </table:table-cell>
          <table:table-cell office:value-type="float" office:value="54" calcext:value-type="float">
            <text:p>54</text:p>
          </table:table-cell>
          <table:table-cell office:value-type="float" office:value="3862" calcext:value-type="float">
            <text:p>3862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651]*23" office:value-type="float" office:value="1334" calcext:value-type="float">
            <text:p>1334</text:p>
          </table:table-cell>
          <table:table-cell table:formula="of:=[.D651]/6" office:value-type="float" office:value="643.666666666667" calcext:value-type="float">
            <text:p>643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23" calcext:value-type="float">
            <text:p>2223</text:p>
          </table:table-cell>
          <table:table-cell office:value-type="float" office:value="520" calcext:value-type="float">
            <text:p>520</text:p>
          </table:table-cell>
          <table:table-cell office:value-type="float" office:value="3862" calcext:value-type="float">
            <text:p>3862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652]*23" office:value-type="float" office:value="1334" calcext:value-type="float">
            <text:p>1334</text:p>
          </table:table-cell>
          <table:table-cell table:formula="of:=[.D652]/6" office:value-type="float" office:value="643.666666666667" calcext:value-type="float">
            <text:p>643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21" calcext:value-type="float">
            <text:p>2221</text:p>
          </table:table-cell>
          <table:table-cell office:value-type="float" office:value="69" calcext:value-type="float">
            <text:p>69</text:p>
          </table:table-cell>
          <table:table-cell office:value-type="float" office:value="3866" calcext:value-type="float">
            <text:p>3866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653]*23" office:value-type="float" office:value="1334" calcext:value-type="float">
            <text:p>1334</text:p>
          </table:table-cell>
          <table:table-cell table:formula="of:=[.D653]/6" office:value-type="float" office:value="644.333333333333" calcext:value-type="float">
            <text:p>644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9" calcext:value-type="float">
            <text:p>2219</text:p>
          </table:table-cell>
          <table:table-cell office:value-type="float" office:value="108" calcext:value-type="float">
            <text:p>108</text:p>
          </table:table-cell>
          <table:table-cell office:value-type="float" office:value="3869" calcext:value-type="float">
            <text:p>3869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54]*23" office:value-type="float" office:value="1334" calcext:value-type="float">
            <text:p>1334</text:p>
          </table:table-cell>
          <table:table-cell table:formula="of:=[.D654]/6" office:value-type="float" office:value="644.833333333333" calcext:value-type="float">
            <text:p>644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9" calcext:value-type="float">
            <text:p>2219</text:p>
          </table:table-cell>
          <table:table-cell office:value-type="float" office:value="520" calcext:value-type="float">
            <text:p>520</text:p>
          </table:table-cell>
          <table:table-cell office:value-type="float" office:value="3869" calcext:value-type="float">
            <text:p>3869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655]*23" office:value-type="float" office:value="1334" calcext:value-type="float">
            <text:p>1334</text:p>
          </table:table-cell>
          <table:table-cell table:formula="of:=[.D655]/6" office:value-type="float" office:value="644.833333333333" calcext:value-type="float">
            <text:p>644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5" calcext:value-type="float">
            <text:p>2215</text:p>
          </table:table-cell>
          <table:table-cell office:value-type="float" office:value="13" calcext:value-type="float">
            <text:p>13</text:p>
          </table:table-cell>
          <table:table-cell office:value-type="float" office:value="3875" calcext:value-type="float">
            <text:p>3875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656]*23" office:value-type="float" office:value="1334" calcext:value-type="float">
            <text:p>1334</text:p>
          </table:table-cell>
          <table:table-cell table:formula="of:=[.D656]/6" office:value-type="float" office:value="645.833333333333" calcext:value-type="float">
            <text:p>645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6" calcext:value-type="float">
            <text:p>2216</text:p>
          </table:table-cell>
          <table:table-cell office:value-type="float" office:value="885" calcext:value-type="float">
            <text:p>885</text:p>
          </table:table-cell>
          <table:table-cell office:value-type="float" office:value="3875" calcext:value-type="float">
            <text:p>3875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657]*23" office:value-type="float" office:value="1334" calcext:value-type="float">
            <text:p>1334</text:p>
          </table:table-cell>
          <table:table-cell table:formula="of:=[.D657]/6" office:value-type="float" office:value="645.833333333333" calcext:value-type="float">
            <text:p>645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5" calcext:value-type="float">
            <text:p>2215</text:p>
          </table:table-cell>
          <table:table-cell office:value-type="float" office:value="40" calcext:value-type="float">
            <text:p>40</text:p>
          </table:table-cell>
          <table:table-cell office:value-type="float" office:value="3876" calcext:value-type="float">
            <text:p>3876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658]*23" office:value-type="float" office:value="1334" calcext:value-type="float">
            <text:p>1334</text:p>
          </table:table-cell>
          <table:table-cell table:formula="of:=[.D658]/6" office:value-type="float" office:value="646" calcext:value-type="float">
            <text:p>646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6" calcext:value-type="float">
            <text:p>2216</text:p>
          </table:table-cell>
          <table:table-cell office:value-type="float" office:value="505" calcext:value-type="float">
            <text:p>505</text:p>
          </table:table-cell>
          <table:table-cell office:value-type="float" office:value="3875" calcext:value-type="float">
            <text:p>3875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[.A659]*23" office:value-type="float" office:value="1334" calcext:value-type="float">
            <text:p>1334</text:p>
          </table:table-cell>
          <table:table-cell table:formula="of:=[.D659]/6" office:value-type="float" office:value="645.833333333333" calcext:value-type="float">
            <text:p>645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3" calcext:value-type="float">
            <text:p>2213</text:p>
          </table:table-cell>
          <table:table-cell office:value-type="float" office:value="528" calcext:value-type="float">
            <text:p>528</text:p>
          </table:table-cell>
          <table:table-cell office:value-type="float" office:value="3880" calcext:value-type="float">
            <text:p>3880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660]*23" office:value-type="float" office:value="1334" calcext:value-type="float">
            <text:p>1334</text:p>
          </table:table-cell>
          <table:table-cell table:formula="of:=[.D660]/6" office:value-type="float" office:value="646.666666666667" calcext:value-type="float">
            <text:p>64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3" calcext:value-type="float">
            <text:p>2213</text:p>
          </table:table-cell>
          <table:table-cell office:value-type="float" office:value="97" calcext:value-type="float">
            <text:p>97</text:p>
          </table:table-cell>
          <table:table-cell office:value-type="float" office:value="3880" calcext:value-type="float">
            <text:p>3880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661]*23" office:value-type="float" office:value="1334" calcext:value-type="float">
            <text:p>1334</text:p>
          </table:table-cell>
          <table:table-cell table:formula="of:=[.D661]/6" office:value-type="float" office:value="646.666666666667" calcext:value-type="float">
            <text:p>64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2" calcext:value-type="float">
            <text:p>2212</text:p>
          </table:table-cell>
          <table:table-cell office:value-type="float" office:value="116" calcext:value-type="float">
            <text:p>116</text:p>
          </table:table-cell>
          <table:table-cell office:value-type="float" office:value="3882" calcext:value-type="float">
            <text:p>3882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62]*23" office:value-type="float" office:value="1334" calcext:value-type="float">
            <text:p>1334</text:p>
          </table:table-cell>
          <table:table-cell table:formula="of:=[.D662]/6" office:value-type="float" office:value="647" calcext:value-type="float">
            <text:p>64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3" calcext:value-type="float">
            <text:p>2213</text:p>
          </table:table-cell>
          <table:table-cell office:value-type="float" office:value="45" calcext:value-type="float">
            <text:p>45</text:p>
          </table:table-cell>
          <table:table-cell office:value-type="float" office:value="3880" calcext:value-type="float">
            <text:p>3880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663]*23" office:value-type="float" office:value="1334" calcext:value-type="float">
            <text:p>1334</text:p>
          </table:table-cell>
          <table:table-cell table:formula="of:=[.D663]/6" office:value-type="float" office:value="646.666666666667" calcext:value-type="float">
            <text:p>64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3" calcext:value-type="float">
            <text:p>2213</text:p>
          </table:table-cell>
          <table:table-cell office:value-type="float" office:value="490" calcext:value-type="float">
            <text:p>490</text:p>
          </table:table-cell>
          <table:table-cell office:value-type="float" office:value="3879" calcext:value-type="float">
            <text:p>3879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664]*23" office:value-type="float" office:value="1334" calcext:value-type="float">
            <text:p>1334</text:p>
          </table:table-cell>
          <table:table-cell table:formula="of:=[.D664]/6" office:value-type="float" office:value="646.5" calcext:value-type="float">
            <text:p>646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0" calcext:value-type="float">
            <text:p>2210</text:p>
          </table:table-cell>
          <table:table-cell office:value-type="float" office:value="805" calcext:value-type="float">
            <text:p>805</text:p>
          </table:table-cell>
          <table:table-cell office:value-type="float" office:value="3884" calcext:value-type="float">
            <text:p>3884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665]*23" office:value-type="float" office:value="1334" calcext:value-type="float">
            <text:p>1334</text:p>
          </table:table-cell>
          <table:table-cell table:formula="of:=[.D665]/6" office:value-type="float" office:value="647.333333333333" calcext:value-type="float">
            <text:p>64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0" calcext:value-type="float">
            <text:p>2210</text:p>
          </table:table-cell>
          <table:table-cell office:value-type="float" office:value="83" calcext:value-type="float">
            <text:p>83</text:p>
          </table:table-cell>
          <table:table-cell office:value-type="float" office:value="3885" calcext:value-type="float">
            <text:p>3885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666]*23" office:value-type="float" office:value="1334" calcext:value-type="float">
            <text:p>1334</text:p>
          </table:table-cell>
          <table:table-cell table:formula="of:=[.D666]/6" office:value-type="float" office:value="647.5" calcext:value-type="float">
            <text:p>64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10" calcext:value-type="float">
            <text:p>2210</text:p>
          </table:table-cell>
          <table:table-cell office:value-type="float" office:value="519" calcext:value-type="float">
            <text:p>519</text:p>
          </table:table-cell>
          <table:table-cell office:value-type="float" office:value="3885" calcext:value-type="float">
            <text:p>3885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667]*23" office:value-type="float" office:value="1334" calcext:value-type="float">
            <text:p>1334</text:p>
          </table:table-cell>
          <table:table-cell table:formula="of:=[.D667]/6" office:value-type="float" office:value="647.5" calcext:value-type="float">
            <text:p>64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9" calcext:value-type="float">
            <text:p>2209</text:p>
          </table:table-cell>
          <table:table-cell office:value-type="float" office:value="350" calcext:value-type="float">
            <text:p>350</text:p>
          </table:table-cell>
          <table:table-cell office:value-type="float" office:value="3886" calcext:value-type="float">
            <text:p>3886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table:formula="of:=[.A668]*23" office:value-type="float" office:value="1334" calcext:value-type="float">
            <text:p>1334</text:p>
          </table:table-cell>
          <table:table-cell table:formula="of:=[.D668]/6" office:value-type="float" office:value="647.666666666667" calcext:value-type="float">
            <text:p>647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7" calcext:value-type="float">
            <text:p>2207</text:p>
          </table:table-cell>
          <table:table-cell office:value-type="float" office:value="553" calcext:value-type="float">
            <text:p>553</text:p>
          </table:table-cell>
          <table:table-cell office:value-type="float" office:value="3890" calcext:value-type="float">
            <text:p>3890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table:formula="of:=[.A669]*23" office:value-type="float" office:value="1334" calcext:value-type="float">
            <text:p>1334</text:p>
          </table:table-cell>
          <table:table-cell table:formula="of:=[.D669]/6" office:value-type="float" office:value="648.333333333333" calcext:value-type="float">
            <text:p>648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6" calcext:value-type="float">
            <text:p>2206</text:p>
          </table:table-cell>
          <table:table-cell office:value-type="float" office:value="443" calcext:value-type="float">
            <text:p>443</text:p>
          </table:table-cell>
          <table:table-cell office:value-type="float" office:value="3892" calcext:value-type="float">
            <text:p>3892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670]*23" office:value-type="float" office:value="1334" calcext:value-type="float">
            <text:p>1334</text:p>
          </table:table-cell>
          <table:table-cell table:formula="of:=[.D670]/6" office:value-type="float" office:value="648.666666666667" calcext:value-type="float">
            <text:p>648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4" calcext:value-type="float">
            <text:p>2204</text:p>
          </table:table-cell>
          <table:table-cell office:value-type="float" office:value="460" calcext:value-type="float">
            <text:p>460</text:p>
          </table:table-cell>
          <table:table-cell office:value-type="float" office:value="3895" calcext:value-type="float">
            <text:p>3895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71]*23" office:value-type="float" office:value="1334" calcext:value-type="float">
            <text:p>1334</text:p>
          </table:table-cell>
          <table:table-cell table:formula="of:=[.D671]/6" office:value-type="float" office:value="649.166666666667" calcext:value-type="float">
            <text:p>649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5" calcext:value-type="float">
            <text:p>2205</text:p>
          </table:table-cell>
          <table:table-cell office:value-type="float" office:value="927" calcext:value-type="float">
            <text:p>927</text:p>
          </table:table-cell>
          <table:table-cell office:value-type="float" office:value="3893" calcext:value-type="float">
            <text:p>3893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672]*23" office:value-type="float" office:value="1334" calcext:value-type="float">
            <text:p>1334</text:p>
          </table:table-cell>
          <table:table-cell table:formula="of:=[.D672]/6" office:value-type="float" office:value="648.833333333333" calcext:value-type="float">
            <text:p>648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4" calcext:value-type="float">
            <text:p>2204</text:p>
          </table:table-cell>
          <table:table-cell office:value-type="float" office:value="42" calcext:value-type="float">
            <text:p>42</text:p>
          </table:table-cell>
          <table:table-cell office:value-type="float" office:value="3895" calcext:value-type="float">
            <text:p>3895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673]*23" office:value-type="float" office:value="1334" calcext:value-type="float">
            <text:p>1334</text:p>
          </table:table-cell>
          <table:table-cell table:formula="of:=[.D673]/6" office:value-type="float" office:value="649.166666666667" calcext:value-type="float">
            <text:p>649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4" calcext:value-type="float">
            <text:p>2204</text:p>
          </table:table-cell>
          <table:table-cell office:value-type="float" office:value="166" calcext:value-type="float">
            <text:p>166</text:p>
          </table:table-cell>
          <table:table-cell office:value-type="float" office:value="3896" calcext:value-type="float">
            <text:p>3896</text:p>
          </table:table-cell>
          <table:table-cell office:value-type="float" office:value="309" calcext:value-type="float">
            <text:p>309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table:formula="of:=[.A674]*23" office:value-type="float" office:value="1334" calcext:value-type="float">
            <text:p>1334</text:p>
          </table:table-cell>
          <table:table-cell table:formula="of:=[.D674]/6" office:value-type="float" office:value="649.333333333333" calcext:value-type="float">
            <text:p>649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  <table:table-cell office:value-type="float" office:value="3892" calcext:value-type="float">
            <text:p>3892</text:p>
          </table:table-cell>
          <table:table-cell office:value-type="float" office:value="309" calcext:value-type="float">
            <text:p>309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[.A675]*23" office:value-type="float" office:value="1334" calcext:value-type="float">
            <text:p>1334</text:p>
          </table:table-cell>
          <table:table-cell table:formula="of:=[.D675]/6" office:value-type="float" office:value="648.666666666667" calcext:value-type="float">
            <text:p>648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3" calcext:value-type="float">
            <text:p>2203</text:p>
          </table:table-cell>
          <table:table-cell office:value-type="float" office:value="530" calcext:value-type="float">
            <text:p>530</text:p>
          </table:table-cell>
          <table:table-cell office:value-type="float" office:value="3898" calcext:value-type="float">
            <text:p>3898</text:p>
          </table:table-cell>
          <table:table-cell office:value-type="float" office:value="309" calcext:value-type="float">
            <text:p>309</text:p>
          </table:table-cell>
          <table:table-cell office:value-type="float" office:value="1652" calcext:value-type="float">
            <text:p>1652</text:p>
          </table:table-cell>
          <table:table-cell office:value-type="float" office:value="8" calcext:value-type="float">
            <text:p>8</text:p>
          </table:table-cell>
          <table:table-cell table:formula="of:=[.A676]*23" office:value-type="float" office:value="1334" calcext:value-type="float">
            <text:p>1334</text:p>
          </table:table-cell>
          <table:table-cell table:formula="of:=[.D676]/6" office:value-type="float" office:value="649.666666666667" calcext:value-type="float">
            <text:p>649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  <table:table-cell office:value-type="float" office:value="3900" calcext:value-type="float">
            <text:p>3900</text:p>
          </table:table-cell>
          <table:table-cell office:value-type="float" office:value="309" calcext:value-type="float">
            <text:p>309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table:formula="of:=[.A677]*23" office:value-type="float" office:value="1334" calcext:value-type="float">
            <text:p>1334</text:p>
          </table:table-cell>
          <table:table-cell table:formula="of:=[.D677]/6" office:value-type="float" office:value="650" calcext:value-type="float">
            <text:p>650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1" calcext:value-type="float">
            <text:p>2201</text:p>
          </table:table-cell>
          <table:table-cell office:value-type="float" office:value="491" calcext:value-type="float">
            <text:p>491</text:p>
          </table:table-cell>
          <table:table-cell office:value-type="float" office:value="3900" calcext:value-type="float">
            <text:p>3900</text:p>
          </table:table-cell>
          <table:table-cell office:value-type="float" office:value="309" calcext:value-type="float">
            <text:p>309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678]*23" office:value-type="float" office:value="1334" calcext:value-type="float">
            <text:p>1334</text:p>
          </table:table-cell>
          <table:table-cell table:formula="of:=[.D678]/6" office:value-type="float" office:value="650" calcext:value-type="float">
            <text:p>650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6" calcext:value-type="float">
            <text:p>2206</text:p>
          </table:table-cell>
          <table:table-cell office:value-type="float" office:value="173" calcext:value-type="float">
            <text:p>173</text:p>
          </table:table-cell>
          <table:table-cell office:value-type="float" office:value="3892" calcext:value-type="float">
            <text:p>3892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679]*23" office:value-type="float" office:value="1334" calcext:value-type="float">
            <text:p>1334</text:p>
          </table:table-cell>
          <table:table-cell table:formula="of:=[.D679]/6" office:value-type="float" office:value="648.666666666667" calcext:value-type="float">
            <text:p>648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1" calcext:value-type="float">
            <text:p>2201</text:p>
          </table:table-cell>
          <table:table-cell office:value-type="float" office:value="31" calcext:value-type="float">
            <text:p>31</text:p>
          </table:table-cell>
          <table:table-cell office:value-type="float" office:value="3900" calcext:value-type="float">
            <text:p>3900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680]*23" office:value-type="float" office:value="1334" calcext:value-type="float">
            <text:p>1334</text:p>
          </table:table-cell>
          <table:table-cell table:formula="of:=[.D680]/6" office:value-type="float" office:value="650" calcext:value-type="float">
            <text:p>650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0" calcext:value-type="float">
            <text:p>2200</text:p>
          </table:table-cell>
          <table:table-cell office:value-type="float" office:value="503" calcext:value-type="float">
            <text:p>503</text:p>
          </table:table-cell>
          <table:table-cell office:value-type="float" office:value="3903" calcext:value-type="float">
            <text:p>3903</text:p>
          </table:table-cell>
          <table:table-cell office:value-type="float" office:value="309" calcext:value-type="float">
            <text:p>309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table:formula="of:=[.A681]*23" office:value-type="float" office:value="1334" calcext:value-type="float">
            <text:p>1334</text:p>
          </table:table-cell>
          <table:table-cell table:formula="of:=[.D681]/6" office:value-type="float" office:value="650.5" calcext:value-type="float">
            <text:p>650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4" calcext:value-type="float">
            <text:p>2204</text:p>
          </table:table-cell>
          <table:table-cell office:value-type="float" office:value="95" calcext:value-type="float">
            <text:p>95</text:p>
          </table:table-cell>
          <table:table-cell office:value-type="float" office:value="3895" calcext:value-type="float">
            <text:p>3895</text:p>
          </table:table-cell>
          <table:table-cell office:value-type="float" office:value="309" calcext:value-type="float">
            <text:p>309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682]*23" office:value-type="float" office:value="1334" calcext:value-type="float">
            <text:p>1334</text:p>
          </table:table-cell>
          <table:table-cell table:formula="of:=[.D682]/6" office:value-type="float" office:value="649.166666666667" calcext:value-type="float">
            <text:p>649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7" calcext:value-type="float">
            <text:p>2197</text:p>
          </table:table-cell>
          <table:table-cell office:value-type="float" office:value="49" calcext:value-type="float">
            <text:p>49</text:p>
          </table:table-cell>
          <table:table-cell office:value-type="float" office:value="3908" calcext:value-type="float">
            <text:p>3908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683]*23" office:value-type="float" office:value="1334" calcext:value-type="float">
            <text:p>1334</text:p>
          </table:table-cell>
          <table:table-cell table:formula="of:=[.D683]/6" office:value-type="float" office:value="651.333333333333" calcext:value-type="float">
            <text:p>651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8" calcext:value-type="float">
            <text:p>2198</text:p>
          </table:table-cell>
          <table:table-cell office:value-type="float" office:value="522" calcext:value-type="float">
            <text:p>522</text:p>
          </table:table-cell>
          <table:table-cell office:value-type="float" office:value="3906" calcext:value-type="float">
            <text:p>3906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5" calcext:value-type="float">
            <text:p>5</text:p>
          </table:table-cell>
          <table:table-cell table:formula="of:=[.A684]*23" office:value-type="float" office:value="1334" calcext:value-type="float">
            <text:p>1334</text:p>
          </table:table-cell>
          <table:table-cell table:formula="of:=[.D684]/6" office:value-type="float" office:value="651" calcext:value-type="float">
            <text:p>651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8" calcext:value-type="float">
            <text:p>2198</text:p>
          </table:table-cell>
          <table:table-cell office:value-type="float" office:value="35" calcext:value-type="float">
            <text:p>35</text:p>
          </table:table-cell>
          <table:table-cell office:value-type="float" office:value="3905" calcext:value-type="float">
            <text:p>3905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table:formula="of:=[.A685]*23" office:value-type="float" office:value="1334" calcext:value-type="float">
            <text:p>1334</text:p>
          </table:table-cell>
          <table:table-cell table:formula="of:=[.D685]/6" office:value-type="float" office:value="650.833333333333" calcext:value-type="float">
            <text:p>650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6" calcext:value-type="float">
            <text:p>2196</text:p>
          </table:table-cell>
          <table:table-cell office:value-type="float" office:value="522" calcext:value-type="float">
            <text:p>522</text:p>
          </table:table-cell>
          <table:table-cell office:value-type="float" office:value="3909" calcext:value-type="float">
            <text:p>3909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86]*23" office:value-type="float" office:value="1334" calcext:value-type="float">
            <text:p>1334</text:p>
          </table:table-cell>
          <table:table-cell table:formula="of:=[.D686]/6" office:value-type="float" office:value="651.5" calcext:value-type="float">
            <text:p>651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5" calcext:value-type="float">
            <text:p>2195</text:p>
          </table:table-cell>
          <table:table-cell office:value-type="float" office:value="68" calcext:value-type="float">
            <text:p>68</text:p>
          </table:table-cell>
          <table:table-cell office:value-type="float" office:value="3911" calcext:value-type="float">
            <text:p>3911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687]*23" office:value-type="float" office:value="1334" calcext:value-type="float">
            <text:p>1334</text:p>
          </table:table-cell>
          <table:table-cell table:formula="of:=[.D687]/6" office:value-type="float" office:value="651.833333333333" calcext:value-type="float">
            <text:p>651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5" calcext:value-type="float">
            <text:p>2195</text:p>
          </table:table-cell>
          <table:table-cell office:value-type="float" office:value="89" calcext:value-type="float">
            <text:p>89</text:p>
          </table:table-cell>
          <table:table-cell office:value-type="float" office:value="3912" calcext:value-type="float">
            <text:p>3912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 table:formula="of:=[.A688]*23" office:value-type="float" office:value="1334" calcext:value-type="float">
            <text:p>1334</text:p>
          </table:table-cell>
          <table:table-cell table:formula="of:=[.D688]/6" office:value-type="float" office:value="652" calcext:value-type="float">
            <text:p>652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6" calcext:value-type="float">
            <text:p>2196</text:p>
          </table:table-cell>
          <table:table-cell office:value-type="float" office:value="504" calcext:value-type="float">
            <text:p>504</text:p>
          </table:table-cell>
          <table:table-cell office:value-type="float" office:value="3909" calcext:value-type="float">
            <text:p>3909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89]*23" office:value-type="float" office:value="1334" calcext:value-type="float">
            <text:p>1334</text:p>
          </table:table-cell>
          <table:table-cell table:formula="of:=[.D689]/6" office:value-type="float" office:value="651.5" calcext:value-type="float">
            <text:p>651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5" calcext:value-type="float">
            <text:p>2195</text:p>
          </table:table-cell>
          <table:table-cell office:value-type="float" office:value="114" calcext:value-type="float">
            <text:p>114</text:p>
          </table:table-cell>
          <table:table-cell office:value-type="float" office:value="3911" calcext:value-type="float">
            <text:p>3911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690]*23" office:value-type="float" office:value="1334" calcext:value-type="float">
            <text:p>1334</text:p>
          </table:table-cell>
          <table:table-cell table:formula="of:=[.D690]/6" office:value-type="float" office:value="651.833333333333" calcext:value-type="float">
            <text:p>651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4" calcext:value-type="float">
            <text:p>2194</text:p>
          </table:table-cell>
          <table:table-cell office:value-type="float" office:value="478" calcext:value-type="float">
            <text:p>478</text:p>
          </table:table-cell>
          <table:table-cell office:value-type="float" office:value="3914" calcext:value-type="float">
            <text:p>391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691]*23" office:value-type="float" office:value="1334" calcext:value-type="float">
            <text:p>1334</text:p>
          </table:table-cell>
          <table:table-cell table:formula="of:=[.D691]/6" office:value-type="float" office:value="652.333333333333" calcext:value-type="float">
            <text:p>652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3" calcext:value-type="float">
            <text:p>2193</text:p>
          </table:table-cell>
          <table:table-cell office:value-type="float" office:value="5" calcext:value-type="float">
            <text:p>5</text:p>
          </table:table-cell>
          <table:table-cell office:value-type="float" office:value="3915" calcext:value-type="float">
            <text:p>391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92]*23" office:value-type="float" office:value="1334" calcext:value-type="float">
            <text:p>1334</text:p>
          </table:table-cell>
          <table:table-cell table:formula="of:=[.D692]/6" office:value-type="float" office:value="652.5" calcext:value-type="float">
            <text:p>652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3" calcext:value-type="float">
            <text:p>2193</text:p>
          </table:table-cell>
          <table:table-cell office:value-type="float" office:value="613" calcext:value-type="float">
            <text:p>613</text:p>
          </table:table-cell>
          <table:table-cell office:value-type="float" office:value="3914" calcext:value-type="float">
            <text:p>391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693]*23" office:value-type="float" office:value="1334" calcext:value-type="float">
            <text:p>1334</text:p>
          </table:table-cell>
          <table:table-cell table:formula="of:=[.D693]/6" office:value-type="float" office:value="652.333333333333" calcext:value-type="float">
            <text:p>652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2" calcext:value-type="float">
            <text:p>2192</text:p>
          </table:table-cell>
          <table:table-cell office:value-type="float" office:value="249" calcext:value-type="float">
            <text:p>249</text:p>
          </table:table-cell>
          <table:table-cell office:value-type="float" office:value="3916" calcext:value-type="float">
            <text:p>3916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94]*23" office:value-type="float" office:value="1334" calcext:value-type="float">
            <text:p>1334</text:p>
          </table:table-cell>
          <table:table-cell table:formula="of:=[.D694]/6" office:value-type="float" office:value="652.666666666667" calcext:value-type="float">
            <text:p>652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3" calcext:value-type="float">
            <text:p>2193</text:p>
          </table:table-cell>
          <table:table-cell office:value-type="float" office:value="466" calcext:value-type="float">
            <text:p>466</text:p>
          </table:table-cell>
          <table:table-cell office:value-type="float" office:value="3915" calcext:value-type="float">
            <text:p>391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695]*23" office:value-type="float" office:value="1334" calcext:value-type="float">
            <text:p>1334</text:p>
          </table:table-cell>
          <table:table-cell table:formula="of:=[.D695]/6" office:value-type="float" office:value="652.5" calcext:value-type="float">
            <text:p>652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2" calcext:value-type="float">
            <text:p>2192</text:p>
          </table:table-cell>
          <table:table-cell office:value-type="float" office:value="459" calcext:value-type="float">
            <text:p>459</text:p>
          </table:table-cell>
          <table:table-cell office:value-type="float" office:value="3917" calcext:value-type="float">
            <text:p>391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696]*23" office:value-type="float" office:value="1334" calcext:value-type="float">
            <text:p>1334</text:p>
          </table:table-cell>
          <table:table-cell table:formula="of:=[.D696]/6" office:value-type="float" office:value="652.833333333333" calcext:value-type="float">
            <text:p>652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3" calcext:value-type="float">
            <text:p>2193</text:p>
          </table:table-cell>
          <table:table-cell office:value-type="float" office:value="56" calcext:value-type="float">
            <text:p>56</text:p>
          </table:table-cell>
          <table:table-cell office:value-type="float" office:value="3914" calcext:value-type="float">
            <text:p>391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697]*23" office:value-type="float" office:value="1334" calcext:value-type="float">
            <text:p>1334</text:p>
          </table:table-cell>
          <table:table-cell table:formula="of:=[.D697]/6" office:value-type="float" office:value="652.333333333333" calcext:value-type="float">
            <text:p>652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7" calcext:value-type="float">
            <text:p>2187</text:p>
          </table:table-cell>
          <table:table-cell office:value-type="float" office:value="151" calcext:value-type="float">
            <text:p>151</text:p>
          </table:table-cell>
          <table:table-cell office:value-type="float" office:value="3925" calcext:value-type="float">
            <text:p>3925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table:formula="of:=[.A698]*23" office:value-type="float" office:value="1334" calcext:value-type="float">
            <text:p>1334</text:p>
          </table:table-cell>
          <table:table-cell table:formula="of:=[.D698]/6" office:value-type="float" office:value="654.166666666667" calcext:value-type="float">
            <text:p>654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0" calcext:value-type="float">
            <text:p>2190</text:p>
          </table:table-cell>
          <table:table-cell office:value-type="float" office:value="47" calcext:value-type="float">
            <text:p>47</text:p>
          </table:table-cell>
          <table:table-cell office:value-type="float" office:value="3921" calcext:value-type="float">
            <text:p>3921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699]*23" office:value-type="float" office:value="1334" calcext:value-type="float">
            <text:p>1334</text:p>
          </table:table-cell>
          <table:table-cell table:formula="of:=[.D699]/6" office:value-type="float" office:value="653.5" calcext:value-type="float">
            <text:p>653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0" calcext:value-type="float">
            <text:p>2190</text:p>
          </table:table-cell>
          <table:table-cell office:value-type="float" office:value="537" calcext:value-type="float">
            <text:p>537</text:p>
          </table:table-cell>
          <table:table-cell office:value-type="float" office:value="3920" calcext:value-type="float">
            <text:p>3920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700]*23" office:value-type="float" office:value="1334" calcext:value-type="float">
            <text:p>1334</text:p>
          </table:table-cell>
          <table:table-cell table:formula="of:=[.D700]/6" office:value-type="float" office:value="653.333333333333" calcext:value-type="float">
            <text:p>653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1" calcext:value-type="float">
            <text:p>2191</text:p>
          </table:table-cell>
          <table:table-cell office:value-type="float" office:value="543" calcext:value-type="float">
            <text:p>543</text:p>
          </table:table-cell>
          <table:table-cell office:value-type="float" office:value="3919" calcext:value-type="float">
            <text:p>3919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701]*23" office:value-type="float" office:value="1334" calcext:value-type="float">
            <text:p>1334</text:p>
          </table:table-cell>
          <table:table-cell table:formula="of:=[.D701]/6" office:value-type="float" office:value="653.166666666667" calcext:value-type="float">
            <text:p>653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6" calcext:value-type="float">
            <text:p>2186</text:p>
          </table:table-cell>
          <table:table-cell office:value-type="float" office:value="53" calcext:value-type="float">
            <text:p>53</text:p>
          </table:table-cell>
          <table:table-cell office:value-type="float" office:value="3927" calcext:value-type="float">
            <text:p>3927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702]*23" office:value-type="float" office:value="1334" calcext:value-type="float">
            <text:p>1334</text:p>
          </table:table-cell>
          <table:table-cell table:formula="of:=[.D702]/6" office:value-type="float" office:value="654.5" calcext:value-type="float">
            <text:p>654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0" calcext:value-type="float">
            <text:p>2190</text:p>
          </table:table-cell>
          <table:table-cell office:value-type="float" office:value="164" calcext:value-type="float">
            <text:p>164</text:p>
          </table:table-cell>
          <table:table-cell office:value-type="float" office:value="3921" calcext:value-type="float">
            <text:p>3921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703]*23" office:value-type="float" office:value="1334" calcext:value-type="float">
            <text:p>1334</text:p>
          </table:table-cell>
          <table:table-cell table:formula="of:=[.D703]/6" office:value-type="float" office:value="653.5" calcext:value-type="float">
            <text:p>653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0" calcext:value-type="float">
            <text:p>2190</text:p>
          </table:table-cell>
          <table:table-cell office:value-type="float" office:value="794" calcext:value-type="float">
            <text:p>794</text:p>
          </table:table-cell>
          <table:table-cell office:value-type="float" office:value="3921" calcext:value-type="float">
            <text:p>3921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704]*23" office:value-type="float" office:value="1334" calcext:value-type="float">
            <text:p>1334</text:p>
          </table:table-cell>
          <table:table-cell table:formula="of:=[.D704]/6" office:value-type="float" office:value="653.5" calcext:value-type="float">
            <text:p>653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0" calcext:value-type="float">
            <text:p>2190</text:p>
          </table:table-cell>
          <table:table-cell office:value-type="float" office:value="483" calcext:value-type="float">
            <text:p>483</text:p>
          </table:table-cell>
          <table:table-cell office:value-type="float" office:value="3921" calcext:value-type="float">
            <text:p>3921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705]*23" office:value-type="float" office:value="1334" calcext:value-type="float">
            <text:p>1334</text:p>
          </table:table-cell>
          <table:table-cell table:formula="of:=[.D705]/6" office:value-type="float" office:value="653.5" calcext:value-type="float">
            <text:p>653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1" calcext:value-type="float">
            <text:p>2191</text:p>
          </table:table-cell>
          <table:table-cell office:value-type="float" office:value="440" calcext:value-type="float">
            <text:p>440</text:p>
          </table:table-cell>
          <table:table-cell office:value-type="float" office:value="3919" calcext:value-type="float">
            <text:p>3919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706]*23" office:value-type="float" office:value="1334" calcext:value-type="float">
            <text:p>1334</text:p>
          </table:table-cell>
          <table:table-cell table:formula="of:=[.D706]/6" office:value-type="float" office:value="653.166666666667" calcext:value-type="float">
            <text:p>653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9" calcext:value-type="float">
            <text:p>2189</text:p>
          </table:table-cell>
          <table:table-cell office:value-type="float" office:value="43" calcext:value-type="float">
            <text:p>43</text:p>
          </table:table-cell>
          <table:table-cell office:value-type="float" office:value="3921" calcext:value-type="float">
            <text:p>3921</text:p>
          </table:table-cell>
          <table:table-cell office:value-type="float" office:value="314" calcext:value-type="float">
            <text:p>314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table:formula="of:=[.A707]*23" office:value-type="float" office:value="1334" calcext:value-type="float">
            <text:p>1334</text:p>
          </table:table-cell>
          <table:table-cell table:formula="of:=[.D707]/6" office:value-type="float" office:value="653.5" calcext:value-type="float">
            <text:p>653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9" calcext:value-type="float">
            <text:p>2189</text:p>
          </table:table-cell>
          <table:table-cell office:value-type="float" office:value="107" calcext:value-type="float">
            <text:p>107</text:p>
          </table:table-cell>
          <table:table-cell office:value-type="float" office:value="3921" calcext:value-type="float">
            <text:p>3921</text:p>
          </table:table-cell>
          <table:table-cell office:value-type="float" office:value="314" calcext:value-type="float">
            <text:p>314</text:p>
          </table:table-cell>
          <table:table-cell office:value-type="float" office:value="1646" calcext:value-type="float">
            <text:p>1646</text:p>
          </table:table-cell>
          <table:table-cell office:value-type="float" office:value="4" calcext:value-type="float">
            <text:p>4</text:p>
          </table:table-cell>
          <table:table-cell table:formula="of:=[.A708]*23" office:value-type="float" office:value="1334" calcext:value-type="float">
            <text:p>1334</text:p>
          </table:table-cell>
          <table:table-cell table:formula="of:=[.D708]/6" office:value-type="float" office:value="653.5" calcext:value-type="float">
            <text:p>653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8" calcext:value-type="float">
            <text:p>2188</text:p>
          </table:table-cell>
          <table:table-cell office:value-type="float" office:value="526" calcext:value-type="float">
            <text:p>526</text:p>
          </table:table-cell>
          <table:table-cell office:value-type="float" office:value="3925" calcext:value-type="float">
            <text:p>3925</text:p>
          </table:table-cell>
          <table:table-cell office:value-type="float" office:value="314" calcext:value-type="float">
            <text:p>314</text:p>
          </table:table-cell>
          <table:table-cell office:value-type="float" office:value="1647" calcext:value-type="float">
            <text:p>1647</text:p>
          </table:table-cell>
          <table:table-cell office:value-type="float" office:value="5" calcext:value-type="float">
            <text:p>5</text:p>
          </table:table-cell>
          <table:table-cell table:formula="of:=[.A709]*23" office:value-type="float" office:value="1334" calcext:value-type="float">
            <text:p>1334</text:p>
          </table:table-cell>
          <table:table-cell table:formula="of:=[.D709]/6" office:value-type="float" office:value="654.166666666667" calcext:value-type="float">
            <text:p>654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8" calcext:value-type="float">
            <text:p>2188</text:p>
          </table:table-cell>
          <table:table-cell office:value-type="float" office:value="2" calcext:value-type="float">
            <text:p>2</text:p>
          </table:table-cell>
          <table:table-cell office:value-type="float" office:value="3924" calcext:value-type="float">
            <text:p>3924</text:p>
          </table:table-cell>
          <table:table-cell office:value-type="float" office:value="314" calcext:value-type="float">
            <text:p>314</text:p>
          </table:table-cell>
          <table:table-cell office:value-type="float" office:value="1647" calcext:value-type="float">
            <text:p>1647</text:p>
          </table:table-cell>
          <table:table-cell office:value-type="float" office:value="4" calcext:value-type="float">
            <text:p>4</text:p>
          </table:table-cell>
          <table:table-cell table:formula="of:=[.A710]*23" office:value-type="float" office:value="1334" calcext:value-type="float">
            <text:p>1334</text:p>
          </table:table-cell>
          <table:table-cell table:formula="of:=[.D710]/6" office:value-type="float" office:value="654" calcext:value-type="float">
            <text:p>654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5" calcext:value-type="float">
            <text:p>2185</text:p>
          </table:table-cell>
          <table:table-cell office:value-type="float" office:value="514" calcext:value-type="float">
            <text:p>514</text:p>
          </table:table-cell>
          <table:table-cell office:value-type="float" office:value="3929" calcext:value-type="float">
            <text:p>3929</text:p>
          </table:table-cell>
          <table:table-cell office:value-type="float" office:value="314" calcext:value-type="float">
            <text:p>314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[.A711]*23" office:value-type="float" office:value="1334" calcext:value-type="float">
            <text:p>1334</text:p>
          </table:table-cell>
          <table:table-cell table:formula="of:=[.D711]/6" office:value-type="float" office:value="654.833333333333" calcext:value-type="float">
            <text:p>654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7" calcext:value-type="float">
            <text:p>2187</text:p>
          </table:table-cell>
          <table:table-cell office:value-type="float" office:value="51" calcext:value-type="float">
            <text:p>51</text:p>
          </table:table-cell>
          <table:table-cell office:value-type="float" office:value="3926" calcext:value-type="float">
            <text:p>3926</text:p>
          </table:table-cell>
          <table:table-cell office:value-type="float" office:value="314" calcext:value-type="float">
            <text:p>314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[.A712]*23" office:value-type="float" office:value="1334" calcext:value-type="float">
            <text:p>1334</text:p>
          </table:table-cell>
          <table:table-cell table:formula="of:=[.D712]/6" office:value-type="float" office:value="654.333333333333" calcext:value-type="float">
            <text:p>654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6" calcext:value-type="float">
            <text:p>2186</text:p>
          </table:table-cell>
          <table:table-cell office:value-type="float" office:value="94" calcext:value-type="float">
            <text:p>94</text:p>
          </table:table-cell>
          <table:table-cell office:value-type="float" office:value="3928" calcext:value-type="float">
            <text:p>3928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713]*23" office:value-type="float" office:value="1334" calcext:value-type="float">
            <text:p>1334</text:p>
          </table:table-cell>
          <table:table-cell table:formula="of:=[.D713]/6" office:value-type="float" office:value="654.666666666667" calcext:value-type="float">
            <text:p>654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7" calcext:value-type="float">
            <text:p>2187</text:p>
          </table:table-cell>
          <table:table-cell office:value-type="float" office:value="25" calcext:value-type="float">
            <text:p>25</text:p>
          </table:table-cell>
          <table:table-cell office:value-type="float" office:value="3927" calcext:value-type="float">
            <text:p>392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714]*23" office:value-type="float" office:value="1334" calcext:value-type="float">
            <text:p>1334</text:p>
          </table:table-cell>
          <table:table-cell table:formula="of:=[.D714]/6" office:value-type="float" office:value="654.5" calcext:value-type="float">
            <text:p>654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  <table:table-cell office:value-type="float" office:value="3926" calcext:value-type="float">
            <text:p>3926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[.A715]*23" office:value-type="float" office:value="1334" calcext:value-type="float">
            <text:p>1334</text:p>
          </table:table-cell>
          <table:table-cell table:formula="of:=[.D715]/6" office:value-type="float" office:value="654.333333333333" calcext:value-type="float">
            <text:p>654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5" calcext:value-type="float">
            <text:p>2185</text:p>
          </table:table-cell>
          <table:table-cell office:value-type="float" office:value="249" calcext:value-type="float">
            <text:p>249</text:p>
          </table:table-cell>
          <table:table-cell office:value-type="float" office:value="3929" calcext:value-type="float">
            <text:p>3929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formula="of:=[.A716]*23" office:value-type="float" office:value="1334" calcext:value-type="float">
            <text:p>1334</text:p>
          </table:table-cell>
          <table:table-cell table:formula="of:=[.D716]/6" office:value-type="float" office:value="654.833333333333" calcext:value-type="float">
            <text:p>654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5" calcext:value-type="float">
            <text:p>2185</text:p>
          </table:table-cell>
          <table:table-cell office:value-type="float" office:value="423" calcext:value-type="float">
            <text:p>423</text:p>
          </table:table-cell>
          <table:table-cell office:value-type="float" office:value="3930" calcext:value-type="float">
            <text:p>3930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717]*23" office:value-type="float" office:value="1334" calcext:value-type="float">
            <text:p>1334</text:p>
          </table:table-cell>
          <table:table-cell table:formula="of:=[.D717]/6" office:value-type="float" office:value="655" calcext:value-type="float">
            <text:p>655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8" calcext:value-type="float">
            <text:p>2188</text:p>
          </table:table-cell>
          <table:table-cell office:value-type="float" office:value="429" calcext:value-type="float">
            <text:p>429</text:p>
          </table:table-cell>
          <table:table-cell office:value-type="float" office:value="3925" calcext:value-type="float">
            <text:p>3925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formula="of:=[.A718]*23" office:value-type="float" office:value="1334" calcext:value-type="float">
            <text:p>1334</text:p>
          </table:table-cell>
          <table:table-cell table:formula="of:=[.D718]/6" office:value-type="float" office:value="654.166666666667" calcext:value-type="float">
            <text:p>654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6" calcext:value-type="float">
            <text:p>2186</text:p>
          </table:table-cell>
          <table:table-cell office:value-type="float" office:value="85" calcext:value-type="float">
            <text:p>85</text:p>
          </table:table-cell>
          <table:table-cell office:value-type="float" office:value="3928" calcext:value-type="float">
            <text:p>3928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5" calcext:value-type="float">
            <text:p>5</text:p>
          </table:table-cell>
          <table:table-cell table:formula="of:=[.A719]*23" office:value-type="float" office:value="1334" calcext:value-type="float">
            <text:p>1334</text:p>
          </table:table-cell>
          <table:table-cell table:formula="of:=[.D719]/6" office:value-type="float" office:value="654.666666666667" calcext:value-type="float">
            <text:p>654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5" calcext:value-type="float">
            <text:p>2185</text:p>
          </table:table-cell>
          <table:table-cell office:value-type="float" office:value="46" calcext:value-type="float">
            <text:p>46</text:p>
          </table:table-cell>
          <table:table-cell office:value-type="float" office:value="3929" calcext:value-type="float">
            <text:p>3929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5" calcext:value-type="float">
            <text:p>5</text:p>
          </table:table-cell>
          <table:table-cell table:formula="of:=[.A720]*23" office:value-type="float" office:value="1334" calcext:value-type="float">
            <text:p>1334</text:p>
          </table:table-cell>
          <table:table-cell table:formula="of:=[.D720]/6" office:value-type="float" office:value="654.833333333333" calcext:value-type="float">
            <text:p>654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5" calcext:value-type="float">
            <text:p>2185</text:p>
          </table:table-cell>
          <table:table-cell office:value-type="float" office:value="477" calcext:value-type="float">
            <text:p>477</text:p>
          </table:table-cell>
          <table:table-cell office:value-type="float" office:value="3929" calcext:value-type="float">
            <text:p>3929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 table:formula="of:=[.A721]*23" office:value-type="float" office:value="1334" calcext:value-type="float">
            <text:p>1334</text:p>
          </table:table-cell>
          <table:table-cell table:formula="of:=[.D721]/6" office:value-type="float" office:value="654.833333333333" calcext:value-type="float">
            <text:p>654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3" calcext:value-type="float">
            <text:p>2183</text:p>
          </table:table-cell>
          <table:table-cell office:value-type="float" office:value="6" calcext:value-type="float">
            <text:p>6</text:p>
          </table:table-cell>
          <table:table-cell office:value-type="float" office:value="3933" calcext:value-type="float">
            <text:p>3933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 table:formula="of:=[.A722]*23" office:value-type="float" office:value="1334" calcext:value-type="float">
            <text:p>1334</text:p>
          </table:table-cell>
          <table:table-cell table:formula="of:=[.D722]/6" office:value-type="float" office:value="655.5" calcext:value-type="float">
            <text:p>655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4" calcext:value-type="float">
            <text:p>2184</text:p>
          </table:table-cell>
          <table:table-cell office:value-type="float" office:value="469" calcext:value-type="float">
            <text:p>469</text:p>
          </table:table-cell>
          <table:table-cell office:value-type="float" office:value="3932" calcext:value-type="float">
            <text:p>3932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723]*23" office:value-type="float" office:value="1334" calcext:value-type="float">
            <text:p>1334</text:p>
          </table:table-cell>
          <table:table-cell table:formula="of:=[.D723]/6" office:value-type="float" office:value="655.333333333333" calcext:value-type="float">
            <text:p>655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4" calcext:value-type="float">
            <text:p>2184</text:p>
          </table:table-cell>
          <table:table-cell office:value-type="float" office:value="116" calcext:value-type="float">
            <text:p>116</text:p>
          </table:table-cell>
          <table:table-cell office:value-type="float" office:value="3932" calcext:value-type="float">
            <text:p>3932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 table:formula="of:=[.A724]*23" office:value-type="float" office:value="1334" calcext:value-type="float">
            <text:p>1334</text:p>
          </table:table-cell>
          <table:table-cell table:formula="of:=[.D724]/6" office:value-type="float" office:value="655.333333333333" calcext:value-type="float">
            <text:p>655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3" calcext:value-type="float">
            <text:p>2183</text:p>
          </table:table-cell>
          <table:table-cell office:value-type="float" office:value="25" calcext:value-type="float">
            <text:p>25</text:p>
          </table:table-cell>
          <table:table-cell office:value-type="float" office:value="3932" calcext:value-type="float">
            <text:p>3932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5" calcext:value-type="float">
            <text:p>5</text:p>
          </table:table-cell>
          <table:table-cell table:formula="of:=[.A725]*23" office:value-type="float" office:value="1334" calcext:value-type="float">
            <text:p>1334</text:p>
          </table:table-cell>
          <table:table-cell table:formula="of:=[.D725]/6" office:value-type="float" office:value="655.333333333333" calcext:value-type="float">
            <text:p>655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5" calcext:value-type="float">
            <text:p>2185</text:p>
          </table:table-cell>
          <table:table-cell office:value-type="float" office:value="519" calcext:value-type="float">
            <text:p>519</text:p>
          </table:table-cell>
          <table:table-cell office:value-type="float" office:value="3929" calcext:value-type="float">
            <text:p>3929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726]*23" office:value-type="float" office:value="1334" calcext:value-type="float">
            <text:p>1334</text:p>
          </table:table-cell>
          <table:table-cell table:formula="of:=[.D726]/6" office:value-type="float" office:value="654.833333333333" calcext:value-type="float">
            <text:p>654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4" calcext:value-type="float">
            <text:p>2184</text:p>
          </table:table-cell>
          <table:table-cell office:value-type="float" office:value="35" calcext:value-type="float">
            <text:p>35</text:p>
          </table:table-cell>
          <table:table-cell office:value-type="float" office:value="3932" calcext:value-type="float">
            <text:p>3932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727]*23" office:value-type="float" office:value="1334" calcext:value-type="float">
            <text:p>1334</text:p>
          </table:table-cell>
          <table:table-cell table:formula="of:=[.D727]/6" office:value-type="float" office:value="655.333333333333" calcext:value-type="float">
            <text:p>655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1" calcext:value-type="float">
            <text:p>2181</text:p>
          </table:table-cell>
          <table:table-cell office:value-type="float" office:value="539" calcext:value-type="float">
            <text:p>539</text:p>
          </table:table-cell>
          <table:table-cell office:value-type="float" office:value="3936" calcext:value-type="float">
            <text:p>3936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728]*23" office:value-type="float" office:value="1334" calcext:value-type="float">
            <text:p>1334</text:p>
          </table:table-cell>
          <table:table-cell table:formula="of:=[.D728]/6" office:value-type="float" office:value="656" calcext:value-type="float">
            <text:p>656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3" calcext:value-type="float">
            <text:p>2183</text:p>
          </table:table-cell>
          <table:table-cell office:value-type="float" office:value="103" calcext:value-type="float">
            <text:p>103</text:p>
          </table:table-cell>
          <table:table-cell office:value-type="float" office:value="3934" calcext:value-type="float">
            <text:p>393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729]*23" office:value-type="float" office:value="1334" calcext:value-type="float">
            <text:p>1334</text:p>
          </table:table-cell>
          <table:table-cell table:formula="of:=[.D729]/6" office:value-type="float" office:value="655.666666666667" calcext:value-type="float">
            <text:p>655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2" calcext:value-type="float">
            <text:p>2182</text:p>
          </table:table-cell>
          <table:table-cell office:value-type="float" office:value="21" calcext:value-type="float">
            <text:p>21</text:p>
          </table:table-cell>
          <table:table-cell office:value-type="float" office:value="3934" calcext:value-type="float">
            <text:p>393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730]*23" office:value-type="float" office:value="1334" calcext:value-type="float">
            <text:p>1334</text:p>
          </table:table-cell>
          <table:table-cell table:formula="of:=[.D730]/6" office:value-type="float" office:value="655.666666666667" calcext:value-type="float">
            <text:p>655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2" calcext:value-type="float">
            <text:p>2182</text:p>
          </table:table-cell>
          <table:table-cell office:value-type="float" office:value="503" calcext:value-type="float">
            <text:p>503</text:p>
          </table:table-cell>
          <table:table-cell office:value-type="float" office:value="3934" calcext:value-type="float">
            <text:p>393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731]*23" office:value-type="float" office:value="1334" calcext:value-type="float">
            <text:p>1334</text:p>
          </table:table-cell>
          <table:table-cell table:formula="of:=[.D731]/6" office:value-type="float" office:value="655.666666666667" calcext:value-type="float">
            <text:p>655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2" calcext:value-type="float">
            <text:p>2182</text:p>
          </table:table-cell>
          <table:table-cell office:value-type="float" office:value="906" calcext:value-type="float">
            <text:p>906</text:p>
          </table:table-cell>
          <table:table-cell office:value-type="float" office:value="3935" calcext:value-type="float">
            <text:p>393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732]*23" office:value-type="float" office:value="1334" calcext:value-type="float">
            <text:p>1334</text:p>
          </table:table-cell>
          <table:table-cell table:formula="of:=[.D732]/6" office:value-type="float" office:value="655.833333333333" calcext:value-type="float">
            <text:p>655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3" calcext:value-type="float">
            <text:p>2183</text:p>
          </table:table-cell>
          <table:table-cell office:value-type="float" office:value="45" calcext:value-type="float">
            <text:p>45</text:p>
          </table:table-cell>
          <table:table-cell office:value-type="float" office:value="3934" calcext:value-type="float">
            <text:p>393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733]*23" office:value-type="float" office:value="1334" calcext:value-type="float">
            <text:p>1334</text:p>
          </table:table-cell>
          <table:table-cell table:formula="of:=[.D733]/6" office:value-type="float" office:value="655.666666666667" calcext:value-type="float">
            <text:p>655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2" calcext:value-type="float">
            <text:p>2182</text:p>
          </table:table-cell>
          <table:table-cell office:value-type="float" office:value="480" calcext:value-type="float">
            <text:p>480</text:p>
          </table:table-cell>
          <table:table-cell office:value-type="float" office:value="3934" calcext:value-type="float">
            <text:p>3934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734]*23" office:value-type="float" office:value="1334" calcext:value-type="float">
            <text:p>1334</text:p>
          </table:table-cell>
          <table:table-cell table:formula="of:=[.D734]/6" office:value-type="float" office:value="655.666666666667" calcext:value-type="float">
            <text:p>655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1" calcext:value-type="float">
            <text:p>2181</text:p>
          </table:table-cell>
          <table:table-cell office:value-type="float" office:value="14" calcext:value-type="float">
            <text:p>14</text:p>
          </table:table-cell>
          <table:table-cell office:value-type="float" office:value="3936" calcext:value-type="float">
            <text:p>3936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formula="of:=[.A735]*23" office:value-type="float" office:value="1334" calcext:value-type="float">
            <text:p>1334</text:p>
          </table:table-cell>
          <table:table-cell table:formula="of:=[.D735]/6" office:value-type="float" office:value="656" calcext:value-type="float">
            <text:p>656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2" calcext:value-type="float">
            <text:p>2182</text:p>
          </table:table-cell>
          <table:table-cell office:value-type="float" office:value="85" calcext:value-type="float">
            <text:p>85</text:p>
          </table:table-cell>
          <table:table-cell office:value-type="float" office:value="3934" calcext:value-type="float">
            <text:p>3934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table:formula="of:=[.A736]*23" office:value-type="float" office:value="1334" calcext:value-type="float">
            <text:p>1334</text:p>
          </table:table-cell>
          <table:table-cell table:formula="of:=[.D736]/6" office:value-type="float" office:value="655.666666666667" calcext:value-type="float">
            <text:p>655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2" calcext:value-type="float">
            <text:p>2182</text:p>
          </table:table-cell>
          <table:table-cell office:value-type="float" office:value="499" calcext:value-type="float">
            <text:p>499</text:p>
          </table:table-cell>
          <table:table-cell office:value-type="float" office:value="3934" calcext:value-type="float">
            <text:p>393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737]*23" office:value-type="float" office:value="1334" calcext:value-type="float">
            <text:p>1334</text:p>
          </table:table-cell>
          <table:table-cell table:formula="of:=[.D737]/6" office:value-type="float" office:value="655.666666666667" calcext:value-type="float">
            <text:p>655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0" calcext:value-type="float">
            <text:p>2180</text:p>
          </table:table-cell>
          <table:table-cell office:value-type="float" office:value="45" calcext:value-type="float">
            <text:p>45</text:p>
          </table:table-cell>
          <table:table-cell office:value-type="float" office:value="3939" calcext:value-type="float">
            <text:p>3939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738]*23" office:value-type="float" office:value="1334" calcext:value-type="float">
            <text:p>1334</text:p>
          </table:table-cell>
          <table:table-cell table:formula="of:=[.D738]/6" office:value-type="float" office:value="656.5" calcext:value-type="float">
            <text:p>656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1" calcext:value-type="float">
            <text:p>2181</text:p>
          </table:table-cell>
          <table:table-cell office:value-type="float" office:value="86" calcext:value-type="float">
            <text:p>86</text:p>
          </table:table-cell>
          <table:table-cell office:value-type="float" office:value="3937" calcext:value-type="float">
            <text:p>393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table:formula="of:=[.A739]*23" office:value-type="float" office:value="1334" calcext:value-type="float">
            <text:p>1334</text:p>
          </table:table-cell>
          <table:table-cell table:formula="of:=[.D739]/6" office:value-type="float" office:value="656.166666666667" calcext:value-type="float">
            <text:p>656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1" calcext:value-type="float">
            <text:p>2181</text:p>
          </table:table-cell>
          <table:table-cell office:value-type="float" office:value="25" calcext:value-type="float">
            <text:p>25</text:p>
          </table:table-cell>
          <table:table-cell office:value-type="float" office:value="3937" calcext:value-type="float">
            <text:p>393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[.A740]*23" office:value-type="float" office:value="1334" calcext:value-type="float">
            <text:p>1334</text:p>
          </table:table-cell>
          <table:table-cell table:formula="of:=[.D740]/6" office:value-type="float" office:value="656.166666666667" calcext:value-type="float">
            <text:p>656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3" calcext:value-type="float">
            <text:p>2183</text:p>
          </table:table-cell>
          <table:table-cell office:value-type="float" office:value="529" calcext:value-type="float">
            <text:p>529</text:p>
          </table:table-cell>
          <table:table-cell office:value-type="float" office:value="3933" calcext:value-type="float">
            <text:p>3933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[.A741]*23" office:value-type="float" office:value="1334" calcext:value-type="float">
            <text:p>1334</text:p>
          </table:table-cell>
          <table:table-cell table:formula="of:=[.D741]/6" office:value-type="float" office:value="655.5" calcext:value-type="float">
            <text:p>655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2" calcext:value-type="float">
            <text:p>2182</text:p>
          </table:table-cell>
          <table:table-cell office:value-type="float" office:value="535" calcext:value-type="float">
            <text:p>535</text:p>
          </table:table-cell>
          <table:table-cell office:value-type="float" office:value="3935" calcext:value-type="float">
            <text:p>3935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5" calcext:value-type="float">
            <text:p>5</text:p>
          </table:table-cell>
          <table:table-cell table:formula="of:=[.A742]*23" office:value-type="float" office:value="1334" calcext:value-type="float">
            <text:p>1334</text:p>
          </table:table-cell>
          <table:table-cell table:formula="of:=[.D742]/6" office:value-type="float" office:value="655.833333333333" calcext:value-type="float">
            <text:p>655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2" calcext:value-type="float">
            <text:p>2182</text:p>
          </table:table-cell>
          <table:table-cell office:value-type="float" office:value="47" calcext:value-type="float">
            <text:p>47</text:p>
          </table:table-cell>
          <table:table-cell office:value-type="float" office:value="3935" calcext:value-type="float">
            <text:p>3935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 table:formula="of:=[.A743]*23" office:value-type="float" office:value="1334" calcext:value-type="float">
            <text:p>1334</text:p>
          </table:table-cell>
          <table:table-cell table:formula="of:=[.D743]/6" office:value-type="float" office:value="655.833333333333" calcext:value-type="float">
            <text:p>655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0" calcext:value-type="float">
            <text:p>2180</text:p>
          </table:table-cell>
          <table:table-cell office:value-type="float" office:value="112" calcext:value-type="float">
            <text:p>112</text:p>
          </table:table-cell>
          <table:table-cell office:value-type="float" office:value="3938" calcext:value-type="float">
            <text:p>3938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744]*23" office:value-type="float" office:value="1334" calcext:value-type="float">
            <text:p>1334</text:p>
          </table:table-cell>
          <table:table-cell table:formula="of:=[.D744]/6" office:value-type="float" office:value="656.333333333333" calcext:value-type="float">
            <text:p>656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8" calcext:value-type="float">
            <text:p>2178</text:p>
          </table:table-cell>
          <table:table-cell office:value-type="float" office:value="533" calcext:value-type="float">
            <text:p>533</text:p>
          </table:table-cell>
          <table:table-cell office:value-type="float" office:value="3941" calcext:value-type="float">
            <text:p>3941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745]*23" office:value-type="float" office:value="1334" calcext:value-type="float">
            <text:p>1334</text:p>
          </table:table-cell>
          <table:table-cell table:formula="of:=[.D745]/6" office:value-type="float" office:value="656.833333333333" calcext:value-type="float">
            <text:p>656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9" calcext:value-type="float">
            <text:p>2179</text:p>
          </table:table-cell>
          <table:table-cell office:value-type="float" office:value="457" calcext:value-type="float">
            <text:p>457</text:p>
          </table:table-cell>
          <table:table-cell office:value-type="float" office:value="3940" calcext:value-type="float">
            <text:p>3940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table:formula="of:=[.A746]*23" office:value-type="float" office:value="1334" calcext:value-type="float">
            <text:p>1334</text:p>
          </table:table-cell>
          <table:table-cell table:formula="of:=[.D746]/6" office:value-type="float" office:value="656.666666666667" calcext:value-type="float">
            <text:p>65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1" calcext:value-type="float">
            <text:p>2181</text:p>
          </table:table-cell>
          <table:table-cell office:value-type="float" office:value="459" calcext:value-type="float">
            <text:p>459</text:p>
          </table:table-cell>
          <table:table-cell office:value-type="float" office:value="3937" calcext:value-type="float">
            <text:p>393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747]*23" office:value-type="float" office:value="1334" calcext:value-type="float">
            <text:p>1334</text:p>
          </table:table-cell>
          <table:table-cell table:formula="of:=[.D747]/6" office:value-type="float" office:value="656.166666666667" calcext:value-type="float">
            <text:p>656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1" calcext:value-type="float">
            <text:p>2181</text:p>
          </table:table-cell>
          <table:table-cell office:value-type="float" office:value="886" calcext:value-type="float">
            <text:p>886</text:p>
          </table:table-cell>
          <table:table-cell office:value-type="float" office:value="3937" calcext:value-type="float">
            <text:p>393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table:formula="of:=[.A748]*23" office:value-type="float" office:value="1334" calcext:value-type="float">
            <text:p>1334</text:p>
          </table:table-cell>
          <table:table-cell table:formula="of:=[.D748]/6" office:value-type="float" office:value="656.166666666667" calcext:value-type="float">
            <text:p>656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1" calcext:value-type="float">
            <text:p>2181</text:p>
          </table:table-cell>
          <table:table-cell office:value-type="float" office:value="125" calcext:value-type="float">
            <text:p>125</text:p>
          </table:table-cell>
          <table:table-cell office:value-type="float" office:value="3937" calcext:value-type="float">
            <text:p>393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8" calcext:value-type="float">
            <text:p>8</text:p>
          </table:table-cell>
          <table:table-cell table:formula="of:=[.A749]*23" office:value-type="float" office:value="1334" calcext:value-type="float">
            <text:p>1334</text:p>
          </table:table-cell>
          <table:table-cell table:formula="of:=[.D749]/6" office:value-type="float" office:value="656.166666666667" calcext:value-type="float">
            <text:p>656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9" calcext:value-type="float">
            <text:p>2179</text:p>
          </table:table-cell>
          <table:table-cell office:value-type="float" office:value="494" calcext:value-type="float">
            <text:p>494</text:p>
          </table:table-cell>
          <table:table-cell office:value-type="float" office:value="3940" calcext:value-type="float">
            <text:p>3940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750]*23" office:value-type="float" office:value="1334" calcext:value-type="float">
            <text:p>1334</text:p>
          </table:table-cell>
          <table:table-cell table:formula="of:=[.D750]/6" office:value-type="float" office:value="656.666666666667" calcext:value-type="float">
            <text:p>65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0" calcext:value-type="float">
            <text:p>2180</text:p>
          </table:table-cell>
          <table:table-cell office:value-type="float" office:value="152" calcext:value-type="float">
            <text:p>152</text:p>
          </table:table-cell>
          <table:table-cell office:value-type="float" office:value="3939" calcext:value-type="float">
            <text:p>3939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751]*23" office:value-type="float" office:value="1334" calcext:value-type="float">
            <text:p>1334</text:p>
          </table:table-cell>
          <table:table-cell table:formula="of:=[.D751]/6" office:value-type="float" office:value="656.5" calcext:value-type="float">
            <text:p>656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8" calcext:value-type="float">
            <text:p>2178</text:p>
          </table:table-cell>
          <table:table-cell office:value-type="float" office:value="498" calcext:value-type="float">
            <text:p>498</text:p>
          </table:table-cell>
          <table:table-cell office:value-type="float" office:value="3942" calcext:value-type="float">
            <text:p>3942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752]*23" office:value-type="float" office:value="1334" calcext:value-type="float">
            <text:p>1334</text:p>
          </table:table-cell>
          <table:table-cell table:formula="of:=[.D752]/6" office:value-type="float" office:value="657" calcext:value-type="float">
            <text:p>65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9" calcext:value-type="float">
            <text:p>2179</text:p>
          </table:table-cell>
          <table:table-cell office:value-type="float" office:value="39" calcext:value-type="float">
            <text:p>39</text:p>
          </table:table-cell>
          <table:table-cell office:value-type="float" office:value="3940" calcext:value-type="float">
            <text:p>3940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753]*23" office:value-type="float" office:value="1334" calcext:value-type="float">
            <text:p>1334</text:p>
          </table:table-cell>
          <table:table-cell table:formula="of:=[.D753]/6" office:value-type="float" office:value="656.666666666667" calcext:value-type="float">
            <text:p>65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9" calcext:value-type="float">
            <text:p>2179</text:p>
          </table:table-cell>
          <table:table-cell office:value-type="float" office:value="562" calcext:value-type="float">
            <text:p>562</text:p>
          </table:table-cell>
          <table:table-cell office:value-type="float" office:value="3940" calcext:value-type="float">
            <text:p>3940</text:p>
          </table:table-cell>
          <table:table-cell office:value-type="float" office:value="314" calcext:value-type="float">
            <text:p>314</text:p>
          </table:table-cell>
          <table:table-cell office:value-type="float" office:value="1649" calcext:value-type="float">
            <text:p>1649</text:p>
          </table:table-cell>
          <table:table-cell office:value-type="float" office:value="2" calcext:value-type="float">
            <text:p>2</text:p>
          </table:table-cell>
          <table:table-cell table:formula="of:=[.A754]*23" office:value-type="float" office:value="1334" calcext:value-type="float">
            <text:p>1334</text:p>
          </table:table-cell>
          <table:table-cell table:formula="of:=[.D754]/6" office:value-type="float" office:value="656.666666666667" calcext:value-type="float">
            <text:p>65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289" calcext:value-type="float">
            <text:p>289</text:p>
          </table:table-cell>
          <table:table-cell office:value-type="float" office:value="3943" calcext:value-type="float">
            <text:p>3943</text:p>
          </table:table-cell>
          <table:table-cell office:value-type="float" office:value="314" calcext:value-type="float">
            <text:p>314</text:p>
          </table:table-cell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 table:formula="of:=[.A755]*23" office:value-type="float" office:value="1334" calcext:value-type="float">
            <text:p>1334</text:p>
          </table:table-cell>
          <table:table-cell table:formula="of:=[.D755]/6" office:value-type="float" office:value="657.166666666667" calcext:value-type="float">
            <text:p>657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8" calcext:value-type="float">
            <text:p>2178</text:p>
          </table:table-cell>
          <table:table-cell office:value-type="float" office:value="188" calcext:value-type="float">
            <text:p>188</text:p>
          </table:table-cell>
          <table:table-cell office:value-type="float" office:value="3942" calcext:value-type="float">
            <text:p>3942</text:p>
          </table:table-cell>
          <table:table-cell office:value-type="float" office:value="314" calcext:value-type="float">
            <text:p>314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table:formula="of:=[.A756]*23" office:value-type="float" office:value="1334" calcext:value-type="float">
            <text:p>1334</text:p>
          </table:table-cell>
          <table:table-cell table:formula="of:=[.D756]/6" office:value-type="float" office:value="657" calcext:value-type="float">
            <text:p>65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8" calcext:value-type="float">
            <text:p>2178</text:p>
          </table:table-cell>
          <table:table-cell office:value-type="float" office:value="503" calcext:value-type="float">
            <text:p>503</text:p>
          </table:table-cell>
          <table:table-cell office:value-type="float" office:value="3942" calcext:value-type="float">
            <text:p>3942</text:p>
          </table:table-cell>
          <table:table-cell office:value-type="float" office:value="314" calcext:value-type="float">
            <text:p>314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formula="of:=[.A757]*23" office:value-type="float" office:value="1334" calcext:value-type="float">
            <text:p>1334</text:p>
          </table:table-cell>
          <table:table-cell table:formula="of:=[.D757]/6" office:value-type="float" office:value="657" calcext:value-type="float">
            <text:p>65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8" calcext:value-type="float">
            <text:p>2178</text:p>
          </table:table-cell>
          <table:table-cell office:value-type="float" office:value="965" calcext:value-type="float">
            <text:p>965</text:p>
          </table:table-cell>
          <table:table-cell office:value-type="float" office:value="3942" calcext:value-type="float">
            <text:p>3942</text:p>
          </table:table-cell>
          <table:table-cell office:value-type="float" office:value="314" calcext:value-type="float">
            <text:p>314</text:p>
          </table:table-cell>
          <table:table-cell office:value-type="float" office:value="1648" calcext:value-type="float">
            <text:p>1648</text:p>
          </table:table-cell>
          <table:table-cell office:value-type="float" office:value="6" calcext:value-type="float">
            <text:p>6</text:p>
          </table:table-cell>
          <table:table-cell table:formula="of:=[.A758]*23" office:value-type="float" office:value="1334" calcext:value-type="float">
            <text:p>1334</text:p>
          </table:table-cell>
          <table:table-cell table:formula="of:=[.D758]/6" office:value-type="float" office:value="657" calcext:value-type="float">
            <text:p>65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813" calcext:value-type="float">
            <text:p>813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49" calcext:value-type="float">
            <text:p>1649</text:p>
          </table:table-cell>
          <table:table-cell office:value-type="float" office:value="7" calcext:value-type="float">
            <text:p>7</text:p>
          </table:table-cell>
          <table:table-cell table:formula="of:=[.A759]*23" office:value-type="float" office:value="1334" calcext:value-type="float">
            <text:p>1334</text:p>
          </table:table-cell>
          <table:table-cell table:formula="of:=[.D759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569" calcext:value-type="float">
            <text:p>569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table:formula="of:=[.A760]*23" office:value-type="float" office:value="1334" calcext:value-type="float">
            <text:p>1334</text:p>
          </table:table-cell>
          <table:table-cell table:formula="of:=[.D760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125" calcext:value-type="float">
            <text:p>125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761]*23" office:value-type="float" office:value="1334" calcext:value-type="float">
            <text:p>1334</text:p>
          </table:table-cell>
          <table:table-cell table:formula="of:=[.D761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536" calcext:value-type="float">
            <text:p>536</text:p>
          </table:table-cell>
          <table:table-cell office:value-type="float" office:value="3943" calcext:value-type="float">
            <text:p>3943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762]*23" office:value-type="float" office:value="1334" calcext:value-type="float">
            <text:p>1334</text:p>
          </table:table-cell>
          <table:table-cell table:formula="of:=[.D762]/6" office:value-type="float" office:value="657.166666666667" calcext:value-type="float">
            <text:p>657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8" calcext:value-type="float">
            <text:p>2178</text:p>
          </table:table-cell>
          <table:table-cell office:value-type="float" office:value="5" calcext:value-type="float">
            <text:p>5</text:p>
          </table:table-cell>
          <table:table-cell office:value-type="float" office:value="3942" calcext:value-type="float">
            <text:p>3942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763]*23" office:value-type="float" office:value="1334" calcext:value-type="float">
            <text:p>1334</text:p>
          </table:table-cell>
          <table:table-cell table:formula="of:=[.D763]/6" office:value-type="float" office:value="657" calcext:value-type="float">
            <text:p>65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8" calcext:value-type="float">
            <text:p>2178</text:p>
          </table:table-cell>
          <table:table-cell office:value-type="float" office:value="515" calcext:value-type="float">
            <text:p>515</text:p>
          </table:table-cell>
          <table:table-cell office:value-type="float" office:value="3942" calcext:value-type="float">
            <text:p>3942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764]*23" office:value-type="float" office:value="1334" calcext:value-type="float">
            <text:p>1334</text:p>
          </table:table-cell>
          <table:table-cell table:formula="of:=[.D764]/6" office:value-type="float" office:value="657" calcext:value-type="float">
            <text:p>65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8" calcext:value-type="float">
            <text:p>2178</text:p>
          </table:table-cell>
          <table:table-cell office:value-type="float" office:value="47" calcext:value-type="float">
            <text:p>47</text:p>
          </table:table-cell>
          <table:table-cell office:value-type="float" office:value="3942" calcext:value-type="float">
            <text:p>3942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765]*23" office:value-type="float" office:value="1334" calcext:value-type="float">
            <text:p>1334</text:p>
          </table:table-cell>
          <table:table-cell table:formula="of:=[.D765]/6" office:value-type="float" office:value="657" calcext:value-type="float">
            <text:p>65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88" calcext:value-type="float">
            <text:p>88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  <table:table-cell table:formula="of:=[.A766]*23" office:value-type="float" office:value="1334" calcext:value-type="float">
            <text:p>1334</text:p>
          </table:table-cell>
          <table:table-cell table:formula="of:=[.D766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520" calcext:value-type="float">
            <text:p>520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3" calcext:value-type="float">
            <text:p>1653</text:p>
          </table:table-cell>
          <table:table-cell office:value-type="float" office:value="2" calcext:value-type="float">
            <text:p>2</text:p>
          </table:table-cell>
          <table:table-cell table:formula="of:=[.A767]*23" office:value-type="float" office:value="1334" calcext:value-type="float">
            <text:p>1334</text:p>
          </table:table-cell>
          <table:table-cell table:formula="of:=[.D767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1" calcext:value-type="float">
            <text:p>1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53" calcext:value-type="float">
            <text:p>1653</text:p>
          </table:table-cell>
          <table:table-cell office:value-type="float" office:value="2" calcext:value-type="float">
            <text:p>2</text:p>
          </table:table-cell>
          <table:table-cell table:formula="of:=[.A768]*23" office:value-type="float" office:value="1334" calcext:value-type="float">
            <text:p>1334</text:p>
          </table:table-cell>
          <table:table-cell table:formula="of:=[.D768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826" calcext:value-type="float">
            <text:p>826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3" calcext:value-type="float">
            <text:p>1653</text:p>
          </table:table-cell>
          <table:table-cell office:value-type="float" office:value="1" calcext:value-type="float">
            <text:p>1</text:p>
          </table:table-cell>
          <table:table-cell table:formula="of:=[.A769]*23" office:value-type="float" office:value="1334" calcext:value-type="float">
            <text:p>1334</text:p>
          </table:table-cell>
          <table:table-cell table:formula="of:=[.D769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9" calcext:value-type="float">
            <text:p>2179</text:p>
          </table:table-cell>
          <table:table-cell office:value-type="float" office:value="263" calcext:value-type="float">
            <text:p>263</text:p>
          </table:table-cell>
          <table:table-cell office:value-type="float" office:value="3940" calcext:value-type="float">
            <text:p>3940</text:p>
          </table:table-cell>
          <table:table-cell office:value-type="float" office:value="314" calcext:value-type="float">
            <text:p>314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 table:formula="of:=[.A770]*23" office:value-type="float" office:value="1334" calcext:value-type="float">
            <text:p>1334</text:p>
          </table:table-cell>
          <table:table-cell table:formula="of:=[.D770]/6" office:value-type="float" office:value="656.666666666667" calcext:value-type="float">
            <text:p>65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8" calcext:value-type="float">
            <text:p>2178</text:p>
          </table:table-cell>
          <table:table-cell office:value-type="float" office:value="476" calcext:value-type="float">
            <text:p>476</text:p>
          </table:table-cell>
          <table:table-cell office:value-type="float" office:value="3942" calcext:value-type="float">
            <text:p>3942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table:formula="of:=[.A771]*23" office:value-type="float" office:value="1334" calcext:value-type="float">
            <text:p>1334</text:p>
          </table:table-cell>
          <table:table-cell table:formula="of:=[.D771]/6" office:value-type="float" office:value="657" calcext:value-type="float">
            <text:p>657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476" calcext:value-type="float">
            <text:p>476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772]*23" office:value-type="float" office:value="1334" calcext:value-type="float">
            <text:p>1334</text:p>
          </table:table-cell>
          <table:table-cell table:formula="of:=[.D772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936" calcext:value-type="float">
            <text:p>936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table:formula="of:=[.A773]*23" office:value-type="float" office:value="1334" calcext:value-type="float">
            <text:p>1334</text:p>
          </table:table-cell>
          <table:table-cell table:formula="of:=[.D773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683" calcext:value-type="float">
            <text:p>683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table:formula="of:=[.A774]*23" office:value-type="float" office:value="1334" calcext:value-type="float">
            <text:p>1334</text:p>
          </table:table-cell>
          <table:table-cell table:formula="of:=[.D774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9" calcext:value-type="float">
            <text:p>2179</text:p>
          </table:table-cell>
          <table:table-cell office:value-type="float" office:value="339" calcext:value-type="float">
            <text:p>339</text:p>
          </table:table-cell>
          <table:table-cell office:value-type="float" office:value="3940" calcext:value-type="float">
            <text:p>3940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5" calcext:value-type="float">
            <text:p>5</text:p>
          </table:table-cell>
          <table:table-cell table:formula="of:=[.A775]*23" office:value-type="float" office:value="1334" calcext:value-type="float">
            <text:p>1334</text:p>
          </table:table-cell>
          <table:table-cell table:formula="of:=[.D775]/6" office:value-type="float" office:value="656.666666666667" calcext:value-type="float">
            <text:p>656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510" calcext:value-type="float">
            <text:p>510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776]*23" office:value-type="float" office:value="1334" calcext:value-type="float">
            <text:p>1334</text:p>
          </table:table-cell>
          <table:table-cell table:formula="of:=[.D776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113" calcext:value-type="float">
            <text:p>113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777]*23" office:value-type="float" office:value="1334" calcext:value-type="float">
            <text:p>1334</text:p>
          </table:table-cell>
          <table:table-cell table:formula="of:=[.D777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539" calcext:value-type="float">
            <text:p>539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778]*23" office:value-type="float" office:value="1334" calcext:value-type="float">
            <text:p>1334</text:p>
          </table:table-cell>
          <table:table-cell table:formula="of:=[.D778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32" calcext:value-type="float">
            <text:p>32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779]*23" office:value-type="float" office:value="1334" calcext:value-type="float">
            <text:p>1334</text:p>
          </table:table-cell>
          <table:table-cell table:formula="of:=[.D779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598" calcext:value-type="float">
            <text:p>598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formula="of:=[.A780]*23" office:value-type="float" office:value="1334" calcext:value-type="float">
            <text:p>1334</text:p>
          </table:table-cell>
          <table:table-cell table:formula="of:=[.D780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8" calcext:value-type="float">
            <text:p>2178</text:p>
          </table:table-cell>
          <table:table-cell office:value-type="float" office:value="74" calcext:value-type="float">
            <text:p>74</text:p>
          </table:table-cell>
          <table:table-cell office:value-type="float" office:value="3943" calcext:value-type="float">
            <text:p>3943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table:formula="of:=[.A781]*23" office:value-type="float" office:value="1334" calcext:value-type="float">
            <text:p>1334</text:p>
          </table:table-cell>
          <table:table-cell table:formula="of:=[.D781]/6" office:value-type="float" office:value="657.166666666667" calcext:value-type="float">
            <text:p>657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34" calcext:value-type="float">
            <text:p>34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A782]*23" office:value-type="float" office:value="1334" calcext:value-type="float">
            <text:p>1334</text:p>
          </table:table-cell>
          <table:table-cell table:formula="of:=[.D782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522" calcext:value-type="float">
            <text:p>522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783]*23" office:value-type="float" office:value="1334" calcext:value-type="float">
            <text:p>1334</text:p>
          </table:table-cell>
          <table:table-cell table:formula="of:=[.D783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4" calcext:value-type="float">
            <text:p>4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784]*23" office:value-type="float" office:value="1334" calcext:value-type="float">
            <text:p>1334</text:p>
          </table:table-cell>
          <table:table-cell table:formula="of:=[.D784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559" calcext:value-type="float">
            <text:p>559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785]*23" office:value-type="float" office:value="1334" calcext:value-type="float">
            <text:p>1334</text:p>
          </table:table-cell>
          <table:table-cell table:formula="of:=[.D785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33" calcext:value-type="float">
            <text:p>33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786]*23" office:value-type="float" office:value="1334" calcext:value-type="float">
            <text:p>1334</text:p>
          </table:table-cell>
          <table:table-cell table:formula="of:=[.D786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442" calcext:value-type="float">
            <text:p>442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table:formula="of:=[.A787]*23" office:value-type="float" office:value="1334" calcext:value-type="float">
            <text:p>1334</text:p>
          </table:table-cell>
          <table:table-cell table:formula="of:=[.D787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821" calcext:value-type="float">
            <text:p>821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788]*23" office:value-type="float" office:value="1334" calcext:value-type="float">
            <text:p>1334</text:p>
          </table:table-cell>
          <table:table-cell table:formula="of:=[.D788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446" calcext:value-type="float">
            <text:p>446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789]*23" office:value-type="float" office:value="1334" calcext:value-type="float">
            <text:p>1334</text:p>
          </table:table-cell>
          <table:table-cell table:formula="of:=[.D789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493" calcext:value-type="float">
            <text:p>493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790]*23" office:value-type="float" office:value="1334" calcext:value-type="float">
            <text:p>1334</text:p>
          </table:table-cell>
          <table:table-cell table:formula="of:=[.D790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36" calcext:value-type="float">
            <text:p>36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791]*23" office:value-type="float" office:value="1334" calcext:value-type="float">
            <text:p>1334</text:p>
          </table:table-cell>
          <table:table-cell table:formula="of:=[.D791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155" calcext:value-type="float">
            <text:p>155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[.A792]*23" office:value-type="float" office:value="1334" calcext:value-type="float">
            <text:p>1334</text:p>
          </table:table-cell>
          <table:table-cell table:formula="of:=[.D792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515" calcext:value-type="float">
            <text:p>515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 table:formula="of:=[.A793]*23" office:value-type="float" office:value="1334" calcext:value-type="float">
            <text:p>1334</text:p>
          </table:table-cell>
          <table:table-cell table:formula="of:=[.D793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165" calcext:value-type="float">
            <text:p>165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794]*23" office:value-type="float" office:value="1334" calcext:value-type="float">
            <text:p>1334</text:p>
          </table:table-cell>
          <table:table-cell table:formula="of:=[.D794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505" calcext:value-type="float">
            <text:p>505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formula="of:=[.A795]*23" office:value-type="float" office:value="1334" calcext:value-type="float">
            <text:p>1334</text:p>
          </table:table-cell>
          <table:table-cell table:formula="of:=[.D795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42" calcext:value-type="float">
            <text:p>42</text:p>
          </table:table-cell>
          <table:table-cell office:value-type="float" office:value="3946" calcext:value-type="float">
            <text:p>3946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table:formula="of:=[.A796]*23" office:value-type="float" office:value="1334" calcext:value-type="float">
            <text:p>1334</text:p>
          </table:table-cell>
          <table:table-cell table:formula="of:=[.D796]/6" office:value-type="float" office:value="657.666666666667" calcext:value-type="float">
            <text:p>657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23" calcext:value-type="float">
            <text:p>23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5" calcext:value-type="float">
            <text:p>5</text:p>
          </table:table-cell>
          <table:table-cell table:formula="of:=[.A797]*23" office:value-type="float" office:value="1334" calcext:value-type="float">
            <text:p>1334</text:p>
          </table:table-cell>
          <table:table-cell table:formula="of:=[.D797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7" calcext:value-type="float">
            <text:p>2177</text:p>
          </table:table-cell>
          <table:table-cell office:value-type="float" office:value="477" calcext:value-type="float">
            <text:p>477</text:p>
          </table:table-cell>
          <table:table-cell office:value-type="float" office:value="3944" calcext:value-type="float">
            <text:p>3944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798]*23" office:value-type="float" office:value="1334" calcext:value-type="float">
            <text:p>1334</text:p>
          </table:table-cell>
          <table:table-cell table:formula="of:=[.D798]/6" office:value-type="float" office:value="657.333333333333" calcext:value-type="float">
            <text:p>657.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4" calcext:value-type="float">
            <text:p>2174</text:p>
          </table:table-cell>
          <table:table-cell office:value-type="float" office:value="470" calcext:value-type="float">
            <text:p>470</text:p>
          </table:table-cell>
          <table:table-cell office:value-type="float" office:value="3949" calcext:value-type="float">
            <text:p>3949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799]*23" office:value-type="float" office:value="1334" calcext:value-type="float">
            <text:p>1334</text:p>
          </table:table-cell>
          <table:table-cell table:formula="of:=[.D799]/6" office:value-type="float" office:value="658.166666666667" calcext:value-type="float">
            <text:p>658.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82" calcext:value-type="float">
            <text:p>82</text:p>
          </table:table-cell>
          <table:table-cell office:value-type="float" office:value="3946" calcext:value-type="float">
            <text:p>3946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5" calcext:value-type="float">
            <text:p>5</text:p>
          </table:table-cell>
          <table:table-cell table:formula="of:=[.A800]*23" office:value-type="float" office:value="1334" calcext:value-type="float">
            <text:p>1334</text:p>
          </table:table-cell>
          <table:table-cell table:formula="of:=[.D800]/6" office:value-type="float" office:value="657.666666666667" calcext:value-type="float">
            <text:p>657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26" calcext:value-type="float">
            <text:p>26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6" calcext:value-type="float">
            <text:p>6</text:p>
          </table:table-cell>
          <table:table-cell table:formula="of:=[.A801]*23" office:value-type="float" office:value="1334" calcext:value-type="float">
            <text:p>1334</text:p>
          </table:table-cell>
          <table:table-cell table:formula="of:=[.D801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534" calcext:value-type="float">
            <text:p>534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6" calcext:value-type="float">
            <text:p>6</text:p>
          </table:table-cell>
          <table:table-cell table:formula="of:=[.A802]*23" office:value-type="float" office:value="1334" calcext:value-type="float">
            <text:p>1334</text:p>
          </table:table-cell>
          <table:table-cell table:formula="of:=[.D802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547" calcext:value-type="float">
            <text:p>547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5" calcext:value-type="float">
            <text:p>5</text:p>
          </table:table-cell>
          <table:table-cell table:formula="of:=[.A803]*23" office:value-type="float" office:value="1334" calcext:value-type="float">
            <text:p>1334</text:p>
          </table:table-cell>
          <table:table-cell table:formula="of:=[.D803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50" calcext:value-type="float">
            <text:p>50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804]*23" office:value-type="float" office:value="1334" calcext:value-type="float">
            <text:p>1334</text:p>
          </table:table-cell>
          <table:table-cell table:formula="of:=[.D804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106" calcext:value-type="float">
            <text:p>106</text:p>
          </table:table-cell>
          <table:table-cell office:value-type="float" office:value="3948" calcext:value-type="float">
            <text:p>3948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805]*23" office:value-type="float" office:value="1334" calcext:value-type="float">
            <text:p>1334</text:p>
          </table:table-cell>
          <table:table-cell table:formula="of:=[.D805]/6" office:value-type="float" office:value="658" calcext:value-type="float">
            <text:p>658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6" calcext:value-type="float">
            <text:p>6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806]*23" office:value-type="float" office:value="1334" calcext:value-type="float">
            <text:p>1334</text:p>
          </table:table-cell>
          <table:table-cell table:formula="of:=[.D806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542" calcext:value-type="float">
            <text:p>542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 table:formula="of:=[.A807]*23" office:value-type="float" office:value="1334" calcext:value-type="float">
            <text:p>1334</text:p>
          </table:table-cell>
          <table:table-cell table:formula="of:=[.D807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5" calcext:value-type="float">
            <text:p>5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formula="of:=[.A808]*23" office:value-type="float" office:value="1334" calcext:value-type="float">
            <text:p>1334</text:p>
          </table:table-cell>
          <table:table-cell table:formula="of:=[.D808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486" calcext:value-type="float">
            <text:p>486</text:p>
          </table:table-cell>
          <table:table-cell office:value-type="float" office:value="3945" calcext:value-type="float">
            <text:p>3945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table:formula="of:=[.A809]*23" office:value-type="float" office:value="1334" calcext:value-type="float">
            <text:p>1334</text:p>
          </table:table-cell>
          <table:table-cell table:formula="of:=[.D809]/6" office:value-type="float" office:value="657.5" calcext:value-type="float">
            <text:p>657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76" calcext:value-type="float">
            <text:p>76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table:formula="of:=[.A810]*23" office:value-type="float" office:value="1334" calcext:value-type="float">
            <text:p>1334</text:p>
          </table:table-cell>
          <table:table-cell table:formula="of:=[.D810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office:value-type="float" office:value="3951" calcext:value-type="float">
            <text:p>3951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table:formula="of:=[.A811]*23" office:value-type="float" office:value="1334" calcext:value-type="float">
            <text:p>1334</text:p>
          </table:table-cell>
          <table:table-cell table:formula="of:=[.D811]/6" office:value-type="float" office:value="658.5" calcext:value-type="float">
            <text:p>658.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521" calcext:value-type="float">
            <text:p>521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812]*23" office:value-type="float" office:value="1334" calcext:value-type="float">
            <text:p>1334</text:p>
          </table:table-cell>
          <table:table-cell table:formula="of:=[.D812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2" calcext:value-type="float">
            <text:p>2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813]*23" office:value-type="float" office:value="1334" calcext:value-type="float">
            <text:p>1334</text:p>
          </table:table-cell>
          <table:table-cell table:formula="of:=[.D813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496" calcext:value-type="float">
            <text:p>496</text:p>
          </table:table-cell>
          <table:table-cell office:value-type="float" office:value="3946" calcext:value-type="float">
            <text:p>3946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table:formula="of:=[.A814]*23" office:value-type="float" office:value="1334" calcext:value-type="float">
            <text:p>1334</text:p>
          </table:table-cell>
          <table:table-cell table:formula="of:=[.D814]/6" office:value-type="float" office:value="657.666666666667" calcext:value-type="float">
            <text:p>657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482" calcext:value-type="float">
            <text:p>482</text:p>
          </table:table-cell>
          <table:table-cell office:value-type="float" office:value="3948" calcext:value-type="float">
            <text:p>3948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table:formula="of:=[.A815]*23" office:value-type="float" office:value="1334" calcext:value-type="float">
            <text:p>1334</text:p>
          </table:table-cell>
          <table:table-cell table:formula="of:=[.D815]/6" office:value-type="float" office:value="658" calcext:value-type="float">
            <text:p>658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6" calcext:value-type="float">
            <text:p>2176</text:p>
          </table:table-cell>
          <table:table-cell office:value-type="float" office:value="835" calcext:value-type="float">
            <text:p>835</text:p>
          </table:table-cell>
          <table:table-cell office:value-type="float" office:value="3946" calcext:value-type="float">
            <text:p>3946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[.A816]*23" office:value-type="float" office:value="1334" calcext:value-type="float">
            <text:p>1334</text:p>
          </table:table-cell>
          <table:table-cell table:formula="of:=[.D816]/6" office:value-type="float" office:value="657.666666666667" calcext:value-type="float">
            <text:p>657.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4" calcext:value-type="float">
            <text:p>2174</text:p>
          </table:table-cell>
          <table:table-cell office:value-type="float" office:value="449" calcext:value-type="float">
            <text:p>449</text:p>
          </table:table-cell>
          <table:table-cell office:value-type="float" office:value="3948" calcext:value-type="float">
            <text:p>3948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table:formula="of:=[.A817]*23" office:value-type="float" office:value="1334" calcext:value-type="float">
            <text:p>1334</text:p>
          </table:table-cell>
          <table:table-cell table:formula="of:=[.D817]/6" office:value-type="float" office:value="658" calcext:value-type="float">
            <text:p>658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6" calcext:value-type="float">
            <text:p>6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formula="of:=[.A818]*23" office:value-type="float" office:value="1334" calcext:value-type="float">
            <text:p>1334</text:p>
          </table:table-cell>
          <table:table-cell table:formula="of:=[.D818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496" calcext:value-type="float">
            <text:p>496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formula="of:=[.A819]*23" office:value-type="float" office:value="1334" calcext:value-type="float">
            <text:p>1334</text:p>
          </table:table-cell>
          <table:table-cell table:formula="of:=[.D819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147" calcext:value-type="float">
            <text:p>147</text:p>
          </table:table-cell>
          <table:table-cell office:value-type="float" office:value="3948" calcext:value-type="float">
            <text:p>3948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table:formula="of:=[.A820]*23" office:value-type="float" office:value="1334" calcext:value-type="float">
            <text:p>1334</text:p>
          </table:table-cell>
          <table:table-cell table:formula="of:=[.D820]/6" office:value-type="float" office:value="658" calcext:value-type="float">
            <text:p>658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5" calcext:value-type="float">
            <text:p>5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2" calcext:value-type="float">
            <text:p>1652</text:p>
          </table:table-cell>
          <table:table-cell office:value-type="float" office:value="6" calcext:value-type="float">
            <text:p>6</text:p>
          </table:table-cell>
          <table:table-cell table:formula="of:=[.A821]*23" office:value-type="float" office:value="1334" calcext:value-type="float">
            <text:p>1334</text:p>
          </table:table-cell>
          <table:table-cell table:formula="of:=[.D821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508" calcext:value-type="float">
            <text:p>508</text:p>
          </table:table-cell>
          <table:table-cell office:value-type="float" office:value="3948" calcext:value-type="float">
            <text:p>3948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[.A822]*23" office:value-type="float" office:value="1334" calcext:value-type="float">
            <text:p>1334</text:p>
          </table:table-cell>
          <table:table-cell table:formula="of:=[.D822]/6" office:value-type="float" office:value="658" calcext:value-type="float">
            <text:p>658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26" calcext:value-type="float">
            <text:p>26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table:formula="of:=[.A823]*23" office:value-type="float" office:value="1334" calcext:value-type="float">
            <text:p>1334</text:p>
          </table:table-cell>
          <table:table-cell table:formula="of:=[.D823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459" calcext:value-type="float">
            <text:p>459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824]*23" office:value-type="float" office:value="1334" calcext:value-type="float">
            <text:p>1334</text:p>
          </table:table-cell>
          <table:table-cell table:formula="of:=[.D824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30" calcext:value-type="float">
            <text:p>30</text:p>
          </table:table-cell>
          <table:table-cell office:value-type="float" office:value="3948" calcext:value-type="float">
            <text:p>3948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825]*23" office:value-type="float" office:value="1334" calcext:value-type="float">
            <text:p>1334</text:p>
          </table:table-cell>
          <table:table-cell table:formula="of:=[.D825]/6" office:value-type="float" office:value="658" calcext:value-type="float">
            <text:p>658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113" calcext:value-type="float">
            <text:p>113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826]*23" office:value-type="float" office:value="1334" calcext:value-type="float">
            <text:p>1334</text:p>
          </table:table-cell>
          <table:table-cell table:formula="of:=[.D826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534" calcext:value-type="float">
            <text:p>534</text:p>
          </table:table-cell>
          <table:table-cell office:value-type="float" office:value="3947" calcext:value-type="float">
            <text:p>3947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table:formula="of:=[.A827]*23" office:value-type="float" office:value="1334" calcext:value-type="float">
            <text:p>1334</text:p>
          </table:table-cell>
          <table:table-cell table:formula="of:=[.D827]/6" office:value-type="float" office:value="657.833333333333" calcext:value-type="float">
            <text:p>657.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75" calcext:value-type="float">
            <text:p>2175</text:p>
          </table:table-cell>
          <table:table-cell office:value-type="float" office:value="390" calcext:value-type="float">
            <text:p>390</text:p>
          </table:table-cell>
          <table:table-cell office:value-type="float" office:value="3948" calcext:value-type="float">
            <text:p>3948</text:p>
          </table:table-cell>
          <table:table-cell office:value-type="float" office:value="314" calcext:value-type="float">
            <text:p>314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[.A828]*23" office:value-type="float" office:value="1334" calcext:value-type="float">
            <text:p>1334</text:p>
          </table:table-cell>
          <table:table-cell table:formula="of:=[.D828]/6" office:value-type="float" office:value="658" calcext:value-type="float">
            <text:p>658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6:11:51.913404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8T16:20:21.722679424</dc:date>
    <meta:editing-duration>PT8M46S</meta:editing-duration>
    <meta:editing-cycles>9</meta:editing-cycles>
    <meta:generator>LibreOffice/6.0.7.3$Linux_X86_64 LibreOffice_project/00m0$Build-3</meta:generator>
    <meta:document-statistic meta:table-count="6" meta:cell-count="74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557cm" svg:height="21.534cm" xlink:href=".." xlink:type="simple" chart:class="chart:bar" chart:style-name="ch1">
        <chart:plot-area chart:style-name="ch2" table:cell-range-address="'RAZOR32V2 nostromo_2.0.1 (f81e3e5950)_RCX-2204-2700KV-hq5.1x4.1x3'.E1:'RAZOR32V2 nostromo_2.0.1 (f81e3e5950)_RCX-2204-2700KV-hq5.1x4.1x3'.E828" svg:x="1.031cm" svg:y="0.43cm" svg:width="49.495cm" svg:height="20.674cm">
          <chartooo:coordinate-region svg:x="1.854cm" svg:y="0.548cm" svg:width="48.672cm" svg:height="19.53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AZOR32V2 nostromo_2.0.1 (f81e3e5950)_RCX-2204-2700KV-hq5.1x4.1x3'.E1:'RAZOR32V2 nostromo_2.0.1 (f81e3e5950)_RCX-2204-2700KV-hq5.1x4.1x3'.E828" chart:class="chart:bar">
            <chart:data-point chart:repeated="8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">
                <text:p>116</text:p>
                <draw:g>
                  <svg:desc>'RAZOR32V2 nostromo_2.0.1 (f81e3e5950)_RCX-2204-2700KV-hq5.1x4.1x3'.E1:'RAZOR32V2 nostromo_2.0.1 (f81e3e5950)_RCX-2204-2700KV-hq5.1x4.1x3'.E8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386cm" svg:height="21.562cm" xlink:href=".." xlink:type="simple" chart:class="chart:bar" chart:style-name="ch1">
        <chart:plot-area chart:style-name="ch2" table:cell-range-address="'RAZOR32V2 nostromo_2.0.1 (f81e3e5950)_RCX-2204-2700KV-hq5.1x4.1x3'.I1:'RAZOR32V2 nostromo_2.0.1 (f81e3e5950)_RCX-2204-2700KV-hq5.1x4.1x3'.I828" svg:x="1.027cm" svg:y="0.431cm" svg:width="49.332cm" svg:height="20.7cm">
          <chartooo:coordinate-region svg:x="2.717cm" svg:y="0.549cm" svg:width="47.642cm" svg:height="19.55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AZOR32V2 nostromo_2.0.1 (f81e3e5950)_RCX-2204-2700KV-hq5.1x4.1x3'.I1:'RAZOR32V2 nostromo_2.0.1 (f81e3e5950)_RCX-2204-2700KV-hq5.1x4.1x3'.I828" chart:class="chart:bar">
            <chart:data-point chart:repeated="8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.833333333333">
                <text:p>251.833333333333</text:p>
                <draw:g>
                  <svg:desc>'RAZOR32V2 nostromo_2.0.1 (f81e3e5950)_RCX-2204-2700KV-hq5.1x4.1x3'.I1:'RAZOR32V2 nostromo_2.0.1 (f81e3e5950)_RCX-2204-2700KV-hq5.1x4.1x3'.I8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166666666667">
                <text:p>352.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.166666666667">
                <text:p>352.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4.166666666667">
                <text:p>484.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1.333333333333">
                <text:p>591.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7.5">
                <text:p>63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0.166666666667">
                <text:p>680.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2.333333333333">
                <text:p>762.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.333333333333">
                <text:p>800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7.333333333333">
                <text:p>837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4.166666666667">
                <text:p>874.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3.666666666667">
                <text:p>943.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2.83333333333">
                <text:p>1042.8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7.33333333333">
                <text:p>1077.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7.16666666667">
                <text:p>1107.1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5.166666666667">
                <text:p>915.1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1.833333333333">
                <text:p>951.8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9.166666666667">
                <text:p>979.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5.833333333333">
                <text:p>855.8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4.833333333333">
                <text:p>804.8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5.166666666667">
                <text:p>785.1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0.333333333333">
                <text:p>770.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0.5">
                <text:p>74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3.166666666667">
                <text:p>713.1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7.666666666667">
                <text:p>707.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0.5">
                <text:p>69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5.333333333333">
                <text:p>675.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8.333333333333">
                <text:p>668.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6.833333333333">
                <text:p>656.8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2.166666666667">
                <text:p>652.1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9.166666666667">
                <text:p>639.1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9.666666666667">
                <text:p>629.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4.333333333333">
                <text:p>624.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2.166666666667">
                <text:p>622.1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8.666666666667">
                <text:p>618.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4.666666666667">
                <text:p>614.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4.833333333333">
                <text:p>614.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3.833333333333">
                <text:p>613.8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1.166666666667">
                <text:p>611.1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9.5">
                <text:p>60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7.833333333333">
                <text:p>607.8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6.833333333333">
                <text:p>606.8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5.5">
                <text:p>60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4.333333333333">
                <text:p>604.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3.833333333333">
                <text:p>603.8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2.166666666667">
                <text:p>602.1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.166666666667">
                <text:p>601.1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.666666666667">
                <text:p>600.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9.5">
                <text:p>599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9.5">
                <text:p>599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8.166666666667">
                <text:p>598.1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7.833333333333">
                <text:p>597.8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6.833333333333">
                <text:p>596.8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6.666666666667">
                <text:p>596.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6.333333333333">
                <text:p>596.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5.166666666667">
                <text:p>595.1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4.666666666667">
                <text:p>594.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4.333333333333">
                <text:p>594.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3.833333333333">
                <text:p>593.8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3.5">
                <text:p>593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2.666666666667">
                <text:p>592.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1.666666666667">
                <text:p>591.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0.833333333333">
                <text:p>590.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0.333333333333">
                <text:p>590.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9.833333333333">
                <text:p>589.8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9.5">
                <text:p>589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5.666666666667">
                <text:p>585.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8.166666666667">
                <text:p>588.1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7.833333333333">
                <text:p>587.8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6.333333333333">
                <text:p>586.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5.666666666667">
                <text:p>585.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5.166666666667">
                <text:p>585.1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4.833333333333">
                <text:p>584.8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4.666666666667">
                <text:p>584.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4.666666666667">
                <text:p>584.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3.833333333333">
                <text:p>583.8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3.166666666667">
                <text:p>583.1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3.5">
                <text:p>583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3.333333333333">
                <text:p>583.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2.833333333333">
                <text:p>582.8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2.833333333333">
                <text:p>582.8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2.5">
                <text:p>58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2.5">
                <text:p>582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2.166666666667">
                <text:p>582.1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1.666666666667">
                <text:p>581.6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1.333333333333">
                <text:p>581.3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1.666666666667">
                <text:p>581.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1.166666666667">
                <text:p>581.1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1.5">
                <text:p>58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0.833333333333">
                <text:p>580.8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0.833333333333">
                <text:p>580.8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.833333333333">
                <text:p>580.8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.833333333333">
                <text:p>585.8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6.166666666667">
                <text:p>586.1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6.666666666667">
                <text:p>586.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6.666666666667">
                <text:p>586.6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8.333333333333">
                <text:p>588.3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87.5">
                <text:p>587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9.5">
                <text:p>589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2.333333333333">
                <text:p>592.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4.5">
                <text:p>594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4.666666666667">
                <text:p>594.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89.666666666667">
                <text:p>589.666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0.666666666667">
                <text:p>590.666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3.5">
                <text:p>593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5.666666666667">
                <text:p>595.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6.5">
                <text:p>59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6.833333333333">
                <text:p>596.8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8.166666666667">
                <text:p>598.1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8.666666666667">
                <text:p>598.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0.333333333333">
                <text:p>600.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0.5">
                <text:p>60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1.166666666667">
                <text:p>601.1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01.833333333333">
                <text:p>601.8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2.5">
                <text:p>602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3.166666666667">
                <text:p>603.1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4.166666666667">
                <text:p>604.1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5.166666666667">
                <text:p>605.1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5.5">
                <text:p>605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5.833333333333">
                <text:p>605.83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7.333333333333">
                <text:p>607.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7.5">
                <text:p>607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7.166666666667">
                <text:p>607.1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.333333333333">
                <text:p>608.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9.833333333333">
                <text:p>609.83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9.333333333333">
                <text:p>609.3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0.5">
                <text:p>61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.833333333333">
                <text:p>610.833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0.5">
                <text:p>61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2.833333333333">
                <text:p>612.8333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3.833333333333">
                <text:p>613.8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3.333333333333">
                <text:p>613.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5.166666666667">
                <text:p>615.1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5.166666666667">
                <text:p>615.1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5.833333333333">
                <text:p>615.833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18.666666666667">
                <text:p>618.6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7.5">
                <text:p>617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7.833333333333">
                <text:p>617.8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7.833333333333">
                <text:p>617.8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6.5">
                <text:p>616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8.5">
                <text:p>618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8.333333333333">
                <text:p>618.33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8.833333333333">
                <text:p>618.83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8.666666666667">
                <text:p>618.6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9.666666666667">
                <text:p>619.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9.5">
                <text:p>61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9.5">
                <text:p>619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9.5">
                <text:p>619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0.666666666667">
                <text:p>620.6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0.5">
                <text:p>62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0.833333333333">
                <text:p>620.8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0.833333333333">
                <text:p>620.8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0.833333333333">
                <text:p>620.8333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1.833333333333">
                <text:p>621.8333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1.5">
                <text:p>621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4.5">
                <text:p>624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2.166666666667">
                <text:p>622.1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2.666666666667">
                <text:p>622.6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2.833333333333">
                <text:p>622.83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2.833333333333">
                <text:p>622.83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2.666666666667">
                <text:p>622.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2.833333333333">
                <text:p>622.83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3.166666666667">
                <text:p>623.1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3.166666666667">
                <text:p>623.1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3.166666666667">
                <text:p>623.1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2.666666666667">
                <text:p>622.6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3.5">
                <text:p>623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23.166666666667">
                <text:p>623.1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3.666666666667">
                <text:p>623.6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23.833333333333">
                <text:p>623.8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23.333333333333">
                <text:p>623.3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23.5">
                <text:p>62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23.833333333333">
                <text:p>623.8333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24.166666666667">
                <text:p>624.166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23.833333333333">
                <text:p>623.8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4.333333333333">
                <text:p>624.3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3.833333333333">
                <text:p>623.83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4.166666666667">
                <text:p>624.1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4.333333333333">
                <text:p>624.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4.333333333333">
                <text:p>624.33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4.166666666667">
                <text:p>624.16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4.333333333333">
                <text:p>624.333333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4.833333333333">
                <text:p>624.8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4.666666666667">
                <text:p>624.6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4.833333333333">
                <text:p>624.83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4.333333333333">
                <text:p>624.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24.5">
                <text:p>624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24.833333333333">
                <text:p>624.8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5.333333333333">
                <text:p>625.333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5.333333333333">
                <text:p>625.333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6.166666666667">
                <text:p>626.1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5.5">
                <text:p>625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25.833333333333">
                <text:p>625.8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5.833333333333">
                <text:p>625.8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5.166666666667">
                <text:p>625.1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6.166666666667">
                <text:p>626.1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6.333333333333">
                <text:p>626.3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6.166666666667">
                <text:p>626.1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5.833333333333">
                <text:p>625.83333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6.166666666667">
                <text:p>626.1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6.333333333333">
                <text:p>626.33333333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6.166666666667">
                <text:p>626.1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6.166666666667">
                <text:p>626.1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6.333333333333">
                <text:p>626.33333333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8.5">
                <text:p>628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5.666666666667">
                <text:p>625.6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6.166666666667">
                <text:p>626.16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6.333333333333">
                <text:p>626.33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6.166666666667">
                <text:p>626.1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6.166666666667">
                <text:p>626.1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26.166666666667">
                <text:p>626.1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6.333333333333">
                <text:p>626.3333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6.666666666667">
                <text:p>626.6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6.833333333333">
                <text:p>626.8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27.166666666667">
                <text:p>627.1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0.333333333333">
                <text:p>620.3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2.666666666667">
                <text:p>612.6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02.666666666667">
                <text:p>602.6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87.666666666667">
                <text:p>587.6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72.333333333333">
                <text:p>572.33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65.833333333333">
                <text:p>565.83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5.5">
                <text:p>535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3.333333333333">
                <text:p>453.3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2.333333333333">
                <text:p>412.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1.5">
                <text:p>391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5.5">
                <text:p>355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8.333333333333">
                <text:p>278.333333333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3.666666666667">
                <text:p>263.6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9.833333333333">
                <text:p>229.8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5.833333333333">
                <text:p>215.8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5.833333333333">
                <text:p>205.8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5.666666666667">
                <text:p>195.6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9.333333333333">
                <text:p>169.3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4.833333333333">
                <text:p>154.83333333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.166666666667">
                <text:p>149.1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4.666666666667">
                <text:p>144.6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9.166666666667">
                <text:p>139.16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4.333333333333">
                <text:p>134.33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4.833333333333">
                <text:p>124.83333333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.833333333333">
                <text:p>121.8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9.166666666667">
                <text:p>119.1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5.666666666667">
                <text:p>115.6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2.666666666667">
                <text:p>112.6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9.8333333333333">
                <text:p>99.8333333333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.1666666666667">
                <text:p>95.16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1.8333333333333">
                <text:p>91.833333333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.1666666666667">
                <text:p>89.16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6.1666666666667">
                <text:p>86.16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2.1666666666667">
                <text:p>82.166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.6666666666667">
                <text:p>78.666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7.8333333333333">
                <text:p>77.833333333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6.8333333333333">
                <text:p>76.8333333333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.6666666666667">
                <text:p>74.6666666666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8333333333333">
                <text:p>74.833333333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3.1666666666667">
                <text:p>73.16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2.6666666666667">
                <text:p>72.66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.8333333333333">
                <text:p>70.833333333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9.8333333333333">
                <text:p>69.8333333333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9.1666666666667">
                <text:p>69.16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7.3333333333333">
                <text:p>67.3333333333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6.1666666666667">
                <text:p>66.1666666666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6.1666666666667">
                <text:p>66.1666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5.1666666666667">
                <text:p>65.16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.8333333333333">
                <text:p>64.8333333333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.3333333333333">
                <text:p>64.3333333333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.1666666666667">
                <text:p>63.1666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.1666666666667">
                <text:p>63.1666666666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2.6666666666667">
                <text:p>62.66666666666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2.3333333333333">
                <text:p>62.3333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2.1666666666667">
                <text:p>62.16666666666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1.8333333333333">
                <text:p>61.8333333333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.8333333333333">
                <text:p>61.83333333333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.1666666666667">
                <text:p>61.16666666666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1.1666666666667">
                <text:p>61.1666666666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0.8333333333333">
                <text:p>60.83333333333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.8333333333333">
                <text:p>60.83333333333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.6666666666667">
                <text:p>59.66666666666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.1666666666667">
                <text:p>60.1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.1666666666667">
                <text:p>60.166666666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0.1666666666667">
                <text:p>60.16666666666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0.1666666666667">
                <text:p>60.1666666666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0.1666666666667">
                <text:p>60.16666666666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.1666666666667">
                <text:p>60.166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.1666666666667">
                <text:p>60.1666666666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.8333333333333">
                <text:p>60.8333333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.1666666666667">
                <text:p>61.16666666666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2.8333333333333">
                <text:p>62.8333333333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.1666666666667">
                <text:p>63.16666666666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4.1666666666667">
                <text:p>64.16666666666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.3333333333333">
                <text:p>65.3333333333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7.1666666666667">
                <text:p>67.166666666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8.1666666666667">
                <text:p>68.16666666666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9.1666666666667">
                <text:p>69.16666666666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.6666666666667">
                <text:p>70.6666666666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.1666666666667">
                <text:p>73.16666666666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7.1666666666667">
                <text:p>77.16666666666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1.8333333333333">
                <text:p>81.833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.1666666666667">
                <text:p>90.1666666666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2.1666666666667">
                <text:p>92.16666666666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8.8333333333333">
                <text:p>98.833333333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2.833333333333">
                <text:p>122.833333333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6.833333333333">
                <text:p>126.833333333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0.833333333333">
                <text:p>130.8333333333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4.166666666667">
                <text:p>134.1666666666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7.333333333333">
                <text:p>137.33333333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.166666666667">
                <text:p>145.1666666666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8.833333333333">
                <text:p>148.83333333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7.666666666667">
                <text:p>157.6666666666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9.833333333333">
                <text:p>179.8333333333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3.666666666667">
                <text:p>183.6666666666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4.166666666667">
                <text:p>204.1666666666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7.333333333333">
                <text:p>217.3333333333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1.666666666667">
                <text:p>221.6666666666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5.666666666667">
                <text:p>235.6666666666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0.833333333333">
                <text:p>240.83333333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6.833333333333">
                <text:p>246.833333333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2.166666666667">
                <text:p>262.1666666666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8.833333333333">
                <text:p>268.83333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3.333333333333">
                <text:p>273.3333333333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2.833333333333">
                <text:p>292.833333333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15.333333333333">
                <text:p>315.3333333333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2.333333333333">
                <text:p>322.3333333333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1.333333333333">
                <text:p>331.333333333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36.666666666667">
                <text:p>336.6666666666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4.833333333333">
                <text:p>344.8333333333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9.666666666667">
                <text:p>349.66666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55.833333333333">
                <text:p>355.8333333333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1.666666666667">
                <text:p>361.666666666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9.333333333333">
                <text:p>369.3333333333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2.666666666667">
                <text:p>372.6666666666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9.333333333333">
                <text:p>369.3333333333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72.666666666667">
                <text:p>372.6666666666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8.333333333333">
                <text:p>378.3333333333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89.666666666667">
                <text:p>389.6666666666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02.666666666667">
                <text:p>402.6666666666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06.166666666667">
                <text:p>406.1666666666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11.666666666667">
                <text:p>411.6666666666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16.833333333333">
                <text:p>416.8333333333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2.333333333333">
                <text:p>422.3333333333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7.666666666667">
                <text:p>427.6666666666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38.5">
                <text:p>438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3.833333333333">
                <text:p>443.8333333333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46.166666666667">
                <text:p>446.1666666666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1.333333333333">
                <text:p>451.33333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6.333333333333">
                <text:p>456.333333333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61.166666666667">
                <text:p>461.1666666666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6.333333333333">
                <text:p>466.33333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3.5">
                <text:p>473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76.333333333333">
                <text:p>476.3333333333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81.5">
                <text:p>481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88.5">
                <text:p>488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93.333333333333">
                <text:p>493.33333333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97.666666666667">
                <text:p>497.6666666666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0.5">
                <text:p>500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2.833333333333">
                <text:p>502.8333333333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07.833333333333">
                <text:p>507.8333333333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09.833333333333">
                <text:p>509.83333333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14.333333333333">
                <text:p>514.3333333333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19.333333333333">
                <text:p>519.3333333333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32.5">
                <text:p>532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34.333333333333">
                <text:p>534.3333333333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39.333333333333">
                <text:p>539.3333333333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45.333333333333">
                <text:p>545.3333333333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47.333333333333">
                <text:p>547.3333333333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49.333333333333">
                <text:p>549.3333333333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51.5">
                <text:p>551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55.333333333333">
                <text:p>555.3333333333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67.833333333333">
                <text:p>567.8333333333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1.333333333333">
                <text:p>571.3333333333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76.5">
                <text:p>576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77.333333333333">
                <text:p>577.3333333333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79.166666666667">
                <text:p>579.1666666666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2.166666666667">
                <text:p>582.1666666666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3.833333333333">
                <text:p>583.833333333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.833333333333">
                <text:p>586.8333333333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.833333333333">
                <text:p>588.8333333333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4.166666666667">
                <text:p>594.166666666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4.333333333333">
                <text:p>594.3333333333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6.833333333333">
                <text:p>596.8333333333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6.666666666667">
                <text:p>596.6666666666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9.666666666667">
                <text:p>599.6666666666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1.166666666667">
                <text:p>601.1666666666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3.166666666667">
                <text:p>603.1666666666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3.5">
                <text:p>603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6.5">
                <text:p>606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7.666666666667">
                <text:p>607.6666666666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9.333333333333">
                <text:p>609.3333333333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0.166666666667">
                <text:p>610.166666666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1.666666666667">
                <text:p>611.6666666666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2.666666666667">
                <text:p>612.6666666666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5.166666666667">
                <text:p>615.1666666666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6.833333333333">
                <text:p>616.8333333333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8.333333333333">
                <text:p>618.3333333333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7.666666666667">
                <text:p>617.6666666666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9.833333333333">
                <text:p>619.833333333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9.5">
                <text:p>619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22.166666666667">
                <text:p>622.1666666666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2.833333333333">
                <text:p>622.8333333333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3.833333333333">
                <text:p>623.8333333333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7.5">
                <text:p>627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9.333333333333">
                <text:p>629.3333333333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9.666666666667">
                <text:p>629.6666666666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9.666666666667">
                <text:p>629.6666666666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31.5">
                <text:p>631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32.833333333333">
                <text:p>632.8333333333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3.166666666667">
                <text:p>633.166666666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3.5">
                <text:p>633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4.833333333333">
                <text:p>634.8333333333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4.666666666667">
                <text:p>634.6666666666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5.333333333333">
                <text:p>635.3333333333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6.166666666667">
                <text:p>636.1666666666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6.333333333333">
                <text:p>636.3333333333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7.5">
                <text:p>637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7.5">
                <text:p>637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.166666666667">
                <text:p>638.1666666666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.333333333333">
                <text:p>638.3333333333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9.833333333333">
                <text:p>639.8333333333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0.333333333333">
                <text:p>640.3333333333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0.666666666667">
                <text:p>640.6666666666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1.5">
                <text:p>641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2.333333333333">
                <text:p>642.3333333333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2.333333333333">
                <text:p>642.3333333333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2.666666666667">
                <text:p>642.6666666666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2.666666666667">
                <text:p>642.6666666666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3.666666666667">
                <text:p>643.66666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3.666666666667">
                <text:p>643.6666666666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43.666666666667">
                <text:p>643.6666666666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44.333333333333">
                <text:p>644.333333333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44.833333333333">
                <text:p>644.8333333333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44.833333333333">
                <text:p>644.833333333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5.833333333333">
                <text:p>645.833333333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45.833333333333">
                <text:p>645.83333333333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45.833333333333">
                <text:p>645.8333333333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46.666666666667">
                <text:p>646.6666666666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46.666666666667">
                <text:p>646.6666666666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46.666666666667">
                <text:p>646.6666666666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47.333333333333">
                <text:p>647.3333333333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47.5">
                <text:p>64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47.5">
                <text:p>647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47.666666666667">
                <text:p>647.6666666666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8.333333333333">
                <text:p>648.3333333333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8.666666666667">
                <text:p>648.6666666666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48.833333333333">
                <text:p>648.8333333333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49.333333333333">
                <text:p>649.3333333333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48.666666666667">
                <text:p>648.6666666666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49.666666666667">
                <text:p>649.6666666666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48.666666666667">
                <text:p>648.6666666666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0.5">
                <text:p>650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51.333333333333">
                <text:p>651.3333333333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50.833333333333">
                <text:p>650.8333333333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51.5">
                <text:p>651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51.833333333333">
                <text:p>651.8333333333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51.5">
                <text:p>651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51.833333333333">
                <text:p>651.8333333333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52.333333333333">
                <text:p>652.3333333333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52.5">
                <text:p>652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52.333333333333">
                <text:p>652.3333333333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52.666666666667">
                <text:p>652.6666666666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52.5">
                <text:p>652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52.833333333333">
                <text:p>652.8333333333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52.333333333333">
                <text:p>652.3333333333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54.166666666667">
                <text:p>654.1666666666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53.5">
                <text:p>653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53.333333333333">
                <text:p>653.3333333333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53.166666666667">
                <text:p>653.1666666666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54.5">
                <text:p>654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53.5">
                <text:p>653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53.5">
                <text:p>653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53.5">
                <text:p>653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53.166666666667">
                <text:p>653.1666666666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53.5">
                <text:p>653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53.5">
                <text:p>653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54.166666666667">
                <text:p>654.1666666666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54.833333333333">
                <text:p>654.8333333333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54.333333333333">
                <text:p>654.3333333333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54.666666666667">
                <text:p>654.6666666666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54.5">
                <text:p>654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54.333333333333">
                <text:p>654.3333333333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54.833333333333">
                <text:p>654.8333333333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54.166666666667">
                <text:p>654.1666666666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4.666666666667">
                <text:p>654.6666666666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54.833333333333">
                <text:p>654.83333333333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4.833333333333">
                <text:p>654.8333333333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55.5">
                <text:p>655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55.333333333333">
                <text:p>655.3333333333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55.333333333333">
                <text:p>655.3333333333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55.333333333333">
                <text:p>655.3333333333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54.833333333333">
                <text:p>654.8333333333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55.333333333333">
                <text:p>655.3333333333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55.666666666667">
                <text:p>655.6666666666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55.666666666667">
                <text:p>655.6666666666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55.666666666667">
                <text:p>655.6666666666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55.833333333333">
                <text:p>655.8333333333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55.666666666667">
                <text:p>655.6666666666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55.666666666667">
                <text:p>655.6666666666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55.666666666667">
                <text:p>655.6666666666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55.666666666667">
                <text:p>655.6666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56.5">
                <text:p>656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56.166666666667">
                <text:p>656.1666666666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56.166666666667">
                <text:p>656.1666666666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55.5">
                <text:p>655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55.833333333333">
                <text:p>655.8333333333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55.833333333333">
                <text:p>655.8333333333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56.333333333333">
                <text:p>656.3333333333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56.833333333333">
                <text:p>656.8333333333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56.666666666667">
                <text:p>656.6666666666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56.166666666667">
                <text:p>656.1666666666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56.166666666667">
                <text:p>656.1666666666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56.166666666667">
                <text:p>656.1666666666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56.666666666667">
                <text:p>656.6666666666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56.5">
                <text:p>656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56.666666666667">
                <text:p>656.6666666666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56.666666666667">
                <text:p>656.66666666666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57.166666666667">
                <text:p>657.1666666666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57.166666666667">
                <text:p>657.16666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56.666666666667">
                <text:p>656.6666666666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56.666666666667">
                <text:p>656.6666666666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57.166666666667">
                <text:p>657.1666666666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57.666666666667">
                <text:p>657.6666666666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58.166666666667">
                <text:p>658.1666666666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57.666666666667">
                <text:p>657.6666666666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57.5">
                <text:p>657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58.5">
                <text:p>658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57.666666666667">
                <text:p>657.6666666666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57.666666666667">
                <text:p>657.666666666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57.833333333333">
                <text:p>657.8333333333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58">
                <text:p>6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1.357cm" svg:height="21.477cm" xlink:href=".." xlink:type="simple" chart:class="chart:bar" chart:style-name="ch1">
        <chart:plot-area chart:style-name="ch2" table:cell-range-address="'RAZOR32V2 nostromo_2.0.1 (f81e3e5950)_RCX-2204-2700KV-hq5.1x4.1x3'.B1:'RAZOR32V2 nostromo_2.0.1 (f81e3e5950)_RCX-2204-2700KV-hq5.1x4.1x3'.B828 'RAZOR32V2 nostromo_2.0.1 (f81e3e5950)_RCX-2204-2700KV-hq5.1x4.1x3'.H1:'RAZOR32V2 nostromo_2.0.1 (f81e3e5950)_RCX-2204-2700KV-hq5.1x4.1x3'.H828" svg:x="1.027cm" svg:y="0.429cm" svg:width="49.303cm" svg:height="20.619cm">
          <chartooo:coordinate-region svg:x="2.231cm" svg:y="0.547cm" svg:width="48.099cm" svg:height="19.47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AZOR32V2 nostromo_2.0.1 (f81e3e5950)_RCX-2204-2700KV-hq5.1x4.1x3'.B1:'RAZOR32V2 nostromo_2.0.1 (f81e3e5950)_RCX-2204-2700KV-hq5.1x4.1x3'.B828" chart:class="chart:bar">
            <chart:data-point chart:repeated="828"/>
          </chart:series>
          <chart:series chart:style-name="ch7" chart:values-cell-range-address="'RAZOR32V2 nostromo_2.0.1 (f81e3e5950)_RCX-2204-2700KV-hq5.1x4.1x3'.H1:'RAZOR32V2 nostromo_2.0.1 (f81e3e5950)_RCX-2204-2700KV-hq5.1x4.1x3'.H828" chart:class="chart:bar">
            <chart:data-point chart:repeated="8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82">
                <text:p>5682</text:p>
                <draw:g>
                  <svg:desc>'RAZOR32V2 nostromo_2.0.1 (f81e3e5950)_RCX-2204-2700KV-hq5.1x4.1x3'.B1:'RAZOR32V2 nostromo_2.0.1 (f81e3e5950)_RCX-2204-2700KV-hq5.1x4.1x3'.B828</svg:desc>
                </draw:g>
              </table:table-cell>
              <table:table-cell office:value-type="float" office:value="1656">
                <text:p>1656</text:p>
                <draw:g>
                  <svg:desc>'RAZOR32V2 nostromo_2.0.1 (f81e3e5950)_RCX-2204-2700KV-hq5.1x4.1x3'.H1:'RAZOR32V2 nostromo_2.0.1 (f81e3e5950)_RCX-2204-2700KV-hq5.1x4.1x3'.H8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92">
                <text:p>519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92">
                <text:p>519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3">
                <text:p>406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3">
                <text:p>406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1">
                <text:p>337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1">
                <text:p>337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5">
                <text:p>2955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5">
                <text:p>2655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0">
                <text:p>242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45">
                <text:p>2245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4">
                <text:p>2104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5">
                <text:p>1985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7">
                <text:p>1877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8">
                <text:p>1788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9">
                <text:p>1709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7">
                <text:p>1637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6">
                <text:p>1516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5">
                <text:p>1465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5">
                <text:p>1415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72">
                <text:p>137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8">
                <text:p>1328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2">
                <text:p>129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3">
                <text:p>156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3">
                <text:p>150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1">
                <text:p>146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1">
                <text:p>161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2">
                <text:p>167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78">
                <text:p>1778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22">
                <text:p>182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57">
                <text:p>1857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2">
                <text:p>193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6">
                <text:p>200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22">
                <text:p>202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72">
                <text:p>207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9">
                <text:p>211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41">
                <text:p>214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78">
                <text:p>217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4">
                <text:p>219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1">
                <text:p>221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39">
                <text:p>223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50">
                <text:p>225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72">
                <text:p>227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2">
                <text:p>229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">
                <text:p>230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13">
                <text:p>231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8">
                <text:p>232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28">
                <text:p>232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31">
                <text:p>233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38">
                <text:p>233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41">
                <text:p>234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48">
                <text:p>234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49">
                <text:p>234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54">
                <text:p>235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8">
                <text:p>235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3">
                <text:p>236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68">
                <text:p>236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0">
                <text:p>237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73">
                <text:p>237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76">
                <text:p>237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80">
                <text:p>238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2">
                <text:p>238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87">
                <text:p>23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87">
                <text:p>23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92">
                <text:p>239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94">
                <text:p>239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97">
                <text:p>239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98">
                <text:p>239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99">
                <text:p>239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4">
                <text:p>240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6">
                <text:p>240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8">
                <text:p>240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10">
                <text:p>241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11">
                <text:p>241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15">
                <text:p>241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15">
                <text:p>241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17">
                <text:p>241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19">
                <text:p>241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22">
                <text:p>242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24">
                <text:p>242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26">
                <text:p>242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27">
                <text:p>242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30">
                <text:p>24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43">
                <text:p>244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33">
                <text:p>243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34">
                <text:p>243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30">
                <text:p>24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38">
                <text:p>243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0">
                <text:p>244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40">
                <text:p>244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30">
                <text:p>24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43">
                <text:p>244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45">
                <text:p>244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7">
                <text:p>244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48">
                <text:p>244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47">
                <text:p>244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50">
                <text:p>245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1">
                <text:p>245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54">
                <text:p>245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3">
                <text:p>245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54">
                <text:p>245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53">
                <text:p>245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55">
                <text:p>245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55">
                <text:p>245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6">
                <text:p>245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57">
                <text:p>245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58">
                <text:p>245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60">
                <text:p>246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59">
                <text:p>245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62">
                <text:p>246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60">
                <text:p>246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62">
                <text:p>246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61">
                <text:p>246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63">
                <text:p>246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64">
                <text:p>24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64">
                <text:p>24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65">
                <text:p>246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42">
                <text:p>244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41">
                <text:p>244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">
                <text:p>244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39">
                <text:p>243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9">
                <text:p>243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38">
                <text:p>243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32">
                <text:p>243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35">
                <text:p>243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34">
                <text:p>243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25">
                <text:p>242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27">
                <text:p>242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21">
                <text:p>242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7">
                <text:p>241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15">
                <text:p>241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7">
                <text:p>240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06">
                <text:p>240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27">
                <text:p>242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2">
                <text:p>242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17">
                <text:p>241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11">
                <text:p>241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9">
                <text:p>240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2">
                <text:p>240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99">
                <text:p>239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97">
                <text:p>239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92">
                <text:p>239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90">
                <text:p>239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84">
                <text:p>23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83">
                <text:p>238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80">
                <text:p>238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77">
                <text:p>237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75">
                <text:p>237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73">
                <text:p>237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8">
                <text:p>236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64">
                <text:p>23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63">
                <text:p>236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62">
                <text:p>236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56">
                <text:p>235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55">
                <text:p>235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57">
                <text:p>235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52">
                <text:p>235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47">
                <text:p>234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49">
                <text:p>234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45">
                <text:p>234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44">
                <text:p>234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42">
                <text:p>234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42">
                <text:p>234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38">
                <text:p>233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4">
                <text:p>234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34">
                <text:p>233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35">
                <text:p>233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31">
                <text:p>233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33">
                <text:p>233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26">
                <text:p>232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26">
                <text:p>232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26">
                <text:p>232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24">
                <text:p>232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13">
                <text:p>231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23">
                <text:p>232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19">
                <text:p>231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17">
                <text:p>231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16">
                <text:p>231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16">
                <text:p>231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21">
                <text:p>232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14">
                <text:p>231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14">
                <text:p>231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12">
                <text:p>231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3">
                <text:p>231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09">
                <text:p>230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10">
                <text:p>231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10">
                <text:p>231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10">
                <text:p>231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08">
                <text:p>230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05">
                <text:p>230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06">
                <text:p>230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05">
                <text:p>230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05">
                <text:p>230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05">
                <text:p>230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1">
                <text:p>230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02">
                <text:p>230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91">
                <text:p>229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00">
                <text:p>230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98">
                <text:p>229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98">
                <text:p>229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97">
                <text:p>229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98">
                <text:p>229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97">
                <text:p>229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96">
                <text:p>229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96">
                <text:p>229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96">
                <text:p>229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98">
                <text:p>229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95">
                <text:p>229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96">
                <text:p>229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94">
                <text:p>229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93">
                <text:p>229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94">
                <text:p>229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95">
                <text:p>229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5">
                <text:p>229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3">
                <text:p>229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92">
                <text:p>229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93">
                <text:p>229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94">
                <text:p>229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92">
                <text:p>229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93">
                <text:p>229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93">
                <text:p>229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92">
                <text:p>229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92">
                <text:p>229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93">
                <text:p>229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92">
                <text:p>229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90">
                <text:p>229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0">
                <text:p>229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0">
                <text:p>229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2">
                <text:p>229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1">
                <text:p>229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90">
                <text:p>229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90">
                <text:p>229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88">
                <text:p>228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88">
                <text:p>228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88">
                <text:p>228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89">
                <text:p>22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77">
                <text:p>227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87">
                <text:p>22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86">
                <text:p>22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285">
                <text:p>22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84">
                <text:p>22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84">
                <text:p>2284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83">
                <text:p>2283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82">
                <text:p>2282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79">
                <text:p>2279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82">
                <text:p>228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06">
                <text:p>2306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35">
                <text:p>2335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75">
                <text:p>2375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35">
                <text:p>243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01">
                <text:p>250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29">
                <text:p>2529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72">
                <text:p>2672</text:p>
              </table:table-cell>
              <table:table-cell office:value-type="float" office:value="5405">
                <text:p>54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78">
                <text:p>2778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15">
                <text:p>2915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56">
                <text:p>3156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70">
                <text:p>3470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55">
                <text:p>3655</text:p>
              </table:table-cell>
              <table:table-cell office:value-type="float" office:value="7061">
                <text:p>70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26">
                <text:p>4026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16">
                <text:p>4416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21">
                <text:p>4721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140">
                <text:p>5140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27">
                <text:p>5427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830">
                <text:p>5830</text:p>
              </table:table-cell>
              <table:table-cell office:value-type="float" office:value="9131">
                <text:p>91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26">
                <text:p>6226</text:p>
              </table:table-cell>
              <table:table-cell office:value-type="float" office:value="9545">
                <text:p>95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30">
                <text:p>6630</text:p>
              </table:table-cell>
              <table:table-cell office:value-type="float" office:value="9936">
                <text:p>99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948">
                <text:p>6948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314">
                <text:p>7314</text:p>
              </table:table-cell>
              <table:table-cell office:value-type="float" office:value="10580">
                <text:p>105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18">
                <text:p>7718</text:p>
              </table:table-cell>
              <table:table-cell office:value-type="float" office:value="10971">
                <text:p>109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132">
                <text:p>8132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47">
                <text:p>8447</text:p>
              </table:table-cell>
              <table:table-cell office:value-type="float" office:value="11615">
                <text:p>116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30">
                <text:p>8830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244">
                <text:p>9244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91">
                <text:p>9591</text:p>
              </table:table-cell>
              <table:table-cell office:value-type="float" office:value="12765">
                <text:p>127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888">
                <text:p>9888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283">
                <text:p>10283</text:p>
              </table:table-cell>
              <table:table-cell office:value-type="float" office:value="13386">
                <text:p>133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652">
                <text:p>10652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963">
                <text:p>10963</text:p>
              </table:table-cell>
              <table:table-cell office:value-type="float" office:value="14076">
                <text:p>140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464">
                <text:p>11464</text:p>
              </table:table-cell>
              <table:table-cell office:value-type="float" office:value="14421">
                <text:p>144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736">
                <text:p>11736</text:p>
              </table:table-cell>
              <table:table-cell office:value-type="float" office:value="14835">
                <text:p>148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002">
                <text:p>12002</text:p>
              </table:table-cell>
              <table:table-cell office:value-type="float" office:value="15111">
                <text:p>151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368">
                <text:p>12368</text:p>
              </table:table-cell>
              <table:table-cell office:value-type="float" office:value="15456">
                <text:p>154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698">
                <text:p>12698</text:p>
              </table:table-cell>
              <table:table-cell office:value-type="float" office:value="15801">
                <text:p>158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847">
                <text:p>12847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365">
                <text:p>13365</text:p>
              </table:table-cell>
              <table:table-cell office:value-type="float" office:value="16491">
                <text:p>164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758">
                <text:p>13758</text:p>
              </table:table-cell>
              <table:table-cell office:value-type="float" office:value="16836">
                <text:p>168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101">
                <text:p>14101</text:p>
              </table:table-cell>
              <table:table-cell office:value-type="float" office:value="17250">
                <text:p>172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337">
                <text:p>14337</text:p>
              </table:table-cell>
              <table:table-cell office:value-type="float" office:value="17526">
                <text:p>175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77">
                <text:p>14677</text:p>
              </table:table-cell>
              <table:table-cell office:value-type="float" office:value="17871">
                <text:p>178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028">
                <text:p>15028</text:p>
              </table:table-cell>
              <table:table-cell office:value-type="float" office:value="18285">
                <text:p>182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287">
                <text:p>15287</text:p>
              </table:table-cell>
              <table:table-cell office:value-type="float" office:value="18561">
                <text:p>185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565">
                <text:p>15565</text:p>
              </table:table-cell>
              <table:table-cell office:value-type="float" office:value="18906">
                <text:p>189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804">
                <text:p>15804</text:p>
              </table:table-cell>
              <table:table-cell office:value-type="float" office:value="19251">
                <text:p>192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041">
                <text:p>16041</text:p>
              </table:table-cell>
              <table:table-cell office:value-type="float" office:value="19550">
                <text:p>195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357">
                <text:p>16357</text:p>
              </table:table-cell>
              <table:table-cell office:value-type="float" office:value="19895">
                <text:p>198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05">
                <text:p>16605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768">
                <text:p>16768</text:p>
              </table:table-cell>
              <table:table-cell office:value-type="float" office:value="20585">
                <text:p>205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120">
                <text:p>17120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392">
                <text:p>17392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576">
                <text:p>17576</text:p>
              </table:table-cell>
              <table:table-cell office:value-type="float" office:value="21620">
                <text:p>216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863">
                <text:p>17863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166">
                <text:p>18166</text:p>
              </table:table-cell>
              <table:table-cell office:value-type="float" office:value="22356">
                <text:p>223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67">
                <text:p>18367</text:p>
              </table:table-cell>
              <table:table-cell office:value-type="float" office:value="22655">
                <text:p>226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613">
                <text:p>18613</text:p>
              </table:table-cell>
              <table:table-cell office:value-type="float" office:value="22954">
                <text:p>229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168">
                <text:p>1916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125">
                <text:p>1912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517">
                <text:p>1951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562">
                <text:p>1956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666">
                <text:p>1966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191">
                <text:p>2019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136">
                <text:p>2013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295">
                <text:p>2029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497">
                <text:p>2049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687">
                <text:p>2068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863">
                <text:p>2086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042">
                <text:p>2104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207">
                <text:p>2120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339">
                <text:p>2133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482">
                <text:p>2148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581">
                <text:p>2158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464">
                <text:p>2146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608">
                <text:p>2160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959">
                <text:p>2195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062">
                <text:p>2206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138">
                <text:p>2213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224">
                <text:p>2222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321">
                <text:p>2232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645">
                <text:p>2264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516">
                <text:p>2251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340">
                <text:p>2234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655">
                <text:p>2265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438">
                <text:p>2243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816">
                <text:p>22816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897">
                <text:p>2289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928">
                <text:p>2292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989">
                <text:p>2298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051">
                <text:p>2305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113">
                <text:p>2311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134">
                <text:p>2313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207">
                <text:p>2320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249">
                <text:p>2324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281">
                <text:p>2328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334">
                <text:p>2333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387">
                <text:p>2338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408">
                <text:p>23408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397">
                <text:p>2339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451">
                <text:p>2345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472">
                <text:p>23472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515">
                <text:p>2351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537">
                <text:p>2353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569">
                <text:p>2356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537">
                <text:p>2353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569">
                <text:p>2356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667">
                <text:p>2366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634">
                <text:p>2363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667">
                <text:p>2366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667">
                <text:p>2366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645">
                <text:p>23645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699">
                <text:p>2369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699">
                <text:p>23699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987">
                <text:p>2398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721">
                <text:p>2372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721">
                <text:p>2372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710">
                <text:p>2371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710">
                <text:p>2371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743">
                <text:p>23743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754">
                <text:p>2375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754">
                <text:p>23754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721">
                <text:p>23721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776">
                <text:p>23776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743">
                <text:p>23743</text:p>
              </table:table-cell>
              <table:table-cell office:value-type="float" office:value="22540">
                <text:p>225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765">
                <text:p>23765</text:p>
              </table:table-cell>
              <table:table-cell office:value-type="float" office:value="22126">
                <text:p>221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743">
                <text:p>23743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710">
                <text:p>23710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688">
                <text:p>23688</text:p>
              </table:table-cell>
              <table:table-cell office:value-type="float" office:value="21206">
                <text:p>212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612">
                <text:p>23612</text:p>
              </table:table-cell>
              <table:table-cell office:value-type="float" office:value="20815">
                <text:p>208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591">
                <text:p>23591</text:p>
              </table:table-cell>
              <table:table-cell office:value-type="float" office:value="20585">
                <text:p>205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569">
                <text:p>23569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483">
                <text:p>23483</text:p>
              </table:table-cell>
              <table:table-cell office:value-type="float" office:value="19941">
                <text:p>199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376">
                <text:p>23376</text:p>
              </table:table-cell>
              <table:table-cell office:value-type="float" office:value="19596">
                <text:p>195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270">
                <text:p>23270</text:p>
              </table:table-cell>
              <table:table-cell office:value-type="float" office:value="19205">
                <text:p>192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197">
                <text:p>23197</text:p>
              </table:table-cell>
              <table:table-cell office:value-type="float" office:value="18791">
                <text:p>187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3051">
                <text:p>23051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877">
                <text:p>22877</text:p>
              </table:table-cell>
              <table:table-cell office:value-type="float" office:value="17986">
                <text:p>179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766">
                <text:p>22766</text:p>
              </table:table-cell>
              <table:table-cell office:value-type="float" office:value="17595">
                <text:p>175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615">
                <text:p>22615</text:p>
              </table:table-cell>
              <table:table-cell office:value-type="float" office:value="17181">
                <text:p>171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457">
                <text:p>22457</text:p>
              </table:table-cell>
              <table:table-cell office:value-type="float" office:value="16790">
                <text:p>1679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302">
                <text:p>22302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081">
                <text:p>22081</text:p>
              </table:table-cell>
              <table:table-cell office:value-type="float" office:value="15985">
                <text:p>159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884">
                <text:p>21884</text:p>
              </table:table-cell>
              <table:table-cell office:value-type="float" office:value="15525">
                <text:p>155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635">
                <text:p>21635</text:p>
              </table:table-cell>
              <table:table-cell office:value-type="float" office:value="15111">
                <text:p>151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446">
                <text:p>21446</text:p>
              </table:table-cell>
              <table:table-cell office:value-type="float" office:value="14651">
                <text:p>146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286">
                <text:p>21286</text:p>
              </table:table-cell>
              <table:table-cell office:value-type="float" office:value="14375">
                <text:p>143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982">
                <text:p>20982</text:p>
              </table:table-cell>
              <table:table-cell office:value-type="float" office:value="13915">
                <text:p>139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662">
                <text:p>20662</text:p>
              </table:table-cell>
              <table:table-cell office:value-type="float" office:value="13340">
                <text:p>133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247">
                <text:p>20247</text:p>
              </table:table-cell>
              <table:table-cell office:value-type="float" office:value="12696">
                <text:p>126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871">
                <text:p>19871</text:p>
              </table:table-cell>
              <table:table-cell office:value-type="float" office:value="12075">
                <text:p>120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524">
                <text:p>19524</text:p>
              </table:table-cell>
              <table:table-cell office:value-type="float" office:value="11661">
                <text:p>116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305">
                <text:p>1930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796">
                <text:p>18796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546">
                <text:p>18546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108">
                <text:p>18108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740">
                <text:p>1774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486">
                <text:p>17486</text:p>
              </table:table-cell>
              <table:table-cell office:value-type="float" office:value="8901">
                <text:p>89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165">
                <text:p>17165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834">
                <text:p>16834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573">
                <text:p>16573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238">
                <text:p>16238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868">
                <text:p>15868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518">
                <text:p>15518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157">
                <text:p>15157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799">
                <text:p>14799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466">
                <text:p>14466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086">
                <text:p>14086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616">
                <text:p>13616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241">
                <text:p>13241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879">
                <text:p>12879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605">
                <text:p>12605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233">
                <text:p>12233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890">
                <text:p>1189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651">
                <text:p>11651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283">
                <text:p>11283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928">
                <text:p>1092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665">
                <text:p>1066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414">
                <text:p>1041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181">
                <text:p>101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50">
                <text:p>985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609">
                <text:p>960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291">
                <text:p>929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073">
                <text:p>907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724">
                <text:p>872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430">
                <text:p>843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23">
                <text:p>822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56">
                <text:p>795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792">
                <text:p>779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532">
                <text:p>753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395">
                <text:p>739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172">
                <text:p>717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009">
                <text:p>700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797">
                <text:p>679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582">
                <text:p>65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454">
                <text:p>645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277">
                <text:p>62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73">
                <text:p>607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41">
                <text:p>594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98">
                <text:p>579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590">
                <text:p>559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57">
                <text:p>545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322">
                <text:p>532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34">
                <text:p>523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01">
                <text:p>510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976">
                <text:p>49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888">
                <text:p>488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769">
                <text:p>476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624">
                <text:p>462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37">
                <text:p>453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438">
                <text:p>443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318">
                <text:p>431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50">
                <text:p>425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149">
                <text:p>414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93">
                <text:p>409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21">
                <text:p>402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956">
                <text:p>395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875">
                <text:p>38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840">
                <text:p>384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875">
                <text:p>38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840">
                <text:p>384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83">
                <text:p>378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35">
                <text:p>373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73">
                <text:p>367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04">
                <text:p>360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553">
                <text:p>355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523">
                <text:p>352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75">
                <text:p>34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33">
                <text:p>343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389">
                <text:p>338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346">
                <text:p>334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305">
                <text:p>330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63">
                <text:p>326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24">
                <text:p>322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08">
                <text:p>320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71">
                <text:p>317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35">
                <text:p>313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03">
                <text:p>310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69">
                <text:p>306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51">
                <text:p>305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22">
                <text:p>302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04">
                <text:p>300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972">
                <text:p>297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945">
                <text:p>294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929">
                <text:p>292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900">
                <text:p>290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875">
                <text:p>28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59">
                <text:p>285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46">
                <text:p>284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18">
                <text:p>281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7">
                <text:p>280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82">
                <text:p>27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755">
                <text:p>275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10">
                <text:p>271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87">
                <text:p>268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78">
                <text:p>26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53">
                <text:p>265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45">
                <text:p>264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24">
                <text:p>262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615">
                <text:p>261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05">
                <text:p>260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95">
                <text:p>259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77">
                <text:p>25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69">
                <text:p>256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51">
                <text:p>255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44">
                <text:p>254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28">
                <text:p>252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20">
                <text:p>252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05">
                <text:p>250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497">
                <text:p>249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482">
                <text:p>24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78">
                <text:p>24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470">
                <text:p>247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58">
                <text:p>245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451">
                <text:p>245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439">
                <text:p>243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434">
                <text:p>243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30">
                <text:p>243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08">
                <text:p>240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413">
                <text:p>241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08">
                <text:p>240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97">
                <text:p>239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98">
                <text:p>239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86">
                <text:p>238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380">
                <text:p>238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73">
                <text:p>237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71">
                <text:p>237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61">
                <text:p>236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60">
                <text:p>236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355">
                <text:p>235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348">
                <text:p>234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345">
                <text:p>234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339">
                <text:p>233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336">
                <text:p>233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27">
                <text:p>232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326">
                <text:p>232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320">
                <text:p>232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319">
                <text:p>231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314">
                <text:p>231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317">
                <text:p>231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308">
                <text:p>230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310">
                <text:p>231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304">
                <text:p>230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00">
                <text:p>230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297">
                <text:p>229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293">
                <text:p>229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294">
                <text:p>229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286">
                <text:p>228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286">
                <text:p>228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280">
                <text:p>228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274">
                <text:p>227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273">
                <text:p>227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272">
                <text:p>227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268">
                <text:p>226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66">
                <text:p>226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261">
                <text:p>226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60">
                <text:p>226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59">
                <text:p>225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54">
                <text:p>225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54">
                <text:p>225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52">
                <text:p>225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49">
                <text:p>224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249">
                <text:p>224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45">
                <text:p>224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245">
                <text:p>224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242">
                <text:p>224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41">
                <text:p>224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239">
                <text:p>223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239">
                <text:p>223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36">
                <text:p>223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235">
                <text:p>223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33">
                <text:p>223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31">
                <text:p>223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229">
                <text:p>222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28">
                <text:p>222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28">
                <text:p>222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26">
                <text:p>222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26">
                <text:p>222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223">
                <text:p>222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223">
                <text:p>222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23">
                <text:p>222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21">
                <text:p>222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19">
                <text:p>221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19">
                <text:p>221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15">
                <text:p>221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216">
                <text:p>221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15">
                <text:p>221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16">
                <text:p>221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13">
                <text:p>221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13">
                <text:p>221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12">
                <text:p>221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13">
                <text:p>221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13">
                <text:p>221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10">
                <text:p>221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10">
                <text:p>221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10">
                <text:p>221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09">
                <text:p>220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07">
                <text:p>220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06">
                <text:p>220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04">
                <text:p>220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05">
                <text:p>220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04">
                <text:p>220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04">
                <text:p>220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06">
                <text:p>220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03">
                <text:p>220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01">
                <text:p>220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01">
                <text:p>220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06">
                <text:p>220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01">
                <text:p>220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00">
                <text:p>220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04">
                <text:p>220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97">
                <text:p>219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98">
                <text:p>219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98">
                <text:p>219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96">
                <text:p>219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95">
                <text:p>219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95">
                <text:p>219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96">
                <text:p>219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95">
                <text:p>219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94">
                <text:p>219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93">
                <text:p>219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93">
                <text:p>219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92">
                <text:p>219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93">
                <text:p>219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92">
                <text:p>219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93">
                <text:p>219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87">
                <text:p>218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90">
                <text:p>219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90">
                <text:p>219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91">
                <text:p>219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86">
                <text:p>218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90">
                <text:p>219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90">
                <text:p>219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90">
                <text:p>219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91">
                <text:p>219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89">
                <text:p>218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89">
                <text:p>218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88">
                <text:p>218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88">
                <text:p>218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85">
                <text:p>218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87">
                <text:p>218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86">
                <text:p>218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87">
                <text:p>218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87">
                <text:p>218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85">
                <text:p>218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85">
                <text:p>218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88">
                <text:p>218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186">
                <text:p>218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85">
                <text:p>218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85">
                <text:p>218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83">
                <text:p>218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84">
                <text:p>218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84">
                <text:p>218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83">
                <text:p>218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85">
                <text:p>218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84">
                <text:p>218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81">
                <text:p>21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83">
                <text:p>218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82">
                <text:p>21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82">
                <text:p>21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82">
                <text:p>21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183">
                <text:p>218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82">
                <text:p>21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81">
                <text:p>21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182">
                <text:p>21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82">
                <text:p>21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180">
                <text:p>218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81">
                <text:p>21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81">
                <text:p>21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83">
                <text:p>218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82">
                <text:p>21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182">
                <text:p>218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80">
                <text:p>218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78">
                <text:p>21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79">
                <text:p>217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81">
                <text:p>21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81">
                <text:p>21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181">
                <text:p>21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179">
                <text:p>217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180">
                <text:p>218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78">
                <text:p>21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179">
                <text:p>217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179">
                <text:p>217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178">
                <text:p>21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178">
                <text:p>21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178">
                <text:p>21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78">
                <text:p>21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178">
                <text:p>21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178">
                <text:p>21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179">
                <text:p>217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178">
                <text:p>21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179">
                <text:p>217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78">
                <text:p>217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77">
                <text:p>217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174">
                <text:p>217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173">
                <text:p>217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76">
                <text:p>21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174">
                <text:p>217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75">
                <text:p>2175</text:p>
              </table:table-cell>
              <table:table-cell office:value-type="float" office:value="1334">
                <text:p>13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1.586cm" svg:height="21.675cm" xlink:href=".." xlink:type="simple" chart:class="chart:bar" chart:style-name="ch1">
        <chart:plot-area chart:style-name="ch2" table:cell-range-address="'RAZOR32V2 nostromo_2.0.1 (f81e3e5950)_RCX-2204-2700KV-hq5.1x4.1x3'.F1:'RAZOR32V2 nostromo_2.0.1 (f81e3e5950)_RCX-2204-2700KV-hq5.1x4.1x3'.G828" svg:x="1.031cm" svg:y="0.433cm" svg:width="49.524cm" svg:height="20.809cm">
          <chartooo:coordinate-region svg:x="2.044cm" svg:y="0.551cm" svg:width="48.511cm" svg:height="19.66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AZOR32V2 nostromo_2.0.1 (f81e3e5950)_RCX-2204-2700KV-hq5.1x4.1x3'.F1:'RAZOR32V2 nostromo_2.0.1 (f81e3e5950)_RCX-2204-2700KV-hq5.1x4.1x3'.F828" chart:class="chart:bar">
            <chart:data-point chart:repeated="828"/>
          </chart:series>
          <chart:series chart:style-name="ch7" chart:values-cell-range-address="'RAZOR32V2 nostromo_2.0.1 (f81e3e5950)_RCX-2204-2700KV-hq5.1x4.1x3'.G1:'RAZOR32V2 nostromo_2.0.1 (f81e3e5950)_RCX-2204-2700KV-hq5.1x4.1x3'.G828" chart:class="chart:bar">
            <chart:data-point chart:repeated="8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6">
                <text:p>1656</text:p>
                <draw:g>
                  <svg:desc>'RAZOR32V2 nostromo_2.0.1 (f81e3e5950)_RCX-2204-2700KV-hq5.1x4.1x3'.F1:'RAZOR32V2 nostromo_2.0.1 (f81e3e5950)_RCX-2204-2700KV-hq5.1x4.1x3'.F828</svg:desc>
                </draw:g>
              </table:table-cell>
              <table:table-cell office:value-type="float" office:value="14">
                <text:p>14</text:p>
                <draw:g>
                  <svg:desc>'RAZOR32V2 nostromo_2.0.1 (f81e3e5950)_RCX-2204-2700KV-hq5.1x4.1x3'.G1:'RAZOR32V2 nostromo_2.0.1 (f81e3e5950)_RCX-2204-2700KV-hq5.1x4.1x3'.G8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5">
                <text:p>16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5">
                <text:p>1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4">
                <text:p>16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4">
                <text:p>16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3">
                <text:p>1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3">
                <text:p>1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2">
                <text:p>1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2">
                <text:p>1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3">
                <text:p>16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3">
                <text:p>1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4">
                <text:p>16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3">
                <text:p>1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6">
                <text:p>1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7">
                <text:p>16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7">
                <text:p>16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6">
                <text:p>16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6">
                <text:p>1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58">
                <text:p>16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57">
                <text:p>16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5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5">
                <text:p>1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6">
                <text:p>16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6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6">
                <text:p>1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6">
                <text:p>1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7">
                <text:p>16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5">
                <text:p>1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5">
                <text:p>1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5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6">
                <text:p>1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7">
                <text:p>16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3">
                <text:p>16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54">
                <text:p>16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54">
                <text:p>16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54">
                <text:p>1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8">
                <text:p>1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8">
                <text:p>1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7">
                <text:p>1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55">
                <text:p>1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5">
                <text:p>1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5">
                <text:p>1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58">
                <text:p>1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58">
                <text:p>1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8">
                <text:p>1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59">
                <text:p>16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8">
                <text:p>1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58">
                <text:p>1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58">
                <text:p>1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58">
                <text:p>1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58">
                <text:p>1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8">
                <text:p>1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58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7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58">
                <text:p>1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59">
                <text:p>1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9">
                <text:p>1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8">
                <text:p>1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58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9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58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58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59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59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8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58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58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58">
                <text:p>1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57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57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7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58">
                <text:p>1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58">
                <text:p>1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58">
                <text:p>1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8">
                <text:p>1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8">
                <text:p>1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8">
                <text:p>1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7">
                <text:p>1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5">
                <text:p>1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5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58">
                <text:p>1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58">
                <text:p>1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58">
                <text:p>1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8">
                <text:p>1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6">
                <text:p>1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57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6">
                <text:p>1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6">
                <text:p>1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60">
                <text:p>1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60">
                <text:p>1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9">
                <text:p>1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9">
                <text:p>1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9">
                <text:p>1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9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8">
                <text:p>1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7">
                <text:p>1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7">
                <text:p>1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57">
                <text:p>1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55">
                <text:p>1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55">
                <text:p>16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55">
                <text:p>1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57">
                <text:p>1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58">
                <text:p>1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55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54">
                <text:p>16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55">
                <text:p>16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55">
                <text:p>16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3">
                <text:p>16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52">
                <text:p>1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53">
                <text:p>16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53">
                <text:p>16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54">
                <text:p>16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56">
                <text:p>16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58">
                <text:p>16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54">
                <text:p>16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51">
                <text:p>16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0">
                <text:p>16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48">
                <text:p>164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46">
                <text:p>164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44">
                <text:p>164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40">
                <text:p>164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1">
                <text:p>164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">
                <text:p>164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36">
                <text:p>163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5">
                <text:p>163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35">
                <text:p>163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29">
                <text:p>162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23">
                <text:p>162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22">
                <text:p>162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24">
                <text:p>162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23">
                <text:p>162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23">
                <text:p>162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21">
                <text:p>162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19">
                <text:p>1619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13">
                <text:p>161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08">
                <text:p>1608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04">
                <text:p>1604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98">
                <text:p>159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04">
                <text:p>1604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05">
                <text:p>160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07">
                <text:p>1607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04">
                <text:p>160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03">
                <text:p>1603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94">
                <text:p>159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85">
                <text:p>1585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77">
                <text:p>157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71">
                <text:p>1571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62">
                <text:p>1562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68">
                <text:p>1568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67">
                <text:p>156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67">
                <text:p>1567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66">
                <text:p>1566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65">
                <text:p>1565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61">
                <text:p>1561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62">
                <text:p>1562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60">
                <text:p>156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52">
                <text:p>1552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45">
                <text:p>1545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45">
                <text:p>1545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39">
                <text:p>1539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2">
                <text:p>1532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8">
                <text:p>1528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22">
                <text:p>1522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14">
                <text:p>151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8">
                <text:p>1498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92">
                <text:p>1492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3">
                <text:p>1483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78">
                <text:p>1478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72">
                <text:p>1472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73">
                <text:p>1473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77">
                <text:p>1477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76">
                <text:p>1476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77">
                <text:p>1477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77">
                <text:p>1477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73">
                <text:p>1473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68">
                <text:p>1468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8">
                <text:p>1468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62">
                <text:p>1462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59">
                <text:p>1459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61">
                <text:p>1461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56">
                <text:p>1456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52">
                <text:p>1452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53">
                <text:p>1453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57">
                <text:p>1457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61">
                <text:p>1461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66">
                <text:p>1466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67">
                <text:p>1467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64">
                <text:p>1464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66">
                <text:p>1466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61">
                <text:p>1461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53">
                <text:p>1453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57">
                <text:p>1457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8">
                <text:p>1458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58">
                <text:p>1458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56">
                <text:p>1456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9">
                <text:p>1469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2">
                <text:p>1462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2">
                <text:p>1462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62">
                <text:p>1462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61">
                <text:p>1461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58">
                <text:p>1458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61">
                <text:p>1461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59">
                <text:p>1459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51">
                <text:p>1451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48">
                <text:p>1448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47">
                <text:p>1447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50">
                <text:p>145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51">
                <text:p>1451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50">
                <text:p>1450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45">
                <text:p>1445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46">
                <text:p>1446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48">
                <text:p>1448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45">
                <text:p>1445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47">
                <text:p>1447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47">
                <text:p>1447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52">
                <text:p>1452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49">
                <text:p>1449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54">
                <text:p>145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52">
                <text:p>1452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55">
                <text:p>1455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53">
                <text:p>1453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49">
                <text:p>1449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44">
                <text:p>1444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8">
                <text:p>1438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51">
                <text:p>1451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62">
                <text:p>1462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64">
                <text:p>1464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5">
                <text:p>1465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69">
                <text:p>1469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73">
                <text:p>147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77">
                <text:p>1477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7">
                <text:p>1467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68">
                <text:p>1468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70">
                <text:p>1470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67">
                <text:p>1467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66">
                <text:p>1466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71">
                <text:p>1471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71">
                <text:p>1471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70">
                <text:p>147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9">
                <text:p>1479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87">
                <text:p>1487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84">
                <text:p>1484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89">
                <text:p>1489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95">
                <text:p>1495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05">
                <text:p>1505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10">
                <text:p>1510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07">
                <text:p>1507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11">
                <text:p>1511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18">
                <text:p>1518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30">
                <text:p>1530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40">
                <text:p>154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42">
                <text:p>154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3">
                <text:p>154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50">
                <text:p>15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60">
                <text:p>1560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69">
                <text:p>156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76">
                <text:p>1576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80">
                <text:p>1580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94">
                <text:p>159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02">
                <text:p>160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15">
                <text:p>161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20">
                <text:p>162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22">
                <text:p>162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28">
                <text:p>16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29">
                <text:p>162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30">
                <text:p>16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33">
                <text:p>163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39">
                <text:p>16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45">
                <text:p>16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52">
                <text:p>16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50">
                <text:p>16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48">
                <text:p>16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50">
                <text:p>16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61">
                <text:p>16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65">
                <text:p>166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65">
                <text:p>16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65">
                <text:p>166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65">
                <text:p>166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65">
                <text:p>166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65">
                <text:p>166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64">
                <text:p>166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65">
                <text:p>16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64">
                <text:p>16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63">
                <text:p>166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62">
                <text:p>16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59">
                <text:p>165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59">
                <text:p>165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60">
                <text:p>16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59">
                <text:p>16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56">
                <text:p>165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56">
                <text:p>16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57">
                <text:p>165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57">
                <text:p>165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58">
                <text:p>16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58">
                <text:p>16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56">
                <text:p>16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58">
                <text:p>165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58">
                <text:p>165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59">
                <text:p>16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60">
                <text:p>166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58">
                <text:p>16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56">
                <text:p>16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56">
                <text:p>165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56">
                <text:p>16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56">
                <text:p>16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56">
                <text:p>16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55">
                <text:p>16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55">
                <text:p>16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5">
                <text:p>16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3">
                <text:p>16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2">
                <text:p>16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3">
                <text:p>16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53">
                <text:p>16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54">
                <text:p>16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54">
                <text:p>16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53">
                <text:p>16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52">
                <text:p>16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52">
                <text:p>16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52">
                <text:p>16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51">
                <text:p>16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50">
                <text:p>16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50">
                <text:p>16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51">
                <text:p>16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50">
                <text:p>16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51">
                <text:p>16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51">
                <text:p>16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51">
                <text:p>16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51">
                <text:p>16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50">
                <text:p>16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50">
                <text:p>16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50">
                <text:p>16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51">
                <text:p>16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51">
                <text:p>16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50">
                <text:p>16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51">
                <text:p>16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51">
                <text:p>16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51">
                <text:p>16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51">
                <text:p>16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51">
                <text:p>16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50">
                <text:p>16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51">
                <text:p>16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51">
                <text:p>16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50">
                <text:p>16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51">
                <text:p>16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51">
                <text:p>16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51">
                <text:p>16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50">
                <text:p>16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50">
                <text:p>16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50">
                <text:p>16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49">
                <text:p>16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50">
                <text:p>1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50">
                <text:p>1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49">
                <text:p>1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49">
                <text:p>1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48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49">
                <text:p>1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49">
                <text:p>1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55">
                <text:p>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54">
                <text:p>1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53">
                <text:p>1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53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52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52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54">
                <text:p>1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54">
                <text:p>16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53">
                <text:p>1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52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50">
                <text:p>1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52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50">
                <text:p>1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50">
                <text:p>16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50">
                <text:p>16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50">
                <text:p>1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50">
                <text:p>1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52">
                <text:p>1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2">
                <text:p>16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52">
                <text:p>1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50">
                <text:p>1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0">
                <text:p>1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52">
                <text:p>1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50">
                <text:p>1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48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46">
                <text:p>1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47">
                <text:p>1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7">
                <text:p>1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50">
                <text:p>1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52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52">
                <text:p>1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52">
                <text:p>1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52">
                <text:p>1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52">
                <text:p>1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52">
                <text:p>1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52">
                <text:p>1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52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52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52">
                <text:p>1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52">
                <text:p>1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52">
                <text:p>1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52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52">
                <text:p>1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51">
                <text:p>16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49">
                <text:p>1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47">
                <text:p>1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48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48">
                <text:p>1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49">
                <text:p>1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52">
                <text:p>1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54">
                <text:p>1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53">
                <text:p>1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53">
                <text:p>1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53">
                <text:p>1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53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52">
                <text:p>1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52">
                <text:p>1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52">
                <text:p>1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52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52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52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52">
                <text:p>1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50">
                <text:p>1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50">
                <text:p>1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50">
                <text:p>1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50">
                <text:p>16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50">
                <text:p>16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50">
                <text:p>1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52">
                <text:p>1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52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52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52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52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52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52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52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52">
                <text:p>1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52">
                <text:p>1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51">
                <text:p>1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1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415cm" svg:height="21.703cm" xlink:href=".." xlink:type="simple" chart:class="chart:bar" chart:style-name="ch1">
        <chart:plot-area chart:style-name="ch2" table:cell-range-address="'RAZOR32V2 nostromo_2.0.1 (f81e3e5950)_RCX-2204-2700KV-hq5.1x4.1x3'.C1:'RAZOR32V2 nostromo_2.0.1 (f81e3e5950)_RCX-2204-2700KV-hq5.1x4.1x3'.C828" svg:x="3.881cm" svg:y="0.379cm" svg:width="46.499cm" svg:height="19.222cm">
          <chartooo:coordinate-region svg:x="4.894cm" svg:y="0.581cm" svg:width="45.486cm" svg:height="18.0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AZOR32V2 nostromo_2.0.1 (f81e3e5950)_RCX-2204-2700KV-hq5.1x4.1x3'.C1:'RAZOR32V2 nostromo_2.0.1 (f81e3e5950)_RCX-2204-2700KV-hq5.1x4.1x3'.C828" chart:class="chart:bar">
            <chart:data-point chart:repeated="8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9">
                <text:p>1169</text:p>
                <draw:g>
                  <svg:desc>'RAZOR32V2 nostromo_2.0.1 (f81e3e5950)_RCX-2204-2700KV-hq5.1x4.1x3'.C1:'RAZOR32V2 nostromo_2.0.1 (f81e3e5950)_RCX-2204-2700KV-hq5.1x4.1x3'.C8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90">
                <text:p>3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